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17.2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cao</text:p>
          </table:table-cell>
          <table:table-cell office:value-type="string">
            <text:p>data</text:p>
          </table:table-cell>
          <table:table-cell office:value-type="string">
            <text:p>evento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PABL000016</text:p>
          </table:table-cell>
          <table:table-cell office:value-type="date" office:date-value="2106-04-20">
            <text:p>20/04/2106</text:p>
          </table:table-cell>
          <table:table-cell office:value-type="string">
            <text:p>Ampliação de banda de 100 para 150 Mbps.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DFAC000027</text:p>
          </table:table-cell>
          <table:table-cell office:value-type="date" office:date-value="2027-04-16">
            <text:p>16/04/2027</text:p>
          </table:table-cell>
          <table:table-cell office:value-type="string">
            <text:p>Aplicado regras solicitadas e informado Pós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RSL2000011</text:p>
          </table:table-cell>
          <table:table-cell office:value-type="date" office:date-value="2026-04-16">
            <text:p>16/04/2026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DFAC000062</text:p>
          </table:table-cell>
          <table:table-cell office:value-type="date" office:date-value="2026-04-16">
            <text:p>16/04/2026</text:p>
          </table:table-cell>
          <table:table-cell office:value-type="string">
            <text:p>Circuito ativado e validado com o cliente.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GOBL000003</text:p>
          </table:table-cell>
          <table:table-cell office:value-type="date" office:date-value="2026-03-12">
            <text:p>12/03/2026</text:p>
          </table:table-cell>
          <table:table-cell office:value-type="string">
            <text:p>OS de desativação recebida. Circuito desativado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AMCI000007</text:p>
          </table:table-cell>
          <table:table-cell office:value-type="date" office:date-value="2025-04-16">
            <text:p>16/04/2025</text:p>
          </table:table-cell>
          <table:table-cell office:value-type="string">
            <text:p>Aguardando GERT entregar FO construída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DFAC000022</text:p>
          </table:table-cell>
          <table:table-cell office:value-type="date" office:date-value="2022-04-16">
            <text:p>16/04/2022</text:p>
          </table:table-cell>
          <table:table-cell office:value-type="string">
            <text:p>Inclusão do bloco IPV6 realizada com sucesso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RSL2000011</text:p>
          </table:table-cell>
          <table:table-cell office:value-type="date" office:date-value="2022-03-16">
            <text:p>16/03/2022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2531">
            <text:p>2531</text:p>
          </table:table-cell>
          <table:table-cell office:value-type="string">
            <text:p>DFL2000001</text:p>
          </table:table-cell>
          <table:table-cell office:value-type="date" office:date-value="2020-11-15">
            <text:p>15/11/2020</text:p>
          </table:table-cell>
          <table:table-cell office:value-type="string">
            <text:p>Aberto ocorrência 12821 solicitando retirada do rádio na ponta da TIM &lt;Beth&gt;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RSL2000011</text:p>
          </table:table-cell>
          <table:table-cell office:value-type="date" office:date-value="2019-04-16">
            <text:p>16/04/2019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AMAC000008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O e VTA para Engenharia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MGAC000008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MSAC000002</text:p>
          </table:table-cell>
          <table:table-cell office:value-type="date" office:date-value="2018-05-16">
            <text:p>16/05/2018</text:p>
          </table:table-cell>
          <table:table-cell office:value-type="string">
            <text:p>Enviado OS e VTA para Engenharia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AAC000008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EAC000006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O e VTA para Engenharia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RNAC000007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RSAC000013</text:p>
          </table:table-cell>
          <table:table-cell office:value-type="date" office:date-value="2018-05-16">
            <text:p>16/05/2018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PEL2000001</text:p>
          </table:table-cell>
          <table:table-cell office:value-type="date" office:date-value="2018-04-16">
            <text:p>16/04/2018</text:p>
          </table:table-cell>
          <table:table-cell office:value-type="string">
            <text:p>Aguardando aceite do cliente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DFL3000002</text:p>
          </table:table-cell>
          <table:table-cell office:value-type="date" office:date-value="2018-02-16">
            <text:p>16/02/2018</text:p>
          </table:table-cell>
          <table:table-cell office:value-type="string">
            <text:p>Efetuado configuração do snmp</text:p>
          </table:table-cell>
          <table:table-cell/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MGL3000001</text:p>
          </table:table-cell>
          <table:table-cell office:value-type="date" office:date-value="2018-02-16">
            <text:p>16/02/2018</text:p>
          </table:table-cell>
          <table:table-cell office:value-type="string">
            <text:p>Efetuado configuração do snmp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CEAC000001</text:p>
          </table:table-cell>
          <table:table-cell office:value-type="date" office:date-value="2017-05-16">
            <text:p>16/05/2017</text:p>
          </table:table-cell>
          <table:table-cell office:value-type="string">
            <text:p>Responsável pelos testes encontra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DFL2000031</text:p>
          </table:table-cell>
          <table:table-cell office:value-type="date" office:date-value="2017-05-16">
            <text:p>16/05/2017</text:p>
          </table:table-cell>
          <table:table-cell office:value-type="string">
            <text:p>Cliente não permitiu ativação do circuito porque informou que a Telebras tem que entregar o cabo (FO) de interconexão entre o equipamento da Telebras e a rede do cliente.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MAAC000004</text:p>
          </table:table-cell>
          <table:table-cell office:value-type="date" office:date-value="2016-12-30">
            <text:p>30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MSAC000001</text:p>
          </table:table-cell>
          <table:table-cell office:value-type="date" office:date-value="2016-12-30">
            <text:p>30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PAAC000007</text:p>
          </table:table-cell>
          <table:table-cell office:value-type="date" office:date-value="2016-12-30">
            <text:p>30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RJAC000010</text:p>
          </table:table-cell>
          <table:table-cell office:value-type="date" office:date-value="2016-12-30">
            <text:p>30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RSAC000011</text:p>
          </table:table-cell>
          <table:table-cell office:value-type="date" office:date-value="2016-12-30">
            <text:p>30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AMAC000002</text:p>
          </table:table-cell>
          <table:table-cell office:value-type="date" office:date-value="2016-12-29">
            <text:p>29/12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RSAC000006</text:p>
          </table:table-cell>
          <table:table-cell office:value-type="date" office:date-value="2016-05-19">
            <text:p>19/05/2016</text:p>
          </table:table-cell>
          <table:table-cell office:value-type="string">
            <text:p>Desbloqueio não executado por problemas técnicos na rede.</text:p>
          </table:table-cell>
          <table:table-cell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DFAC000060</text:p>
          </table:table-cell>
          <table:table-cell office:value-type="date" office:date-value="2016-05-18">
            <text:p>18/05/2016</text:p>
          </table:table-cell>
          <table:table-cell office:value-type="string">
            <text:p>Em ativação.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PEBL000001</text:p>
          </table:table-cell>
          <table:table-cell office:value-type="date" office:date-value="2016-05-18">
            <text:p>18/05/2016</text:p>
          </table:table-cell>
          <table:table-cell office:value-type="string">
            <text:p>Recebida a OS retificada e encaminhada para a engenharia.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MBL000006</text:p>
          </table:table-cell>
          <table:table-cell office:value-type="date" office:date-value="2016-05-17">
            <text:p>17/05/2016</text:p>
          </table:table-cell>
          <table:table-cell office:value-type="string">
            <text:p>Transito de AS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AMBL000008</text:p>
          </table:table-cell>
          <table:table-cell office:value-type="date" office:date-value="2016-05-17">
            <text:p>17/05/2016</text:p>
          </table:table-cell>
          <table:table-cell office:value-type="string">
            <text:p>Transito de AS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MABL000030</text:p>
          </table:table-cell>
          <table:table-cell office:value-type="date" office:date-value="2016-05-17">
            <text:p>17/05/2016</text:p>
          </table:table-cell>
          <table:table-cell office:value-type="string">
            <text:p>Redução da banda de 350 para 130 Mbps.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ABL000031</text:p>
          </table:table-cell>
          <table:table-cell office:value-type="date" office:date-value="2016-05-17">
            <text:p>17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TOBL000049</text:p>
          </table:table-cell>
          <table:table-cell office:value-type="date" office:date-value="2016-05-17">
            <text:p>17/05/2016</text:p>
          </table:table-cell>
          <table:table-cell office:value-type="string">
            <text:p>Circuito desativado.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ESBL000010</text:p>
          </table:table-cell>
          <table:table-cell office:value-type="date" office:date-value="2016-05-17">
            <text:p>17/05/2016</text:p>
          </table:table-cell>
          <table:table-cell office:value-type="string">
            <text:p>Em ativação.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PABL000029</text:p>
          </table:table-cell>
          <table:table-cell office:value-type="date" office:date-value="2016-05-17">
            <text:p>17/05/2016</text:p>
          </table:table-cell>
          <table:table-cell office:value-type="string">
            <text:p>Em ativação.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RSL2000018</text:p>
          </table:table-cell>
          <table:table-cell office:value-type="date" office:date-value="2016-05-17">
            <text:p>17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RSAC000012</text:p>
          </table:table-cell>
          <table:table-cell office:value-type="date" office:date-value="2016-05-17">
            <text:p>17/05/2016</text:p>
          </table:table-cell>
          <table:table-cell office:value-type="string">
            <text:p>Aguardando PROCEMPA enviar informações de FO e jumper para seguirmos com a conclusão do acesso. Equipe do escritório regional do RS envolvidos na solicitação junto a PROCEMPA.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IL3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fechamento do cronograma de obra (Péricles)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RJL3000007</text:p>
          </table:table-cell>
          <table:table-cell office:value-type="date" office:date-value="2016-05-16">
            <text:p>16/05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FAC000052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RJL2000015</text:p>
          </table:table-cell>
          <table:table-cell office:value-type="date" office:date-value="2016-05-16">
            <text:p>16/05/2016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ROP2000001</text:p>
          </table:table-cell>
          <table:table-cell office:value-type="date" office:date-value="2016-05-16">
            <text:p>16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ESBL000008</text:p>
          </table:table-cell>
          <table:table-cell office:value-type="date" office:date-value="2016-05-16">
            <text:p>16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PAC000010</text:p>
          </table:table-cell>
          <table:table-cell office:value-type="date" office:date-value="2016-05-16">
            <text:p>1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DFAC000064</text:p>
          </table:table-cell>
          <table:table-cell office:value-type="date" office:date-value="2016-05-16">
            <text:p>16/05/2016</text:p>
          </table:table-cell>
          <table:table-cell office:value-type="string">
            <text:p>Vistoria realizada, aguardando entrega do projeto, previsto para 18/05.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CEAC000006</text:p>
          </table:table-cell>
          <table:table-cell office:value-type="date" office:date-value="2016-05-16">
            <text:p>16/05/2016</text:p>
          </table:table-cell>
          <table:table-cell office:value-type="string">
            <text:p>Em assinatura de contrato com fornecedor de EILD.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AC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AM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DFL3000023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DFL3000024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DFL3000025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DFL3000026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DFL3000027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DFL3000028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MA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MGL3000008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MT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PE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RJL3000010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RJL3000011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contato da Infraero, necessário informações de localização da tubulação para lançamento da rede interna.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E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TO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TO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TO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PIBL000002</text:p>
          </table:table-cell>
          <table:table-cell office:value-type="date" office:date-value="2016-05-16">
            <text:p>16/05/2016</text:p>
          </table:table-cell>
          <table:table-cell office:value-type="string">
            <text:p>Pedido de cancelamento do circuito do cliente</text:p>
          </table:table-cell>
          <table:table-cell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DFL3000029</text:p>
          </table:table-cell>
          <table:table-cell office:value-type="date" office:date-value="2016-05-16">
            <text:p>16/05/2016</text:p>
          </table:table-cell>
          <table:table-cell office:value-type="string">
            <text:p>Em fechamento do cronograma de obra, priorizado os clientes <text:s/>(CDCIBER, MME, ABIN). previsto início da obra para início de junho.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DFL3000030</text:p>
          </table:table-cell>
          <table:table-cell office:value-type="date" office:date-value="2016-05-16">
            <text:p>16/05/2016</text:p>
          </table:table-cell>
          <table:table-cell office:value-type="string">
            <text:p>Em fechamento do cronograma de obra, priorizado os clientes <text:s/>(CDCIBER, MME, ABIN). previsto início da obra para início de junho.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MGL3000009</text:p>
          </table:table-cell>
          <table:table-cell office:value-type="date" office:date-value="2016-05-16">
            <text:p>16/05/2016</text:p>
          </table:table-cell>
          <table:table-cell office:value-type="string">
            <text:p>Vistoria realizada, aguardando entrega do projeto, previsto para: 25/05.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RJL3000012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emissão do alvará para início de obra.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RJL3000013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emissão do alvará para início de obra.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RSL3000002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licenciamento junto a CEEE para compartilhamento de postes.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DFL3000005</text:p>
          </table:table-cell>
          <table:table-cell office:value-type="date" office:date-value="2016-05-16">
            <text:p>16/05/2016</text:p>
          </table:table-cell>
          <table:table-cell office:value-type="string">
            <text:p>Em obra, previsto conclusão para 06/06.</text:p>
          </table:table-cell>
          <table:table-cell/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RJ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obra, previsto conclusão para até 27/05, em fechamento de cronograma de recuperação do cabo óptico.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DFAC000061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cronograma da CEB para agendar vistoria em conjunto com a Telebras, previsto para até 03/06/2016.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MGL3000006</text:p>
          </table:table-cell>
          <table:table-cell office:value-type="date" office:date-value="2016-05-16">
            <text:p>16/05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AMAC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teste do CPE.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MAAC000004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fornecedor de EILD conseguir licenciamento para abordagem na caixa de EO Telebras que fica a 1km da estação Telebras.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MGAC000007</text:p>
          </table:table-cell>
          <table:table-cell office:value-type="date" office:date-value="2016-05-16">
            <text:p>16/05/2016</text:p>
          </table:table-cell>
          <table:table-cell office:value-type="string">
            <text:p>Circuito em configuração.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MSAC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teste do CPE.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MTAC000005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GERT corrigir projeto de cliente.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PAAC000007</text:p>
          </table:table-cell>
          <table:table-cell office:value-type="date" office:date-value="2016-05-16">
            <text:p>16/05/2016</text:p>
          </table:table-cell>
          <table:table-cell office:value-type="string">
            <text:p>Alterado ponto do MPT, aguardando entrega do PPI com o novo endereço do cliente pelo fornecedor de EILD, previsto para até 11/05.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RJAC000010</text:p>
          </table:table-cell>
          <table:table-cell office:value-type="date" office:date-value="2016-05-16">
            <text:p>16/05/2016</text:p>
          </table:table-cell>
          <table:table-cell office:value-type="string">
            <text:p>Agendado instalação do agregador da Americanet no POP correios para 20/05, atividade irá afetar no ccto ativo do GAL.</text:p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ROAC000003</text:p>
          </table:table-cell>
          <table:table-cell office:value-type="date" office:date-value="2016-05-16">
            <text:p>16/05/2016</text:p>
          </table:table-cell>
          <table:table-cell office:value-type="string">
            <text:p>Circuito Ativado.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RSAC000011</text:p>
          </table:table-cell>
          <table:table-cell office:value-type="date" office:date-value="2016-05-16">
            <text:p>16/05/2016</text:p>
          </table:table-cell>
          <table:table-cell office:value-type="string">
            <text:p>Vistoria junto a PROCERGS agendada para 17/05.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SCAC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fechamento de cronograma para lançamento da rede interna.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SEAC000001</text:p>
          </table:table-cell>
          <table:table-cell office:value-type="date" office:date-value="2016-05-16">
            <text:p>16/05/2016</text:p>
          </table:table-cell>
          <table:table-cell office:value-type="string">
            <text:p>Circuito em configuração.</text:p>
          </table:table-cell>
          <table:table-cell/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SPAC000007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teste de RFC do fornecedor de EILD.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SPAC000008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fornecedor enviar ofício que informa recuperação da calçada após execução do MD, e número do protocolo junto a prefeitura para obtenção do alvará.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SPBL000012</text:p>
          </table:table-cell>
          <table:table-cell office:value-type="date" office:date-value="2016-05-16">
            <text:p>16/05/2016</text:p>
          </table:table-cell>
          <table:table-cell office:value-type="string">
            <text:p>Pedido de trânsito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AMTX000005</text:p>
          </table:table-cell>
          <table:table-cell office:value-type="date" office:date-value="2016-05-16">
            <text:p>16/05/2016</text:p>
          </table:table-cell>
          <table:table-cell office:value-type="string">
            <text:p>RJ: Rede interna concluída, previsão da conclusão da rede externa até 20/05. Problema no trecho do DW (rede óptica) entre Duque de Caxias e POP Correios, previsto conclusão da obra para 05/0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ABL000048</text:p>
          </table:table-cell>
          <table:table-cell office:value-type="date" office:date-value="2016-05-16">
            <text:p>16/05/2016</text:p>
          </table:table-cell>
          <table:table-cell office:value-type="string">
            <text:p>Pedido de alteração de rota estática para BGP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ALL2000012</text:p>
          </table:table-cell>
          <table:table-cell office:value-type="date" office:date-value="2016-05-16">
            <text:p>16/05/2016</text:p>
          </table:table-cell>
          <table:table-cell office:value-type="string">
            <text:p>COM: Em agendamento de vistorica com fornecedor de EILD (ALOO)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MGL2000029</text:p>
          </table:table-cell>
          <table:table-cell office:value-type="date" office:date-value="2016-05-16">
            <text:p>16/05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PAL2000010</text:p>
          </table:table-cell>
          <table:table-cell office:value-type="date" office:date-value="2016-05-16">
            <text:p>16/05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PAL2000013</text:p>
          </table:table-cell>
          <table:table-cell office:value-type="date" office:date-value="2016-05-16">
            <text:p>16/05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PEL2000006</text:p>
          </table:table-cell>
          <table:table-cell office:value-type="date" office:date-value="2016-05-16">
            <text:p>16/05/2016</text:p>
          </table:table-cell>
          <table:table-cell office:value-type="string">
            <text:p>MCO: Em agendamento de vistoria com fornecedor de EILD (ALOO).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RJAC000009</text:p>
          </table:table-cell>
          <table:table-cell office:value-type="date" office:date-value="2016-05-16">
            <text:p>16/05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RJL2000011</text:p>
          </table:table-cell>
          <table:table-cell office:value-type="date" office:date-value="2016-05-16">
            <text:p>16/05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SCL2000002</text:p>
          </table:table-cell>
          <table:table-cell office:value-type="date" office:date-value="2016-05-16">
            <text:p>16/05/2016</text:p>
          </table:table-cell>
          <table:table-cell office:value-type="string">
            <text:p>FNS: Em agendamento de vistoria com fornecedor de EILD (BrFibra)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SPL2000001</text:p>
          </table:table-cell>
          <table:table-cell office:value-type="date" office:date-value="2016-05-16">
            <text:p>16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SPL2000017</text:p>
          </table:table-cell>
          <table:table-cell office:value-type="date" office:date-value="2016-05-16">
            <text:p>16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AC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AL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AML3000005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APL3000007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BA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CE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ESL3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GO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MA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MGL3000010</text:p>
          </table:table-cell>
          <table:table-cell office:value-type="date" office:date-value="2016-05-16">
            <text:p>16/05/2016</text:p>
          </table:table-cell>
          <table:table-cell office:value-type="string">
            <text:p>Em agendamento de vistoria.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MSL3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MTL3000005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PAL3000004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PB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PEL3000006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PI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PR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RNL3000002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RO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RRL3000001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RS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37">
            <text:p>2437</text:p>
          </table:table-cell>
          <table:table-cell office:value-type="string">
            <text:p>SCL3000003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SPL3000006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42">
            <text:p>2442</text:p>
          </table:table-cell>
          <table:table-cell office:value-type="string">
            <text:p>SPL3000007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TOL3000005</text:p>
          </table:table-cell>
          <table:table-cell office:value-type="date" office:date-value="2016-05-16">
            <text:p>16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RSAC000014</text:p>
          </table:table-cell>
          <table:table-cell office:value-type="date" office:date-value="2016-05-16">
            <text:p>1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AML2000007</text:p>
          </table:table-cell>
          <table:table-cell office:value-type="date" office:date-value="2016-05-16">
            <text:p>16/05/2016</text:p>
          </table:table-cell>
          <table:table-cell office:value-type="string">
            <text:p>Mudança de configuração, inclusão de V</text:p>
          </table:table-cell>
          <table:table-cell/>
        </table:table-row>
        <table:table-row table:style-name="ro1">
          <table:table-cell office:value-type="float" office:value="2471">
            <text:p>2471</text:p>
          </table:table-cell>
          <table:table-cell office:value-type="string">
            <text:p>MTL2000009</text:p>
          </table:table-cell>
          <table:table-cell office:value-type="date" office:date-value="2016-05-16">
            <text:p>16/05/2016</text:p>
          </table:table-cell>
          <table:table-cell office:value-type="string">
            <text:p>Será ativado inicialmente na mesma interface do ccto ativo, após lançamento da nova rede óptica será realizado a migração para bsb geral.</text:p>
          </table:table-cell>
          <table:table-cell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RSAC000012</text:p>
          </table:table-cell>
          <table:table-cell office:value-type="date" office:date-value="2016-05-16">
            <text:p>16/05/2016</text:p>
          </table:table-cell>
          <table:table-cell office:value-type="string">
            <text:p>Aguardando relatório do teste de OTDR previsto para 19/05, em agendamento para realização do Jumper.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ABL000017</text:p>
          </table:table-cell>
          <table:table-cell office:value-type="date" office:date-value="2016-05-13">
            <text:p>13/05/2016</text:p>
          </table:table-cell>
          <table:table-cell office:value-type="string">
            <text:p>Pedido de inclusÃ£o de IPv4 no AS do cliente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MGP2000003</text:p>
          </table:table-cell>
          <table:table-cell office:value-type="date" office:date-value="2016-05-13">
            <text:p>13/05/2016</text:p>
          </table:table-cell>
          <table:table-cell office:value-type="string">
            <text:p>Ativação agendada para 16/05/2016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MGP2000003</text:p>
          </table:table-cell>
          <table:table-cell office:value-type="date" office:date-value="2016-05-13">
            <text:p>13/05/2016</text:p>
          </table:table-cell>
          <table:table-cell office:value-type="string">
            <text:p>Em ativação.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RJL2000005</text:p>
          </table:table-cell>
          <table:table-cell office:value-type="date" office:date-value="2016-05-13">
            <text:p>13/05/2016</text:p>
          </table:table-cell>
          <table:table-cell office:value-type="string">
            <text:p>Recebido pedido de mudança de endereço da ponta RJ do 22º andar para o 1º andar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ABL000045</text:p>
          </table:table-cell>
          <table:table-cell office:value-type="date" office:date-value="2016-05-13">
            <text:p>13/05/2016</text:p>
          </table:table-cell>
          <table:table-cell office:value-type="string">
            <text:p>Pedido de alteração de rota estática para BGP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GOBL000035</text:p>
          </table:table-cell>
          <table:table-cell office:value-type="date" office:date-value="2016-05-13">
            <text:p>13/05/2016</text:p>
          </table:table-cell>
          <table:table-cell office:value-type="string">
            <text:p>Pedido de cancelamento do circuito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FL2000038</text:p>
          </table:table-cell>
          <table:table-cell office:value-type="date" office:date-value="2016-05-12">
            <text:p>12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RSBL000019</text:p>
          </table:table-cell>
          <table:table-cell office:value-type="date" office:date-value="2016-05-12">
            <text:p>12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DFAC000055</text:p>
          </table:table-cell>
          <table:table-cell office:value-type="date" office:date-value="2016-05-12">
            <text:p>12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RSL2000017</text:p>
          </table:table-cell>
          <table:table-cell office:value-type="date" office:date-value="2016-05-12">
            <text:p>12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BL000049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BL000028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ML2000002</text:p>
          </table:table-cell>
          <table:table-cell office:value-type="date" office:date-value="2016-05-11">
            <text:p>11/05/2016</text:p>
          </table:table-cell>
          <table:table-cell office:value-type="string">
            <text:p>Cliente não compareceu na OC agendada para 02/05 na ponta de Manaus, em agendamento de nova data. Solicitado que o cliente entre em contato com o NIC.br para pegar o número da porta do equipamento para realizar jumper.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FBL000022</text:p>
          </table:table-cell>
          <table:table-cell office:value-type="date" office:date-value="2016-05-11">
            <text:p>11/05/2016</text:p>
          </table:table-cell>
          <table:table-cell office:value-type="string">
            <text:p>Solicitado revisão de OS e VTA para atendimento do cliente a partir do pop MINICOM.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FAC000056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liberação de acesso pelo cliente para inicio das obras (comercial tratando o acesso).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ML3000003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EL3000001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FAC000044</text:p>
          </table:table-cell>
          <table:table-cell office:value-type="date" office:date-value="2016-05-11">
            <text:p>11/05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DFL3000019</text:p>
          </table:table-cell>
          <table:table-cell office:value-type="date" office:date-value="2016-05-11">
            <text:p>11/05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OL300000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TL3000003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AL3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BL300000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EL3000003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RNL3000001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OL3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CL300000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r fornecedor de EILD, já aprovado custos pelo Comercial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EL3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GP2000006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rádio cliente desde 08/03. Agendado jumper na ALOG para 17/05.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IBL000004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abordagem de cliente desde 18/03.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BAP200000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abordagem cliente desde 09/03. Agendado jumper na ALOG para 17/05.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GOAC00000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PAC00000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PAC000009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ROAC000001</text:p>
          </table:table-cell>
          <table:table-cell office:value-type="date" office:date-value="2016-05-11">
            <text:p>11/05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RSBL000012</text:p>
          </table:table-cell>
          <table:table-cell office:value-type="date" office:date-value="2016-05-11">
            <text:p>11/05/2016</text:p>
          </table:table-cell>
          <table:table-cell office:value-type="string">
            <text:p>Em agendamento de fusões e jumpers com a ELS desde 08/04.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RSL200001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MTBL000004</text:p>
          </table:table-cell>
          <table:table-cell office:value-type="date" office:date-value="2016-05-11">
            <text:p>11/05/2016</text:p>
          </table:table-cell>
          <table:table-cell office:value-type="string">
            <text:p>Em agendamento de vistorias com o fornecedor de EILD.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GOBL000040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cliente desde 17/02.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PABL000034</text:p>
          </table:table-cell>
          <table:table-cell office:value-type="date" office:date-value="2016-05-11">
            <text:p>11/05/2016</text:p>
          </table:table-cell>
          <table:table-cell office:value-type="string">
            <text:p>Solicitado PROA desde 29/04.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RJAC000012</text:p>
          </table:table-cell>
          <table:table-cell office:value-type="date" office:date-value="2016-05-11">
            <text:p>11/05/2016</text:p>
          </table:table-cell>
          <table:table-cell office:value-type="string">
            <text:p>Projeto em análise da equipe comercial do escritório regional do RJ, previsto retorno para GERA para semana do dia 11/04.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ATX000007</text:p>
          </table:table-cell>
          <table:table-cell office:value-type="date" office:date-value="2016-05-11">
            <text:p>11/05/2016</text:p>
          </table:table-cell>
          <table:table-cell office:value-type="string">
            <text:p>Continuamos aguardando PROA do Cliente.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CBL000003</text:p>
          </table:table-cell>
          <table:table-cell office:value-type="date" office:date-value="2016-05-11">
            <text:p>11/05/2016</text:p>
          </table:table-cell>
          <table:table-cell office:value-type="string">
            <text:p>Enviado para ELS em 28/04 PROA, OS e VTA para agendamento de fusões e jumpers.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RSL200000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cliente PROCERGS autorizar execução do jumper.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PIBL000006</text:p>
          </table:table-cell>
          <table:table-cell office:value-type="date" office:date-value="2016-05-11">
            <text:p>11/05/2016</text:p>
          </table:table-cell>
          <table:table-cell office:value-type="string">
            <text:p>Devolvido PROA para cliente realizar adequações desde 26/04.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PABL000032</text:p>
          </table:table-cell>
          <table:table-cell office:value-type="date" office:date-value="2016-05-11">
            <text:p>11/05/2016</text:p>
          </table:table-cell>
          <table:table-cell office:value-type="string">
            <text:p>Agendado fusões e jumpers para o dia 16/05.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RSBL000018</text:p>
          </table:table-cell>
          <table:table-cell office:value-type="date" office:date-value="2016-05-11">
            <text:p>11/05/2016</text:p>
          </table:table-cell>
          <table:table-cell office:value-type="string">
            <text:p>PROA em análise pela Eng. Acesso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RSL2000007</text:p>
          </table:table-cell>
          <table:table-cell office:value-type="date" office:date-value="2016-05-11">
            <text:p>11/05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RSL2000008</text:p>
          </table:table-cell>
          <table:table-cell office:value-type="date" office:date-value="2016-05-11">
            <text:p>11/05/2016</text:p>
          </table:table-cell>
          <table:table-cell office:value-type="string">
            <text:p>OS devolvida para o comercial, sem ação pela eng. de acesso. Necessário OS de CANCELAMENTO.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MAP2000002</text:p>
          </table:table-cell>
          <table:table-cell office:value-type="date" office:date-value="2016-05-11">
            <text:p>11/05/2016</text:p>
          </table:table-cell>
          <table:table-cell office:value-type="string">
            <text:p>Fusões e jumpers realizados na ponta de Imperatriz. Agendado jumper na ALOG para 17/05.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PABL000027</text:p>
          </table:table-cell>
          <table:table-cell office:value-type="date" office:date-value="2016-05-11">
            <text:p>11/05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EP2000001</text:p>
          </table:table-cell>
          <table:table-cell office:value-type="date" office:date-value="2016-05-11">
            <text:p>11/05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EP2000002</text:p>
          </table:table-cell>
          <table:table-cell office:value-type="date" office:date-value="2016-05-11">
            <text:p>11/05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TOBL00005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MTTX000010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disponibilidade do cliente para realizar fusões em Coxipó.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PAL200001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Cancelamento de Contrato e OS.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RSBL000013</text:p>
          </table:table-cell>
          <table:table-cell office:value-type="date" office:date-value="2016-05-11">
            <text:p>11/05/2016</text:p>
          </table:table-cell>
          <table:table-cell office:value-type="string">
            <text:p>Enviado EDD para ELS configurar e finalizar a implantação do cliente.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GOBL000038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cliente desde 05/02.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TOBL00005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desde 26/04.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MGP2000004</text:p>
          </table:table-cell>
          <table:table-cell office:value-type="date" office:date-value="2016-05-11">
            <text:p>11/05/2016</text:p>
          </table:table-cell>
          <table:table-cell office:value-type="string">
            <text:p>Solicitado que o cliente inicie as tratativas com NIC.br para concluir sua conexão ao PIX Telebras, desde 04/04.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ESBL000007</text:p>
          </table:table-cell>
          <table:table-cell office:value-type="date" office:date-value="2016-05-11">
            <text:p>11/05/2016</text:p>
          </table:table-cell>
          <table:table-cell office:value-type="string">
            <text:p>Recebido e aprovado o PROA. Aguardando relatório do teste de OTDR por envolver distância maior que 20 km.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BAL3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PAL300000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PEL3000005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RSL3000002</text:p>
          </table:table-cell>
          <table:table-cell office:value-type="date" office:date-value="2016-05-11">
            <text:p>11/05/2016</text:p>
          </table:table-cell>
          <table:table-cell office:value-type="string">
            <text:p>PC nº 4100023386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PL3000004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PL3000005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ACL3000001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AML3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DFAC000029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DFAC000031</text:p>
          </table:table-cell>
          <table:table-cell office:value-type="date" office:date-value="2016-05-11">
            <text:p>11/05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DFL3000003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DFL3000004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DFL3000005</text:p>
          </table:table-cell>
          <table:table-cell office:value-type="date" office:date-value="2016-05-11">
            <text:p>11/05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DFL3000006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DFL3000007</text:p>
          </table:table-cell>
          <table:table-cell office:value-type="date" office:date-value="2016-05-11">
            <text:p>11/05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FL3000008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DFL3000009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DFL3000011</text:p>
          </table:table-cell>
          <table:table-cell office:value-type="date" office:date-value="2016-05-11">
            <text:p>11/05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GOL3000002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MAL3000001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MTL3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PBL3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PEL3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RJL3000003</text:p>
          </table:table-cell>
          <table:table-cell office:value-type="date" office:date-value="2016-05-11">
            <text:p>11/05/2016</text:p>
          </table:table-cell>
          <table:table-cell office:value-type="string">
            <text:p>Em obra, previsto conclusão até 20/05.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RJL3000004</text:p>
          </table:table-cell>
          <table:table-cell office:value-type="date" office:date-value="2016-05-11">
            <text:p>11/05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RJL3000005</text:p>
          </table:table-cell>
          <table:table-cell office:value-type="date" office:date-value="2016-05-11">
            <text:p>11/05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ROL3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TOL3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FL3000018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MGL3000003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MGL3000004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MGL3000005</text:p>
          </table:table-cell>
          <table:table-cell office:value-type="date" office:date-value="2016-05-11">
            <text:p>11/05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MGL3000007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DFAC000046</text:p>
          </table:table-cell>
          <table:table-cell office:value-type="date" office:date-value="2016-05-11">
            <text:p>11/05/2016</text:p>
          </table:table-cell>
          <table:table-cell office:value-type="string">
            <text:p>desbloqueio do cliente.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DFL2000035</text:p>
          </table:table-cell>
          <table:table-cell office:value-type="date" office:date-value="2016-05-11">
            <text:p>11/05/2016</text:p>
          </table:table-cell>
          <table:table-cell office:value-type="string">
            <text:p>desbloqueio do cliente.</text:p>
          </table:table-cell>
          <table:table-cell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PIBL000005</text:p>
          </table:table-cell>
          <table:table-cell office:value-type="date" office:date-value="2016-05-11">
            <text:p>11/05/2016</text:p>
          </table:table-cell>
          <table:table-cell office:value-type="string">
            <text:p>Encaminhar OS retificada para engenharia.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RSP2000001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jeto de abordagem cliente desde 08/03. Agendado jumper na ALOG para 17/05.</text:p>
          </table:table-cell>
          <table:table-cell/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RSBL000015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ALBL000001</text:p>
          </table:table-cell>
          <table:table-cell office:value-type="date" office:date-value="2016-05-11">
            <text:p>11/05/2016</text:p>
          </table:table-cell>
          <table:table-cell office:value-type="string">
            <text:p>Agendado fusões e jumpers para 12/05 (por hora o cliente será ativo apenas com 1 Gbps por possuir apenas 1 par de FO)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MAL2000007</text:p>
          </table:table-cell>
          <table:table-cell office:value-type="date" office:date-value="2016-05-11">
            <text:p>11/05/2016</text:p>
          </table:table-cell>
          <table:table-cell office:value-type="string">
            <text:p>Cliente está em implantação de sua rede de FO, o reagendamento ocorrerá quando o cliente confirmar a conclusão da obra.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AL2000008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da ponta de Grajaú.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DFAC000010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RSL2000012</text:p>
          </table:table-cell>
          <table:table-cell office:value-type="date" office:date-value="2016-05-11">
            <text:p>11/05/2016</text:p>
          </table:table-cell>
          <table:table-cell office:value-type="string">
            <text:p>GERT entregou a equipe Eletrosul SFP para realização de testes, após os testes se iniciará a entrega do ccto.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RSL2000013</text:p>
          </table:table-cell>
          <table:table-cell office:value-type="date" office:date-value="2016-05-11">
            <text:p>11/05/2016</text:p>
          </table:table-cell>
          <table:table-cell office:value-type="string">
            <text:p>GERT entregou a equipe Eletrosul SFP para realização de testes, após os testes se iniciará a entrega do ccto.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OL2000012</text:p>
          </table:table-cell>
          <table:table-cell office:value-type="date" office:date-value="2016-05-11">
            <text:p>11/05/2016</text:p>
          </table:table-cell>
          <table:table-cell office:value-type="string">
            <text:p>Solicitado que o cliente inicie as tratativas com NIC.br para pegar posição de jumper no PTT DF desde 26/04.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OBL000041</text:p>
          </table:table-cell>
          <table:table-cell office:value-type="date" office:date-value="2016-05-11">
            <text:p>11/05/2016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MABL000041</text:p>
          </table:table-cell>
          <table:table-cell office:value-type="date" office:date-value="2016-05-11">
            <text:p>11/05/2016</text:p>
          </table:table-cell>
          <table:table-cell office:value-type="string">
            <text:p>Pedido de alteração de rota estática para BGP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GOBL000039</text:p>
          </table:table-cell>
          <table:table-cell office:value-type="date" office:date-value="2016-05-11">
            <text:p>11/05/2016</text:p>
          </table:table-cell>
          <table:table-cell office:value-type="string">
            <text:p>Em ativação. Cliente solicitou 30 dias para a ativação do circuito (13/06).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GOBL000039</text:p>
          </table:table-cell>
          <table:table-cell office:value-type="date" office:date-value="2016-05-11">
            <text:p>11/05/2016</text:p>
          </table:table-cell>
          <table:table-cell office:value-type="string">
            <text:p>Cliente solicita que a ativação seja realizada em 13/06/2016. <text:s/>Fonte e CPE já instaladas.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PAL2000002</text:p>
          </table:table-cell>
          <table:table-cell office:value-type="date" office:date-value="2016-05-11">
            <text:p>11/05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PAL2000003</text:p>
          </table:table-cell>
          <table:table-cell office:value-type="date" office:date-value="2016-05-11">
            <text:p>11/05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PEL2000006</text:p>
          </table:table-cell>
          <table:table-cell office:value-type="date" office:date-value="2016-05-11">
            <text:p>11/05/2016</text:p>
          </table:table-cell>
          <table:table-cell office:value-type="string">
            <text:p>RCE: Em contratação do fornecedor de EILD (SimTV)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RSAC000002</text:p>
          </table:table-cell>
          <table:table-cell office:value-type="date" office:date-value="2016-05-11">
            <text:p>11/05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SCL2000002</text:p>
          </table:table-cell>
          <table:table-cell office:value-type="date" office:date-value="2016-05-11">
            <text:p>11/05/2016</text:p>
          </table:table-cell>
          <table:table-cell office:value-type="string">
            <text:p>FNS: Em contratação do fornecedor de EILD (BRFibra)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TOBL000014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PROA cliente desde 26/01.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RSL2000015</text:p>
          </table:table-cell>
          <table:table-cell office:value-type="date" office:date-value="2016-05-11">
            <text:p>11/05/2016</text:p>
          </table:table-cell>
          <table:table-cell office:value-type="string">
            <text:p>Será fornecido pela Telebras 2 placas de 10G, estas serão sobras da atividade que será executada pela ELS em Campinas</text:p>
          </table:table-cell>
          <table:table-cell/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ESBL000009</text:p>
          </table:table-cell>
          <table:table-cell office:value-type="date" office:date-value="2016-05-11">
            <text:p>11/05/2016</text:p>
          </table:table-cell>
          <table:table-cell office:value-type="string">
            <text:p>Devolvido PROA para o cliente realizar adequações desde 13/04.</text:p>
          </table:table-cell>
          <table:table-cell/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ESBL000005</text:p>
          </table:table-cell>
          <table:table-cell office:value-type="date" office:date-value="2016-05-11">
            <text:p>11/05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PABL000033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cliente concluir o lançamento de FO até a estação Telebras desde 26/04.</text:p>
          </table:table-cell>
          <table:table-cell/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DFAC000053</text:p>
          </table:table-cell>
          <table:table-cell office:value-type="date" office:date-value="2016-05-11">
            <text:p>11/05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DFAC000054</text:p>
          </table:table-cell>
          <table:table-cell office:value-type="date" office:date-value="2016-05-11">
            <text:p>11/05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33">
            <text:p>2533</text:p>
          </table:table-cell>
          <table:table-cell office:value-type="string">
            <text:p>PACI000004</text:p>
          </table:table-cell>
          <table:table-cell office:value-type="date" office:date-value="2016-05-11">
            <text:p>11/05/2016</text:p>
          </table:table-cell>
          <table:table-cell office:value-type="string">
            <text:p>Cliente tomou a fibra em Santa Maria. Esperando a Eletronorte aprovar o projeto do cliente em Belém.</text:p>
          </table:table-cell>
          <table:table-cell/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MAL2000010</text:p>
          </table:table-cell>
          <table:table-cell office:value-type="date" office:date-value="2016-05-11">
            <text:p>11/05/2016</text:p>
          </table:table-cell>
          <table:table-cell office:value-type="string">
            <text:p>Necessário cliente interagir com o NIC.br para finalização da instalação.</text:p>
          </table:table-cell>
          <table:table-cell/>
        </table:table-row>
        <table:table-row table:style-name="ro1">
          <table:table-cell office:value-type="float" office:value="2579">
            <text:p>2579</text:p>
          </table:table-cell>
          <table:table-cell office:value-type="string">
            <text:p>MGP2000005</text:p>
          </table:table-cell>
          <table:table-cell office:value-type="date" office:date-value="2016-05-11">
            <text:p>11/05/2016</text:p>
          </table:table-cell>
          <table:table-cell office:value-type="string">
            <text:p>Em revisão de PROA pelo cliente desde 17/03.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RSBL000016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confirmação de cláusula contratual exigida pela ELS. Enviado solicitação, em 15/04, para ELS das posições para realização de jumpers entre equipamentos, no POP de Rio Grande. ELS informa que será necessário negociação com Eólicas</text:p>
          </table:table-cell>
          <table:table-cell/>
        </table:table-row>
        <table:table-row table:style-name="ro1">
          <table:table-cell office:value-type="float" office:value="2605">
            <text:p>2605</text:p>
          </table:table-cell>
          <table:table-cell office:value-type="string">
            <text:p>RSBL000017</text:p>
          </table:table-cell>
          <table:table-cell office:value-type="date" office:date-value="2016-05-11">
            <text:p>11/05/2016</text:p>
          </table:table-cell>
          <table:table-cell office:value-type="string">
            <text:p>Aguardando formalização de cláusula contratual exigida pela ELS. Enviado, em 15/04, solicitação para ELS das posições para realização de jumpers entre equipamentos, no POP de Pelotas.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BL000029</text:p>
          </table:table-cell>
          <table:table-cell office:value-type="date" office:date-value="2016-05-10">
            <text:p>10/05/2016</text:p>
          </table:table-cell>
          <table:table-cell office:value-type="string">
            <text:p>InclusÃ£o de trÃ¢nsito de AS.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CEBL000007</text:p>
          </table:table-cell>
          <table:table-cell office:value-type="date" office:date-value="2016-05-10">
            <text:p>10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DFAC000045</text:p>
          </table:table-cell>
          <table:table-cell office:value-type="date" office:date-value="2016-05-10">
            <text:p>10/05/2016</text:p>
          </table:table-cell>
          <table:table-cell office:value-type="string">
            <text:p>Cliente não está disponível para fazer os testes nessa semana. Demanda encaminhada para a Comercial.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DFL2000033</text:p>
          </table:table-cell>
          <table:table-cell office:value-type="date" office:date-value="2016-05-10">
            <text:p>10/05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MGL2000028</text:p>
          </table:table-cell>
          <table:table-cell office:value-type="date" office:date-value="2016-05-10">
            <text:p>10/05/2016</text:p>
          </table:table-cell>
          <table:table-cell office:value-type="string">
            <text:p>Recebido PROA em 06/05, devolvido para o cliente sanar ultimas pendencias .</text:p>
          </table:table-cell>
          <table:table-cell/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ACL3000003</text:p>
          </table:table-cell>
          <table:table-cell office:value-type="date" office:date-value="2016-05-10">
            <text:p>10/05/2016</text:p>
          </table:table-cell>
          <table:table-cell office:value-type="string">
            <text:p>Em viabilidade com fornecedor de EILD.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IL3000001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RJL3000007</text:p>
          </table:table-cell>
          <table:table-cell office:value-type="date" office:date-value="2016-05-09">
            <text:p>09/05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FAC000052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RJL2000015</text:p>
          </table:table-cell>
          <table:table-cell office:value-type="date" office:date-value="2016-05-09">
            <text:p>09/05/2016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DFAC000064</text:p>
          </table:table-cell>
          <table:table-cell office:value-type="date" office:date-value="2016-05-09">
            <text:p>09/05/2016</text:p>
          </table:table-cell>
          <table:table-cell office:value-type="string">
            <text:p>Vistoria reagendada para 11/05.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RSBL000008</text:p>
          </table:table-cell>
          <table:table-cell office:value-type="date" office:date-value="2016-05-09">
            <text:p>09/05/2016</text:p>
          </table:table-cell>
          <table:table-cell office:value-type="string">
            <text:p>Configuração e ativação aguardando a migração dos clientes do RTED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CEAC000006</text:p>
          </table:table-cell>
          <table:table-cell office:value-type="date" office:date-value="2016-05-09">
            <text:p>09/05/2016</text:p>
          </table:table-cell>
          <table:table-cell office:value-type="string">
            <text:p>Em análise dos custos do fornecedor de EILD para iniciar contratação.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ACL3000002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AML3000004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DFL3000023</text:p>
          </table:table-cell>
          <table:table-cell office:value-type="date" office:date-value="2016-05-09">
            <text:p>09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DFL3000024</text:p>
          </table:table-cell>
          <table:table-cell office:value-type="date" office:date-value="2016-05-09">
            <text:p>09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DFL3000025</text:p>
          </table:table-cell>
          <table:table-cell office:value-type="date" office:date-value="2016-05-09">
            <text:p>09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DFL3000026</text:p>
          </table:table-cell>
          <table:table-cell office:value-type="date" office:date-value="2016-05-09">
            <text:p>09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DFL3000028</text:p>
          </table:table-cell>
          <table:table-cell office:value-type="date" office:date-value="2016-05-09">
            <text:p>09/05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MAL3000002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MGL3000008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MTL3000004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PEL3000004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RJL3000010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RJL3000011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EL3000002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TOL3000002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TOL3000003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TOL3000004</text:p>
          </table:table-cell>
          <table:table-cell office:value-type="date" office:date-value="2016-05-09">
            <text:p>09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DFL3000029</text:p>
          </table:table-cell>
          <table:table-cell office:value-type="date" office:date-value="2016-05-09">
            <text:p>09/05/2016</text:p>
          </table:table-cell>
          <table:table-cell office:value-type="string">
            <text:p>Em fechamento do cronograma de obra, priorizado os clientes (MCTI e MME). previsto início da obra para início de junho.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DFL3000030</text:p>
          </table:table-cell>
          <table:table-cell office:value-type="date" office:date-value="2016-05-09">
            <text:p>09/05/2016</text:p>
          </table:table-cell>
          <table:table-cell office:value-type="string">
            <text:p>Em fechamento do cronograma de obra, priorizado os clientes (MCTI e MME). previsto início da obra para início de junho.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MGL3000009</text:p>
          </table:table-cell>
          <table:table-cell office:value-type="date" office:date-value="2016-05-09">
            <text:p>09/05/2016</text:p>
          </table:table-cell>
          <table:table-cell office:value-type="string">
            <text:p>Necessário nova vistoria para identificar nova caixa de EO, previsto vistoria para 11/05, entrega do projeto revisado até 13/05.</text:p>
          </table:table-cell>
          <table:table-cell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DFAC000061</text:p>
          </table:table-cell>
          <table:table-cell office:value-type="date" office:date-value="2016-05-09">
            <text:p>09/05/2016</text:p>
          </table:table-cell>
          <table:table-cell office:value-type="string">
            <text:p>Protocolado projeto na CEB em 05/05, aguardando autorização CEB para agendamento da vistoria.</text:p>
          </table:table-cell>
          <table:table-cell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AMAC000002</text:p>
          </table:table-cell>
          <table:table-cell office:value-type="date" office:date-value="2016-05-09">
            <text:p>09/05/2016</text:p>
          </table:table-cell>
          <table:table-cell office:value-type="string">
            <text:p>Em teste do CPE.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MAAC000004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fornecedor de EILD conseguir licenciamento para abordagem na caixa de EO Telebras que fica a 1km da estação Telebras.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MSAC000001</text:p>
          </table:table-cell>
          <table:table-cell office:value-type="date" office:date-value="2016-05-09">
            <text:p>09/05/2016</text:p>
          </table:table-cell>
          <table:table-cell office:value-type="string">
            <text:p>Em teste do CPE.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PAAC000007</text:p>
          </table:table-cell>
          <table:table-cell office:value-type="date" office:date-value="2016-05-09">
            <text:p>09/05/2016</text:p>
          </table:table-cell>
          <table:table-cell office:value-type="string">
            <text:p>Alterado ponto do MPT, aguardando entrega do PPI com o novo endereço do cliente pelo fornecedor de EILD, previsto para até 11/05.</text:p>
          </table:table-cell>
          <table:table-cell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RJAC000010</text:p>
          </table:table-cell>
          <table:table-cell office:value-type="date" office:date-value="2016-05-09">
            <text:p>09/05/2016</text:p>
          </table:table-cell>
          <table:table-cell office:value-type="string">
            <text:p>Agendando janela com operação para Americanet instalar agregador no POP Correios, atividade irá afetar temporariamente o cliente ativo (GAL).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RSAC000011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crongrama do fornecedor de EILD para realização dos testes, em seguida será realizado handover. (previsto para até 06/05)</text:p>
          </table:table-cell>
          <table:table-cell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SCAC000001</text:p>
          </table:table-cell>
          <table:table-cell office:value-type="date" office:date-value="2016-05-09">
            <text:p>09/05/2016</text:p>
          </table:table-cell>
          <table:table-cell office:value-type="string">
            <text:p>Em obra, previsto conclusão para 15/05.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SPAC000007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teste de RFC do fornecedor de EILD.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SPAC000008</text:p>
          </table:table-cell>
          <table:table-cell office:value-type="date" office:date-value="2016-05-09">
            <text:p>09/05/2016</text:p>
          </table:table-cell>
          <table:table-cell office:value-type="string">
            <text:p>Aguardando fornecedor enviar ofício que informa recuperação da calçada após execução do MD, e número do protocolo junto a prefeitura para obtenção do alvará.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ALBL000001</text:p>
          </table:table-cell>
          <table:table-cell office:value-type="date" office:date-value="2016-05-09">
            <text:p>09/05/2016</text:p>
          </table:table-cell>
          <table:table-cell office:value-type="string">
            <text:p>Solicitado a revisão da OS. <text:s/>Cliente informou que só possui 1 par de FO disponível em Igacy, dessa forma só será possível ativar 1 Gbps.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AMTX000005</text:p>
          </table:table-cell>
          <table:table-cell office:value-type="date" office:date-value="2016-05-09">
            <text:p>09/05/2016</text:p>
          </table:table-cell>
          <table:table-cell office:value-type="string">
            <text:p>AM: Obra concluída jumper realizado. RJ: Problema no trecho de FO entre POP correios e Duque de Caxias, obra: aguardando retorno da Petcom sobre reunião realizada com a Petrobras no dia 05/05.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ALL2000012</text:p>
          </table:table-cell>
          <table:table-cell office:value-type="date" office:date-value="2016-05-09">
            <text:p>09/05/2016</text:p>
          </table:table-cell>
          <table:table-cell office:value-type="string">
            <text:p>AL: Em contratação do fornecedor de EILD (ALOO)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DFAC000042</text:p>
          </table:table-cell>
          <table:table-cell office:value-type="date" office:date-value="2016-05-09">
            <text:p>09/05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DFL2000032</text:p>
          </table:table-cell>
          <table:table-cell office:value-type="date" office:date-value="2016-05-09">
            <text:p>09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MGAC000003</text:p>
          </table:table-cell>
          <table:table-cell office:value-type="date" office:date-value="2016-05-09">
            <text:p>09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MGL2000029</text:p>
          </table:table-cell>
          <table:table-cell office:value-type="date" office:date-value="2016-05-09">
            <text:p>09/05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PAAC000001</text:p>
          </table:table-cell>
          <table:table-cell office:value-type="date" office:date-value="2016-05-09">
            <text:p>09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PAL2000010</text:p>
          </table:table-cell>
          <table:table-cell office:value-type="date" office:date-value="2016-05-09">
            <text:p>09/05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PAL2000013</text:p>
          </table:table-cell>
          <table:table-cell office:value-type="date" office:date-value="2016-05-09">
            <text:p>09/05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RJAC000009</text:p>
          </table:table-cell>
          <table:table-cell office:value-type="date" office:date-value="2016-05-09">
            <text:p>09/05/2016</text:p>
          </table:table-cell>
          <table:table-cell office:value-type="string">
            <text:p>Em negociação da contra partida com jardim botânico, para inicio da obra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RJL2000011</text:p>
          </table:table-cell>
          <table:table-cell office:value-type="date" office:date-value="2016-05-09">
            <text:p>09/05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SPL2000001</text:p>
          </table:table-cell>
          <table:table-cell office:value-type="date" office:date-value="2016-05-09">
            <text:p>09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SPL2000017</text:p>
          </table:table-cell>
          <table:table-cell office:value-type="date" office:date-value="2016-05-09">
            <text:p>09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RJL3000008</text:p>
          </table:table-cell>
          <table:table-cell office:value-type="date" office:date-value="2016-05-09">
            <text:p>09/05/2016</text:p>
          </table:table-cell>
          <table:table-cell office:value-type="string">
            <text:p>Em obra, previsto jumper para até 13/05.</text:p>
          </table:table-cell>
          <table:table-cell/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RSAC000012</text:p>
          </table:table-cell>
          <table:table-cell office:value-type="date" office:date-value="2016-05-09">
            <text:p>09/05/2016</text:p>
          </table:table-cell>
          <table:table-cell office:value-type="string">
            <text:p>Concluído lançamento físicio, será realizado em 09/05 teste físico da rede (OTDR).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ABL000012</text:p>
          </table:table-cell>
          <table:table-cell office:value-type="date" office:date-value="2016-05-06">
            <text:p>06/05/2016</text:p>
          </table:table-cell>
          <table:table-cell office:value-type="string">
            <text:p>Ampliação de banda de 400 para 500 Mbps.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AML3000005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BAL3000002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DFL3000031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DFL3000032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DFL3000033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RJL3000008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de Contrato e VTA para Engenharia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RJL3000009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de contrato e VTA para Engenharia</text:p>
          </table:table-cell>
          <table:table-cell/>
        </table:table-row>
        <table:table-row table:style-name="ro1">
          <table:table-cell office:value-type="float" office:value="2439">
            <text:p>2439</text:p>
          </table:table-cell>
          <table:table-cell office:value-type="string">
            <text:p>SEL3000003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441">
            <text:p>2441</text:p>
          </table:table-cell>
          <table:table-cell office:value-type="string">
            <text:p>SPL3000006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43">
            <text:p>2443</text:p>
          </table:table-cell>
          <table:table-cell office:value-type="string">
            <text:p>SPL3000007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TOL3000005</text:p>
          </table:table-cell>
          <table:table-cell office:value-type="date" office:date-value="2016-05-06">
            <text:p>06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TOBL000003</text:p>
          </table:table-cell>
          <table:table-cell office:value-type="date" office:date-value="2016-05-06">
            <text:p>06/05/2016</text:p>
          </table:table-cell>
          <table:table-cell office:value-type="string">
            <text:p>Ampliação de banda de 1500 para 1600 Mbps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FAC000063</text:p>
          </table:table-cell>
          <table:table-cell office:value-type="date" office:date-value="2016-05-05">
            <text:p>05/05/2016</text:p>
          </table:table-cell>
          <table:table-cell office:value-type="string">
            <text:p>Realizado handover para operaçã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MBL000007</text:p>
          </table:table-cell>
          <table:table-cell office:value-type="date" office:date-value="2016-05-05">
            <text:p>05/05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ACL3000003</text:p>
          </table:table-cell>
          <table:table-cell office:value-type="date" office:date-value="2016-05-05">
            <text:p>05/05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ALL3000002</text:p>
          </table:table-cell>
          <table:table-cell office:value-type="date" office:date-value="2016-05-05">
            <text:p>05/05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APL3000007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CEL3000002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ESL3000001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GOL3000004</text:p>
          </table:table-cell>
          <table:table-cell office:value-type="date" office:date-value="2016-05-05">
            <text:p>05/05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MAL3000003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MGL3000010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MSL3000001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67">
            <text:p>2367</text:p>
          </table:table-cell>
          <table:table-cell office:value-type="string">
            <text:p>MTL3000005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PAL3000004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PBL3000003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PEL3000006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PIL3000002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PRL3000002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RNL3000002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ROL3000003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RRL3000001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RSL3000003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SCL3000003</text:p>
          </table:table-cell>
          <table:table-cell office:value-type="date" office:date-value="2016-05-05">
            <text:p>05/05/2016</text:p>
          </table:table-cell>
          <table:table-cell office:value-type="string">
            <text:p>Enviadas OS e VTA para Engenharia.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TOBL000022</text:p>
          </table:table-cell>
          <table:table-cell office:value-type="date" office:date-value="2016-05-05">
            <text:p>05/05/2016</text:p>
          </table:table-cell>
          <table:table-cell office:value-type="string">
            <text:p>Ampliação de banda de 450 para 1000 Mbps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ABL000036</text:p>
          </table:table-cell>
          <table:table-cell office:value-type="date" office:date-value="2016-05-04">
            <text:p>04/05/2016</text:p>
          </table:table-cell>
          <table:table-cell office:value-type="string">
            <text:p>Encaminhada OS de cancelamento para a engenharia de acesso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BL000039</text:p>
          </table:table-cell>
          <table:table-cell office:value-type="date" office:date-value="2016-05-04">
            <text:p>04/05/2016</text:p>
          </table:table-cell>
          <table:table-cell office:value-type="string">
            <text:p>Encaminhada OS de cancelamento para a engenharia de acesso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ABL000040</text:p>
          </table:table-cell>
          <table:table-cell office:value-type="date" office:date-value="2016-05-04">
            <text:p>04/05/2016</text:p>
          </table:table-cell>
          <table:table-cell office:value-type="string">
            <text:p>Encaminhada OS de cancelamento para a engenharia de acesso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EBL000006</text:p>
          </table:table-cell>
          <table:table-cell office:value-type="date" office:date-value="2016-05-04">
            <text:p>04/05/2016</text:p>
          </table:table-cell>
          <table:table-cell office:value-type="string">
            <text:p>Transito de AS</text:p>
          </table:table-cell>
          <table:table-cell/>
        </table:table-row>
        <table:table-row table:style-name="ro1">
          <table:table-cell office:value-type="float" office:value="2558">
            <text:p>2558</text:p>
          </table:table-cell>
          <table:table-cell office:value-type="string">
            <text:p>MABL000023</text:p>
          </table:table-cell>
          <table:table-cell office:value-type="date" office:date-value="2016-05-04">
            <text:p>04/05/2016</text:p>
          </table:table-cell>
          <table:table-cell office:value-type="string">
            <text:p>Processo de desativação concluído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BL000049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BL000028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ML2000002</text:p>
          </table:table-cell>
          <table:table-cell office:value-type="date" office:date-value="2016-05-03">
            <text:p>03/05/2016</text:p>
          </table:table-cell>
          <table:table-cell office:value-type="string">
            <text:p>Cliente não compareceu na OC agendada para 02/05 na ponta de Manaus, em agendamento de nova data. Solicitado que o cliente entre em contato com o NIC.br para pegar o número da porta do equipamento para realizar jumper.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GP2000006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rádio cliente desde 08/03.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IBL000004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abordagem de cliente desde 18/03.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BAP2000003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abordagem cliente desde 09/03.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ROAC000001</text:p>
          </table:table-cell>
          <table:table-cell office:value-type="date" office:date-value="2016-05-03">
            <text:p>03/05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RSBL000012</text:p>
          </table:table-cell>
          <table:table-cell office:value-type="date" office:date-value="2016-05-03">
            <text:p>03/05/2016</text:p>
          </table:table-cell>
          <table:table-cell office:value-type="string">
            <text:p>Em agendamento de fusões e jumpers com a ELS desde 08/04..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PP2000001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RSL2000011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MTBL000004</text:p>
          </table:table-cell>
          <table:table-cell office:value-type="date" office:date-value="2016-05-03">
            <text:p>03/05/2016</text:p>
          </table:table-cell>
          <table:table-cell office:value-type="string">
            <text:p>Em agendamento de vistorias com o fornecedor de EILD.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GOBL000040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cliente desde 17/02.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PABL000034</text:p>
          </table:table-cell>
          <table:table-cell office:value-type="date" office:date-value="2016-05-03">
            <text:p>03/05/2016</text:p>
          </table:table-cell>
          <table:table-cell office:value-type="string">
            <text:p>Solicitado PROA desde 29/04.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CBL000003</text:p>
          </table:table-cell>
          <table:table-cell office:value-type="date" office:date-value="2016-05-03">
            <text:p>03/05/2016</text:p>
          </table:table-cell>
          <table:table-cell office:value-type="string">
            <text:p>Enviado para ELS em 28/04 PROA, OS e VTA para agendamento de fusões e jumpers.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PIBL000006</text:p>
          </table:table-cell>
          <table:table-cell office:value-type="date" office:date-value="2016-05-03">
            <text:p>03/05/2016</text:p>
          </table:table-cell>
          <table:table-cell office:value-type="string">
            <text:p>Devolvido PROA para cliente realizar adequações desde 26/04.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PABL000032</text:p>
          </table:table-cell>
          <table:table-cell office:value-type="date" office:date-value="2016-05-03">
            <text:p>03/05/2016</text:p>
          </table:table-cell>
          <table:table-cell office:value-type="string">
            <text:p>Cliente solicita reagendamento de fusões e jumpers para o dia 15/05.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NP2000001</text:p>
          </table:table-cell>
          <table:table-cell office:value-type="date" office:date-value="2016-05-03">
            <text:p>03/05/2016</text:p>
          </table:table-cell>
          <table:table-cell office:value-type="string">
            <text:p>Ata disponível para a região de RN. Solicitado para eng. fibra a construção da caixa R2 com caixa de EO no POP RNSNZ0PP001 (Santa Cruz)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RSL2000007</text:p>
          </table:table-cell>
          <table:table-cell office:value-type="date" office:date-value="2016-05-03">
            <text:p>03/05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RSL2000008</text:p>
          </table:table-cell>
          <table:table-cell office:value-type="date" office:date-value="2016-05-03">
            <text:p>03/05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PABL000027</text:p>
          </table:table-cell>
          <table:table-cell office:value-type="date" office:date-value="2016-05-03">
            <text:p>03/05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EP2000001</text:p>
          </table:table-cell>
          <table:table-cell office:value-type="date" office:date-value="2016-05-03">
            <text:p>03/05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EP2000002</text:p>
          </table:table-cell>
          <table:table-cell office:value-type="date" office:date-value="2016-05-03">
            <text:p>03/05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TOBL000052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MTTX000010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disponibilidade do cliente para realizar fusões em Coxipó.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PAL2000011</text:p>
          </table:table-cell>
          <table:table-cell office:value-type="date" office:date-value="2016-05-03">
            <text:p>03/05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PATX000015</text:p>
          </table:table-cell>
          <table:table-cell office:value-type="date" office:date-value="2016-05-03">
            <text:p>03/05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RSBL000013</text:p>
          </table:table-cell>
          <table:table-cell office:value-type="date" office:date-value="2016-05-03">
            <text:p>03/05/2016</text:p>
          </table:table-cell>
          <table:table-cell office:value-type="string">
            <text:p>Recebido OS retificada. Pendências de informações.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GOBL000038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cliente desde 05/02.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TOBL000053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desde 26/04.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GL2000028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desde 19/04.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MGP2000004</text:p>
          </table:table-cell>
          <table:table-cell office:value-type="date" office:date-value="2016-05-03">
            <text:p>03/05/2016</text:p>
          </table:table-cell>
          <table:table-cell office:value-type="string">
            <text:p>Solicitado que o cliente inicie as tratativas com NIC.br para concluir sua conexão ao PIX Telebras, desde 04/04.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ESBL000007</text:p>
          </table:table-cell>
          <table:table-cell office:value-type="date" office:date-value="2016-05-03">
            <text:p>03/05/2016</text:p>
          </table:table-cell>
          <table:table-cell office:value-type="string">
            <text:p>Recebido e aprovado o PROA. Aguardando relatório do teste de OTDR por envolver distância maior que 20 km.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BAP2000001</text:p>
          </table:table-cell>
          <table:table-cell office:value-type="date" office:date-value="2016-05-03">
            <text:p>03/05/2016</text:p>
          </table:table-cell>
          <table:table-cell office:value-type="string">
            <text:p>Será negociado com o cliente ativação para início de julho (ampliação de banda na Alog Barueri)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RSP2000001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jeto de abordagem cliente desde 08/03.</text:p>
          </table:table-cell>
          <table:table-cell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RSBL000015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ALP2000001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ampliação da capacidade na ALOG Barueri. Previsão até julho.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MAL2000007</text:p>
          </table:table-cell>
          <table:table-cell office:value-type="date" office:date-value="2016-05-03">
            <text:p>03/05/2016</text:p>
          </table:table-cell>
          <table:table-cell office:value-type="string">
            <text:p>Agendado fusões e jumpers para 05/05.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MAL2000008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da ponta de Grajaú.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MAL2000009</text:p>
          </table:table-cell>
          <table:table-cell office:value-type="date" office:date-value="2016-05-03">
            <text:p>03/05/2016</text:p>
          </table:table-cell>
          <table:table-cell office:value-type="string">
            <text:p>Ampliação de 100 para 900 Mbps.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RSL2000012</text:p>
          </table:table-cell>
          <table:table-cell office:value-type="date" office:date-value="2016-05-03">
            <text:p>03/05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RSL2000013</text:p>
          </table:table-cell>
          <table:table-cell office:value-type="date" office:date-value="2016-05-03">
            <text:p>03/05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OL2000012</text:p>
          </table:table-cell>
          <table:table-cell office:value-type="date" office:date-value="2016-05-03">
            <text:p>03/05/2016</text:p>
          </table:table-cell>
          <table:table-cell office:value-type="string">
            <text:p>Solicitado que o cliente inicie as tratativas com NIC.br para pegar posição de jumper no PTT DF desde 26/04.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OBL000041</text:p>
          </table:table-cell>
          <table:table-cell office:value-type="date" office:date-value="2016-05-03">
            <text:p>03/05/2016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GOBL000039</text:p>
          </table:table-cell>
          <table:table-cell office:value-type="date" office:date-value="2016-05-03">
            <text:p>03/05/2016</text:p>
          </table:table-cell>
          <table:table-cell office:value-type="string">
            <text:p>Cliente solicita que a ativação seja realizada em 11/05. Agendado para 10/05 a instalação de fonte e novo RTCE no cliente.</text:p>
          </table:table-cell>
          <table:table-cell/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TOBL000014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PROA cliente desde 26/01.</text:p>
          </table:table-cell>
          <table:table-cell/>
        </table:table-row>
        <table:table-row table:style-name="ro1">
          <table:table-cell office:value-type="float" office:value="2489">
            <text:p>2489</text:p>
          </table:table-cell>
          <table:table-cell office:value-type="string">
            <text:p>ESBL000005</text:p>
          </table:table-cell>
          <table:table-cell office:value-type="date" office:date-value="2016-05-03">
            <text:p>03/05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498">
            <text:p>2498</text:p>
          </table:table-cell>
          <table:table-cell office:value-type="string">
            <text:p>PABL000033</text:p>
          </table:table-cell>
          <table:table-cell office:value-type="date" office:date-value="2016-05-03">
            <text:p>03/05/2016</text:p>
          </table:table-cell>
          <table:table-cell office:value-type="string">
            <text:p>Aguardando cliente concluir o lançamento de FO até a estação Telebras desde 26/04.</text:p>
          </table:table-cell>
          <table:table-cell/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GOBL000036</text:p>
          </table:table-cell>
          <table:table-cell office:value-type="date" office:date-value="2016-05-03">
            <text:p>03/05/2016</text:p>
          </table:table-cell>
          <table:table-cell office:value-type="string">
            <text:p>Trecho Rio Verde e Cuiabá em aceitação pela O&amp;M.</text:p>
          </table:table-cell>
          <table:table-cell/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GOBL000037</text:p>
          </table:table-cell>
          <table:table-cell office:value-type="date" office:date-value="2016-05-03">
            <text:p>03/05/2016</text:p>
          </table:table-cell>
          <table:table-cell office:value-type="string">
            <text:p>Trecho Rio Verde e Cuiabá em aceitação pela O&amp;M.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 office:value-type="string">
            <text:p>MGP2000005</text:p>
          </table:table-cell>
          <table:table-cell office:value-type="date" office:date-value="2016-05-03">
            <text:p>03/05/2016</text:p>
          </table:table-cell>
          <table:table-cell office:value-type="string">
            <text:p>Em revisão de PROA pelo cliente desde 17/03.</text:p>
          </table:table-cell>
          <table:table-cell/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RSL2000016</text:p>
          </table:table-cell>
          <table:table-cell office:value-type="date" office:date-value="2016-05-03">
            <text:p>03/05/2016</text:p>
          </table:table-cell>
          <table:table-cell office:value-type="string">
            <text:p>POP de Rio Grande: Enviado solicitação para ELS das posições para realização de jumpers entre equipamentos. Ponta POA: Solicitado que o cliente interaja com o NIC.br para fornecimento de posição para jumper.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FAC000056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liberação de acesso pelo cliente para inicio das obras (comercial tratando o acesso).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L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ML3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EL3000001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FAC000044</text:p>
          </table:table-cell>
          <table:table-cell office:value-type="date" office:date-value="2016-05-02">
            <text:p>02/05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FL3000019</text:p>
          </table:table-cell>
          <table:table-cell office:value-type="date" office:date-value="2016-05-02">
            <text:p>02/05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GOL3000003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TL3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AL3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BL300000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EL3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I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RJL3000007</text:p>
          </table:table-cell>
          <table:table-cell office:value-type="date" office:date-value="2016-05-02">
            <text:p>02/05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RNL3000001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ROL3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CL300000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E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FAC00005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RJL2000015</text:p>
          </table:table-cell>
          <table:table-cell office:value-type="date" office:date-value="2016-05-02">
            <text:p>02/05/2016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GOAC00000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PAC000003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PAC000009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DFAC000064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cronograma de vistoria do fornecedor Telerbas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RJAC000012</text:p>
          </table:table-cell>
          <table:table-cell office:value-type="date" office:date-value="2016-05-02">
            <text:p>02/05/2016</text:p>
          </table:table-cell>
          <table:table-cell office:value-type="string">
            <text:p>Projeto em análise da equipe comercial do escritório regional do RJ, previsto retorno para GERA para semana do dia 11/04.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PATX000007</text:p>
          </table:table-cell>
          <table:table-cell office:value-type="date" office:date-value="2016-05-02">
            <text:p>02/05/2016</text:p>
          </table:table-cell>
          <table:table-cell office:value-type="string">
            <text:p>Continuamos aguardando PROA do Cliente.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RSL200000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cliente PROCERGS autorizar execução do jumper.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EAC000006</text:p>
          </table:table-cell>
          <table:table-cell office:value-type="date" office:date-value="2016-05-02">
            <text:p>02/05/2016</text:p>
          </table:table-cell>
          <table:table-cell office:value-type="string">
            <text:p>Em análise dos custos do fornecedor de EILD para iniciar contratação.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RSBL000018</text:p>
          </table:table-cell>
          <table:table-cell office:value-type="date" office:date-value="2016-05-02">
            <text:p>02/05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DFAC000045</text:p>
          </table:table-cell>
          <table:table-cell office:value-type="date" office:date-value="2016-05-02">
            <text:p>02/05/2016</text:p>
          </table:table-cell>
          <table:table-cell office:value-type="string">
            <text:p>Cliente não está disponível para fazer os testes nessa semana. Demanda encaminhada para a Comercial.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DFL2000033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ACL3000002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AML3000004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DFL3000023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DFL3000024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DFL3000025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DFL3000026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DFL3000027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DFL3000028</text:p>
          </table:table-cell>
          <table:table-cell office:value-type="date" office:date-value="2016-05-02">
            <text:p>02/05/2016</text:p>
          </table:table-cell>
          <table:table-cell office:value-type="string">
            <text:p>Em aditivo do contrato com fornecedor local (HC)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MAL3000002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MGL3000008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TL3000004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PEL3000004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RJL3000010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RJL300001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projeto do fornecedor Telebras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EL3000002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TOL3000002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TOL3000003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TOL3000004</text:p>
          </table:table-cell>
          <table:table-cell office:value-type="date" office:date-value="2016-05-02">
            <text:p>02/05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BA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DFL3000029</text:p>
          </table:table-cell>
          <table:table-cell office:value-type="date" office:date-value="2016-05-02">
            <text:p>02/05/2016</text:p>
          </table:table-cell>
          <table:table-cell office:value-type="string">
            <text:p>Projeto aprovado, previsto início da execução para segunda quinzena de maio (depende de aditivo de contrato).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DFL3000030</text:p>
          </table:table-cell>
          <table:table-cell office:value-type="date" office:date-value="2016-05-02">
            <text:p>02/05/2016</text:p>
          </table:table-cell>
          <table:table-cell office:value-type="string">
            <text:p>Projeto aprovado, previsto início da execução para segunda quinzena de maio (depende de aditivo de contrato).</text:p>
          </table:table-cell>
          <table:table-cell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MGL3000009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entrega do projeto pelo fornecedor de FO, previsto para 06/05.</text:p>
          </table:table-cell>
          <table:table-cell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PAL3000003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PEL3000005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RJL3000012</text:p>
          </table:table-cell>
          <table:table-cell office:value-type="date" office:date-value="2016-05-02">
            <text:p>02/05/2016</text:p>
          </table:table-cell>
          <table:table-cell office:value-type="string">
            <text:p>Projetos enviados para assinatura da gerente regional do escritório do RJ na quarta feira (24/04), protocolo junto a prefeitura do RJ kocorrerá em seguida.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RJL3000013</text:p>
          </table:table-cell>
          <table:table-cell office:value-type="date" office:date-value="2016-05-02">
            <text:p>02/05/2016</text:p>
          </table:table-cell>
          <table:table-cell office:value-type="string">
            <text:p>Projetos enviados para assinatura da gerente regional do escritório do RJ na quarta feira (24/04), protocolo junto a prefeitura do RJ ocorrerá em seguida.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RSL3000002</text:p>
          </table:table-cell>
          <table:table-cell office:value-type="date" office:date-value="2016-05-02">
            <text:p>02/05/2016</text:p>
          </table:table-cell>
          <table:table-cell office:value-type="string">
            <text:p>Em análise do projeto pela Eng. de Acesso.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SPL3000004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SPL3000005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ACL3000001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AML3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DFAC000029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DFAC000031</text:p>
          </table:table-cell>
          <table:table-cell office:value-type="date" office:date-value="2016-05-02">
            <text:p>02/05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DFL3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DFL3000004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DFL3000005</text:p>
          </table:table-cell>
          <table:table-cell office:value-type="date" office:date-value="2016-05-02">
            <text:p>02/05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DFL3000006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DFL3000007</text:p>
          </table:table-cell>
          <table:table-cell office:value-type="date" office:date-value="2016-05-02">
            <text:p>02/05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DFL3000008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DFL3000009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DFL3000011</text:p>
          </table:table-cell>
          <table:table-cell office:value-type="date" office:date-value="2016-05-02">
            <text:p>02/05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GOL3000002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MAL3000001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MTL3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PB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PEL3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RJL3000003</text:p>
          </table:table-cell>
          <table:table-cell office:value-type="date" office:date-value="2016-05-02">
            <text:p>02/05/2016</text:p>
          </table:table-cell>
          <table:table-cell office:value-type="string">
            <text:p>Em obra, previsto conclusão até 05/05.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RJL3000004</text:p>
          </table:table-cell>
          <table:table-cell office:value-type="date" office:date-value="2016-05-02">
            <text:p>02/05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RJL3000005</text:p>
          </table:table-cell>
          <table:table-cell office:value-type="date" office:date-value="2016-05-02">
            <text:p>02/05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RO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TOL300000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DFAC00006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entrega do projeto pelo fornecedor, previsto para até 05/05.</text:p>
          </table:table-cell>
          <table:table-cell/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DFL3000018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MGL3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MGL3000004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MGL3000005</text:p>
          </table:table-cell>
          <table:table-cell office:value-type="date" office:date-value="2016-05-02">
            <text:p>02/05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MGL3000006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MGL3000007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AMAC000002</text:p>
          </table:table-cell>
          <table:table-cell office:value-type="date" office:date-value="2016-05-02">
            <text:p>02/05/2016</text:p>
          </table:table-cell>
          <table:table-cell office:value-type="string">
            <text:p>Remarcado testes, previstos para até 06/05.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MSAC000001</text:p>
          </table:table-cell>
          <table:table-cell office:value-type="date" office:date-value="2016-05-02">
            <text:p>02/05/2016</text:p>
          </table:table-cell>
          <table:table-cell office:value-type="string">
            <text:p>Em obra, programado testes iniciais do CPE para 04/05.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RSAC000011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crongrama do fornecedor de EILD para realização dos testes, em seguida será realizado handover. (previsto para até 06/05)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SCAC000001</text:p>
          </table:table-cell>
          <table:table-cell office:value-type="date" office:date-value="2016-05-02">
            <text:p>02/05/2016</text:p>
          </table:table-cell>
          <table:table-cell office:value-type="string">
            <text:p>Infra no cliente concluída, aguardando cronograma do fornecedor de EILD para início dos testes.</text:p>
          </table:table-cell>
          <table:table-cell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BABL000004</text:p>
          </table:table-cell>
          <table:table-cell office:value-type="date" office:date-value="2016-05-02">
            <text:p>02/05/2016</text:p>
          </table:table-cell>
          <table:table-cell office:value-type="string">
            <text:p>Transito de AS: AS: 64479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MABL000020</text:p>
          </table:table-cell>
          <table:table-cell office:value-type="date" office:date-value="2016-05-02">
            <text:p>02/05/2016</text:p>
          </table:table-cell>
          <table:table-cell office:value-type="string">
            <text:p>Ampliação de 100 para 200 Mbps.</text:p>
          </table:table-cell>
          <table:table-cell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AMTX000005</text:p>
          </table:table-cell>
          <table:table-cell office:value-type="date" office:date-value="2016-05-02">
            <text:p>02/05/2016</text:p>
          </table:table-cell>
          <table:table-cell office:value-type="string">
            <text:p>AM: Link será ativado via DW da arena, acesso ok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RSAC000006</text:p>
          </table:table-cell>
          <table:table-cell office:value-type="date" office:date-value="2016-05-02">
            <text:p>02/05/2016</text:p>
          </table:table-cell>
          <table:table-cell office:value-type="string">
            <text:p>Desbloqueio a pedido da área de arrecadação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DFAC000010</text:p>
          </table:table-cell>
          <table:table-cell office:value-type="date" office:date-value="2016-05-02">
            <text:p>02/05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ALL2000012</text:p>
          </table:table-cell>
          <table:table-cell office:value-type="date" office:date-value="2016-05-02">
            <text:p>02/05/2016</text:p>
          </table:table-cell>
          <table:table-cell office:value-type="string">
            <text:p>AL: Em contratação do fornecedor de EILD (ALOO)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DFAC00004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DFL200003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MGAC000003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MGL2000029</text:p>
          </table:table-cell>
          <table:table-cell office:value-type="date" office:date-value="2016-05-02">
            <text:p>02/05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PAL2000002</text:p>
          </table:table-cell>
          <table:table-cell office:value-type="date" office:date-value="2016-05-02">
            <text:p>02/05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PAL2000003</text:p>
          </table:table-cell>
          <table:table-cell office:value-type="date" office:date-value="2016-05-02">
            <text:p>02/05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PAL2000010</text:p>
          </table:table-cell>
          <table:table-cell office:value-type="date" office:date-value="2016-05-02">
            <text:p>02/05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PAL2000013</text:p>
          </table:table-cell>
          <table:table-cell office:value-type="date" office:date-value="2016-05-02">
            <text:p>02/05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PEL2000006</text:p>
          </table:table-cell>
          <table:table-cell office:value-type="date" office:date-value="2016-05-02">
            <text:p>02/05/2016</text:p>
          </table:table-cell>
          <table:table-cell office:value-type="string">
            <text:p>RCE: Em contratação do fornecedor de EILD</text:p>
          </table:table-cell>
          <table:table-cell/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RJAC000009</text:p>
          </table:table-cell>
          <table:table-cell office:value-type="date" office:date-value="2016-05-02">
            <text:p>02/05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RJL2000011</text:p>
          </table:table-cell>
          <table:table-cell office:value-type="date" office:date-value="2016-05-02">
            <text:p>02/05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RSAC000002</text:p>
          </table:table-cell>
          <table:table-cell office:value-type="date" office:date-value="2016-05-02">
            <text:p>02/05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SCL2000002</text:p>
          </table:table-cell>
          <table:table-cell office:value-type="date" office:date-value="2016-05-02">
            <text:p>02/05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SPL2000001</text:p>
          </table:table-cell>
          <table:table-cell office:value-type="date" office:date-value="2016-05-02">
            <text:p>02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SPL2000017</text:p>
          </table:table-cell>
          <table:table-cell office:value-type="date" office:date-value="2016-05-02">
            <text:p>02/05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RJL3000008</text:p>
          </table:table-cell>
          <table:table-cell office:value-type="date" office:date-value="2016-05-02">
            <text:p>02/05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RJL3000009</text:p>
          </table:table-cell>
          <table:table-cell office:value-type="date" office:date-value="2016-05-02">
            <text:p>02/05/2016</text:p>
          </table:table-cell>
          <table:table-cell office:value-type="string">
            <text:p>Em obra, previsto conclusão do acesso até 06/05.</text:p>
          </table:table-cell>
          <table:table-cell/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MTL2000009</text:p>
          </table:table-cell>
          <table:table-cell office:value-type="date" office:date-value="2016-05-02">
            <text:p>02/05/2016</text:p>
          </table:table-cell>
          <table:table-cell office:value-type="string">
            <text:p>Acesso concluído, aguardo GERT ampliar equipamentos para realizar handover.</text:p>
          </table:table-cell>
          <table:table-cell/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DFAC000053</text:p>
          </table:table-cell>
          <table:table-cell office:value-type="date" office:date-value="2016-05-02">
            <text:p>02/05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21">
            <text:p>2521</text:p>
          </table:table-cell>
          <table:table-cell office:value-type="string">
            <text:p>DFAC000054</text:p>
          </table:table-cell>
          <table:table-cell office:value-type="date" office:date-value="2016-05-02">
            <text:p>02/05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34">
            <text:p>2534</text:p>
          </table:table-cell>
          <table:table-cell office:value-type="string">
            <text:p>PACI000004</text:p>
          </table:table-cell>
          <table:table-cell office:value-type="date" office:date-value="2016-05-02">
            <text:p>02/05/2016</text:p>
          </table:table-cell>
          <table:table-cell office:value-type="string">
            <text:p>Cliente tomou a fibra em Santa Maria. Esperando a Eletronorte aprovar o projeto do cliente em Belém.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RSAC000012</text:p>
          </table:table-cell>
          <table:table-cell office:value-type="date" office:date-value="2016-05-02">
            <text:p>02/05/2016</text:p>
          </table:table-cell>
          <table:table-cell office:value-type="string">
            <text:p>Será protocolado projeto na PUC previsto para até 03/05.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PIL2000002</text:p>
          </table:table-cell>
          <table:table-cell office:value-type="date" office:date-value="2016-04-29">
            <text:p>29/04/2016</text:p>
          </table:table-cell>
          <table:table-cell office:value-type="string">
            <text:p>OS de cancelamento da ativação.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GOBL000032</text:p>
          </table:table-cell>
          <table:table-cell office:value-type="date" office:date-value="2016-04-29">
            <text:p>29/04/2016</text:p>
          </table:table-cell>
          <table:table-cell office:value-type="string">
            <text:p>Ampliação de 110 para 120 Mbps.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OBL000051</text:p>
          </table:table-cell>
          <table:table-cell office:value-type="date" office:date-value="2016-04-28">
            <text:p>28/04/2016</text:p>
          </table:table-cell>
          <table:table-cell office:value-type="string">
            <text:p>Cliente deu o aceite do circuito e encaminhou o Termo assinado com a data do dia 11/04/2016.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PATX000014</text:p>
          </table:table-cell>
          <table:table-cell office:value-type="date" office:date-value="2016-04-28">
            <text:p>28/04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MGBL000005</text:p>
          </table:table-cell>
          <table:table-cell office:value-type="date" office:date-value="2016-04-28">
            <text:p>28/04/2016</text:p>
          </table:table-cell>
          <table:table-cell office:value-type="string">
            <text:p>Banda reduzida de 150 para 10 Mbps.</text:p>
          </table:table-cell>
          <table:table-cell/>
        </table:table-row>
        <table:table-row table:style-name="ro1">
          <table:table-cell office:value-type="float" office:value="2598">
            <text:p>2598</text:p>
          </table:table-cell>
          <table:table-cell office:value-type="string">
            <text:p>PABL000019</text:p>
          </table:table-cell>
          <table:table-cell office:value-type="date" office:date-value="2016-04-28">
            <text:p>28/04/2016</text:p>
          </table:table-cell>
          <table:table-cell office:value-type="string">
            <text:p>Transito de AS: AS: 265175 IPv4: 167.249.208/22 IPv6: 2804:2bc8::/32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DFL3000018</text:p>
          </table:table-cell>
          <table:table-cell office:value-type="date" office:date-value="2016-04-27">
            <text:p>27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MABL000011</text:p>
          </table:table-cell>
          <table:table-cell office:value-type="date" office:date-value="2016-04-27">
            <text:p>27/04/2016</text:p>
          </table:table-cell>
          <table:table-cell office:value-type="string">
            <text:p>Transito de AS: AS: 28246 / IPV4: 187.1.32/20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AMAC000007</text:p>
          </table:table-cell>
          <table:table-cell office:value-type="date" office:date-value="2016-04-27">
            <text:p>27/04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BL000049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BL000028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cliente desde 01/03.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ML2000002</text:p>
          </table:table-cell>
          <table:table-cell office:value-type="date" office:date-value="2016-04-26">
            <text:p>26/04/2016</text:p>
          </table:table-cell>
          <table:table-cell office:value-type="string">
            <text:p>Solicitado que o cliente entre em contato com o NIC.br para pegar o número da porta do equipamento para realizar jumper.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FAC000056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liberação de acesso pelo cliente para inicio das obras (comercial tratando o acesso).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L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ML3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EL3000001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FAC000044</text:p>
          </table:table-cell>
          <table:table-cell office:value-type="date" office:date-value="2016-04-26">
            <text:p>26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FL3000019</text:p>
          </table:table-cell>
          <table:table-cell office:value-type="date" office:date-value="2016-04-26">
            <text:p>26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GOL300000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TL3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AL3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BL300000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EL3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RNL3000001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OL3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L300000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E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IBL000004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de cliente desde 18/03.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BAP200000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cliente desde 09/03.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GOAC00000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PAC00000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PAC000009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ROAC000001</text:p>
          </table:table-cell>
          <table:table-cell office:value-type="date" office:date-value="2016-04-26">
            <text:p>26/04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PP2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TBL000004</text:p>
          </table:table-cell>
          <table:table-cell office:value-type="date" office:date-value="2016-04-26">
            <text:p>26/04/2016</text:p>
          </table:table-cell>
          <table:table-cell office:value-type="string">
            <text:p>Em agendamento de vistorias com o fornecedor de EILD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GOBL000040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cliente desde 17/02.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RJAC000012</text:p>
          </table:table-cell>
          <table:table-cell office:value-type="date" office:date-value="2016-04-26">
            <text:p>26/04/2016</text:p>
          </table:table-cell>
          <table:table-cell office:value-type="string">
            <text:p>Projeto em análise da equipe comercial do escritório regional do RJ, previsto retorno para GERA para semana do dia 11/04.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PATX000007</text:p>
          </table:table-cell>
          <table:table-cell office:value-type="date" office:date-value="2016-04-26">
            <text:p>26/04/2016</text:p>
          </table:table-cell>
          <table:table-cell office:value-type="string">
            <text:p>Continuamos aguardando PROA do Cliente.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CBL000003</text:p>
          </table:table-cell>
          <table:table-cell office:value-type="date" office:date-value="2016-04-26">
            <text:p>26/04/2016</text:p>
          </table:table-cell>
          <table:table-cell office:value-type="string">
            <text:p>Em análise de projeto cliente (PROA)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RSL200000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cliente PROCERGS autorizar execução do jumper.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PIBL000006</text:p>
          </table:table-cell>
          <table:table-cell office:value-type="date" office:date-value="2016-04-26">
            <text:p>26/04/2016</text:p>
          </table:table-cell>
          <table:table-cell office:value-type="string">
            <text:p>Devolvido PROA para cliente realizar adequações desde 18/04.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PABL00003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cliente desde 30/03.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RNP2000001</text:p>
          </table:table-cell>
          <table:table-cell office:value-type="date" office:date-value="2016-04-26">
            <text:p>26/04/2016</text:p>
          </table:table-cell>
          <table:table-cell office:value-type="string">
            <text:p>Ata disponível para a região de RN. Solicitado para eng. fibra a construção da caixa R2 com caixa de EO no POP RNSNZ0PP001 (Santa Cruz)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DFAC000045</text:p>
          </table:table-cell>
          <table:table-cell office:value-type="date" office:date-value="2016-04-26">
            <text:p>26/04/2016</text:p>
          </table:table-cell>
          <table:table-cell office:value-type="string">
            <text:p>Cliente não está disponível para fazer os testes nessa semana. Demanda encaminhada para a Comercial.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DFL200003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RSL2000007</text:p>
          </table:table-cell>
          <table:table-cell office:value-type="date" office:date-value="2016-04-26">
            <text:p>26/04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RSL2000008</text:p>
          </table:table-cell>
          <table:table-cell office:value-type="date" office:date-value="2016-04-26">
            <text:p>26/04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PABL000027</text:p>
          </table:table-cell>
          <table:table-cell office:value-type="date" office:date-value="2016-04-26">
            <text:p>26/04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EP2000001</text:p>
          </table:table-cell>
          <table:table-cell office:value-type="date" office:date-value="2016-04-26">
            <text:p>26/04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EP2000002</text:p>
          </table:table-cell>
          <table:table-cell office:value-type="date" office:date-value="2016-04-26">
            <text:p>26/04/2016</text:p>
          </table:table-cell>
          <table:table-cell office:value-type="string">
            <text:p>Realizado jumper na ponta da ALOG. Aguardando projeto de abordagem da ponta B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FBL000023</text:p>
          </table:table-cell>
          <table:table-cell office:value-type="date" office:date-value="2016-04-26">
            <text:p>26/04/2016</text:p>
          </table:table-cell>
          <table:table-cell office:value-type="string">
            <text:p>Encaminhada OS e VTA para a Engenharia.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TOBL00005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MTTX000010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disponibilidade do cliente para realizar fusões em Coxipó.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AL2000011</text:p>
          </table:table-cell>
          <table:table-cell office:value-type="date" office:date-value="2016-04-26">
            <text:p>26/04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PATX000015</text:p>
          </table:table-cell>
          <table:table-cell office:value-type="date" office:date-value="2016-04-26">
            <text:p>26/04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RSBL000013</text:p>
          </table:table-cell>
          <table:table-cell office:value-type="date" office:date-value="2016-04-26">
            <text:p>26/04/2016</text:p>
          </table:table-cell>
          <table:table-cell office:value-type="string">
            <text:p>Recebido OS retificada. Pendências de informações.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GOBL000038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cliente desde 05/02.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TOBL00005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cliente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MGL2000028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desde 19/04.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MGP2000004</text:p>
          </table:table-cell>
          <table:table-cell office:value-type="date" office:date-value="2016-04-26">
            <text:p>26/04/2016</text:p>
          </table:table-cell>
          <table:table-cell office:value-type="string">
            <text:p>Solicitado que o cliente inicie as tratativas com NIC.br para concluir sua conexão ao PIX Telebras.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ESBL000007</text:p>
          </table:table-cell>
          <table:table-cell office:value-type="date" office:date-value="2016-04-26">
            <text:p>26/04/2016</text:p>
          </table:table-cell>
          <table:table-cell office:value-type="string">
            <text:p>Recebido e aprovado o PROA. Aguardando relatório do teste de OTDR por envolver distância maior que 20 km.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BA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PAL300000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PEL3000005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SPL3000004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SPL3000005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ACL3000001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AML3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DFAC000029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DFAC000031</text:p>
          </table:table-cell>
          <table:table-cell office:value-type="date" office:date-value="2016-04-26">
            <text:p>26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DFL3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DFL3000004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DFL3000005</text:p>
          </table:table-cell>
          <table:table-cell office:value-type="date" office:date-value="2016-04-26">
            <text:p>26/04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DFL3000006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DFL3000007</text:p>
          </table:table-cell>
          <table:table-cell office:value-type="date" office:date-value="2016-04-26">
            <text:p>26/04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DFL3000008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DFL3000009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DFL3000011</text:p>
          </table:table-cell>
          <table:table-cell office:value-type="date" office:date-value="2016-04-26">
            <text:p>26/04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GOL3000002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MAL3000001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MTL3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PB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PEL3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RJL3000004</text:p>
          </table:table-cell>
          <table:table-cell office:value-type="date" office:date-value="2016-04-26">
            <text:p>26/04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RO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OL3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MGL3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MGL3000004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MGL3000005</text:p>
          </table:table-cell>
          <table:table-cell office:value-type="date" office:date-value="2016-04-26">
            <text:p>26/04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MGL3000007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BAP2000001</text:p>
          </table:table-cell>
          <table:table-cell office:value-type="date" office:date-value="2016-04-26">
            <text:p>26/04/2016</text:p>
          </table:table-cell>
          <table:table-cell office:value-type="string">
            <text:p>Será negociado com o cliente ativação para início de julho (ampliação de banda na Alog Barueri)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RSP2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jeto de abordagem cliente desde 08/03.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RSBL000015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desde 08/04.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ALP2000001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ampliação da capacidade na ALOG Barueri. Previsão até julho.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MAL2000007</text:p>
          </table:table-cell>
          <table:table-cell office:value-type="date" office:date-value="2016-04-26">
            <text:p>26/04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MAL2000008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da ponta de Grajaú e Aguardando projeto lógico pela GERT.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DFAC000010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RSL2000012</text:p>
          </table:table-cell>
          <table:table-cell office:value-type="date" office:date-value="2016-04-26">
            <text:p>26/04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RSL2000013</text:p>
          </table:table-cell>
          <table:table-cell office:value-type="date" office:date-value="2016-04-26">
            <text:p>26/04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OL2000012</text:p>
          </table:table-cell>
          <table:table-cell office:value-type="date" office:date-value="2016-04-26">
            <text:p>26/04/2016</text:p>
          </table:table-cell>
          <table:table-cell office:value-type="string">
            <text:p>Solicitado que o cliente inicie as tratativas com NIC.br para pegar posição de jumper no PTT DF.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GOBL000039</text:p>
          </table:table-cell>
          <table:table-cell office:value-type="date" office:date-value="2016-04-26">
            <text:p>26/04/2016</text:p>
          </table:table-cell>
          <table:table-cell office:value-type="string">
            <text:p>Cliente solicita que a ativação seja realizada em 11/05. Em configuração de novo CPE para envio.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DFAC00004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DFL200003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MGAC000003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PAAC000001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PAL2000002</text:p>
          </table:table-cell>
          <table:table-cell office:value-type="date" office:date-value="2016-04-26">
            <text:p>26/04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PAL2000003</text:p>
          </table:table-cell>
          <table:table-cell office:value-type="date" office:date-value="2016-04-26">
            <text:p>26/04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RSAC000002</text:p>
          </table:table-cell>
          <table:table-cell office:value-type="date" office:date-value="2016-04-26">
            <text:p>26/04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448">
            <text:p>2448</text:p>
          </table:table-cell>
          <table:table-cell office:value-type="string">
            <text:p>TOBL000014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PROA cliente desde 26/01.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 office:value-type="string">
            <text:p>ESBL000005</text:p>
          </table:table-cell>
          <table:table-cell office:value-type="date" office:date-value="2016-04-26">
            <text:p>26/04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PABL000033</text:p>
          </table:table-cell>
          <table:table-cell office:value-type="date" office:date-value="2016-04-26">
            <text:p>26/04/2016</text:p>
          </table:table-cell>
          <table:table-cell office:value-type="string">
            <text:p>Aguardando cliente concluir o lançamento de FO até a estação Telebras. 19/04/2016</text:p>
          </table:table-cell>
          <table:table-cell/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GOBL000036</text:p>
          </table:table-cell>
          <table:table-cell office:value-type="date" office:date-value="2016-04-26">
            <text:p>26/04/2016</text:p>
          </table:table-cell>
          <table:table-cell office:value-type="string">
            <text:p>Trecho Rio Verde e Cuiabá em aceitação pela O&amp;M.</text:p>
          </table:table-cell>
          <table:table-cell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DFAC000053</text:p>
          </table:table-cell>
          <table:table-cell office:value-type="date" office:date-value="2016-04-26">
            <text:p>26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22">
            <text:p>2522</text:p>
          </table:table-cell>
          <table:table-cell office:value-type="string">
            <text:p>DFAC000054</text:p>
          </table:table-cell>
          <table:table-cell office:value-type="date" office:date-value="2016-04-26">
            <text:p>26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35">
            <text:p>2535</text:p>
          </table:table-cell>
          <table:table-cell office:value-type="string">
            <text:p>PACI000004</text:p>
          </table:table-cell>
          <table:table-cell office:value-type="date" office:date-value="2016-04-26">
            <text:p>26/04/2016</text:p>
          </table:table-cell>
          <table:table-cell office:value-type="string">
            <text:p>Cliente tomou a fibra em Santa Maria. Esperando a Eletronorte aprovar o projeto do cliente em Belém.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GOBL000037</text:p>
          </table:table-cell>
          <table:table-cell office:value-type="date" office:date-value="2016-04-26">
            <text:p>26/04/2016</text:p>
          </table:table-cell>
          <table:table-cell office:value-type="string">
            <text:p>Trecho Rio Verde e Cuiabá em aceitação pela O&amp;M.</text:p>
          </table:table-cell>
          <table:table-cell/>
        </table:table-row>
        <table:table-row table:style-name="ro1">
          <table:table-cell office:value-type="float" office:value="2581">
            <text:p>2581</text:p>
          </table:table-cell>
          <table:table-cell office:value-type="string">
            <text:p>MGP2000005</text:p>
          </table:table-cell>
          <table:table-cell office:value-type="date" office:date-value="2016-04-26">
            <text:p>26/04/2016</text:p>
          </table:table-cell>
          <table:table-cell office:value-type="string">
            <text:p>Em revisão de PROA pelo cliente, em paralelo está sendo realizado o levantamento da ocupação da torre de São José da Barra (MGSJBA0TR001).</text:p>
          </table:table-cell>
          <table:table-cell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ESBL000006</text:p>
          </table:table-cell>
          <table:table-cell office:value-type="date" office:date-value="2016-04-26">
            <text:p>26/04/2016</text:p>
          </table:table-cell>
          <table:table-cell office:value-type="string">
            <text:p>Cliente deu o aceite nos testes de ampliação de banda.</text:p>
          </table:table-cell>
          <table:table-cell/>
        </table:table-row>
        <table:table-row table:style-name="ro1">
          <table:table-cell office:value-type="float" office:value="2607">
            <text:p>2607</text:p>
          </table:table-cell>
          <table:table-cell office:value-type="string">
            <text:p>RSL2000016</text:p>
          </table:table-cell>
          <table:table-cell office:value-type="date" office:date-value="2016-04-26">
            <text:p>26/04/2016</text:p>
          </table:table-cell>
          <table:table-cell office:value-type="string">
            <text:p>POP de Rio Grande: Enviado solicitação para ELS das posições para realização de jumpers entre equipamentos. Ponta POA: Solicitado que o cliente interaja com o NIC.br para fornecimento de posição para jumper.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IL3000001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RJL3000007</text:p>
          </table:table-cell>
          <table:table-cell office:value-type="date" office:date-value="2016-04-25">
            <text:p>25/04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FAC000052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RJL2000015</text:p>
          </table:table-cell>
          <table:table-cell office:value-type="date" office:date-value="2016-04-25">
            <text:p>25/04/2016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CBL000003</text:p>
          </table:table-cell>
          <table:table-cell office:value-type="date" office:date-value="2016-04-25">
            <text:p>25/04/2016</text:p>
          </table:table-cell>
          <table:table-cell office:value-type="string">
            <text:p>Encaminhada OS e VTA para Engenharia.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CEAC000006</text:p>
          </table:table-cell>
          <table:table-cell office:value-type="date" office:date-value="2016-04-25">
            <text:p>25/04/2016</text:p>
          </table:table-cell>
          <table:table-cell office:value-type="string">
            <text:p>Em análise dos custos do fornecedor de EILD para iniciar contratação.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ACL3000002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AML3000004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DFL3000023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9/04.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DFL3000024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9/04.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DFL3000025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8/04.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DFL3000026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8/04.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DFL3000027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8/04.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DFL3000028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8/04.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MAL3000002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MGL3000008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6/04.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TL3000004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PEL3000004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RJL3000010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8/04.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RJL3000011</text:p>
          </table:table-cell>
          <table:table-cell office:value-type="date" office:date-value="2016-04-25">
            <text:p>25/04/2016</text:p>
          </table:table-cell>
          <table:table-cell office:value-type="string">
            <text:p>Vistoria agendada para 29/04.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EL3000002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TOL3000002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TOL3000003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TOL3000004</text:p>
          </table:table-cell>
          <table:table-cell office:value-type="date" office:date-value="2016-04-25">
            <text:p>25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DFL3000029</text:p>
          </table:table-cell>
          <table:table-cell office:value-type="date" office:date-value="2016-04-25">
            <text:p>25/04/2016</text:p>
          </table:table-cell>
          <table:table-cell office:value-type="string">
            <text:p>Projeto aprovado, previsto início da execução para segunda quinzena de maio (depende de aditivo de contrato).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DFL3000030</text:p>
          </table:table-cell>
          <table:table-cell office:value-type="date" office:date-value="2016-04-25">
            <text:p>25/04/2016</text:p>
          </table:table-cell>
          <table:table-cell office:value-type="string">
            <text:p>Projeto aprovado, previsto início da execução para segunda quinzena de maio (depende de aditivo de contrato).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MGL3000009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entrega do projeto pelo fornecedor de FO, previsto para 26/04.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RJL3000012</text:p>
          </table:table-cell>
          <table:table-cell office:value-type="date" office:date-value="2016-04-25">
            <text:p>25/04/2016</text:p>
          </table:table-cell>
          <table:table-cell office:value-type="string">
            <text:p>Projetos enviados para assinatura da gerente regional do escritório do RJ na quarta feira (24/04), protocolo junto a prefeitura do RJ na semana do dia 25/04.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RJL3000013</text:p>
          </table:table-cell>
          <table:table-cell office:value-type="date" office:date-value="2016-04-25">
            <text:p>25/04/2016</text:p>
          </table:table-cell>
          <table:table-cell office:value-type="string">
            <text:p>Projetos enviados para assinatura da gerente regional do escritório do RJ na quarta feira (24/04), protocolo junto a prefeitura do RJ na semana do dia 25/04.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RSL3000002</text:p>
          </table:table-cell>
          <table:table-cell office:value-type="date" office:date-value="2016-04-25">
            <text:p>25/04/2016</text:p>
          </table:table-cell>
          <table:table-cell office:value-type="string">
            <text:p>Em revisão de projeto pelo fornedor, previsto retorno para até 29/04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RJL3000003</text:p>
          </table:table-cell>
          <table:table-cell office:value-type="date" office:date-value="2016-04-25">
            <text:p>25/04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RJL3000005</text:p>
          </table:table-cell>
          <table:table-cell office:value-type="date" office:date-value="2016-04-25">
            <text:p>25/04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DFAC000061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entrega do projeto pelo fornecedor de FO, previsto para até 29/04.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MGL3000006</text:p>
          </table:table-cell>
          <table:table-cell office:value-type="date" office:date-value="2016-04-25">
            <text:p>25/04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AMAC000002</text:p>
          </table:table-cell>
          <table:table-cell office:value-type="date" office:date-value="2016-04-25">
            <text:p>25/04/2016</text:p>
          </table:table-cell>
          <table:table-cell office:value-type="string">
            <text:p>Finalizando instalação em 25/04, previsto handover para 26/04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MAAC000004</text:p>
          </table:table-cell>
          <table:table-cell office:value-type="date" office:date-value="2016-04-25">
            <text:p>25/04/2016</text:p>
          </table:table-cell>
          <table:table-cell office:value-type="string">
            <text:p>Definido caixa de EO a 1km do POP de São Luiz para o Fornecedor de EILD realizar as fusões, será encaminhado as coordenadas para obter prazo para agendamento das fusões.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MSAC000001</text:p>
          </table:table-cell>
          <table:table-cell office:value-type="date" office:date-value="2016-04-25">
            <text:p>25/04/2016</text:p>
          </table:table-cell>
          <table:table-cell office:value-type="string">
            <text:p>Instalação do equipamento Telebras/Oi para 28/04, previsto handover para 29/04.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PAAC000007</text:p>
          </table:table-cell>
          <table:table-cell office:value-type="date" office:date-value="2016-04-25">
            <text:p>25/04/2016</text:p>
          </table:table-cell>
          <table:table-cell office:value-type="string">
            <text:p>Agendado instalação dos equipamentos Telebras/Mob para 29/04.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RJAC000010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cronograma de obra fornecedor de EILD, previsto para até 26/04.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RSAC000011</text:p>
          </table:table-cell>
          <table:table-cell office:value-type="date" office:date-value="2016-04-25">
            <text:p>25/04/2016</text:p>
          </table:table-cell>
          <table:table-cell office:value-type="string">
            <text:p>Em obra do acesso, previsto conclusão para 29/04.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SCAC000001</text:p>
          </table:table-cell>
          <table:table-cell office:value-type="date" office:date-value="2016-04-25">
            <text:p>25/04/2016</text:p>
          </table:table-cell>
          <table:table-cell office:value-type="string">
            <text:p>Pendência cliente, aguardando solução do furo na laje para passagem do cabo de FO</text:p>
          </table:table-cell>
          <table:table-cell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SPAC000007</text:p>
          </table:table-cell>
          <table:table-cell office:value-type="date" office:date-value="2016-04-25">
            <text:p>25/04/2016</text:p>
          </table:table-cell>
          <table:table-cell office:value-type="string">
            <text:p>Aguardando teste de RFC do fornecedor de EILD, previsto handover até 02/05.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PAC000008</text:p>
          </table:table-cell>
          <table:table-cell office:value-type="date" office:date-value="2016-04-25">
            <text:p>25/04/2016</text:p>
          </table:table-cell>
          <table:table-cell office:value-type="string">
            <text:p>Fornecedor de EILD (Vogel) irá enviar até 26/04 cronograma da obra com dados da equipe e documento informando que obra da calçada será reurbanizada após obra.</text:p>
          </table:table-cell>
          <table:table-cell/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AMTX000005</text:p>
          </table:table-cell>
          <table:table-cell office:value-type="date" office:date-value="2016-04-25">
            <text:p>25/04/2016</text:p>
          </table:table-cell>
          <table:table-cell office:value-type="string">
            <text:p>AM: Link será ativado via DW da arena, será realizado teste de OTDR entre refinaria e arena, previsto teste para até 29/04.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ALL2000012</text:p>
          </table:table-cell>
          <table:table-cell office:value-type="date" office:date-value="2016-04-25">
            <text:p>25/04/2016</text:p>
          </table:table-cell>
          <table:table-cell office:value-type="string">
            <text:p>AL: Em contratação do fornecedor de EILD (ALOO)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MGL2000029</text:p>
          </table:table-cell>
          <table:table-cell office:value-type="date" office:date-value="2016-04-25">
            <text:p>25/04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PAL2000010</text:p>
          </table:table-cell>
          <table:table-cell office:value-type="date" office:date-value="2016-04-25">
            <text:p>25/04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PAL2000013</text:p>
          </table:table-cell>
          <table:table-cell office:value-type="date" office:date-value="2016-04-25">
            <text:p>25/04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PEL2000006</text:p>
          </table:table-cell>
          <table:table-cell office:value-type="date" office:date-value="2016-04-25">
            <text:p>25/04/2016</text:p>
          </table:table-cell>
          <table:table-cell office:value-type="string">
            <text:p>RCE: Em contratação do fornecedor de EILD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RJAC000009</text:p>
          </table:table-cell>
          <table:table-cell office:value-type="date" office:date-value="2016-04-25">
            <text:p>25/04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RJL2000011</text:p>
          </table:table-cell>
          <table:table-cell office:value-type="date" office:date-value="2016-04-25">
            <text:p>25/04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SCL2000002</text:p>
          </table:table-cell>
          <table:table-cell office:value-type="date" office:date-value="2016-04-25">
            <text:p>25/04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SPL2000001</text:p>
          </table:table-cell>
          <table:table-cell office:value-type="date" office:date-value="2016-04-25">
            <text:p>25/04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SPL2000017</text:p>
          </table:table-cell>
          <table:table-cell office:value-type="date" office:date-value="2016-04-25">
            <text:p>25/04/2016</text:p>
          </table:table-cell>
          <table:table-cell office:value-type="string">
            <text:p>SPO: Aguardando PPI do fornecedor de EILD</text:p>
          </table:table-cell>
          <table:table-cell/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RJL3000008</text:p>
          </table:table-cell>
          <table:table-cell office:value-type="date" office:date-value="2016-04-25">
            <text:p>25/04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RJL3000009</text:p>
          </table:table-cell>
          <table:table-cell office:value-type="date" office:date-value="2016-04-25">
            <text:p>25/04/2016</text:p>
          </table:table-cell>
          <table:table-cell office:value-type="string">
            <text:p>Em obra, aguardando cronograma de conclusão.</text:p>
          </table:table-cell>
          <table:table-cell/>
        </table:table-row>
        <table:table-row table:style-name="ro1">
          <table:table-cell office:value-type="float" office:value="2473">
            <text:p>2473</text:p>
          </table:table-cell>
          <table:table-cell office:value-type="string">
            <text:p>MTL2000009</text:p>
          </table:table-cell>
          <table:table-cell office:value-type="date" office:date-value="2016-04-25">
            <text:p>25/04/2016</text:p>
          </table:table-cell>
          <table:table-cell office:value-type="string">
            <text:p>Acesso concluído, aguardo GERT ampliar equipamentos para realizar handover.</text:p>
          </table:table-cell>
          <table:table-cell/>
        </table:table-row>
        <table:table-row table:style-name="ro1">
          <table:table-cell office:value-type="float" office:value="2563">
            <text:p>2563</text:p>
          </table:table-cell>
          <table:table-cell office:value-type="string">
            <text:p>PIBL000003</text:p>
          </table:table-cell>
          <table:table-cell office:value-type="date" office:date-value="2016-04-25">
            <text:p>25/04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RSAC000012</text:p>
          </table:table-cell>
          <table:table-cell office:value-type="date" office:date-value="2016-04-25">
            <text:p>25/04/2016</text:p>
          </table:table-cell>
          <table:table-cell office:value-type="string">
            <text:p>Obra iniciada em 25/04, previsto conclusão para 06/05.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SBL000008</text:p>
          </table:table-cell>
          <table:table-cell office:value-type="date" office:date-value="2016-04-22">
            <text:p>22/04/2016</text:p>
          </table:table-cell>
          <table:table-cell office:value-type="string">
            <text:p>Ativação agendada para 25/04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SBL000008</text:p>
          </table:table-cell>
          <table:table-cell office:value-type="date" office:date-value="2016-04-22">
            <text:p>22/04/2016</text:p>
          </table:table-cell>
          <table:table-cell office:value-type="string">
            <text:p>Configuração executada.</text:p>
          </table:table-cell>
          <table:table-cell/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MABL000023</text:p>
          </table:table-cell>
          <table:table-cell office:value-type="date" office:date-value="2016-04-22">
            <text:p>22/04/2016</text:p>
          </table:table-cell>
          <table:table-cell office:value-type="string">
            <text:p>Pedido de desativação do circuito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TOBL000051</text:p>
          </table:table-cell>
          <table:table-cell office:value-type="date" office:date-value="2016-04-20">
            <text:p>20/04/2016</text:p>
          </table:table-cell>
          <table:table-cell office:value-type="string">
            <text:p>Aberta a ocorrência 16986 para os testes com o Mikrotic do cliente.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DFAC000039</text:p>
          </table:table-cell>
          <table:table-cell office:value-type="date" office:date-value="2016-04-20">
            <text:p>20/04/2016</text:p>
          </table:table-cell>
          <table:table-cell office:value-type="string">
            <text:p>Mudança de Rota Estática para BGP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DFAC000022</text:p>
          </table:table-cell>
          <table:table-cell office:value-type="date" office:date-value="2016-04-20">
            <text:p>20/04/2016</text:p>
          </table:table-cell>
          <table:table-cell office:value-type="string">
            <text:p>Inclusão de bloco IPV6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TOBL000048</text:p>
          </table:table-cell>
          <table:table-cell office:value-type="date" office:date-value="2016-04-20">
            <text:p>20/04/2016</text:p>
          </table:table-cell>
          <table:table-cell office:value-type="string">
            <text:p>Realizado pedido de liberação junto aos peerings.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BABL000002</text:p>
          </table:table-cell>
          <table:table-cell office:value-type="date" office:date-value="2016-04-20">
            <text:p>20/04/2016</text:p>
          </table:table-cell>
          <table:table-cell office:value-type="string">
            <text:p>Pedido de liberação aos peerings de bloco IPv6 do cliente, projeto já contempla o bloco IPv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BL000049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BL000028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ML2000002</text:p>
          </table:table-cell>
          <table:table-cell office:value-type="date" office:date-value="2016-04-19">
            <text:p>19/04/2016</text:p>
          </table:table-cell>
          <table:table-cell office:value-type="string">
            <text:p>Solicitado que o cliente entre em contato com o NIC.br para pegar o número da porta do equipamento para realizar jumper.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OBL000002</text:p>
          </table:table-cell>
          <table:table-cell office:value-type="date" office:date-value="2016-04-19">
            <text:p>19/04/2016</text:p>
          </table:table-cell>
          <table:table-cell office:value-type="string">
            <text:p>Transito de AS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GP2000006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rádio cliente desde 08/03.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GP2000006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rádio cliente.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IBL000004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abordagem de cliente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BAP2000003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abordagem cliente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GOAC000002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PAC000003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PAC000009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ROAC000001</text:p>
          </table:table-cell>
          <table:table-cell office:value-type="date" office:date-value="2016-04-19">
            <text:p>19/04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PP2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MTBL000004</text:p>
          </table:table-cell>
          <table:table-cell office:value-type="date" office:date-value="2016-04-19">
            <text:p>19/04/2016</text:p>
          </table:table-cell>
          <table:table-cell office:value-type="string">
            <text:p>Em agendamento de vistorias com o fornecedor de EILD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GOBL000040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RJAC000012</text:p>
          </table:table-cell>
          <table:table-cell office:value-type="date" office:date-value="2016-04-19">
            <text:p>19/04/2016</text:p>
          </table:table-cell>
          <table:table-cell office:value-type="string">
            <text:p>Projeto em análise da equipe comercial do escritório regional do RJ, previsto retorno para GERA para semana do dia 11/04.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PATX000007</text:p>
          </table:table-cell>
          <table:table-cell office:value-type="date" office:date-value="2016-04-19">
            <text:p>19/04/2016</text:p>
          </table:table-cell>
          <table:table-cell office:value-type="string">
            <text:p>Continuamos aguardando PROA do Cliente.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RSL2000002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cliente PROCERGS autorizar execução do jumper.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PIBL000006</text:p>
          </table:table-cell>
          <table:table-cell office:value-type="date" office:date-value="2016-04-19">
            <text:p>19/04/2016</text:p>
          </table:table-cell>
          <table:table-cell office:value-type="string">
            <text:p>Devolvido PROA para cliente realizar adequações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PABL000032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RNP2000001</text:p>
          </table:table-cell>
          <table:table-cell office:value-type="date" office:date-value="2016-04-19">
            <text:p>19/04/2016</text:p>
          </table:table-cell>
          <table:table-cell office:value-type="string">
            <text:p>Ata disponível para a região de RN. Solicitado para eng. fibra a construção da caixa R2 com caixa de EO no POP RNSNZ0PP001 (Santa Cruz)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DFAC000045</text:p>
          </table:table-cell>
          <table:table-cell office:value-type="date" office:date-value="2016-04-19">
            <text:p>19/04/2016</text:p>
          </table:table-cell>
          <table:table-cell office:value-type="string">
            <text:p>Cliente não está disponível para fazer os testes nessa semana. Demanda encaminhada para a Comercial.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RSL2000007</text:p>
          </table:table-cell>
          <table:table-cell office:value-type="date" office:date-value="2016-04-19">
            <text:p>19/04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RSL2000008</text:p>
          </table:table-cell>
          <table:table-cell office:value-type="date" office:date-value="2016-04-19">
            <text:p>19/04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PABL000027</text:p>
          </table:table-cell>
          <table:table-cell office:value-type="date" office:date-value="2016-04-19">
            <text:p>19/04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TOBL000052</text:p>
          </table:table-cell>
          <table:table-cell office:value-type="date" office:date-value="2016-04-19">
            <text:p>19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MTTX000010</text:p>
          </table:table-cell>
          <table:table-cell office:value-type="date" office:date-value="2016-04-19">
            <text:p>19/04/2016</text:p>
          </table:table-cell>
          <table:table-cell office:value-type="string">
            <text:p>Ponta Coxipo: Em agendamento de fusões, Jumper ok. Ponta Brasilia: Em agendamento de fusões e jumpers.</text:p>
          </table:table-cell>
          <table:table-cell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AL2000011</text:p>
          </table:table-cell>
          <table:table-cell office:value-type="date" office:date-value="2016-04-19">
            <text:p>19/04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PATX000015</text:p>
          </table:table-cell>
          <table:table-cell office:value-type="date" office:date-value="2016-04-19">
            <text:p>19/04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RSBL000013</text:p>
          </table:table-cell>
          <table:table-cell office:value-type="date" office:date-value="2016-04-19">
            <text:p>19/04/2016</text:p>
          </table:table-cell>
          <table:table-cell office:value-type="string">
            <text:p>Recebido OS retificada. Pendências de informações.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OBL000038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MGL2000028</text:p>
          </table:table-cell>
          <table:table-cell office:value-type="date" office:date-value="2016-04-19">
            <text:p>19/04/2016</text:p>
          </table:table-cell>
          <table:table-cell office:value-type="string">
            <text:p>Vistoria realizada. Aguardando PROA.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MGP2000004</text:p>
          </table:table-cell>
          <table:table-cell office:value-type="date" office:date-value="2016-04-19">
            <text:p>19/04/2016</text:p>
          </table:table-cell>
          <table:table-cell office:value-type="string">
            <text:p>Solicitado que o cliente inicie as tratativas com NIC.br para concluir sua conexão ao PIX Telebras.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ESBL000007</text:p>
          </table:table-cell>
          <table:table-cell office:value-type="date" office:date-value="2016-04-19">
            <text:p>19/04/2016</text:p>
          </table:table-cell>
          <table:table-cell office:value-type="string">
            <text:p>Recebido e aprovado o PROA. Aguardando relatório do teste de OTDR por envolver distância maior que 20 km.</text:p>
          </table:table-cell>
          <table:table-cell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PECI000008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GERT instalar DGO na ponta de Camaragibe.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PECI000009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GERT instalar DGO na ponta de Camaragibe.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PECI000010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GERT instalar DGO na ponta de Camaragibe.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PAL3000003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PEL3000005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PL3000004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SPL3000005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ACL3000001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DFL3000007</text:p>
          </table:table-cell>
          <table:table-cell office:value-type="date" office:date-value="2016-04-19">
            <text:p>19/04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DFL3000009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GOL3000002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MTL3000002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PBL3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ROL3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TOL3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DFL3000018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MGL3000003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MGL3000005</text:p>
          </table:table-cell>
          <table:table-cell office:value-type="date" office:date-value="2016-04-19">
            <text:p>19/04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MGL3000007</text:p>
          </table:table-cell>
          <table:table-cell office:value-type="date" office:date-value="2016-04-19">
            <text:p>19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AMAC000002</text:p>
          </table:table-cell>
          <table:table-cell office:value-type="date" office:date-value="2016-04-19">
            <text:p>19/04/2016</text:p>
          </table:table-cell>
          <table:table-cell office:value-type="string">
            <text:p>Finalizando teste do CPE para <text:s/>realizar handover para operação.</text:p>
          </table:table-cell>
          <table:table-cell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BAP2000001</text:p>
          </table:table-cell>
          <table:table-cell office:value-type="date" office:date-value="2016-04-19">
            <text:p>19/04/2016</text:p>
          </table:table-cell>
          <table:table-cell office:value-type="string">
            <text:p>Será negociado com o cliente ativação para início de julho (ampliação de banda na Alog Barueri)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RSP2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jeto de abordagem cliente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RSBL000015</text:p>
          </table:table-cell>
          <table:table-cell office:value-type="date" office:date-value="2016-04-19">
            <text:p>19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ALP2000001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ampliação da capacidade na ALOG Barueri. Previsão 90 dias.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MAL2000007</text:p>
          </table:table-cell>
          <table:table-cell office:value-type="date" office:date-value="2016-04-19">
            <text:p>19/04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DFAC000010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RSL2000012</text:p>
          </table:table-cell>
          <table:table-cell office:value-type="date" office:date-value="2016-04-19">
            <text:p>19/04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RSL2000013</text:p>
          </table:table-cell>
          <table:table-cell office:value-type="date" office:date-value="2016-04-19">
            <text:p>19/04/2016</text:p>
          </table:table-cell>
          <table:table-cell office:value-type="string">
            <text:p>Atendimento é sinalizado como inviável por parte da equipe da ELS por envolver estação de terceiros.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OL2000012</text:p>
          </table:table-cell>
          <table:table-cell office:value-type="date" office:date-value="2016-04-19">
            <text:p>19/04/2016</text:p>
          </table:table-cell>
          <table:table-cell office:value-type="string">
            <text:p>Questionado o comercial sobre como ficará a ativação do cliente, uma vez que o cliente ABC WIFI será ativo pelo PTT DF.</text:p>
          </table:table-cell>
          <table:table-cell/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TOBL000014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ESBL000005</text:p>
          </table:table-cell>
          <table:table-cell office:value-type="date" office:date-value="2016-04-19">
            <text:p>19/04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GOBL000036</text:p>
          </table:table-cell>
          <table:table-cell office:value-type="date" office:date-value="2016-04-19">
            <text:p>19/04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DFAC000053</text:p>
          </table:table-cell>
          <table:table-cell office:value-type="date" office:date-value="2016-04-19">
            <text:p>19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DFAC000054</text:p>
          </table:table-cell>
          <table:table-cell office:value-type="date" office:date-value="2016-04-19">
            <text:p>19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49">
            <text:p>2549</text:p>
          </table:table-cell>
          <table:table-cell office:value-type="string">
            <text:p>GOBL000037</text:p>
          </table:table-cell>
          <table:table-cell office:value-type="date" office:date-value="2016-04-19">
            <text:p>19/04/2016</text:p>
          </table:table-cell>
          <table:table-cell office:value-type="string">
            <text:p>Aguardando conclusão da obra da GVT para realizar handover.</text:p>
          </table:table-cell>
          <table:table-cell/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MGP2000005</text:p>
          </table:table-cell>
          <table:table-cell office:value-type="date" office:date-value="2016-04-19">
            <text:p>19/04/2016</text:p>
          </table:table-cell>
          <table:table-cell office:value-type="string">
            <text:p>Em revisão de PROA pelo cliente, em paralelo está sendo realizado o levantamento da ocupação da torre de São José da Barra (MGSJBA0TR001).</text:p>
          </table:table-cell>
          <table:table-cell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SL2000016</text:p>
          </table:table-cell>
          <table:table-cell office:value-type="date" office:date-value="2016-04-19">
            <text:p>19/04/2016</text:p>
          </table:table-cell>
          <table:table-cell office:value-type="string">
            <text:p>Enviado solicitação para ELS das posições para realização de jumpers entre equipamentos, no POP de Rio Grande. Solicitado PROA da Ponta de PO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BL000050</text:p>
          </table:table-cell>
          <table:table-cell office:value-type="date" office:date-value="2016-04-18">
            <text:p>18/04/2016</text:p>
          </table:table-cell>
          <table:table-cell office:value-type="string">
            <text:p>Agendado ativação do circuito para dia 25/0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FAC000056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liberação de acesso pelo cliente para inicio das obras (comercial tratando o acesso).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LL3000001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ML3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EL3000001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FAC000044</text:p>
          </table:table-cell>
          <table:table-cell office:value-type="date" office:date-value="2016-04-18">
            <text:p>18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FL3000019</text:p>
          </table:table-cell>
          <table:table-cell office:value-type="date" office:date-value="2016-04-18">
            <text:p>18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GOL3000003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TL3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AL300000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BL3000002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EL3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IL3000001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RJL3000007</text:p>
          </table:table-cell>
          <table:table-cell office:value-type="date" office:date-value="2016-04-18">
            <text:p>18/04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RNL3000001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ROL300000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CL3000002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EL3000001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DFAC000052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RJL2000015</text:p>
          </table:table-cell>
          <table:table-cell office:value-type="date" office:date-value="2016-04-18">
            <text:p>18/04/2016</text:p>
          </table:table-cell>
          <table:table-cell office:value-type="string">
            <text:p>Centro: Em obra, na ponta cliente FO lançada, DGO instalado, pendente jumper na estação Telebras previsto para até 20/04.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EAC000006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viabilidade do fornecedor de EILD, previsto retorno para 19/04.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TOBL000038</text:p>
          </table:table-cell>
          <table:table-cell office:value-type="date" office:date-value="2016-04-18">
            <text:p>18/04/2016</text:p>
          </table:table-cell>
          <table:table-cell office:value-type="string">
            <text:p>Trânsito de AS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DFL2000033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ACL3000002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AML3000004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DFL3000023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DFL3000024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DFL3000025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DFL3000026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DFL3000027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DFL3000028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até 22/04.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MAL3000002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MGL3000008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semana de 25/04.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MTL3000004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PEL3000004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RJL3000010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RJL3000011</text:p>
          </table:table-cell>
          <table:table-cell office:value-type="date" office:date-value="2016-04-18">
            <text:p>18/04/2016</text:p>
          </table:table-cell>
          <table:table-cell office:value-type="string">
            <text:p>Em agendamento de vistoria, previsto para semana do dia 25/04.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EL3000002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com fornecedor de EILD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TOL3000002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TOL3000003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TOL3000004</text:p>
          </table:table-cell>
          <table:table-cell office:value-type="date" office:date-value="2016-04-18">
            <text:p>18/04/2016</text:p>
          </table:table-cell>
          <table:table-cell office:value-type="string">
            <text:p>Em viabilidade para atendimento por EILD / atendimento de rádio Telebras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BAL3000001</text:p>
          </table:table-cell>
          <table:table-cell office:value-type="date" office:date-value="2016-04-18">
            <text:p>18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DFL3000029</text:p>
          </table:table-cell>
          <table:table-cell office:value-type="date" office:date-value="2016-04-18">
            <text:p>18/04/2016</text:p>
          </table:table-cell>
          <table:table-cell office:value-type="string">
            <text:p>Projeto aprovado, previsto início da execução para início de maio.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DFL3000030</text:p>
          </table:table-cell>
          <table:table-cell office:value-type="date" office:date-value="2016-04-18">
            <text:p>18/04/2016</text:p>
          </table:table-cell>
          <table:table-cell office:value-type="string">
            <text:p>Projeto aprovado, previsto início da execução para início de maio.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MGL3000009</text:p>
          </table:table-cell>
          <table:table-cell office:value-type="date" office:date-value="2016-04-18">
            <text:p>18/04/2016</text:p>
          </table:table-cell>
          <table:table-cell office:value-type="string">
            <text:p>Vistoria agendada para até 19/04.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RJL3000012</text:p>
          </table:table-cell>
          <table:table-cell office:value-type="date" office:date-value="2016-04-18">
            <text:p>18/04/2016</text:p>
          </table:table-cell>
          <table:table-cell office:value-type="string">
            <text:p>Fornecedor, preparando documentação para assinatura da gerente do escritório regional do RJ, em seguida será protocolado junto a SECONSERVA.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RJL3000013</text:p>
          </table:table-cell>
          <table:table-cell office:value-type="date" office:date-value="2016-04-18">
            <text:p>18/04/2016</text:p>
          </table:table-cell>
          <table:table-cell office:value-type="string">
            <text:p>Fornecedor, preparando documentação para assinatura da gerente do escritório regional do RJ, em seguida será protocolado junto a SECONSERVA.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RSL3000002</text:p>
          </table:table-cell>
          <table:table-cell office:value-type="date" office:date-value="2016-04-18">
            <text:p>18/04/2016</text:p>
          </table:table-cell>
          <table:table-cell office:value-type="string">
            <text:p>Em revisão de projeto pelo fornedor, previsto retorno para até 20/04.</text:p>
          </table:table-cell>
          <table:table-cell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AML300000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DFAC000029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DFAC000031</text:p>
          </table:table-cell>
          <table:table-cell office:value-type="date" office:date-value="2016-04-18">
            <text:p>18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DFL3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DFL3000004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DFL3000005</text:p>
          </table:table-cell>
          <table:table-cell office:value-type="date" office:date-value="2016-04-18">
            <text:p>18/04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DFL3000006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DFL3000008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MAL3000001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PEL300000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RJL3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RJL3000004</text:p>
          </table:table-cell>
          <table:table-cell office:value-type="date" office:date-value="2016-04-18">
            <text:p>18/04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RJL3000005</text:p>
          </table:table-cell>
          <table:table-cell office:value-type="date" office:date-value="2016-04-18">
            <text:p>18/04/2016</text:p>
          </table:table-cell>
          <table:table-cell office:value-type="string">
            <text:p>Obra paralisada, priorizado as obras: PETROBRAS, ANP, SEBRAE.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DFAC000061</text:p>
          </table:table-cell>
          <table:table-cell office:value-type="date" office:date-value="2016-04-18">
            <text:p>18/04/2016</text:p>
          </table:table-cell>
          <table:table-cell office:value-type="string">
            <text:p>Vistoria agendada para 19/04.</text:p>
          </table:table-cell>
          <table:table-cell/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MGL3000004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MGL3000006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SPAC000008</text:p>
          </table:table-cell>
          <table:table-cell office:value-type="date" office:date-value="2016-04-18">
            <text:p>18/04/2016</text:p>
          </table:table-cell>
          <table:table-cell office:value-type="string">
            <text:p>Em mobilização para início de obra.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AMTX000005</text:p>
          </table:table-cell>
          <table:table-cell office:value-type="date" office:date-value="2016-04-18">
            <text:p>18/04/2016</text:p>
          </table:table-cell>
          <table:table-cell office:value-type="string">
            <text:p>AM: Necessário fusão entre cabo Telebras e Prodam, previsto ativiadade até 20/04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ALL2000012</text:p>
          </table:table-cell>
          <table:table-cell office:value-type="date" office:date-value="2016-04-18">
            <text:p>18/04/2016</text:p>
          </table:table-cell>
          <table:table-cell office:value-type="string">
            <text:p>AL: Em contratação do fornecedor de EILD (ALOO)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DFAC00004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DFL200003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MGAC000003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MGL2000029</text:p>
          </table:table-cell>
          <table:table-cell office:value-type="date" office:date-value="2016-04-18">
            <text:p>18/04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PAAC000001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PAL2000002</text:p>
          </table:table-cell>
          <table:table-cell office:value-type="date" office:date-value="2016-04-18">
            <text:p>18/04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PAL2000003</text:p>
          </table:table-cell>
          <table:table-cell office:value-type="date" office:date-value="2016-04-18">
            <text:p>18/04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PAL2000010</text:p>
          </table:table-cell>
          <table:table-cell office:value-type="date" office:date-value="2016-04-18">
            <text:p>18/04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PAL2000013</text:p>
          </table:table-cell>
          <table:table-cell office:value-type="date" office:date-value="2016-04-18">
            <text:p>18/04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PEL2000006</text:p>
          </table:table-cell>
          <table:table-cell office:value-type="date" office:date-value="2016-04-18">
            <text:p>18/04/2016</text:p>
          </table:table-cell>
          <table:table-cell office:value-type="string">
            <text:p>RCE: Em contratação do fornecedor de EILD</text:p>
          </table:table-cell>
          <table:table-cell/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RJAC000009</text:p>
          </table:table-cell>
          <table:table-cell office:value-type="date" office:date-value="2016-04-18">
            <text:p>18/04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RJL2000011</text:p>
          </table:table-cell>
          <table:table-cell office:value-type="date" office:date-value="2016-04-18">
            <text:p>18/04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RSAC000002</text:p>
          </table:table-cell>
          <table:table-cell office:value-type="date" office:date-value="2016-04-18">
            <text:p>18/04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SCL2000002</text:p>
          </table:table-cell>
          <table:table-cell office:value-type="date" office:date-value="2016-04-18">
            <text:p>18/04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SPL2000001</text:p>
          </table:table-cell>
          <table:table-cell office:value-type="date" office:date-value="2016-04-18">
            <text:p>18/04/2016</text:p>
          </table:table-cell>
          <table:table-cell office:value-type="string">
            <text:p>SP: Vistoria agendada para 19 e 19/04</text:p>
          </table:table-cell>
          <table:table-cell/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SPL2000017</text:p>
          </table:table-cell>
          <table:table-cell office:value-type="date" office:date-value="2016-04-18">
            <text:p>18/04/2016</text:p>
          </table:table-cell>
          <table:table-cell office:value-type="string">
            <text:p>SPO: Vistoria agendada para 18 e 19/04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RJL3000008</text:p>
          </table:table-cell>
          <table:table-cell office:value-type="date" office:date-value="2016-04-18">
            <text:p>18/04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RJL3000009</text:p>
          </table:table-cell>
          <table:table-cell office:value-type="date" office:date-value="2016-04-18">
            <text:p>18/04/2016</text:p>
          </table:table-cell>
          <table:table-cell office:value-type="string">
            <text:p>Fechando cronograma para retomada das obras, priorizado Petrobras.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MTL2000009</text:p>
          </table:table-cell>
          <table:table-cell office:value-type="date" office:date-value="2016-04-18">
            <text:p>18/04/2016</text:p>
          </table:table-cell>
          <table:table-cell office:value-type="string">
            <text:p>Acesso concluído, aguardo GERT ampliar equipamentos para realizar handover.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RSAC000012</text:p>
          </table:table-cell>
          <table:table-cell office:value-type="date" office:date-value="2016-04-18">
            <text:p>18/04/2016</text:p>
          </table:table-cell>
          <table:table-cell office:value-type="string">
            <text:p>Em mobilização para início de obra, fechando cronograma de fornecimento do cabo óptico.</text:p>
          </table:table-cell>
          <table:table-cell/>
        </table:table-row>
        <table:table-row table:style-name="ro1">
          <table:table-cell office:value-type="float" office:value="2609">
            <text:p>2609</text:p>
          </table:table-cell>
          <table:table-cell office:value-type="string">
            <text:p>RSL2000016</text:p>
          </table:table-cell>
          <table:table-cell office:value-type="date" office:date-value="2016-04-15">
            <text:p>15/04/2016</text:p>
          </table:table-cell>
          <table:table-cell office:value-type="string">
            <text:p>Enviado solicitação para ELS das posições para realização de jumpers entre equipamentos, no POP de Rio Grande.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RSL2000016</text:p>
          </table:table-cell>
          <table:table-cell office:value-type="date" office:date-value="2016-04-15">
            <text:p>15/04/2016</text:p>
          </table:table-cell>
          <table:table-cell office:value-type="string">
            <text:p>Encaminhada OS e VTA para Engenharia.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DFL2000040</text:p>
          </table:table-cell>
          <table:table-cell office:value-type="date" office:date-value="2016-04-14">
            <text:p>14/04/2016</text:p>
          </table:table-cell>
          <table:table-cell office:value-type="string">
            <text:p>Recebido pedido de Cancelamento de Ativação do circuito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SPL2000017</text:p>
          </table:table-cell>
          <table:table-cell office:value-type="date" office:date-value="2016-04-14">
            <text:p>14/04/2016</text:p>
          </table:table-cell>
          <table:table-cell office:value-type="string">
            <text:p>Agendado Vistoria no cliente para 18/04 e na estação Telebras de Barueiri para 19/04.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JAC000011</text:p>
          </table:table-cell>
          <table:table-cell office:value-type="date" office:date-value="2016-04-13">
            <text:p>13/04/2016</text:p>
          </table:table-cell>
          <table:table-cell office:value-type="string">
            <text:p>Recebida OS de Cancelamento de Ativação do circuito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MGL2000014</text:p>
          </table:table-cell>
          <table:table-cell office:value-type="date" office:date-value="2016-04-13">
            <text:p>13/04/2016</text:p>
          </table:table-cell>
          <table:table-cell office:value-type="string">
            <text:p>Recebida OS de Cancelamento de Ativação do circuito</text:p>
          </table:table-cell>
          <table:table-cell/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TOBL000017</text:p>
          </table:table-cell>
          <table:table-cell office:value-type="date" office:date-value="2016-04-13">
            <text:p>13/04/2016</text:p>
          </table:table-cell>
          <table:table-cell office:value-type="string">
            <text:p>Cliente desativado.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BL000049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BL000050</text:p>
          </table:table-cell>
          <table:table-cell office:value-type="date" office:date-value="2016-04-12">
            <text:p>12/04/2016</text:p>
          </table:table-cell>
          <table:table-cell office:value-type="string">
            <text:p>Em contato com o cliente fomos informados que a infra do cliente não está finalizada. Cliente pediu retorno em 20/04, para poder agendar uma data de ativação do circuito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BL000028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ML2000002</text:p>
          </table:table-cell>
          <table:table-cell office:value-type="date" office:date-value="2016-04-12">
            <text:p>12/04/2016</text:p>
          </table:table-cell>
          <table:table-cell office:value-type="string">
            <text:p>Devolvida para o Comercial a OS e VTA para adequação. O produto P2P PTT ainda não é vendido no PTT DF. Comercial agendou uma reunião para 22/03.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GP2000006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rádio cliente.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DFAC000027</text:p>
          </table:table-cell>
          <table:table-cell office:value-type="date" office:date-value="2016-04-12">
            <text:p>12/04/2016</text:p>
          </table:table-cell>
          <table:table-cell office:value-type="string">
            <text:p>Recebida OS da Comercial. Cliente solicita alterações de suas regras de ACL atualmente aplicadas.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IBL000004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abordagem de cliente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BAP2000003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abordagem cliente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ROAC000001</text:p>
          </table:table-cell>
          <table:table-cell office:value-type="date" office:date-value="2016-04-12">
            <text:p>12/04/2016</text:p>
          </table:table-cell>
          <table:table-cell office:value-type="string">
            <text:p>Em viabilidade para atendimento por EILD.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PP2000001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MTBL000004</text:p>
          </table:table-cell>
          <table:table-cell office:value-type="date" office:date-value="2016-04-12">
            <text:p>12/04/2016</text:p>
          </table:table-cell>
          <table:table-cell office:value-type="string">
            <text:p>Contrato em fase de assinatura.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GOBL000040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DFL3000020</text:p>
          </table:table-cell>
          <table:table-cell office:value-type="date" office:date-value="2016-04-12">
            <text:p>12/04/2016</text:p>
          </table:table-cell>
          <table:table-cell office:value-type="string">
            <text:p>Em configuração da ponta de teste.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DFL3000021</text:p>
          </table:table-cell>
          <table:table-cell office:value-type="date" office:date-value="2016-04-12">
            <text:p>12/04/2016</text:p>
          </table:table-cell>
          <table:table-cell office:value-type="string">
            <text:p>Em configuração da ponta de teste.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DFL3000022</text:p>
          </table:table-cell>
          <table:table-cell office:value-type="date" office:date-value="2016-04-12">
            <text:p>12/04/2016</text:p>
          </table:table-cell>
          <table:table-cell office:value-type="string">
            <text:p>Em configuração da ponta de teste.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PIBL000006</text:p>
          </table:table-cell>
          <table:table-cell office:value-type="date" office:date-value="2016-04-12">
            <text:p>12/04/2016</text:p>
          </table:table-cell>
          <table:table-cell office:value-type="string">
            <text:p>PROA em análise pela Eng. Acesso.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PABL000032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RNP2000001</text:p>
          </table:table-cell>
          <table:table-cell office:value-type="date" office:date-value="2016-04-12">
            <text:p>12/04/2016</text:p>
          </table:table-cell>
          <table:table-cell office:value-type="string">
            <text:p>Ata disponível para a região de RN. Solicitado para eng. fibra a construção da caixa R2 com caixa de EO no POP RNSNZ0PP001 (Santa Cruz)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RSL2000007</text:p>
          </table:table-cell>
          <table:table-cell office:value-type="date" office:date-value="2016-04-12">
            <text:p>12/04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RSL2000008</text:p>
          </table:table-cell>
          <table:table-cell office:value-type="date" office:date-value="2016-04-12">
            <text:p>12/04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PABL000027</text:p>
          </table:table-cell>
          <table:table-cell office:value-type="date" office:date-value="2016-04-12">
            <text:p>12/04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TOBL000052</text:p>
          </table:table-cell>
          <table:table-cell office:value-type="date" office:date-value="2016-04-12">
            <text:p>12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TTX000010</text:p>
          </table:table-cell>
          <table:table-cell office:value-type="date" office:date-value="2016-04-12">
            <text:p>12/04/2016</text:p>
          </table:table-cell>
          <table:table-cell office:value-type="string">
            <text:p>Agendado jumper para Coxipo para 18/04.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AL2000011</text:p>
          </table:table-cell>
          <table:table-cell office:value-type="date" office:date-value="2016-04-12">
            <text:p>12/04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PATX000015</text:p>
          </table:table-cell>
          <table:table-cell office:value-type="date" office:date-value="2016-04-12">
            <text:p>12/04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GOBL000038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TOBL000040</text:p>
          </table:table-cell>
          <table:table-cell office:value-type="date" office:date-value="2016-04-12">
            <text:p>12/04/2016</text:p>
          </table:table-cell>
          <table:table-cell office:value-type="string">
            <text:p>Ampliação de 200 para 300 Mbps.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MGL2000028</text:p>
          </table:table-cell>
          <table:table-cell office:value-type="date" office:date-value="2016-04-12">
            <text:p>12/04/2016</text:p>
          </table:table-cell>
          <table:table-cell office:value-type="string">
            <text:p>Agendado vistoria no POP Muzambinho para 15/04.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MGP2000004</text:p>
          </table:table-cell>
          <table:table-cell office:value-type="date" office:date-value="2016-04-12">
            <text:p>12/04/2016</text:p>
          </table:table-cell>
          <table:table-cell office:value-type="string">
            <text:p>Solicitado que o cliente inicie as tratativas com NIC.br para concluir sua conexão ao PIX Telebras.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ESBL000007</text:p>
          </table:table-cell>
          <table:table-cell office:value-type="date" office:date-value="2016-04-12">
            <text:p>12/04/2016</text:p>
          </table:table-cell>
          <table:table-cell office:value-type="string">
            <text:p>Recebido e aprovado o PROA. Aguardando relatório do teste de OTDR por envolver distância maior que 20 km.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BAP2000001</text:p>
          </table:table-cell>
          <table:table-cell office:value-type="date" office:date-value="2016-04-12">
            <text:p>12/04/2016</text:p>
          </table:table-cell>
          <table:table-cell office:value-type="string">
            <text:p>Será negociado com o cliente ativação para início de julho (ampliação de banda na Alog Barueri)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RSP2000001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jeto de abordagem cliente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PABL000015</text:p>
          </table:table-cell>
          <table:table-cell office:value-type="date" office:date-value="2016-04-12">
            <text:p>12/04/2016</text:p>
          </table:table-cell>
          <table:table-cell office:value-type="string">
            <text:p>Banda ampliada para 300 Mbps.</text:p>
          </table:table-cell>
          <table:table-cell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RSBL000015</text:p>
          </table:table-cell>
          <table:table-cell office:value-type="date" office:date-value="2016-04-12">
            <text:p>12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BABL000001</text:p>
          </table:table-cell>
          <table:table-cell office:value-type="date" office:date-value="2016-04-12">
            <text:p>12/04/2016</text:p>
          </table:table-cell>
          <table:table-cell office:value-type="string">
            <text:p>Retirada dos equipamentos.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MAL2000007</text:p>
          </table:table-cell>
          <table:table-cell office:value-type="date" office:date-value="2016-04-12">
            <text:p>12/04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RSL2000012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OL2000012</text:p>
          </table:table-cell>
          <table:table-cell office:value-type="date" office:date-value="2016-04-12">
            <text:p>12/04/2016</text:p>
          </table:table-cell>
          <table:table-cell office:value-type="string">
            <text:p>Devolvida para o Comercial a OS e VTA para adequação. O produto P2P PTT ainda não é vendido no PTT DF.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OBL000041</text:p>
          </table:table-cell>
          <table:table-cell office:value-type="date" office:date-value="2016-04-12">
            <text:p>12/04/2016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MTBL000001</text:p>
          </table:table-cell>
          <table:table-cell office:value-type="date" office:date-value="2016-04-12">
            <text:p>12/04/2016</text:p>
          </table:table-cell>
          <table:table-cell office:value-type="string">
            <text:p>Pedido de Trânsito de AS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TOBL000014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92">
            <text:p>2492</text:p>
          </table:table-cell>
          <table:table-cell office:value-type="string">
            <text:p>ESBL000005</text:p>
          </table:table-cell>
          <table:table-cell office:value-type="date" office:date-value="2016-04-12">
            <text:p>12/04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GOBL000036</text:p>
          </table:table-cell>
          <table:table-cell office:value-type="date" office:date-value="2016-04-12">
            <text:p>12/04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 office:value-type="string">
            <text:p>GOBL000037</text:p>
          </table:table-cell>
          <table:table-cell office:value-type="date" office:date-value="2016-04-12">
            <text:p>12/04/2016</text:p>
          </table:table-cell>
          <table:table-cell office:value-type="string">
            <text:p>Aguardando conclusão da obra da GVT para realizar handover.</text:p>
          </table:table-cell>
          <table:table-cell/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MGP2000005</text:p>
          </table:table-cell>
          <table:table-cell office:value-type="date" office:date-value="2016-04-12">
            <text:p>12/04/2016</text:p>
          </table:table-cell>
          <table:table-cell office:value-type="string">
            <text:p>Em revisão de PROA pelo cliente, em paralelo está sendo realizado o levantamento da ocupação da torre de São José da Barra (MGSJBA0TR001).</text:p>
          </table:table-cell>
          <table:table-cell/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ESBL000006</text:p>
          </table:table-cell>
          <table:table-cell office:value-type="date" office:date-value="2016-04-12">
            <text:p>12/04/2016</text:p>
          </table:table-cell>
          <table:table-cell office:value-type="string">
            <text:p>Ampliação de banda de 400 para 700 Mbps. Cliente reclama de perda de pacote no seu circuito, porém demanda está sendo travada por protocolo em separado.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FAC000056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liberação de acesso pelo cliente para inicio das obras (comercial tratando o acesso).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M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EL3000001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FAC000044</text:p>
          </table:table-cell>
          <table:table-cell office:value-type="date" office:date-value="2016-04-11">
            <text:p>11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FL3000019</text:p>
          </table:table-cell>
          <table:table-cell office:value-type="date" office:date-value="2016-04-11">
            <text:p>11/04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GOL3000003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T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AL3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BL300000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E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I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JL3000007</text:p>
          </table:table-cell>
          <table:table-cell office:value-type="date" office:date-value="2016-04-11">
            <text:p>11/04/2016</text:p>
          </table:table-cell>
          <table:table-cell office:value-type="string">
            <text:p>Em exigência, Petcom entrando com solicitação de excepcionalidade.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NL3000001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OL3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CL300000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E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FAC00005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RJL2000015</text:p>
          </table:table-cell>
          <table:table-cell office:value-type="date" office:date-value="2016-04-11">
            <text:p>11/04/2016</text:p>
          </table:table-cell>
          <table:table-cell office:value-type="string">
            <text:p>Centro: Em obra, na ponta cliente FO lançada, DGO instalado, pendente jumper na estação Telebras previsto para até 13/04.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OBL000051</text:p>
          </table:table-cell>
          <table:table-cell office:value-type="date" office:date-value="2016-04-11">
            <text:p>11/04/2016</text:p>
          </table:table-cell>
          <table:table-cell office:value-type="string">
            <text:p>Cliente ativado mas ainda não deu o aceite. Questiona que não está atingindo a banda contratada. Cliente solicita o acesso ao pop para conectar seu Mikrotik diretamente no equipamento da Telebras para verificar se o problema está ou não no seu enlace de rádio.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GOAC00000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PAC000003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instação do rádio Telebras.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RJAC000012</text:p>
          </table:table-cell>
          <table:table-cell office:value-type="date" office:date-value="2016-04-11">
            <text:p>11/04/2016</text:p>
          </table:table-cell>
          <table:table-cell office:value-type="string">
            <text:p>Projeto em análise da equipe comercial do escritório regional do RJ, previsto retorno para GERA para semana do dia 11/04.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SL200000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cliente PROCERGS autorizar execução do jumper.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FL2000033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ACL3000002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AML3000004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DFL3000023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DFL3000024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DFL3000025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DFL3000026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DFL3000027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DFL3000028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MAL3000002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MGL3000008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MTL3000004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EL3000004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RJL3000010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RJL3000011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EL3000002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TOL3000002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TOL3000003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TOL3000004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 com o cliente.</text:p>
          </table:table-cell>
          <table:table-cell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BA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o fornecedor de EILD. 04/04/2016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DFL3000029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entrega do projeto pelo fornecedor, previsto para até 15/04.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DFL3000030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entrega do projeto pelo fornecedor, previsto para até 15/04.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MGL3000009</text:p>
          </table:table-cell>
          <table:table-cell office:value-type="date" office:date-value="2016-04-11">
            <text:p>11/04/2016</text:p>
          </table:table-cell>
          <table:table-cell office:value-type="string">
            <text:p>Vistoria agendada para até 18/04.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PAL3000003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PEL3000005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RJL3000012</text:p>
          </table:table-cell>
          <table:table-cell office:value-type="date" office:date-value="2016-04-11">
            <text:p>11/04/2016</text:p>
          </table:table-cell>
          <table:table-cell office:value-type="string">
            <text:p>Equipe do escritório regional do RJ fez comentários sobre o projeto enviado para considerações, aguardando fornecedor (Petcom) retornar com as considerações sobre o projeto até 15/04.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RJL3000013</text:p>
          </table:table-cell>
          <table:table-cell office:value-type="date" office:date-value="2016-04-11">
            <text:p>11/04/2016</text:p>
          </table:table-cell>
          <table:table-cell office:value-type="string">
            <text:p>Equipe do escritório regional do RJ fez comentários sobre o projeto enviado para considerações, aguardando fornecedor (Petcom) retornar com as considerações sobre o projeto até 15/04.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RSL3000002</text:p>
          </table:table-cell>
          <table:table-cell office:value-type="date" office:date-value="2016-04-11">
            <text:p>11/04/2016</text:p>
          </table:table-cell>
          <table:table-cell office:value-type="string">
            <text:p>Vistoria executada, aguardando envio do projeto pelo fornecedor previsto para 15/04.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PL3000004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SPL3000005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ACL3000001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AML3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DFAC000029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DFAC000031</text:p>
          </table:table-cell>
          <table:table-cell office:value-type="date" office:date-value="2016-04-11">
            <text:p>11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DF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DFL3000004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DFL3000005</text:p>
          </table:table-cell>
          <table:table-cell office:value-type="date" office:date-value="2016-04-11">
            <text:p>11/04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DFL3000006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DFL3000007</text:p>
          </table:table-cell>
          <table:table-cell office:value-type="date" office:date-value="2016-04-11">
            <text:p>11/04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DFL3000008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DFL3000011</text:p>
          </table:table-cell>
          <table:table-cell office:value-type="date" office:date-value="2016-04-11">
            <text:p>11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GOL3000002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MAL3000001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MTL3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PB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PEL3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RJ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paralisada, priorizado as obras: IBGE, PETROBRAS, ANP, SEBRAE.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RJL3000004</text:p>
          </table:table-cell>
          <table:table-cell office:value-type="date" office:date-value="2016-04-11">
            <text:p>11/04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RJL3000005</text:p>
          </table:table-cell>
          <table:table-cell office:value-type="date" office:date-value="2016-04-11">
            <text:p>11/04/2016</text:p>
          </table:table-cell>
          <table:table-cell office:value-type="string">
            <text:p>Obra paralisada, priorizado as obras: IBGE, PETROBRAS, ANP, SEBRAE.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RO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TOL3000001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DFAC000061</text:p>
          </table:table-cell>
          <table:table-cell office:value-type="date" office:date-value="2016-04-11">
            <text:p>11/04/2016</text:p>
          </table:table-cell>
          <table:table-cell office:value-type="string">
            <text:p>Em agendamento de vistoria, previsto para até 15/04.</text:p>
          </table:table-cell>
          <table:table-cell/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DFL3000018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MGL3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MGL3000005</text:p>
          </table:table-cell>
          <table:table-cell office:value-type="date" office:date-value="2016-04-11">
            <text:p>11/04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MGL3000006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MGL3000007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AMAC000002</text:p>
          </table:table-cell>
          <table:table-cell office:value-type="date" office:date-value="2016-04-11">
            <text:p>11/04/2016</text:p>
          </table:table-cell>
          <table:table-cell office:value-type="string">
            <text:p>Instalação ponta A e Ponta B realizada com testes previsto para 14/04.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MAAC000004</text:p>
          </table:table-cell>
          <table:table-cell office:value-type="date" office:date-value="2016-04-11">
            <text:p>11/04/2016</text:p>
          </table:table-cell>
          <table:table-cell office:value-type="string">
            <text:p>Em análise do PPI do fornecedor de EILD, em seguida será agendado execução da obra, equipamento Telebras sendo enviado para instalação.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MSAC000001</text:p>
          </table:table-cell>
          <table:table-cell office:value-type="date" office:date-value="2016-04-11">
            <text:p>11/04/2016</text:p>
          </table:table-cell>
          <table:table-cell office:value-type="string">
            <text:p>Instalação Ponta A e Ponta B realizada. Aguardando envio de PDI e teste RFC,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PAAC000007</text:p>
          </table:table-cell>
          <table:table-cell office:value-type="date" office:date-value="2016-04-11">
            <text:p>11/04/2016</text:p>
          </table:table-cell>
          <table:table-cell office:value-type="string">
            <text:p>Em análise do PPI pela Eng. de acesso, em seguida será agendado obra, equipamento Telebras em transporte.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RJAC000010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PPI da America Net, em seguida será instalado sw no POP Correios, ponta cliente em obra.</text:p>
          </table:table-cell>
          <table:table-cell/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RSAC000011</text:p>
          </table:table-cell>
          <table:table-cell office:value-type="date" office:date-value="2016-04-11">
            <text:p>11/04/2016</text:p>
          </table:table-cell>
          <table:table-cell office:value-type="string">
            <text:p>Em obra, aguardando cronograma de conclusão do fornecedor de EILD, ponta Telebras obra concluída.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SCAC000001</text:p>
          </table:table-cell>
          <table:table-cell office:value-type="date" office:date-value="2016-04-11">
            <text:p>11/04/2016</text:p>
          </table:table-cell>
          <table:table-cell office:value-type="string">
            <text:p>Será solicitado vistoria pela PSG para identificar ação a ser tomada para realizar furo na laje.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SPAC000007</text:p>
          </table:table-cell>
          <table:table-cell office:value-type="date" office:date-value="2016-04-11">
            <text:p>11/04/2016</text:p>
          </table:table-cell>
          <table:table-cell office:value-type="string">
            <text:p>Em mobilização para início de obra, previsto para semana de 11/04.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AMTX000005</text:p>
          </table:table-cell>
          <table:table-cell office:value-type="date" office:date-value="2016-04-11">
            <text:p>11/04/2016</text:p>
          </table:table-cell>
          <table:table-cell office:value-type="string">
            <text:p>AM: Necessário fusão entre cabo Telebras e Prodam, previsto ativiadade até 15/04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DFAC000010</text:p>
          </table:table-cell>
          <table:table-cell office:value-type="date" office:date-value="2016-04-11">
            <text:p>11/04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ALL2000012</text:p>
          </table:table-cell>
          <table:table-cell office:value-type="date" office:date-value="2016-04-11">
            <text:p>11/04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DFAC00004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DFL200003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MGAC000003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PAAC000001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PAL2000003</text:p>
          </table:table-cell>
          <table:table-cell office:value-type="date" office:date-value="2016-04-11">
            <text:p>11/04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PAL2000010</text:p>
          </table:table-cell>
          <table:table-cell office:value-type="date" office:date-value="2016-04-11">
            <text:p>11/04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PAL2000013</text:p>
          </table:table-cell>
          <table:table-cell office:value-type="date" office:date-value="2016-04-11">
            <text:p>11/04/2016</text:p>
          </table:table-cell>
          <table:table-cell office:value-type="string">
            <text:p>(BLM x BVA) BLM: Obra concluída, pendente jumper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PEL2000006</text:p>
          </table:table-cell>
          <table:table-cell office:value-type="date" office:date-value="2016-04-11">
            <text:p>11/04/2016</text:p>
          </table:table-cell>
          <table:table-cell office:value-type="string">
            <text:p>Em contratação do fornecedor de EILD.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RJAC000009</text:p>
          </table:table-cell>
          <table:table-cell office:value-type="date" office:date-value="2016-04-11">
            <text:p>11/04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RJL2000011</text:p>
          </table:table-cell>
          <table:table-cell office:value-type="date" office:date-value="2016-04-11">
            <text:p>11/04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RSAC000002</text:p>
          </table:table-cell>
          <table:table-cell office:value-type="date" office:date-value="2016-04-11">
            <text:p>11/04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SCL2000002</text:p>
          </table:table-cell>
          <table:table-cell office:value-type="date" office:date-value="2016-04-11">
            <text:p>11/04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SPL2000001</text:p>
          </table:table-cell>
          <table:table-cell office:value-type="date" office:date-value="2016-04-11">
            <text:p>11/04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SPL2000017</text:p>
          </table:table-cell>
          <table:table-cell office:value-type="date" office:date-value="2016-04-11">
            <text:p>11/04/2016</text:p>
          </table:table-cell>
          <table:table-cell office:value-type="string">
            <text:p>(SPO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RJL3000008</text:p>
          </table:table-cell>
          <table:table-cell office:value-type="date" office:date-value="2016-04-11">
            <text:p>11/04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RJL3000009</text:p>
          </table:table-cell>
          <table:table-cell office:value-type="date" office:date-value="2016-04-11">
            <text:p>11/04/2016</text:p>
          </table:table-cell>
          <table:table-cell office:value-type="string">
            <text:p>Obra paralisada, priorizado IBGE, será retomado após conclusão do IBGE, área tombada.</text:p>
          </table:table-cell>
          <table:table-cell/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MTL2000009</text:p>
          </table:table-cell>
          <table:table-cell office:value-type="date" office:date-value="2016-04-11">
            <text:p>11/04/2016</text:p>
          </table:table-cell>
          <table:table-cell office:value-type="string">
            <text:p>Acesso concluído, aguardo GERT ampliar equipamentos para realizar handover.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DFAC000053</text:p>
          </table:table-cell>
          <table:table-cell office:value-type="date" office:date-value="2016-04-11">
            <text:p>11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DFAC000054</text:p>
          </table:table-cell>
          <table:table-cell office:value-type="date" office:date-value="2016-04-11">
            <text:p>11/04/2016</text:p>
          </table:table-cell>
          <table:table-cell office:value-type="string">
            <text:p>Gerente de contas informou que ccto será cancelado</text:p>
          </table:table-cell>
          <table:table-cell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RSAC000012</text:p>
          </table:table-cell>
          <table:table-cell office:value-type="date" office:date-value="2016-04-11">
            <text:p>11/04/2016</text:p>
          </table:table-cell>
          <table:table-cell office:value-type="string">
            <text:p>Cliente solicitou cabo de FO ante roedor, em negociação entre GERA e Comercial.</text:p>
          </table:table-cell>
          <table:table-cell/>
        </table:table-row>
        <table:table-row table:style-name="ro1">
          <table:table-cell office:value-type="float" office:value="2584">
            <text:p>2584</text:p>
          </table:table-cell>
          <table:table-cell office:value-type="string">
            <text:p>ESBL000001</text:p>
          </table:table-cell>
          <table:table-cell office:value-type="date" office:date-value="2016-04-11">
            <text:p>11/04/2016</text:p>
          </table:table-cell>
          <table:table-cell office:value-type="string">
            <text:p>Recebida OS de Redução de Banda</text:p>
          </table:table-cell>
          <table:table-cell/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ESBL000006</text:p>
          </table:table-cell>
          <table:table-cell office:value-type="date" office:date-value="2016-04-11">
            <text:p>11/04/2016</text:p>
          </table:table-cell>
          <table:table-cell office:value-type="string">
            <text:p>Recebida OS de Ampliação de Banda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AM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DF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E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PR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RJ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PL3000001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PL3000002</text:p>
          </table:table-cell>
          <table:table-cell office:value-type="date" office:date-value="2016-04-08">
            <text:p>08/04/2016</text:p>
          </table:table-cell>
          <table:table-cell office:value-type="string">
            <text:p>Circuito testado Y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PIBL000006</text:p>
          </table:table-cell>
          <table:table-cell office:value-type="date" office:date-value="2016-04-08">
            <text:p>08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TOBL000052</text:p>
          </table:table-cell>
          <table:table-cell office:value-type="date" office:date-value="2016-04-08">
            <text:p>08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SBL000007</text:p>
          </table:table-cell>
          <table:table-cell office:value-type="date" office:date-value="2016-04-08">
            <text:p>08/04/2016</text:p>
          </table:table-cell>
          <table:table-cell office:value-type="string">
            <text:p>Cliente mudou o tipo de acesso de radio para FO do cliente.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AMAC000002</text:p>
          </table:table-cell>
          <table:table-cell office:value-type="date" office:date-value="2016-04-08">
            <text:p>08/04/2016</text:p>
          </table:table-cell>
          <table:table-cell office:value-type="string">
            <text:p>Instalação ponta A e Ponta B realizada com testes previsto para 14/04.</text:p>
          </table:table-cell>
          <table:table-cell/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MSAC000001</text:p>
          </table:table-cell>
          <table:table-cell office:value-type="date" office:date-value="2016-04-08">
            <text:p>08/04/2016</text:p>
          </table:table-cell>
          <table:table-cell office:value-type="string">
            <text:p>Instalação Ponta A e Ponta B realizada. Aguardando envio de PDI e teste RFC.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RSBL000015</text:p>
          </table:table-cell>
          <table:table-cell office:value-type="date" office:date-value="2016-04-08">
            <text:p>08/04/2016</text:p>
          </table:table-cell>
          <table:table-cell office:value-type="string">
            <text:p>Enviado ao pós venda solicitação de PROA. Solicitado ID.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DFAC000057</text:p>
          </table:table-cell>
          <table:table-cell office:value-type="date" office:date-value="2016-04-07">
            <text:p>07/04/2016</text:p>
          </table:table-cell>
          <table:table-cell office:value-type="string">
            <text:p>Ativação finalizada com sucesso.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ROAC000001</text:p>
          </table:table-cell>
          <table:table-cell office:value-type="date" office:date-value="2016-04-07">
            <text:p>07/04/2016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RSBL000009</text:p>
          </table:table-cell>
          <table:table-cell office:value-type="date" office:date-value="2016-04-07">
            <text:p>07/04/2016</text:p>
          </table:table-cell>
          <table:table-cell office:value-type="string">
            <text:p>Banda ampliada de 50 para 100 Mbps.</text:p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BABL000001</text:p>
          </table:table-cell>
          <table:table-cell office:value-type="date" office:date-value="2016-04-07">
            <text:p>07/04/2016</text:p>
          </table:table-cell>
          <table:table-cell office:value-type="string">
            <text:p>Recebido o Termo de Recisão, assinado em 09/09/2015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MABL000042</text:p>
          </table:table-cell>
          <table:table-cell office:value-type="date" office:date-value="2016-04-06">
            <text:p>06/04/2016</text:p>
          </table:table-cell>
          <table:table-cell office:value-type="string">
            <text:p>Banda ampliada PARA 1000 Mbps.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GOBL000011</text:p>
          </table:table-cell>
          <table:table-cell office:value-type="date" office:date-value="2016-04-06">
            <text:p>06/04/2016</text:p>
          </table:table-cell>
          <table:table-cell office:value-type="string">
            <text:p>Inclusão de IPv6 no projeto do client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BL000049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BL000050</text:p>
          </table:table-cell>
          <table:table-cell office:value-type="date" office:date-value="2016-04-05">
            <text:p>05/04/2016</text:p>
          </table:table-cell>
          <table:table-cell office:value-type="string">
            <text:p>Em configuração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BL000028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ML2000002</text:p>
          </table:table-cell>
          <table:table-cell office:value-type="date" office:date-value="2016-04-05">
            <text:p>05/04/2016</text:p>
          </table:table-cell>
          <table:table-cell office:value-type="string">
            <text:p>Devolvida para o Comercial a OS e VTA para adequação. O produto P2P PTT ainda não é vendido no PTT DF. Comercial agendou uma reunião para 22/03.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IBL000004</text:p>
          </table:table-cell>
          <table:table-cell office:value-type="date" office:date-value="2016-04-05">
            <text:p>05/04/2016</text:p>
          </table:table-cell>
          <table:table-cell office:value-type="string">
            <text:p>Solicitado projeto de abordagem do cliente.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ROAC000001</text:p>
          </table:table-cell>
          <table:table-cell office:value-type="date" office:date-value="2016-04-05">
            <text:p>05/04/2016</text:p>
          </table:table-cell>
          <table:table-cell office:value-type="string">
            <text:p>OS retornada para Comercial para retificação.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TBL000004</text:p>
          </table:table-cell>
          <table:table-cell office:value-type="date" office:date-value="2016-04-05">
            <text:p>05/04/2016</text:p>
          </table:table-cell>
          <table:table-cell office:value-type="string">
            <text:p>Em contratação de fornecedor de EILD. Previsão de conclusão da contratação para o final da semana.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GOBL000040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PABL000032</text:p>
          </table:table-cell>
          <table:table-cell office:value-type="date" office:date-value="2016-04-05">
            <text:p>05/04/2016</text:p>
          </table:table-cell>
          <table:table-cell office:value-type="string">
            <text:p>Solicitado PROA e ID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ACL3000002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ACL3000002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AML300000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AML300000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DFL3000023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DFL3000023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DFL300002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DFL300002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DFL3000025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DFL3000026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DFL3000027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DFL3000028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MAL3000002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MGL3000008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MTL300000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PEL300000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RJL3000010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RJL3000011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EL3000002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TOL3000002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TOL3000003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TOL3000004</text:p>
          </table:table-cell>
          <table:table-cell office:value-type="date" office:date-value="2016-04-05">
            <text:p>05/04/2016</text:p>
          </table:table-cell>
          <table:table-cell office:value-type="string">
            <text:p>Recebida OS da Comercial com os contatos técnicos do cliente para poder marcar as vistorias.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RSL2000007</text:p>
          </table:table-cell>
          <table:table-cell office:value-type="date" office:date-value="2016-04-05">
            <text:p>05/04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BL000027</text:p>
          </table:table-cell>
          <table:table-cell office:value-type="date" office:date-value="2016-04-05">
            <text:p>05/04/2016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MTTX000010</text:p>
          </table:table-cell>
          <table:table-cell office:value-type="date" office:date-value="2016-04-05">
            <text:p>05/04/2016</text:p>
          </table:table-cell>
          <table:table-cell office:value-type="string">
            <text:p>Agendado fusões do cliente em BSB para 07/04 ás 14:00, aguardando cliente informar data da fusão em Cuiabá.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PAL2000011</text:p>
          </table:table-cell>
          <table:table-cell office:value-type="date" office:date-value="2016-04-05">
            <text:p>05/04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TX000015</text:p>
          </table:table-cell>
          <table:table-cell office:value-type="date" office:date-value="2016-04-05">
            <text:p>05/04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GOBL000038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MGL2000028</text:p>
          </table:table-cell>
          <table:table-cell office:value-type="date" office:date-value="2016-04-05">
            <text:p>05/04/2016</text:p>
          </table:table-cell>
          <table:table-cell office:value-type="string">
            <text:p>Realizado jumper na ponta da ALOG. Aguardando projeto de abordagem da ponta de Muzambinho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SBL000007</text:p>
          </table:table-cell>
          <table:table-cell office:value-type="date" office:date-value="2016-04-05">
            <text:p>05/04/2016</text:p>
          </table:table-cell>
          <table:table-cell office:value-type="string">
            <text:p>Devolvido PROA para cliente realizar adequações (pendências de documentos como NR35, lic ANATEL, etc)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DFL3000003</text:p>
          </table:table-cell>
          <table:table-cell office:value-type="date" office:date-value="2016-04-05">
            <text:p>05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DFL3000008</text:p>
          </table:table-cell>
          <table:table-cell office:value-type="date" office:date-value="2016-04-05">
            <text:p>05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DFL3000011</text:p>
          </table:table-cell>
          <table:table-cell office:value-type="date" office:date-value="2016-04-05">
            <text:p>05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RJL3000005</text:p>
          </table:table-cell>
          <table:table-cell office:value-type="date" office:date-value="2016-04-05">
            <text:p>05/04/2016</text:p>
          </table:table-cell>
          <table:table-cell office:value-type="string">
            <text:p>Obra paralisada, previsto conclusão para até o final de abril, priorizado as obras: IBGE, PETROBRAS, ANP, SEBRAE.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MAL2000007</text:p>
          </table:table-cell>
          <table:table-cell office:value-type="date" office:date-value="2016-04-05">
            <text:p>05/04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RSL2000012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OL2000012</text:p>
          </table:table-cell>
          <table:table-cell office:value-type="date" office:date-value="2016-04-05">
            <text:p>05/04/2016</text:p>
          </table:table-cell>
          <table:table-cell office:value-type="string">
            <text:p>Devolvida para o Comercial a OS e VTA para adequação. O produto P2P PTT ainda não é vendido no PTT DF.</text:p>
          </table:table-cell>
          <table:table-cell/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RJL3000008</text:p>
          </table:table-cell>
          <table:table-cell office:value-type="date" office:date-value="2016-04-05">
            <text:p>05/04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RJL3000009</text:p>
          </table:table-cell>
          <table:table-cell office:value-type="date" office:date-value="2016-04-05">
            <text:p>05/04/2016</text:p>
          </table:table-cell>
          <table:table-cell office:value-type="string">
            <text:p>Obra paralisada, priorizado IBGE, será retomado após conclusão do IBGE (11/04)</text:p>
          </table:table-cell>
          <table:table-cell/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TOBL000014</text:p>
          </table:table-cell>
          <table:table-cell office:value-type="date" office:date-value="2016-04-05">
            <text:p>05/04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ESBL000005</text:p>
          </table:table-cell>
          <table:table-cell office:value-type="date" office:date-value="2016-04-05">
            <text:p>05/04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GOBL000036</text:p>
          </table:table-cell>
          <table:table-cell office:value-type="date" office:date-value="2016-04-05">
            <text:p>05/04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IL3000001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JL3000007</text:p>
          </table:table-cell>
          <table:table-cell office:value-type="date" office:date-value="2016-04-04">
            <text:p>04/04/2016</text:p>
          </table:table-cell>
          <table:table-cell office:value-type="string">
            <text:p>Em exigência, aguardando entrar na pauta da próxima plenária.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FAC000052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RJL2000015</text:p>
          </table:table-cell>
          <table:table-cell office:value-type="date" office:date-value="2016-04-04">
            <text:p>04/04/2016</text:p>
          </table:table-cell>
          <table:table-cell office:value-type="string">
            <text:p>Centro: Em obra, conclusão até 06/04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CEAC000006</text:p>
          </table:table-cell>
          <table:table-cell office:value-type="date" office:date-value="2016-04-04">
            <text:p>04/04/2016</text:p>
          </table:table-cell>
          <table:table-cell office:value-type="string">
            <text:p>Em vistoria para elaboração de projeto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MABL000042</text:p>
          </table:table-cell>
          <table:table-cell office:value-type="date" office:date-value="2016-04-04">
            <text:p>04/04/2016</text:p>
          </table:table-cell>
          <table:table-cell office:value-type="string">
            <text:p>Agendado a ampliação com o cliente para o dia 05/04 as 7h.</text:p>
          </table:table-cell>
          <table:table-cell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DFL3000029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entrega do projeto pelo fornecedor, previsto para até 11/04.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DFL3000030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entrega do projeto pelo fornecedor, previsto para até 11/04.</text:p>
          </table:table-cell>
          <table:table-cell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MGL3000009</text:p>
          </table:table-cell>
          <table:table-cell office:value-type="date" office:date-value="2016-04-04">
            <text:p>04/04/2016</text:p>
          </table:table-cell>
          <table:table-cell office:value-type="string">
            <text:p>Vistoria agendada para 18/04.</text:p>
          </table:table-cell>
          <table:table-cell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PAL3000003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PEL3000005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RJL3000012</text:p>
          </table:table-cell>
          <table:table-cell office:value-type="date" office:date-value="2016-04-04">
            <text:p>04/04/2016</text:p>
          </table:table-cell>
          <table:table-cell office:value-type="string">
            <text:p>Projeto enviado para considerações da equipe do escritório regional do RJ, após aprovação o projeto será enviado para assinatura da gerente do escritório regional do RJ.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RJL3000013</text:p>
          </table:table-cell>
          <table:table-cell office:value-type="date" office:date-value="2016-04-04">
            <text:p>04/04/2016</text:p>
          </table:table-cell>
          <table:table-cell office:value-type="string">
            <text:p>Projeto enviado para considerações da equipe do escritório regional do RJ, após aprovação o projeto será enviado para assinatura da gerente do escritório regional do RJ.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RSL3000002</text:p>
          </table:table-cell>
          <table:table-cell office:value-type="date" office:date-value="2016-04-04">
            <text:p>04/04/2016</text:p>
          </table:table-cell>
          <table:table-cell office:value-type="string">
            <text:p>Vistoria executada, aguardando envio do projeto pelo fornecedor previsto para 11/04.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PL3000004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SPL3000005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ACL3000001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AML300000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DFAC000031</text:p>
          </table:table-cell>
          <table:table-cell office:value-type="date" office:date-value="2016-04-04">
            <text:p>04/04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DFL3000004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DFL3000005</text:p>
          </table:table-cell>
          <table:table-cell office:value-type="date" office:date-value="2016-04-04">
            <text:p>04/04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DFL3000007</text:p>
          </table:table-cell>
          <table:table-cell office:value-type="date" office:date-value="2016-04-04">
            <text:p>04/04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DFL3000009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GOL3000002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MAL3000001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MTL300000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PBL3000001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PEL300000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RJL3000003</text:p>
          </table:table-cell>
          <table:table-cell office:value-type="date" office:date-value="2016-04-04">
            <text:p>04/04/2016</text:p>
          </table:table-cell>
          <table:table-cell office:value-type="string">
            <text:p>Obra paralisada, previsto conclusão para até o final de abril, priorizado as obras: IBGE, PETROBRAS, ANP, SEBRAE.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RJL3000004</text:p>
          </table:table-cell>
          <table:table-cell office:value-type="date" office:date-value="2016-04-04">
            <text:p>04/04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ROL3000001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TOL3000001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DFAC000061</text:p>
          </table:table-cell>
          <table:table-cell office:value-type="date" office:date-value="2016-04-04">
            <text:p>04/04/2016</text:p>
          </table:table-cell>
          <table:table-cell office:value-type="string">
            <text:p>Em agendamento de vistoria, previsto para semana do dia 11/04</text:p>
          </table:table-cell>
          <table:table-cell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DFL3000018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MGL3000003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MGL3000005</text:p>
          </table:table-cell>
          <table:table-cell office:value-type="date" office:date-value="2016-04-04">
            <text:p>04/04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MGL3000006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MGL3000007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AMAC000002</text:p>
          </table:table-cell>
          <table:table-cell office:value-type="date" office:date-value="2016-04-04">
            <text:p>04/04/2016</text:p>
          </table:table-cell>
          <table:table-cell office:value-type="string">
            <text:p>Em obra, previsto conclusão da infra para 08/04, equipamento sendo enviado para instalação na semana de 04/04.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DFAC000051</text:p>
          </table:table-cell>
          <table:table-cell office:value-type="date" office:date-value="2016-04-04">
            <text:p>04/04/2016</text:p>
          </table:table-cell>
          <table:table-cell office:value-type="string">
            <text:p>Circuito ativado. Efetuado testes de ativação e também validação das configurações ICMP, SNMP e SSH</text:p>
          </table:table-cell>
          <table:table-cell/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MAAC000004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PPI do fornecedor de EILD para retomar as obras, previsto PIP para até 08/04 e obras para semana do dia 11/04.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MSAC000001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PPI do fornecedor de EILD.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PAAC000007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PPI do fornecedor de EILD, previsto para até 04/04. Obra será iniciada em seguida previsto para semana de 11/04.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RJAC000010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PPI da America Net, em seguida será instalado sw no POP Correios, ponta cliente em obra.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RSAC000011</text:p>
          </table:table-cell>
          <table:table-cell office:value-type="date" office:date-value="2016-04-04">
            <text:p>04/04/2016</text:p>
          </table:table-cell>
          <table:table-cell office:value-type="string">
            <text:p>Em obra, previsto conclusão para 08/04, CPE sendo enviado previsto instalação para semana de 11/04.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SCAC000001</text:p>
          </table:table-cell>
          <table:table-cell office:value-type="date" office:date-value="2016-04-04">
            <text:p>04/04/2016</text:p>
          </table:table-cell>
          <table:table-cell office:value-type="string">
            <text:p>Pend. cliente, necessário furo de laje, cliente ficou de dar solução, aguardando cliente sinalizar conclusão.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SCAC000001</text:p>
          </table:table-cell>
          <table:table-cell office:value-type="date" office:date-value="2016-04-04">
            <text:p>04/04/2016</text:p>
          </table:table-cell>
          <table:table-cell office:value-type="string">
            <text:p>Pend. cliente, necessário furo de laje, cliente ficou de dar solução, aguardando cliente sinalizar conclusão.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SPAC000007</text:p>
          </table:table-cell>
          <table:table-cell office:value-type="date" office:date-value="2016-04-04">
            <text:p>04/04/2016</text:p>
          </table:table-cell>
          <table:table-cell office:value-type="string">
            <text:p>Em mobilização para início de obra, previsto para semana de 11/04.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AMTX000005</text:p>
          </table:table-cell>
          <table:table-cell office:value-type="date" office:date-value="2016-04-04">
            <text:p>04/04/2016</text:p>
          </table:table-cell>
          <table:table-cell office:value-type="string">
            <text:p>AM: Necessário fusão entre cabo Telebras e Prodam, previsto ativiadade até 08/04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DFAC000010</text:p>
          </table:table-cell>
          <table:table-cell office:value-type="date" office:date-value="2016-04-04">
            <text:p>04/04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DFAC00004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DFL200003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MGAC000003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MGL2000029</text:p>
          </table:table-cell>
          <table:table-cell office:value-type="date" office:date-value="2016-04-04">
            <text:p>04/04/2016</text:p>
          </table:table-cell>
          <table:table-cell office:value-type="string">
            <text:p>BH: Obra concluída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PAAC000001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PAL2000002</text:p>
          </table:table-cell>
          <table:table-cell office:value-type="date" office:date-value="2016-04-04">
            <text:p>04/04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PAL2000003</text:p>
          </table:table-cell>
          <table:table-cell office:value-type="date" office:date-value="2016-04-04">
            <text:p>04/04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PAL2000010</text:p>
          </table:table-cell>
          <table:table-cell office:value-type="date" office:date-value="2016-04-04">
            <text:p>04/04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PAL2000013</text:p>
          </table:table-cell>
          <table:table-cell office:value-type="date" office:date-value="2016-04-04">
            <text:p>04/04/2016</text:p>
          </table:table-cell>
          <table:table-cell office:value-type="string">
            <text:p>(BLM x BVA) BLM: Obra concluída, pendente jumper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RJAC000009</text:p>
          </table:table-cell>
          <table:table-cell office:value-type="date" office:date-value="2016-04-04">
            <text:p>04/04/2016</text:p>
          </table:table-cell>
          <table:table-cell office:value-type="string">
            <text:p>Em negociação da contra partida com jardim botanico, para inicio da obra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RJL2000011</text:p>
          </table:table-cell>
          <table:table-cell office:value-type="date" office:date-value="2016-04-04">
            <text:p>04/04/2016</text:p>
          </table:table-cell>
          <table:table-cell office:value-type="string">
            <text:p>RJ: Em negociação da contra partida com jardim botanico ,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RSAC000002</text:p>
          </table:table-cell>
          <table:table-cell office:value-type="date" office:date-value="2016-04-04">
            <text:p>04/04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SCL2000002</text:p>
          </table:table-cell>
          <table:table-cell office:value-type="date" office:date-value="2016-04-04">
            <text:p>04/04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SPL2000001</text:p>
          </table:table-cell>
          <table:table-cell office:value-type="date" office:date-value="2016-04-04">
            <text:p>04/04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SPL2000017</text:p>
          </table:table-cell>
          <table:table-cell office:value-type="date" office:date-value="2016-04-04">
            <text:p>04/04/2016</text:p>
          </table:table-cell>
          <table:table-cell office:value-type="string">
            <text:p>(SPO</text:p>
          </table:table-cell>
          <table:table-cell/>
        </table:table-row>
        <table:table-row table:style-name="ro1">
          <table:table-cell office:value-type="float" office:value="2476">
            <text:p>2476</text:p>
          </table:table-cell>
          <table:table-cell office:value-type="string">
            <text:p>MTL2000009</text:p>
          </table:table-cell>
          <table:table-cell office:value-type="date" office:date-value="2016-04-04">
            <text:p>04/04/2016</text:p>
          </table:table-cell>
          <table:table-cell office:value-type="string">
            <text:p>Alinhado em reunião entre GERT e GERA no dia 18/03, em BSB será utilizado mesma interface do ccto já ativo sky no Pátio Brasil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FAC000058</text:p>
          </table:table-cell>
          <table:table-cell office:value-type="date" office:date-value="2016-04-01">
            <text:p>01/04/2016</text:p>
          </table:table-cell>
          <table:table-cell office:value-type="string">
            <text:p>OSO cancelada. Demanda em atendimento pelo circuito DFAC000063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PABL000032</text:p>
          </table:table-cell>
          <table:table-cell office:value-type="date" office:date-value="2016-04-01">
            <text:p>01/04/2016</text:p>
          </table:table-cell>
          <table:table-cell office:value-type="string">
            <text:p>Solicitado PROA e ID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ESBL000004</text:p>
          </table:table-cell>
          <table:table-cell office:value-type="date" office:date-value="2016-03-31">
            <text:p>31/03/2016</text:p>
          </table:table-cell>
          <table:table-cell office:value-type="string">
            <text:p>Esse cliente estava com endereço IP e comunity duplicado e sem endereçamento IPv6.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MABL000010</text:p>
          </table:table-cell>
          <table:table-cell office:value-type="date" office:date-value="2016-03-31">
            <text:p>31/03/2016</text:p>
          </table:table-cell>
          <table:table-cell office:value-type="string">
            <text:p>Esse cliente estava com endereço de ponto a ponto duplicado, sem endereço IPv6 alocado e no projeto faltava a indicação do modo FIRT.</text:p>
          </table:table-cell>
          <table:table-cell/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MABL000046</text:p>
          </table:table-cell>
          <table:table-cell office:value-type="date" office:date-value="2016-03-31">
            <text:p>31/03/2016</text:p>
          </table:table-cell>
          <table:table-cell office:value-type="string">
            <text:p>Pedido de Trânsito junto aos peerings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RSBL000014</text:p>
          </table:table-cell>
          <table:table-cell office:value-type="date" office:date-value="2016-03-30">
            <text:p>30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AMBL000005</text:p>
          </table:table-cell>
          <table:table-cell office:value-type="date" office:date-value="2016-03-30">
            <text:p>30/03/2016</text:p>
          </table:table-cell>
          <table:table-cell office:value-type="string">
            <text:p>Redução de banda para 250 Mbps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DFAC000061</text:p>
          </table:table-cell>
          <table:table-cell office:value-type="date" office:date-value="2016-03-30">
            <text:p>30/03/2016</text:p>
          </table:table-cell>
          <table:table-cell office:value-type="string">
            <text:p>Em solicitação de ID e PEP</text:p>
          </table:table-cell>
          <table:table-cell/>
        </table:table-row>
        <table:table-row table:style-name="ro1">
          <table:table-cell office:value-type="float" office:value="2602">
            <text:p>2602</text:p>
          </table:table-cell>
          <table:table-cell office:value-type="string">
            <text:p>TOBL000050</text:p>
          </table:table-cell>
          <table:table-cell office:value-type="date" office:date-value="2016-03-30">
            <text:p>30/03/2016</text:p>
          </table:table-cell>
          <table:table-cell office:value-type="string">
            <text:p>Bloqueio do circuito do cliente por falta de termo de aceit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BL000049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BL000028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PIBL000004</text:p>
          </table:table-cell>
          <table:table-cell office:value-type="date" office:date-value="2016-03-29">
            <text:p>29/03/2016</text:p>
          </table:table-cell>
          <table:table-cell office:value-type="string">
            <text:p>Solicitado projeto de abordagem do cliente.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MTBL000004</text:p>
          </table:table-cell>
          <table:table-cell office:value-type="date" office:date-value="2016-03-29">
            <text:p>29/03/2016</text:p>
          </table:table-cell>
          <table:table-cell office:value-type="string">
            <text:p>Em contratação de fornecedor de EILD. Previsão de conclusão da contratação para o final da semana.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GOBL000040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DFL3000020</text:p>
          </table:table-cell>
          <table:table-cell office:value-type="date" office:date-value="2016-03-29">
            <text:p>29/03/2016</text:p>
          </table:table-cell>
          <table:table-cell office:value-type="string">
            <text:p>Em configuração de ccto.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FL3000021</text:p>
          </table:table-cell>
          <table:table-cell office:value-type="date" office:date-value="2016-03-29">
            <text:p>29/03/2016</text:p>
          </table:table-cell>
          <table:table-cell office:value-type="string">
            <text:p>Em configuração de ccto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RSL2000007</text:p>
          </table:table-cell>
          <table:table-cell office:value-type="date" office:date-value="2016-03-29">
            <text:p>29/03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PABL000027</text:p>
          </table:table-cell>
          <table:table-cell office:value-type="date" office:date-value="2016-03-29">
            <text:p>29/03/2016</text:p>
          </table:table-cell>
          <table:table-cell office:value-type="string">
            <text:p>Pendência cliente. Cliente está construindo outra rota em fibra com previsão de conclusão 15/04/2016.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PAL2000011</text:p>
          </table:table-cell>
          <table:table-cell office:value-type="date" office:date-value="2016-03-29">
            <text:p>29/03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PATX000015</text:p>
          </table:table-cell>
          <table:table-cell office:value-type="date" office:date-value="2016-03-29">
            <text:p>29/03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 GERA já solicitou projeto de abordagem do cliente até estação de Belém, será solicitado até Fortaleza, visando deixar o acesso concluído, ficando pendente apenas ampliação do backone.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GOBL000038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MGL2000028</text:p>
          </table:table-cell>
          <table:table-cell office:value-type="date" office:date-value="2016-03-29">
            <text:p>29/03/2016</text:p>
          </table:table-cell>
          <table:table-cell office:value-type="string">
            <text:p>Agendado jumper na ponta da ALOG Barueri para 31/03.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SBL000007</text:p>
          </table:table-cell>
          <table:table-cell office:value-type="date" office:date-value="2016-03-29">
            <text:p>29/03/2016</text:p>
          </table:table-cell>
          <table:table-cell office:value-type="string">
            <text:p>Devolvido PROA para cliente realizar adequações (pendências de documentos como NR35, lic ANATEL, etc)</text:p>
          </table:table-cell>
          <table:table-cell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ACL3000001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AML300000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DFAC000029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DFAC000031</text:p>
          </table:table-cell>
          <table:table-cell office:value-type="date" office:date-value="2016-03-29">
            <text:p>29/03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DFL3000003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DFL3000004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DFL3000005</text:p>
          </table:table-cell>
          <table:table-cell office:value-type="date" office:date-value="2016-03-29">
            <text:p>29/03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DFL3000006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DFL3000007</text:p>
          </table:table-cell>
          <table:table-cell office:value-type="date" office:date-value="2016-03-29">
            <text:p>29/03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DFL3000008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DFL3000009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DFL3000011</text:p>
          </table:table-cell>
          <table:table-cell office:value-type="date" office:date-value="2016-03-29">
            <text:p>29/03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GOL3000002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MAL3000001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MTL300000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PBL3000001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PEL300000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RJL3000004</text:p>
          </table:table-cell>
          <table:table-cell office:value-type="date" office:date-value="2016-03-29">
            <text:p>29/03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ROL3000001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TOL3000001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DFAC000061</text:p>
          </table:table-cell>
          <table:table-cell office:value-type="date" office:date-value="2016-03-29">
            <text:p>29/03/2016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DFL3000018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MGL3000003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MGL3000005</text:p>
          </table:table-cell>
          <table:table-cell office:value-type="date" office:date-value="2016-03-29">
            <text:p>29/03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MGL3000007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AMAC000002</text:p>
          </table:table-cell>
          <table:table-cell office:value-type="date" office:date-value="2016-03-29">
            <text:p>29/03/2016</text:p>
          </table:table-cell>
          <table:table-cell office:value-type="string">
            <text:p>Em obra, previsto conclusão da infra para 01/04, equipamento sendo enviado para instalação na semana de 04/04.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MAAC000004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PI do fornecedor de EILD para retomar as obras, previsto PIP para até 01/04 e obras para semana do dia 04/04.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MSAC000001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PI do fornecedor de EILD.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PAAC000007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PI do fornecedor de EILD, previsto para até 01/04. Obra será iniciada em seguida previsto para semana de 04/04.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SCAC000001</text:p>
          </table:table-cell>
          <table:table-cell office:value-type="date" office:date-value="2016-03-29">
            <text:p>29/03/2016</text:p>
          </table:table-cell>
          <table:table-cell office:value-type="string">
            <text:p>Pend. cliente, necessário furo de laje, cliente ficou de dar solução, aguardando cliente sinalizar conclusão.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MAL2000007</text:p>
          </table:table-cell>
          <table:table-cell office:value-type="date" office:date-value="2016-03-29">
            <text:p>29/03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DFAC000010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RSL2000012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OBL000001</text:p>
          </table:table-cell>
          <table:table-cell office:value-type="date" office:date-value="2016-03-29">
            <text:p>29/03/2016</text:p>
          </table:table-cell>
          <table:table-cell office:value-type="string">
            <text:p>Encaminhado email para o escritório de Belém cobrando uma posição. Foi identificado instalações não autorizadas no POP de Araguaína. O cliente realizou a instalação de uma nova antena e inclusive um bastidor na torre sem autorização da Telebras.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OL2000012</text:p>
          </table:table-cell>
          <table:table-cell office:value-type="date" office:date-value="2016-03-29">
            <text:p>29/03/2016</text:p>
          </table:table-cell>
          <table:table-cell office:value-type="string">
            <text:p>Devolvida para o Comercial a OS e VTA para adequação. O produto P2P PTT ainda não é vendido no PTT DF.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DFAC00004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DFL200003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MGAC000003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PAAC000001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PAL2000002</text:p>
          </table:table-cell>
          <table:table-cell office:value-type="date" office:date-value="2016-03-29">
            <text:p>29/03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PAL2000003</text:p>
          </table:table-cell>
          <table:table-cell office:value-type="date" office:date-value="2016-03-29">
            <text:p>29/03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PAL2000010</text:p>
          </table:table-cell>
          <table:table-cell office:value-type="date" office:date-value="2016-03-29">
            <text:p>29/03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PAL2000013</text:p>
          </table:table-cell>
          <table:table-cell office:value-type="date" office:date-value="2016-03-29">
            <text:p>29/03/2016</text:p>
          </table:table-cell>
          <table:table-cell office:value-type="string">
            <text:p>(BLM x BVA) BLM: Obra concluída, pendente jumper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RSAC000002</text:p>
          </table:table-cell>
          <table:table-cell office:value-type="date" office:date-value="2016-03-29">
            <text:p>29/03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SPL2000001</text:p>
          </table:table-cell>
          <table:table-cell office:value-type="date" office:date-value="2016-03-29">
            <text:p>29/03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SPL2000017</text:p>
          </table:table-cell>
          <table:table-cell office:value-type="date" office:date-value="2016-03-29">
            <text:p>29/03/2016</text:p>
          </table:table-cell>
          <table:table-cell office:value-type="string">
            <text:p>(SPO</text:p>
          </table:table-cell>
          <table:table-cell/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TOBL000014</text:p>
          </table:table-cell>
          <table:table-cell office:value-type="date" office:date-value="2016-03-29">
            <text:p>29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ESBL000005</text:p>
          </table:table-cell>
          <table:table-cell office:value-type="date" office:date-value="2016-03-29">
            <text:p>29/03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GOBL000036</text:p>
          </table:table-cell>
          <table:table-cell office:value-type="date" office:date-value="2016-03-29">
            <text:p>29/03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1">
            <text:p>2551</text:p>
          </table:table-cell>
          <table:table-cell office:value-type="string">
            <text:p>GOBL000037</text:p>
          </table:table-cell>
          <table:table-cell office:value-type="date" office:date-value="2016-03-29">
            <text:p>29/03/2016</text:p>
          </table:table-cell>
          <table:table-cell office:value-type="string">
            <text:p>A atividade da GVT ficou para o dia 1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LL3000001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ML3000003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EL3000001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FAC000044</text:p>
          </table:table-cell>
          <table:table-cell office:value-type="date" office:date-value="2016-03-28">
            <text:p>28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FL3000019</text:p>
          </table:table-cell>
          <table:table-cell office:value-type="date" office:date-value="2016-03-28">
            <text:p>28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GOL3000003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TL3000003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AL3000002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BL3000002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EL3000003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IL3000001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JL3000007</text:p>
          </table:table-cell>
          <table:table-cell office:value-type="date" office:date-value="2016-03-28">
            <text:p>28/03/2016</text:p>
          </table:table-cell>
          <table:table-cell office:value-type="string">
            <text:p>Em exigência, aguardando entrar na pauta da próxima plenária.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RNL3000001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ROL3000002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CL3000002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EL3000001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FAC000052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RJL2000015</text:p>
          </table:table-cell>
          <table:table-cell office:value-type="date" office:date-value="2016-03-28">
            <text:p>28/03/2016</text:p>
          </table:table-cell>
          <table:table-cell office:value-type="string">
            <text:p>Centro: Cliente solicitou que as obras sejam iniciadas juntos (Ponta Centro e Urca)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DFL2000033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MABL000042</text:p>
          </table:table-cell>
          <table:table-cell office:value-type="date" office:date-value="2016-03-28">
            <text:p>28/03/2016</text:p>
          </table:table-cell>
          <table:table-cell office:value-type="string">
            <text:p>Agendado fusões e jumpers no pop de Imperatriz para 01/04/2016.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MABL000035</text:p>
          </table:table-cell>
          <table:table-cell office:value-type="date" office:date-value="2016-03-28">
            <text:p>28/03/2016</text:p>
          </table:table-cell>
          <table:table-cell office:value-type="string">
            <text:p>Agendada a ativação para 15:00 hs.</text:p>
          </table:table-cell>
          <table:table-cell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DFL3000029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entrega do projeto pelo fornecedor, previsto para até 01/04.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DFL3000030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entrega do projeto pelo fornecedor, previsto para até 01/04.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MGL3000009</text:p>
          </table:table-cell>
          <table:table-cell office:value-type="date" office:date-value="2016-03-28">
            <text:p>28/03/2016</text:p>
          </table:table-cell>
          <table:table-cell office:value-type="string">
            <text:p>Vistoria agendada para 18/04.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PAL3000003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PAL3000003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PEL3000005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RJL3000012</text:p>
          </table:table-cell>
          <table:table-cell office:value-type="date" office:date-value="2016-03-28">
            <text:p>28/03/2016</text:p>
          </table:table-cell>
          <table:table-cell office:value-type="string">
            <text:p>Vistoria realizada previsto entrega pelo fornecedor para até 01/04.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RJL3000013</text:p>
          </table:table-cell>
          <table:table-cell office:value-type="date" office:date-value="2016-03-28">
            <text:p>28/03/2016</text:p>
          </table:table-cell>
          <table:table-cell office:value-type="string">
            <text:p>Vistoria realizada previsto entrega pelo fornecedor para até 01/04.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RSL3000002</text:p>
          </table:table-cell>
          <table:table-cell office:value-type="date" office:date-value="2016-03-28">
            <text:p>28/03/2016</text:p>
          </table:table-cell>
          <table:table-cell office:value-type="string">
            <text:p>Vistoria agendada para 01/04.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SPL3000004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SPL3000005</text:p>
          </table:table-cell>
          <table:table-cell office:value-type="date" office:date-value="2016-03-28">
            <text:p>28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RJL3000003</text:p>
          </table:table-cell>
          <table:table-cell office:value-type="date" office:date-value="2016-03-28">
            <text:p>28/03/2016</text:p>
          </table:table-cell>
          <table:table-cell office:value-type="string">
            <text:p>Em obra, previsto conclusão para até o final de abril, priorizado as obras: IBGE, PETROBRAS, ANP, SEBRAE.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RJL3000005</text:p>
          </table:table-cell>
          <table:table-cell office:value-type="date" office:date-value="2016-03-28">
            <text:p>28/03/2016</text:p>
          </table:table-cell>
          <table:table-cell office:value-type="string">
            <text:p>Previsto início da obra para início de maio, , priorizado as obras: IBGE, PETROBRAS, ANP, SEBRAE.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MGL3000006</text:p>
          </table:table-cell>
          <table:table-cell office:value-type="date" office:date-value="2016-03-28">
            <text:p>28/03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AMTX000005</text:p>
          </table:table-cell>
          <table:table-cell office:value-type="date" office:date-value="2016-03-28">
            <text:p>28/03/2016</text:p>
          </table:table-cell>
          <table:table-cell office:value-type="string">
            <text:p>AM: Vistoria agendada para 28/03, será identificado as FO que serão utilizadas entre a PRODAM e Refinaria.</text:p>
          </table:table-cell>
          <table:table-cell/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SCL2000002</text:p>
          </table:table-cell>
          <table:table-cell office:value-type="date" office:date-value="2016-03-28">
            <text:p>28/03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RJL3000008</text:p>
          </table:table-cell>
          <table:table-cell office:value-type="date" office:date-value="2016-03-28">
            <text:p>28/03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RJL3000009</text:p>
          </table:table-cell>
          <table:table-cell office:value-type="date" office:date-value="2016-03-28">
            <text:p>28/03/2016</text:p>
          </table:table-cell>
          <table:table-cell office:value-type="string">
            <text:p>Em obra, previsto conclusão da obra para final de abril</text:p>
          </table:table-cell>
          <table:table-cell/>
        </table:table-row>
        <table:table-row table:style-name="ro1">
          <table:table-cell office:value-type="float" office:value="2477">
            <text:p>2477</text:p>
          </table:table-cell>
          <table:table-cell office:value-type="string">
            <text:p>MTL2000009</text:p>
          </table:table-cell>
          <table:table-cell office:value-type="date" office:date-value="2016-03-28">
            <text:p>28/03/2016</text:p>
          </table:table-cell>
          <table:table-cell office:value-type="string">
            <text:p>Alinhado em reunião entre GERT e GERA no dia 18/03, em BSB será utilizado mesma interface do ccto já ativo sky no Pátio Brasi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BL000007</text:p>
          </table:table-cell>
          <table:table-cell office:value-type="date" office:date-value="2016-03-24">
            <text:p>24/03/2016</text:p>
          </table:table-cell>
          <table:table-cell office:value-type="string">
            <text:p>Ampliação realizada de 1 para 2 Gbps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FAC000018</text:p>
          </table:table-cell>
          <table:table-cell office:value-type="date" office:date-value="2016-03-24">
            <text:p>24/03/2016</text:p>
          </table:table-cell>
          <table:table-cell office:value-type="string">
            <text:p>Mudança de POP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FAC000019</text:p>
          </table:table-cell>
          <table:table-cell office:value-type="date" office:date-value="2016-03-24">
            <text:p>24/03/2016</text:p>
          </table:table-cell>
          <table:table-cell office:value-type="string">
            <text:p>Mudança de POP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FAC000020</text:p>
          </table:table-cell>
          <table:table-cell office:value-type="date" office:date-value="2016-03-24">
            <text:p>24/03/2016</text:p>
          </table:table-cell>
          <table:table-cell office:value-type="string">
            <text:p>Mudança de POP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TOBL000015</text:p>
          </table:table-cell>
          <table:table-cell office:value-type="date" office:date-value="2016-03-24">
            <text:p>24/03/2016</text:p>
          </table:table-cell>
          <table:table-cell office:value-type="string">
            <text:p>Transito de AS realizado junto aos peerings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TOBL000013</text:p>
          </table:table-cell>
          <table:table-cell office:value-type="date" office:date-value="2016-03-24">
            <text:p>24/03/2016</text:p>
          </table:table-cell>
          <table:table-cell office:value-type="string">
            <text:p>Transito de AS realizado junto aos peerings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MABL000044</text:p>
          </table:table-cell>
          <table:table-cell office:value-type="date" office:date-value="2016-03-24">
            <text:p>24/03/2016</text:p>
          </table:table-cell>
          <table:table-cell office:value-type="string">
            <text:p>24/03/2016</text:p>
          </table:table-cell>
          <table:table-cell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DFL3000029</text:p>
          </table:table-cell>
          <table:table-cell office:value-type="date" office:date-value="2016-03-24">
            <text:p>24/03/2016</text:p>
          </table:table-cell>
          <table:table-cell office:value-type="string">
            <text:p>Vistoria realizada, aguardando entrega do PPI pelo fornecedor. Em seguinda será avaliado a necessidade licenciamento.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DFL3000030</text:p>
          </table:table-cell>
          <table:table-cell office:value-type="date" office:date-value="2016-03-24">
            <text:p>24/03/2016</text:p>
          </table:table-cell>
          <table:table-cell office:value-type="string">
            <text:p>Vistoria realizada, aguardando entrega do PPI pelo fornecedor. Em seguinda será avaliado a necessidade licenciamento.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RJL3000012</text:p>
          </table:table-cell>
          <table:table-cell office:value-type="date" office:date-value="2016-03-24">
            <text:p>24/03/2016</text:p>
          </table:table-cell>
          <table:table-cell office:value-type="string">
            <text:p>Vistoria realizada, aguardando entrega do PPI pelo fornecedor. Em seguinda será avaliado a necessidade licenciamento.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RJL3000013</text:p>
          </table:table-cell>
          <table:table-cell office:value-type="date" office:date-value="2016-03-24">
            <text:p>24/03/2016</text:p>
          </table:table-cell>
          <table:table-cell office:value-type="string">
            <text:p>Vistoria realizada, aguardando entrega do PPI pelo fornecedor. Em seguinda será avaliado a necessidade licenciamento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BL000007</text:p>
          </table:table-cell>
          <table:table-cell office:value-type="date" office:date-value="2016-03-23">
            <text:p>23/03/2016</text:p>
          </table:table-cell>
          <table:table-cell office:value-type="string">
            <text:p>Configuração para 24/03/2016.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MABL000042</text:p>
          </table:table-cell>
          <table:table-cell office:value-type="date" office:date-value="2016-03-23">
            <text:p>23/03/2016</text:p>
          </table:table-cell>
          <table:table-cell office:value-type="string">
            <text:p>Ampliação de banda de 800 para 1000 Mbps.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BL000042</text:p>
          </table:table-cell>
          <table:table-cell office:value-type="date" office:date-value="2016-03-23">
            <text:p>23/03/2016</text:p>
          </table:table-cell>
          <table:table-cell office:value-type="string">
            <text:p>Encaminhada a OS para Engenharia. Mudança de Ponto de Acesso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MGBL000007</text:p>
          </table:table-cell>
          <table:table-cell office:value-type="date" office:date-value="2016-03-23">
            <text:p>23/03/2016</text:p>
          </table:table-cell>
          <table:table-cell office:value-type="string">
            <text:p>Liberado os blocos.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RSL3000002</text:p>
          </table:table-cell>
          <table:table-cell office:value-type="date" office:date-value="2016-03-23">
            <text:p>23/03/2016</text:p>
          </table:table-cell>
          <table:table-cell office:value-type="string">
            <text:p>Em agendamento de vistoria, previsto para semana do dia 28/03.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ALL2000012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MGL2000029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PAL2000010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PAL2000013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PEL2000006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SCL2000002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SPL2000001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SPL2000017</text:p>
          </table:table-cell>
          <table:table-cell office:value-type="date" office:date-value="2016-03-23">
            <text:p>23/03/2016</text:p>
          </table:table-cell>
          <table:table-cell office:value-type="string">
            <text:p>OS e VTA enviadas para engenharia</text:p>
          </table:table-cell>
          <table:table-cell/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RSAC000012</text:p>
          </table:table-cell>
          <table:table-cell office:value-type="date" office:date-value="2016-03-23">
            <text:p>23/03/2016</text:p>
          </table:table-cell>
          <table:table-cell office:value-type="string">
            <text:p>Vistoria realizada na PUC em 21/03/2016, aguardando envio do projeto pelo fornecedor.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TOBL000010</text:p>
          </table:table-cell>
          <table:table-cell office:value-type="date" office:date-value="2016-03-22">
            <text:p>22/03/2016</text:p>
          </table:table-cell>
          <table:table-cell office:value-type="string">
            <text:p>Transito de AS: ANS a ser liberado: 263941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PATX000015</text:p>
          </table:table-cell>
          <table:table-cell office:value-type="date" office:date-value="2016-03-22">
            <text:p>22/03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 GERA já solicitou projeto de abordagem do cliente até estação de Belém, será solicitado até Fortaleza, visando deixar o acesso concluído, ficando pendente apenas ampliação do backone.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MGL2000028</text:p>
          </table:table-cell>
          <table:table-cell office:value-type="date" office:date-value="2016-03-22">
            <text:p>22/03/2016</text:p>
          </table:table-cell>
          <table:table-cell office:value-type="string">
            <text:p>Em agendamento de jumpers na ponta da ALOG Barueri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ESBL000007</text:p>
          </table:table-cell>
          <table:table-cell office:value-type="date" office:date-value="2016-03-22">
            <text:p>22/03/2016</text:p>
          </table:table-cell>
          <table:table-cell office:value-type="string">
            <text:p>Devolvido PROA para cliente realizar adequações (pendências de documentos como NR35, lic ANATEL, etc)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SPL3000004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SPL3000005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PRL2000006</text:p>
          </table:table-cell>
          <table:table-cell office:value-type="date" office:date-value="2016-03-22">
            <text:p>22/03/2016</text:p>
          </table:table-cell>
          <table:table-cell office:value-type="string">
            <text:p>Redução de banda de 10 para 5 Mbps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RSL2000004</text:p>
          </table:table-cell>
          <table:table-cell office:value-type="date" office:date-value="2016-03-22">
            <text:p>22/03/2016</text:p>
          </table:table-cell>
          <table:table-cell office:value-type="string">
            <text:p>Redução de banda de 10 para 5 Mbps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ACL3000001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AML3000002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DFAC000029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DFAC000031</text:p>
          </table:table-cell>
          <table:table-cell office:value-type="date" office:date-value="2016-03-22">
            <text:p>22/03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DFL3000003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DFL3000004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DFL3000005</text:p>
          </table:table-cell>
          <table:table-cell office:value-type="date" office:date-value="2016-03-22">
            <text:p>22/03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DFL3000006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DFL3000007</text:p>
          </table:table-cell>
          <table:table-cell office:value-type="date" office:date-value="2016-03-22">
            <text:p>22/03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DFL3000008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DFL3000009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DFL3000011</text:p>
          </table:table-cell>
          <table:table-cell office:value-type="date" office:date-value="2016-03-22">
            <text:p>22/03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GOL3000002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MAL3000001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MTL3000002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PBL3000001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PEL3000002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RJL3000004</text:p>
          </table:table-cell>
          <table:table-cell office:value-type="date" office:date-value="2016-03-22">
            <text:p>22/03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ROL3000001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TOL3000001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DFL3000018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MGL3000003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MGL3000005</text:p>
          </table:table-cell>
          <table:table-cell office:value-type="date" office:date-value="2016-03-22">
            <text:p>22/03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MGL3000007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DFAC000010</text:p>
          </table:table-cell>
          <table:table-cell office:value-type="date" office:date-value="2016-03-22">
            <text:p>22/03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DFL2000032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MGAC000003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PAAC000001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PAL2000002</text:p>
          </table:table-cell>
          <table:table-cell office:value-type="date" office:date-value="2016-03-22">
            <text:p>22/03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PAL2000003</text:p>
          </table:table-cell>
          <table:table-cell office:value-type="date" office:date-value="2016-03-22">
            <text:p>22/03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RSAC000002</text:p>
          </table:table-cell>
          <table:table-cell office:value-type="date" office:date-value="2016-03-22">
            <text:p>22/03/2016</text:p>
          </table:table-cell>
          <table:table-cell office:value-type="string">
            <text:p>Obra concluída, aguardando OS definitiva para instalação de CPE,</text:p>
          </table:table-cell>
          <table:table-cell/>
        </table:table-row>
        <table:table-row table:style-name="ro1">
          <table:table-cell office:value-type="float" office:value="2495">
            <text:p>2495</text:p>
          </table:table-cell>
          <table:table-cell office:value-type="string">
            <text:p>ESBL000005</text:p>
          </table:table-cell>
          <table:table-cell office:value-type="date" office:date-value="2016-03-22">
            <text:p>22/03/2016</text:p>
          </table:table-cell>
          <table:table-cell office:value-type="string">
            <text:p>Solicitado projeto de abordagem em 17/03. Segundo 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BL000007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jeto lógico pela GERT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BL000049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BL000028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ML2000002</text:p>
          </table:table-cell>
          <table:table-cell office:value-type="date" office:date-value="2016-03-21">
            <text:p>21/03/2016</text:p>
          </table:table-cell>
          <table:table-cell office:value-type="string">
            <text:p>Devolvida para o Comercial a OS e VTA para adequação. O produto P2P PTT ainda não é vendido no PTT DF. Comercial agendou uma reunião para 22/03.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LL3000001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L3000003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3000001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FAC000044</text:p>
          </table:table-cell>
          <table:table-cell office:value-type="date" office:date-value="2016-03-21">
            <text:p>21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OL3000003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TL3000003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AL3000002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BL3000002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EL3000003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IL3000001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licenciamento junto a prefeitura, obra será executada pela equipe de rede metropolitana (Péricles).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JL3000007</text:p>
          </table:table-cell>
          <table:table-cell office:value-type="date" office:date-value="2016-03-21">
            <text:p>21/03/2016</text:p>
          </table:table-cell>
          <table:table-cell office:value-type="string">
            <text:p>Em exigência, previsto para plenária de 22/03.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RNL3000001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ROL3000002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CL3000002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EL3000001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FAC000052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licenciamento, já inici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RJL2000015</text:p>
          </table:table-cell>
          <table:table-cell office:value-type="date" office:date-value="2016-03-21">
            <text:p>21/03/2016</text:p>
          </table:table-cell>
          <table:table-cell office:value-type="string">
            <text:p>Centro: Cliente solicitou que as obras sejam iniciadas juntos (Ponta Centro e Urca)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MTBL000004</text:p>
          </table:table-cell>
          <table:table-cell office:value-type="date" office:date-value="2016-03-21">
            <text:p>21/03/2016</text:p>
          </table:table-cell>
          <table:table-cell office:value-type="string">
            <text:p>Em viabilidade de EILD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GOBL000040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FL2000033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RSL2000007</text:p>
          </table:table-cell>
          <table:table-cell office:value-type="date" office:date-value="2016-03-21">
            <text:p>21/03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GOBL000038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MGL2000028</text:p>
          </table:table-cell>
          <table:table-cell office:value-type="date" office:date-value="2016-03-21">
            <text:p>21/03/2016</text:p>
          </table:table-cell>
          <table:table-cell office:value-type="string">
            <text:p>Solicitado projeto de abordagem.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MGL3000009</text:p>
          </table:table-cell>
          <table:table-cell office:value-type="date" office:date-value="2016-03-21">
            <text:p>21/03/2016</text:p>
          </table:table-cell>
          <table:table-cell office:value-type="string">
            <text:p>Em emissão de PC para vistoria e projeto. 11/03/2016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PAL3000003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PEL3000005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RJL3000003</text:p>
          </table:table-cell>
          <table:table-cell office:value-type="date" office:date-value="2016-03-21">
            <text:p>21/03/2016</text:p>
          </table:table-cell>
          <table:table-cell office:value-type="string">
            <text:p>Em obra, previsto conclusão para <text:s/>15/04.</text:p>
          </table:table-cell>
          <table:table-cell/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RJL3000005</text:p>
          </table:table-cell>
          <table:table-cell office:value-type="date" office:date-value="2016-03-21">
            <text:p>21/03/2016</text:p>
          </table:table-cell>
          <table:table-cell office:value-type="string">
            <text:p>Em mobilização para início de obra, previsto início para semana de 14/04.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MGL3000006</text:p>
          </table:table-cell>
          <table:table-cell office:value-type="date" office:date-value="2016-03-21">
            <text:p>21/03/2016</text:p>
          </table:table-cell>
          <table:table-cell office:value-type="string">
            <text:p>Obra concluída, em negociação de parceria para última milha pela GERT.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AMAC000002</text:p>
          </table:table-cell>
          <table:table-cell office:value-type="date" office:date-value="2016-03-21">
            <text:p>21/03/2016</text:p>
          </table:table-cell>
          <table:table-cell office:value-type="string">
            <text:p>Em elaboração de projeto, aguardando cronograma de início de obra.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MAAC000004</text:p>
          </table:table-cell>
          <table:table-cell office:value-type="date" office:date-value="2016-03-21">
            <text:p>21/03/2016</text:p>
          </table:table-cell>
          <table:table-cell office:value-type="string">
            <text:p>Em mobilização para início de obra, aguardando cronograma Fornecedor de EILD.</text:p>
          </table:table-cell>
          <table:table-cell/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MSAC000001</text:p>
          </table:table-cell>
          <table:table-cell office:value-type="date" office:date-value="2016-03-21">
            <text:p>21/03/2016</text:p>
          </table:table-cell>
          <table:table-cell office:value-type="string">
            <text:p>Vistoria <text:s/>agendade para 24/03, em seguida será envaido PPI e cronograma de obra.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PAAC000007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PI do fornecedor de EILD.</text:p>
          </table:table-cell>
          <table:table-cell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RJAC000010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PI da America Net, em seguida será instalado sw no POP Correios, ponta cliente em obra.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RSAC000011</text:p>
          </table:table-cell>
          <table:table-cell office:value-type="date" office:date-value="2016-03-21">
            <text:p>21/03/2016</text:p>
          </table:table-cell>
          <table:table-cell office:value-type="string">
            <text:p>Em mobilização de início de obra, previsto início para 24/04, conclusão para <text:s/>28/03. Equipamento Telebras sendo enviado.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SCAC000001</text:p>
          </table:table-cell>
          <table:table-cell office:value-type="date" office:date-value="2016-03-21">
            <text:p>21/03/2016</text:p>
          </table:table-cell>
          <table:table-cell office:value-type="string">
            <text:p>necessário furo de laje, cliente ficou de dar solução, aguardando cliente sinalizar conclusão.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SPAC000007</text:p>
          </table:table-cell>
          <table:table-cell office:value-type="date" office:date-value="2016-03-21">
            <text:p>21/03/2016</text:p>
          </table:table-cell>
          <table:table-cell office:value-type="string">
            <text:p>Em mobiilização para início de obra, aguardando cronograma do fornecedor de EILD.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AL2000007</text:p>
          </table:table-cell>
          <table:table-cell office:value-type="date" office:date-value="2016-03-21">
            <text:p>21/03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AMTX000005</text:p>
          </table:table-cell>
          <table:table-cell office:value-type="date" office:date-value="2016-03-21">
            <text:p>21/03/2016</text:p>
          </table:table-cell>
          <table:table-cell office:value-type="string">
            <text:p>AM: Vistoria programada para 28/03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RSL2000012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OL2000012</text:p>
          </table:table-cell>
          <table:table-cell office:value-type="date" office:date-value="2016-03-21">
            <text:p>21/03/2016</text:p>
          </table:table-cell>
          <table:table-cell office:value-type="string">
            <text:p>Devolvida para o Comercial a OS e VTA para adequação. O produto P2P PTT ainda não é vendido no PTT DF.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PAL2000010</text:p>
          </table:table-cell>
          <table:table-cell office:value-type="date" office:date-value="2016-03-21">
            <text:p>21/03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PAL2000013</text:p>
          </table:table-cell>
          <table:table-cell office:value-type="date" office:date-value="2016-03-21">
            <text:p>21/03/2016</text:p>
          </table:table-cell>
          <table:table-cell office:value-type="string">
            <text:p>(BLM x BVA) BLM: Obra concluída, pendente jumper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RJAC000009</text:p>
          </table:table-cell>
          <table:table-cell office:value-type="date" office:date-value="2016-03-21">
            <text:p>21/03/2016</text:p>
          </table:table-cell>
          <table:table-cell office:value-type="string">
            <text:p>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RJL2000011</text:p>
          </table:table-cell>
          <table:table-cell office:value-type="date" office:date-value="2016-03-21">
            <text:p>21/03/2016</text:p>
          </table:table-cell>
          <table:table-cell office:value-type="string">
            <text:p>RJ: 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SCL2000002</text:p>
          </table:table-cell>
          <table:table-cell office:value-type="date" office:date-value="2016-03-21">
            <text:p>21/03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21">
            <text:p>2321</text:p>
          </table:table-cell>
          <table:table-cell office:value-type="string">
            <text:p>SPL2000001</text:p>
          </table:table-cell>
          <table:table-cell office:value-type="date" office:date-value="2016-03-21">
            <text:p>21/03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SPL2000017</text:p>
          </table:table-cell>
          <table:table-cell office:value-type="date" office:date-value="2016-03-21">
            <text:p>21/03/2016</text:p>
          </table:table-cell>
          <table:table-cell office:value-type="string">
            <text:p>(SPO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RJL3000008</text:p>
          </table:table-cell>
          <table:table-cell office:value-type="date" office:date-value="2016-03-21">
            <text:p>21/03/2016</text:p>
          </table:table-cell>
          <table:table-cell office:value-type="string">
            <text:p>Ponta Tiradentes: Pendente infra do prédio, previsto termino para 14/04.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RJL3000009</text:p>
          </table:table-cell>
          <table:table-cell office:value-type="date" office:date-value="2016-03-21">
            <text:p>21/03/2016</text:p>
          </table:table-cell>
          <table:table-cell office:value-type="string">
            <text:p>Ponta Tiradentes: Pendente infra do prédio, previsto termino para 14/04.</text:p>
          </table:table-cell>
          <table:table-cell/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TOBL000014</text:p>
          </table:table-cell>
          <table:table-cell office:value-type="date" office:date-value="2016-03-21">
            <text:p>21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MTL2000009</text:p>
          </table:table-cell>
          <table:table-cell office:value-type="date" office:date-value="2016-03-21">
            <text:p>21/03/2016</text:p>
          </table:table-cell>
          <table:table-cell office:value-type="string">
            <text:p>Alinhado em reunião entre GERT e GERA no dia 18/03, em BSB será utilizado mesma interface do ccto já ativo sky no Pátio Brasil</text:p>
          </table:table-cell>
          <table:table-cell/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GOBL000036</text:p>
          </table:table-cell>
          <table:table-cell office:value-type="date" office:date-value="2016-03-21">
            <text:p>21/03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GOBL000037</text:p>
          </table:table-cell>
          <table:table-cell office:value-type="date" office:date-value="2016-03-21">
            <text:p>21/03/2016</text:p>
          </table:table-cell>
          <table:table-cell office:value-type="string">
            <text:p>A atividade da GVT ficou para o dia 1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TOBL000017</text:p>
          </table:table-cell>
          <table:table-cell office:value-type="date" office:date-value="2016-03-21">
            <text:p>21/03/2016</text:p>
          </table:table-cell>
          <table:table-cell office:value-type="string">
            <text:p>Desativação de circuito</text:p>
          </table:table-cell>
          <table:table-cell/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RSL2000014</text:p>
          </table:table-cell>
          <table:table-cell office:value-type="date" office:date-value="2016-03-21">
            <text:p>21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479">
            <text:p>2479</text:p>
          </table:table-cell>
          <table:table-cell office:value-type="string">
            <text:p>MTL2000009</text:p>
          </table:table-cell>
          <table:table-cell office:value-type="date" office:date-value="2016-03-18">
            <text:p>18/03/2016</text:p>
          </table:table-cell>
          <table:table-cell office:value-type="string">
            <text:p>Em reunião entre gerencias (GERA e GERT) ficou definido que o ccto será ativo pela interface do ccto já ativo entre Brasília Sede x Pátio Brasil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BL000007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projeto lógico pela GERT.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LL3000001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ML3000003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EL3000001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FAC000044</text:p>
          </table:table-cell>
          <table:table-cell office:value-type="date" office:date-value="2016-03-17">
            <text:p>17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FL3000019</text:p>
          </table:table-cell>
          <table:table-cell office:value-type="date" office:date-value="2016-03-17">
            <text:p>17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GOL3000003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TL3000003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AL3000002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BL3000002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EL3000003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instação de CPE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IL3000001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RNL3000001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ROL3000002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CL3000002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EL3000001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JL2000015</text:p>
          </table:table-cell>
          <table:table-cell office:value-type="date" office:date-value="2016-03-17">
            <text:p>17/03/2016</text:p>
          </table:table-cell>
          <table:table-cell office:value-type="string">
            <text:p>Centro: Cliente solicitou que as obras sejam iniciadas juntos (Ponta Centro e Urca)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TOBL000049</text:p>
          </table:table-cell>
          <table:table-cell office:value-type="date" office:date-value="2016-03-17">
            <text:p>17/03/2016</text:p>
          </table:table-cell>
          <table:table-cell office:value-type="string">
            <text:p>Desativação de circuito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DFL2000033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RSBL000007</text:p>
          </table:table-cell>
          <table:table-cell office:value-type="date" office:date-value="2016-03-17">
            <text:p>17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OBL000037</text:p>
          </table:table-cell>
          <table:table-cell office:value-type="date" office:date-value="2016-03-17">
            <text:p>17/03/2016</text:p>
          </table:table-cell>
          <table:table-cell office:value-type="string">
            <text:p>Transito de AS: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SPAC000007</text:p>
          </table:table-cell>
          <table:table-cell office:value-type="date" office:date-value="2016-03-17">
            <text:p>17/03/2016</text:p>
          </table:table-cell>
          <table:table-cell office:value-type="string">
            <text:p>Aguardando cronograma do fornecedor de EILD (Vogel) para inicio do lançamento da rede interna no cliente MPT.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DFAC000042</text:p>
          </table:table-cell>
          <table:table-cell office:value-type="date" office:date-value="2016-03-17">
            <text:p>17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527">
            <text:p>2527</text:p>
          </table:table-cell>
          <table:table-cell office:value-type="string">
            <text:p>RSAC000010</text:p>
          </table:table-cell>
          <table:table-cell office:value-type="date" office:date-value="2016-03-17">
            <text:p>17/03/2016</text:p>
          </table:table-cell>
          <table:table-cell office:value-type="string">
            <text:p>Desativação de circuito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ABL000006</text:p>
          </table:table-cell>
          <table:table-cell office:value-type="date" office:date-value="2016-03-16">
            <text:p>16/03/2016</text:p>
          </table:table-cell>
          <table:table-cell office:value-type="string">
            <text:p>Mudança de Rota Estática para BGP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ROBL000002</text:p>
          </table:table-cell>
          <table:table-cell office:value-type="date" office:date-value="2016-03-16">
            <text:p>16/03/2016</text:p>
          </table:table-cell>
          <table:table-cell office:value-type="string">
            <text:p>Inclusão Bloco IP no AS do Cliente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PABL000030</text:p>
          </table:table-cell>
          <table:table-cell office:value-type="date" office:date-value="2016-03-16">
            <text:p>16/03/2016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DFL3000002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inclusão de snmp</text:p>
          </table:table-cell>
          <table:table-cell/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GOL3000001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alteração da banda</text:p>
          </table:table-cell>
          <table:table-cell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MGL3000001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inclusão de snmp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RJL3000002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alteração da banda</text:p>
          </table:table-cell>
          <table:table-cell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RSL3000001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alteração da banda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SCL3000001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alteração da banda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SPL3000003</text:p>
          </table:table-cell>
          <table:table-cell office:value-type="date" office:date-value="2016-03-16">
            <text:p>16/03/2016</text:p>
          </table:table-cell>
          <table:table-cell office:value-type="string">
            <text:p>Enviado email para comercial informando alteração da banda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RSAC000011</text:p>
          </table:table-cell>
          <table:table-cell office:value-type="date" office:date-value="2016-03-16">
            <text:p>16/03/2016</text:p>
          </table:table-cell>
          <table:table-cell office:value-type="string">
            <text:p>Obra iniciada em 16/03, previsto conclusão até 24/03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BL000049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BL000028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ML2000002</text:p>
          </table:table-cell>
          <table:table-cell office:value-type="date" office:date-value="2016-03-15">
            <text:p>15/03/2016</text:p>
          </table:table-cell>
          <table:table-cell office:value-type="string">
            <text:p>Devolvidas OS e VTA para Comercial para revisão. O PTT DF ainda não atende o produto P2P PTT.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FAC000052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licenciamento, já iniciado pela equipe de rede metropolitana, Eng. de Acesso solicitando prioridade para equipe da rede metropolitana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MTBL000004</text:p>
          </table:table-cell>
          <table:table-cell office:value-type="date" office:date-value="2016-03-15">
            <text:p>15/03/2016</text:p>
          </table:table-cell>
          <table:table-cell office:value-type="string">
            <text:p>Em viabilidade de EILD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GOBL000040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PAL2000011</text:p>
          </table:table-cell>
          <table:table-cell office:value-type="date" office:date-value="2016-03-15">
            <text:p>15/03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GOBL000038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RSL2000012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OL2000012</text:p>
          </table:table-cell>
          <table:table-cell office:value-type="date" office:date-value="2016-03-15">
            <text:p>15/03/2016</text:p>
          </table:table-cell>
          <table:table-cell office:value-type="string">
            <text:p>Devolvidas OS e VTA para Comercial para revisão. O PTT DF ainda não atende o produto P2P PTT.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TOBL000014</text:p>
          </table:table-cell>
          <table:table-cell office:value-type="date" office:date-value="2016-03-15">
            <text:p>15/03/2016</text:p>
          </table:table-cell>
          <table:table-cell office:value-type="string">
            <text:p>Aguardando revisão de PROA cliente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MTL2000009</text:p>
          </table:table-cell>
          <table:table-cell office:value-type="date" office:date-value="2016-03-15">
            <text:p>15/03/2016</text:p>
          </table:table-cell>
          <table:table-cell office:value-type="string">
            <text:p>GERT Solicitou em 08/03 que a eng. de acesso utilize rota de FO para atendimento na ponta de Brasília pela estação de BSB Geral</text:p>
          </table:table-cell>
          <table:table-cell/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GOBL000036</text:p>
          </table:table-cell>
          <table:table-cell office:value-type="date" office:date-value="2016-03-15">
            <text:p>15/03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3">
            <text:p>2553</text:p>
          </table:table-cell>
          <table:table-cell office:value-type="string">
            <text:p>GOBL000037</text:p>
          </table:table-cell>
          <table:table-cell office:value-type="date" office:date-value="2016-03-15">
            <text:p>15/03/2016</text:p>
          </table:table-cell>
          <table:table-cell office:value-type="string">
            <text:p>A atividade da GVT ficou para o dia 1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BL000007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confirmação das fusões do cliente.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L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ML3000003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E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FAC000044</text:p>
          </table:table-cell>
          <table:table-cell office:value-type="date" office:date-value="2016-03-14">
            <text:p>14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FL3000019</text:p>
          </table:table-cell>
          <table:table-cell office:value-type="date" office:date-value="2016-03-14">
            <text:p>14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GOL3000003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AL300000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BL3000002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EL3000003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I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RJL3000007</text:p>
          </table:table-cell>
          <table:table-cell office:value-type="date" office:date-value="2016-03-14">
            <text:p>14/03/2016</text:p>
          </table:table-cell>
          <table:table-cell office:value-type="string">
            <text:p>Em exigência, previsto para plenária de 15/03.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RNL3000001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ROL300000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CL3000002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E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RJL2000015</text:p>
          </table:table-cell>
          <table:table-cell office:value-type="date" office:date-value="2016-03-14">
            <text:p>14/03/2016</text:p>
          </table:table-cell>
          <table:table-cell office:value-type="string">
            <text:p>Centro: Cliente solicitou que as obras sejam iniciadas juntos (Ponta Centro e Urca)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DFL2000033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RSL2000007</text:p>
          </table:table-cell>
          <table:table-cell office:value-type="date" office:date-value="2016-03-14">
            <text:p>14/03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AML300000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DFAC000029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DFAC000031</text:p>
          </table:table-cell>
          <table:table-cell office:value-type="date" office:date-value="2016-03-14">
            <text:p>14/03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DFL3000003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DFL3000004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DFL3000005</text:p>
          </table:table-cell>
          <table:table-cell office:value-type="date" office:date-value="2016-03-14">
            <text:p>14/03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DFL3000006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DFL3000007</text:p>
          </table:table-cell>
          <table:table-cell office:value-type="date" office:date-value="2016-03-14">
            <text:p>14/03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DFL3000008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DFL3000009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DFL3000011</text:p>
          </table:table-cell>
          <table:table-cell office:value-type="date" office:date-value="2016-03-14">
            <text:p>14/03/2016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GOL3000002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MAL3000001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MTL300000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PB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PEL300000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RJL3000003</text:p>
          </table:table-cell>
          <table:table-cell office:value-type="date" office:date-value="2016-03-14">
            <text:p>14/03/2016</text:p>
          </table:table-cell>
          <table:table-cell office:value-type="string">
            <text:p>Em obra, previsto conclusão para <text:s/>24/03.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RJL3000004</text:p>
          </table:table-cell>
          <table:table-cell office:value-type="date" office:date-value="2016-03-14">
            <text:p>14/03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RJL3000005</text:p>
          </table:table-cell>
          <table:table-cell office:value-type="date" office:date-value="2016-03-14">
            <text:p>14/03/2016</text:p>
          </table:table-cell>
          <table:table-cell office:value-type="string">
            <text:p>Em mobilização para início de obra, previso inicio para 28/03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TO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RSL3000001</text:p>
          </table:table-cell>
          <table:table-cell office:value-type="date" office:date-value="2016-03-14">
            <text:p>14/03/2016</text:p>
          </table:table-cell>
          <table:table-cell office:value-type="string">
            <text:p>Alterado banda para 10Mbps</text:p>
          </table:table-cell>
          <table:table-cell/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DFL3000018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MGL3000003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MGL3000005</text:p>
          </table:table-cell>
          <table:table-cell office:value-type="date" office:date-value="2016-03-14">
            <text:p>14/03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MGL3000006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em negociação de parceria para última milha.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MGL3000007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MAL2000007</text:p>
          </table:table-cell>
          <table:table-cell office:value-type="date" office:date-value="2016-03-14">
            <text:p>14/03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AMTX000005</text:p>
          </table:table-cell>
          <table:table-cell office:value-type="date" office:date-value="2016-03-14">
            <text:p>14/03/2016</text:p>
          </table:table-cell>
          <table:table-cell office:value-type="string">
            <text:p>AM: Em mapeamento para execução de fusões e jumper da rede óptica existente entre PRODAM e refinaria PETRO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DFAC000010</text:p>
          </table:table-cell>
          <table:table-cell office:value-type="date" office:date-value="2016-03-14">
            <text:p>14/03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DFAC000042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DFL2000032</text:p>
          </table:table-cell>
          <table:table-cell office:value-type="date" office:date-value="2016-03-14">
            <text:p>14/03/2016</text:p>
          </table:table-cell>
          <table:table-cell office:value-type="string">
            <text:p>(BSA x BH) Obra concluída nas duas pontas, aguardando OS definitiva para instalação do CPE.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MGAC000003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PAAC000001</text:p>
          </table:table-cell>
          <table:table-cell office:value-type="date" office:date-value="2016-03-14">
            <text:p>14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PAL2000002</text:p>
          </table:table-cell>
          <table:table-cell office:value-type="date" office:date-value="2016-03-14">
            <text:p>14/03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PAL2000003</text:p>
          </table:table-cell>
          <table:table-cell office:value-type="date" office:date-value="2016-03-14">
            <text:p>14/03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PAL2000010</text:p>
          </table:table-cell>
          <table:table-cell office:value-type="date" office:date-value="2016-03-14">
            <text:p>14/03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PAL2000013</text:p>
          </table:table-cell>
          <table:table-cell office:value-type="date" office:date-value="2016-03-14">
            <text:p>14/03/2016</text:p>
          </table:table-cell>
          <table:table-cell office:value-type="string">
            <text:p>(BLM x BVA) BLM: Obra concluída, pendente jumper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RJAC000009</text:p>
          </table:table-cell>
          <table:table-cell office:value-type="date" office:date-value="2016-03-14">
            <text:p>14/03/2016</text:p>
          </table:table-cell>
          <table:table-cell office:value-type="string">
            <text:p>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RJL2000011</text:p>
          </table:table-cell>
          <table:table-cell office:value-type="date" office:date-value="2016-03-14">
            <text:p>14/03/2016</text:p>
          </table:table-cell>
          <table:table-cell office:value-type="string">
            <text:p>(RJ X BH) RJ: 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SCL2000002</text:p>
          </table:table-cell>
          <table:table-cell office:value-type="date" office:date-value="2016-03-14">
            <text:p>14/03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SPL2000001</text:p>
          </table:table-cell>
          <table:table-cell office:value-type="date" office:date-value="2016-03-14">
            <text:p>14/03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SPL2000017</text:p>
          </table:table-cell>
          <table:table-cell office:value-type="date" office:date-value="2016-03-14">
            <text:p>14/03/2016</text:p>
          </table:table-cell>
          <table:table-cell office:value-type="string">
            <text:p>(SPO x CPE) Em contratação do fornecedor de EILD.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RJL3000008</text:p>
          </table:table-cell>
          <table:table-cell office:value-type="date" office:date-value="2016-03-14">
            <text:p>14/03/2016</text:p>
          </table:table-cell>
          <table:table-cell office:value-type="string">
            <text:p>Ponta Tiradentes: Pendente infra do prédio, previsto termino para 18/03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RJL3000009</text:p>
          </table:table-cell>
          <table:table-cell office:value-type="date" office:date-value="2016-03-14">
            <text:p>14/03/2016</text:p>
          </table:table-cell>
          <table:table-cell office:value-type="string">
            <text:p>Em obra, previsto conclusão para 18/03.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DFAC000052</text:p>
          </table:table-cell>
          <table:table-cell office:value-type="date" office:date-value="2016-03-11">
            <text:p>11/03/2016</text:p>
          </table:table-cell>
          <table:table-cell office:value-type="string">
            <text:p>Aguardando licenciamento, já iniciado pela equipe de rede metropolitana, Eng. de Acesso solicitando prioridade para equipe da rede metropolitana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DFL3000020</text:p>
          </table:table-cell>
          <table:table-cell office:value-type="date" office:date-value="2016-03-11">
            <text:p>11/03/2016</text:p>
          </table:table-cell>
          <table:table-cell office:value-type="string">
            <text:p>Solicitado configuração e topologia do cliente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DFL3000021</text:p>
          </table:table-cell>
          <table:table-cell office:value-type="date" office:date-value="2016-03-11">
            <text:p>11/03/2016</text:p>
          </table:table-cell>
          <table:table-cell office:value-type="string">
            <text:p>Solicitado configuração e topologia do cliente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CEAC000006</text:p>
          </table:table-cell>
          <table:table-cell office:value-type="date" office:date-value="2016-03-11">
            <text:p>11/03/2016</text:p>
          </table:table-cell>
          <table:table-cell office:value-type="string">
            <text:p>Em solicitação de ID e PEP para início das obras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PAL2000011</text:p>
          </table:table-cell>
          <table:table-cell office:value-type="date" office:date-value="2016-03-11">
            <text:p>11/03/2016</text:p>
          </table:table-cell>
          <table:table-cell office:value-type="string">
            <text:p>Em reunião no dia 08/03 entre Comercial, Cliente, Eng. Comercial, GERT e GERA. Comercial está alinhando com o cliente o cancelamento deste contrato, não temos previsão para ativação da estação de Santarém.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PATX000015</text:p>
          </table:table-cell>
          <table:table-cell office:value-type="date" office:date-value="2016-03-11">
            <text:p>11/03/2016</text:p>
          </table:table-cell>
          <table:table-cell office:value-type="string">
            <text:p>Em reunião no dia 08/03 entre Comercial, Cliente, Eng. Comercial, GERT e GERA, ficou definido que para atendimento a este ccto a GERT precisa de 150 dias para ampliação backbone entre Belém x Fortaleza. GERA já solicitou projeto de abordagem do cliente até estação de Belém, será solicitado até Fortaleza, visando deixar o acesso concluído, ficando pendente apenas ampliação do backone.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PL3000004</text:p>
          </table:table-cell>
          <table:table-cell office:value-type="date" office:date-value="2016-03-11">
            <text:p>11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PL3000005</text:p>
          </table:table-cell>
          <table:table-cell office:value-type="date" office:date-value="2016-03-11">
            <text:p>11/03/2016</text:p>
          </table:table-cell>
          <table:table-cell office:value-type="string">
            <text:p>Aguardando OS definitiva para contratação de fornecedor de EILD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AMTX000005</text:p>
          </table:table-cell>
          <table:table-cell office:value-type="date" office:date-value="2016-03-11">
            <text:p>11/03/2016</text:p>
          </table:table-cell>
          <table:table-cell office:value-type="string">
            <text:p>AM: Em mapeamento para execução de fusões e jumper da rede óptica existente entre PRODAM e refinaria PETRO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RSL2000012</text:p>
          </table:table-cell>
          <table:table-cell office:value-type="date" office:date-value="2016-03-11">
            <text:p>11/03/2016</text:p>
          </table:table-cell>
          <table:table-cell office:value-type="string">
            <text:p>Aguardando ok da Eletrosul para seguirmos com as abordagens e ativação do ccto.</text:p>
          </table:table-cell>
          <table:table-cell/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MTL2000009</text:p>
          </table:table-cell>
          <table:table-cell office:value-type="date" office:date-value="2016-03-11">
            <text:p>11/03/2016</text:p>
          </table:table-cell>
          <table:table-cell office:value-type="string">
            <text:p>GERT Solicitou em 08/03 que a eng. de acesso utilize rota de FO para atendimento na ponta de Brasília pela estação de BSB Geral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L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L3000003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E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FAC000044</text:p>
          </table:table-cell>
          <table:table-cell office:value-type="date" office:date-value="2016-03-10">
            <text:p>10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FL3000019</text:p>
          </table:table-cell>
          <table:table-cell office:value-type="date" office:date-value="2016-03-10">
            <text:p>10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GOL3000003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AL3000002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BL3000002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EL3000003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I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JL3000007</text:p>
          </table:table-cell>
          <table:table-cell office:value-type="date" office:date-value="2016-03-10">
            <text:p>10/03/2016</text:p>
          </table:table-cell>
          <table:table-cell office:value-type="string">
            <text:p>Em exigência, previsto para plenária de 15/03.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RNL3000001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ROL3000002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CL3000002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E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RJL2000015</text:p>
          </table:table-cell>
          <table:table-cell office:value-type="date" office:date-value="2016-03-10">
            <text:p>10/03/2016</text:p>
          </table:table-cell>
          <table:table-cell office:value-type="string">
            <text:p>Centro: Cliente solicitou que as obras sejam iniciadas juntos (Ponta Centro e Urca)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DFL3000020</text:p>
          </table:table-cell>
          <table:table-cell office:value-type="date" office:date-value="2016-03-10">
            <text:p>10/03/2016</text:p>
          </table:table-cell>
          <table:table-cell office:value-type="string">
            <text:p>Handover realizado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DFL3000021</text:p>
          </table:table-cell>
          <table:table-cell office:value-type="date" office:date-value="2016-03-10">
            <text:p>10/03/2016</text:p>
          </table:table-cell>
          <table:table-cell office:value-type="string">
            <text:p>Handover realizado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FL2000033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seguir com ativação do ccto.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MGBL000007</text:p>
          </table:table-cell>
          <table:table-cell office:value-type="date" office:date-value="2016-03-10">
            <text:p>10/03/2016</text:p>
          </table:table-cell>
          <table:table-cell office:value-type="string">
            <text:p>Inclusão de bloco IPV6 no AS do Cliente e Transito de AS.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ACL3000001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AML3000002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DFAC000029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DFAC000031</text:p>
          </table:table-cell>
          <table:table-cell office:value-type="date" office:date-value="2016-03-10">
            <text:p>10/03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DFL3000003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DFL3000004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DFL3000005</text:p>
          </table:table-cell>
          <table:table-cell office:value-type="date" office:date-value="2016-03-10">
            <text:p>10/03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DFL3000006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DFL3000007</text:p>
          </table:table-cell>
          <table:table-cell office:value-type="date" office:date-value="2016-03-10">
            <text:p>10/03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DFL3000008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DFL3000009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DFL3000011</text:p>
          </table:table-cell>
          <table:table-cell office:value-type="date" office:date-value="2016-03-10">
            <text:p>10/03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GOL3000002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MAL3000001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MTL3000002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PB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PEL3000002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RJL3000003</text:p>
          </table:table-cell>
          <table:table-cell office:value-type="date" office:date-value="2016-03-10">
            <text:p>10/03/2016</text:p>
          </table:table-cell>
          <table:table-cell office:value-type="string">
            <text:p>Em obra, previsto conclusão para <text:s/>24/03.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RJL3000004</text:p>
          </table:table-cell>
          <table:table-cell office:value-type="date" office:date-value="2016-03-10">
            <text:p>10/03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RJL3000005</text:p>
          </table:table-cell>
          <table:table-cell office:value-type="date" office:date-value="2016-03-10">
            <text:p>10/03/2016</text:p>
          </table:table-cell>
          <table:table-cell office:value-type="string">
            <text:p>Em mobilização para início de obra, previso inicio para 28/03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RO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TOL3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DFL3000018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MGL3000003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MGL3000005</text:p>
          </table:table-cell>
          <table:table-cell office:value-type="date" office:date-value="2016-03-10">
            <text:p>10/03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MGL3000006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em negociação de parceria para última milha.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MGL3000007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AMAC000002</text:p>
          </table:table-cell>
          <table:table-cell office:value-type="date" office:date-value="2016-03-10">
            <text:p>10/03/2016</text:p>
          </table:table-cell>
          <table:table-cell office:value-type="string">
            <text:p>Em obra, previsto conclusão para 21/03.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MSAC000001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cronograma de vistoria do fornecedor de EILD.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PAAC000007</text:p>
          </table:table-cell>
          <table:table-cell office:value-type="date" office:date-value="2016-03-10">
            <text:p>10/03/2016</text:p>
          </table:table-cell>
          <table:table-cell office:value-type="string">
            <text:p>Fornecedor de EILD solicitou nova vistoria na estação Telebras, agendado para 16/03.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RJAC000010</text:p>
          </table:table-cell>
          <table:table-cell office:value-type="date" office:date-value="2016-03-10">
            <text:p>10/03/2016</text:p>
          </table:table-cell>
          <table:table-cell office:value-type="string">
            <text:p>Em obra, instalado rádio na ponta cliente MPT, aguardando cronograma do fornecedor de EILD para instalação do equipamento na estação Telebras.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RSAC000011</text:p>
          </table:table-cell>
          <table:table-cell office:value-type="date" office:date-value="2016-03-10">
            <text:p>10/03/2016</text:p>
          </table:table-cell>
          <table:table-cell office:value-type="string">
            <text:p>Em mobilização para início de obra, aguardando cronograma do fornecedor de EILD.</text:p>
          </table:table-cell>
          <table:table-cell/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MABL000027</text:p>
          </table:table-cell>
          <table:table-cell office:value-type="date" office:date-value="2016-03-10">
            <text:p>10/03/2016</text:p>
          </table:table-cell>
          <table:table-cell office:value-type="string">
            <text:p>Banda ampliada.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DFAC000010</text:p>
          </table:table-cell>
          <table:table-cell office:value-type="date" office:date-value="2016-03-10">
            <text:p>10/03/2016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DFAC000042</text:p>
          </table:table-cell>
          <table:table-cell office:value-type="date" office:date-value="2016-03-10">
            <text:p>10/03/2016</text:p>
          </table:table-cell>
          <table:table-cell office:value-type="string">
            <text:p>BSB acesso concluído, aguardando OS definitiva.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DFL2000032</text:p>
          </table:table-cell>
          <table:table-cell office:value-type="date" office:date-value="2016-03-10">
            <text:p>10/03/2016</text:p>
          </table:table-cell>
          <table:table-cell office:value-type="string">
            <text:p>(BSA x BH) Obra concluída nas duas pontas, aguardando OS definitiva para instalação do CPE.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MGAC000003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PAAC000001</text:p>
          </table:table-cell>
          <table:table-cell office:value-type="date" office:date-value="2016-03-10">
            <text:p>10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PAL2000002</text:p>
          </table:table-cell>
          <table:table-cell office:value-type="date" office:date-value="2016-03-10">
            <text:p>10/03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PAL2000003</text:p>
          </table:table-cell>
          <table:table-cell office:value-type="date" office:date-value="2016-03-10">
            <text:p>10/03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PAL2000010</text:p>
          </table:table-cell>
          <table:table-cell office:value-type="date" office:date-value="2016-03-10">
            <text:p>10/03/2016</text:p>
          </table:table-cell>
          <table:table-cell office:value-type="string">
            <text:p>(BLM x SLS)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PAL2000013</text:p>
          </table:table-cell>
          <table:table-cell office:value-type="date" office:date-value="2016-03-10">
            <text:p>10/03/2016</text:p>
          </table:table-cell>
          <table:table-cell office:value-type="string">
            <text:p>(BLM x BVA) BLM: Obra concluída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RJAC000009</text:p>
          </table:table-cell>
          <table:table-cell office:value-type="date" office:date-value="2016-03-10">
            <text:p>10/03/2016</text:p>
          </table:table-cell>
          <table:table-cell office:value-type="string">
            <text:p>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RJL2000011</text:p>
          </table:table-cell>
          <table:table-cell office:value-type="date" office:date-value="2016-03-10">
            <text:p>10/03/2016</text:p>
          </table:table-cell>
          <table:table-cell office:value-type="string">
            <text:p>(RJ X BH) RJ: 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SCL2000002</text:p>
          </table:table-cell>
          <table:table-cell office:value-type="date" office:date-value="2016-03-10">
            <text:p>10/03/2016</text:p>
          </table:table-cell>
          <table:table-cell office:value-type="string">
            <text:p>FNS: Em contratação do fornecedor de EILD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SPL2000001</text:p>
          </table:table-cell>
          <table:table-cell office:value-type="date" office:date-value="2016-03-10">
            <text:p>10/03/2016</text:p>
          </table:table-cell>
          <table:table-cell office:value-type="string">
            <text:p>(SPO x PLM) SPO: Em contratação do fornecedor de EILD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SPL2000017</text:p>
          </table:table-cell>
          <table:table-cell office:value-type="date" office:date-value="2016-03-10">
            <text:p>10/03/2016</text:p>
          </table:table-cell>
          <table:table-cell office:value-type="string">
            <text:p>(SPO x CPE) Em contratação do fornecedor de EILD.</text:p>
          </table:table-cell>
          <table:table-cell/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RJL3000008</text:p>
          </table:table-cell>
          <table:table-cell office:value-type="date" office:date-value="2016-03-10">
            <text:p>10/03/2016</text:p>
          </table:table-cell>
          <table:table-cell office:value-type="string">
            <text:p>Em obra, previsto conclusão para 11/03.</text:p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RJL3000009</text:p>
          </table:table-cell>
          <table:table-cell office:value-type="date" office:date-value="2016-03-10">
            <text:p>10/03/2016</text:p>
          </table:table-cell>
          <table:table-cell office:value-type="string">
            <text:p>Em obra, previsto conclusão para 11/03.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CEAC000006</text:p>
          </table:table-cell>
          <table:table-cell office:value-type="date" office:date-value="2016-03-09">
            <text:p>09/03/2016</text:p>
          </table:table-cell>
          <table:table-cell office:value-type="string">
            <text:p>Enviada OSO e VTA para Engenharia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RSBL000011</text:p>
          </table:table-cell>
          <table:table-cell office:value-type="date" office:date-value="2016-03-09">
            <text:p>09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MABL000044</text:p>
          </table:table-cell>
          <table:table-cell office:value-type="date" office:date-value="2016-03-09">
            <text:p>09/03/2016</text:p>
          </table:table-cell>
          <table:table-cell office:value-type="string">
            <text:p>Transito de AS: ASN:263929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ABL000027</text:p>
          </table:table-cell>
          <table:table-cell office:value-type="date" office:date-value="2016-03-09">
            <text:p>09/03/2016</text:p>
          </table:table-cell>
          <table:table-cell office:value-type="string">
            <text:p>Ampliação da banda de 400 para 600 Mbps.</text:p>
          </table:table-cell>
          <table:table-cell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MAL2000011</text:p>
          </table:table-cell>
          <table:table-cell office:value-type="date" office:date-value="2016-03-09">
            <text:p>09/03/2016</text:p>
          </table:table-cell>
          <table:table-cell office:value-type="string">
            <text:p>Circuito configurado com projeto definitivo</text:p>
          </table:table-cell>
          <table:table-cell/>
        </table:table-row>
        <table:table-row table:style-name="ro1">
          <table:table-cell office:value-type="float" office:value="2573">
            <text:p>2573</text:p>
          </table:table-cell>
          <table:table-cell office:value-type="string">
            <text:p>RSAC000012</text:p>
          </table:table-cell>
          <table:table-cell office:value-type="date" office:date-value="2016-03-09">
            <text:p>09/03/2016</text:p>
          </table:table-cell>
          <table:table-cell office:value-type="string">
            <text:p>Em geração de ID e PEP para vistoria e projeto.</text:p>
          </table:table-cell>
          <table:table-cell/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RSAC000012</text:p>
          </table:table-cell>
          <table:table-cell office:value-type="date" office:date-value="2016-03-09">
            <text:p>09/03/2016</text:p>
          </table:table-cell>
          <table:table-cell office:value-type="string">
            <text:p>Encaminhadas OS e VTA retificadas para a Engenharia.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ABL000037</text:p>
          </table:table-cell>
          <table:table-cell office:value-type="date" office:date-value="2016-03-08">
            <text:p>08/03/2016</text:p>
          </table:table-cell>
          <table:table-cell office:value-type="string">
            <text:p>Recebido da Comercial o email com a solicitação de cancelamento da demanda.</text:p>
          </table:table-cell>
          <table:table-cell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RSAC000012</text:p>
          </table:table-cell>
          <table:table-cell office:value-type="date" office:date-value="2016-03-08">
            <text:p>08/03/2016</text:p>
          </table:table-cell>
          <table:table-cell office:value-type="string">
            <text:p>Recebida OS e VTA retificadas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BL000007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fusões do cliente, agendado para 10/03.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BL000049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BL000028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ABL000022</text:p>
          </table:table-cell>
          <table:table-cell office:value-type="date" office:date-value="2016-03-07">
            <text:p>07/03/2016</text:p>
          </table:table-cell>
          <table:table-cell office:value-type="string">
            <text:p>Ampliação executada.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TOBL000011</text:p>
          </table:table-cell>
          <table:table-cell office:value-type="date" office:date-value="2016-03-07">
            <text:p>07/03/2016</text:p>
          </table:table-cell>
          <table:table-cell office:value-type="string">
            <text:p>Cliente migrou de rádio Telebras para FO do cliente e ampliou a banda para 220 Mbps.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MTBL000004</text:p>
          </table:table-cell>
          <table:table-cell office:value-type="date" office:date-value="2016-03-07">
            <text:p>07/03/2016</text:p>
          </table:table-cell>
          <table:table-cell office:value-type="string">
            <text:p>Em viabilidade de EILD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GOBL000040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MGBL000021</text:p>
          </table:table-cell>
          <table:table-cell office:value-type="date" office:date-value="2016-03-07">
            <text:p>07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RSL2000007</text:p>
          </table:table-cell>
          <table:table-cell office:value-type="date" office:date-value="2016-03-07">
            <text:p>07/03/2016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GOBL000033</text:p>
          </table:table-cell>
          <table:table-cell office:value-type="date" office:date-value="2016-03-07">
            <text:p>07/03/2016</text:p>
          </table:table-cell>
          <table:table-cell office:value-type="string">
            <text:p>Ativação do BGP concluída.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GOBL000038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MAL2000007</text:p>
          </table:table-cell>
          <table:table-cell office:value-type="date" office:date-value="2016-03-07">
            <text:p>07/03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TOBL000014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revisão de PROA cliente</text:p>
          </table:table-cell>
          <table:table-cell/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GOBL000036</text:p>
          </table:table-cell>
          <table:table-cell office:value-type="date" office:date-value="2016-03-07">
            <text:p>07/03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GOBL000037</text:p>
          </table:table-cell>
          <table:table-cell office:value-type="date" office:date-value="2016-03-07">
            <text:p>07/03/2016</text:p>
          </table:table-cell>
          <table:table-cell office:value-type="string">
            <text:p>Aguardando ativação do POP Santa Rita do Araguaia, GERT informou que atividade da GVT está programada para 0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MABL000035</text:p>
          </table:table-cell>
          <table:table-cell office:value-type="date" office:date-value="2016-03-06">
            <text:p>06/03/2016</text:p>
          </table:table-cell>
          <table:table-cell office:value-type="string">
            <text:p>Ativado o BGP. Cliente pediu um prazo para desativar a rota estática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BL000007</text:p>
          </table:table-cell>
          <table:table-cell office:value-type="date" office:date-value="2016-03-04">
            <text:p>04/03/2016</text:p>
          </table:table-cell>
          <table:table-cell office:value-type="string">
            <text:p>Agendado para o cliente realizar fusão em novo par de FO para 10/03 (aberta RDM e ocorrência)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TOBL000011</text:p>
          </table:table-cell>
          <table:table-cell office:value-type="date" office:date-value="2016-03-04">
            <text:p>04/03/2016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TOBL000015</text:p>
          </table:table-cell>
          <table:table-cell office:value-type="date" office:date-value="2016-03-04">
            <text:p>04/03/2016</text:p>
          </table:table-cell>
          <table:table-cell office:value-type="string">
            <text:p>Transito de AS: 262598 IPV4: 177.75.224/20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CL2000001</text:p>
          </table:table-cell>
          <table:table-cell office:value-type="date" office:date-value="2016-03-04">
            <text:p>04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TOBL000013</text:p>
          </table:table-cell>
          <table:table-cell office:value-type="date" office:date-value="2016-03-04">
            <text:p>04/03/2016</text:p>
          </table:table-cell>
          <table:table-cell office:value-type="string">
            <text:p>Transito de AS: 61753</text:p>
          </table:table-cell>
          <table:table-cell/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RSAC000012</text:p>
          </table:table-cell>
          <table:table-cell office:value-type="date" office:date-value="2016-03-04">
            <text:p>04/03/2016</text:p>
          </table:table-cell>
          <table:table-cell office:value-type="string">
            <text:p>Encaminhadas OS e VTA para a Engenharia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BL000007</text:p>
          </table:table-cell>
          <table:table-cell office:value-type="date" office:date-value="2016-03-03">
            <text:p>03/03/2016</text:p>
          </table:table-cell>
          <table:table-cell office:value-type="string">
            <text:p>Encaminhada a demanda para a engenharia.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MABL000022</text:p>
          </table:table-cell>
          <table:table-cell office:value-type="date" office:date-value="2016-03-03">
            <text:p>03/03/2016</text:p>
          </table:table-cell>
          <table:table-cell office:value-type="string">
            <text:p>Ampliação de banda de 500 para 520 Mbps.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MTBL000004</text:p>
          </table:table-cell>
          <table:table-cell office:value-type="date" office:date-value="2016-03-03">
            <text:p>03/03/2016</text:p>
          </table:table-cell>
          <table:table-cell office:value-type="string">
            <text:p>Encaminhada OS e VTA retificadas para Engenharia.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GOBL000033</text:p>
          </table:table-cell>
          <table:table-cell office:value-type="date" office:date-value="2016-03-03">
            <text:p>03/03/2016</text:p>
          </table:table-cell>
          <table:table-cell office:value-type="string">
            <text:p>Segundo informações da GERT, está agendada uma atividade a ser realizada pela GVT para o dia 06/03, dando tudo certo a GERT conseguirá concluir o PW.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GOBL000033</text:p>
          </table:table-cell>
          <table:table-cell office:value-type="date" office:date-value="2016-03-02">
            <text:p>02/03/2016</text:p>
          </table:table-cell>
          <table:table-cell office:value-type="string">
            <text:p>O NOC ativará o cliente somente com o PW secunpario.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TOBL000007</text:p>
          </table:table-cell>
          <table:table-cell office:value-type="date" office:date-value="2016-03-02">
            <text:p>02/03/2016</text:p>
          </table:table-cell>
          <table:table-cell office:value-type="string">
            <text:p>Cliente desativado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BL000049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projeto de abordagem cliente.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BL000028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projeto de abordagem em FO cliente.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LL300000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r fornecedor de EILD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ML3000003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EL3000001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FAC000044</text:p>
          </table:table-cell>
          <table:table-cell office:value-type="date" office:date-value="2016-03-01">
            <text:p>01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FL3000019</text:p>
          </table:table-cell>
          <table:table-cell office:value-type="date" office:date-value="2016-03-01">
            <text:p>01/03/2016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GOL3000003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AL3000002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BL300000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EL3000003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IL300000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RJL3000007</text:p>
          </table:table-cell>
          <table:table-cell office:value-type="date" office:date-value="2016-03-01">
            <text:p>01/03/2016</text:p>
          </table:table-cell>
          <table:table-cell office:value-type="string">
            <text:p>Em exigência, previsto para plenária de 08/03.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RNL3000001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ROL3000002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CL300000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EL300000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DFAC00005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licenciamento, já constat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RJL2000015</text:p>
          </table:table-cell>
          <table:table-cell office:value-type="date" office:date-value="2016-03-01">
            <text:p>01/03/2016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TOBL000034</text:p>
          </table:table-cell>
          <table:table-cell office:value-type="date" office:date-value="2016-03-01">
            <text:p>01/03/2016</text:p>
          </table:table-cell>
          <table:table-cell office:value-type="string">
            <text:p>Ampliação de banda de 30 para 100 Mbps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RSL2000011</text:p>
          </table:table-cell>
          <table:table-cell office:value-type="date" office:date-value="2016-03-01">
            <text:p>01/03/2016</text:p>
          </table:table-cell>
          <table:table-cell office:value-type="string">
            <text:p>Devolvido OS para o comercial que está em revisão da negociação do acesso com o cliente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RSL2000008</text:p>
          </table:table-cell>
          <table:table-cell office:value-type="date" office:date-value="2016-03-01">
            <text:p>01/03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PAL2000011</text:p>
          </table:table-cell>
          <table:table-cell office:value-type="date" office:date-value="2016-03-01">
            <text:p>01/03/2016</text:p>
          </table:table-cell>
          <table:table-cell office:value-type="string">
            <text:p>Conforme reunião com GRET (Emerson) e DC (Luiza), o circuito será cancelado porque a Telebras depende da Eletronorte para ativar o circuito.</text:p>
          </table:table-cell>
          <table:table-cell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PATX000015</text:p>
          </table:table-cell>
          <table:table-cell office:value-type="date" office:date-value="2016-03-01">
            <text:p>01/03/2016</text:p>
          </table:table-cell>
          <table:table-cell office:value-type="string">
            <text:p>Reunião com GERT e DC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ACL3000001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AML3000002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DFAC000029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DFAC000031</text:p>
          </table:table-cell>
          <table:table-cell office:value-type="date" office:date-value="2016-03-01">
            <text:p>01/03/2016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DFL3000003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DFL3000004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DFL3000005</text:p>
          </table:table-cell>
          <table:table-cell office:value-type="date" office:date-value="2016-03-01">
            <text:p>01/03/2016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FL3000006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FL3000007</text:p>
          </table:table-cell>
          <table:table-cell office:value-type="date" office:date-value="2016-03-01">
            <text:p>01/03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DFL3000008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DFL3000009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GOL300000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MAL3000001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MTL300000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PEL3000002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RJL3000003</text:p>
          </table:table-cell>
          <table:table-cell office:value-type="date" office:date-value="2016-03-01">
            <text:p>01/03/2016</text:p>
          </table:table-cell>
          <table:table-cell office:value-type="string">
            <text:p>Em obra, previsto conclusão para <text:s/>11/03.</text:p>
          </table:table-cell>
          <table:table-cell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RJL3000004</text:p>
          </table:table-cell>
          <table:table-cell office:value-type="date" office:date-value="2016-03-01">
            <text:p>01/03/2016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RJL3000005</text:p>
          </table:table-cell>
          <table:table-cell office:value-type="date" office:date-value="2016-03-01">
            <text:p>01/03/2016</text:p>
          </table:table-cell>
          <table:table-cell office:value-type="string">
            <text:p>Em mobilização para início de obra, previsto inicio para 28/03</text:p>
          </table:table-cell>
          <table:table-cell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ROL300000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DFL3000018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MGL3000003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MGL3000005</text:p>
          </table:table-cell>
          <table:table-cell office:value-type="date" office:date-value="2016-03-01">
            <text:p>01/03/2016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MGL3000006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em negociação de parceria para última milha.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MGL3000007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AMAC000002</text:p>
          </table:table-cell>
          <table:table-cell office:value-type="date" office:date-value="2016-03-01">
            <text:p>01/03/2016</text:p>
          </table:table-cell>
          <table:table-cell office:value-type="string">
            <text:p>Vistoria agendada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MAAC000004</text:p>
          </table:table-cell>
          <table:table-cell office:value-type="date" office:date-value="2016-03-01">
            <text:p>01/03/2016</text:p>
          </table:table-cell>
          <table:table-cell office:value-type="string">
            <text:p>Em mobilização para início de obra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MSAC00000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cronograma de vistoria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PAAC000007</text:p>
          </table:table-cell>
          <table:table-cell office:value-type="date" office:date-value="2016-03-01">
            <text:p>01/03/2016</text:p>
          </table:table-cell>
          <table:table-cell office:value-type="string">
            <text:p>Em mobilização para início de obra.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RSAC000011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PPI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AL2000007</text:p>
          </table:table-cell>
          <table:table-cell office:value-type="date" office:date-value="2016-03-01">
            <text:p>01/03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AMTX000005</text:p>
          </table:table-cell>
          <table:table-cell office:value-type="date" office:date-value="2016-03-01">
            <text:p>01/03/2016</text:p>
          </table:table-cell>
          <table:table-cell office:value-type="string">
            <text:p>AM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DFAC000010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.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DFAC000042</text:p>
          </table:table-cell>
          <table:table-cell office:value-type="date" office:date-value="2016-03-01">
            <text:p>01/03/2016</text:p>
          </table:table-cell>
          <table:table-cell office:value-type="string">
            <text:p>BSB acesso concluído, aguardando OS definitiva.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DFL2000032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OS definitiva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MGAC000003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PAAC000001</text:p>
          </table:table-cell>
          <table:table-cell office:value-type="date" office:date-value="2016-03-01">
            <text:p>01/03/2016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PAL2000002</text:p>
          </table:table-cell>
          <table:table-cell office:value-type="date" office:date-value="2016-03-01">
            <text:p>01/03/2016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PAL2000003</text:p>
          </table:table-cell>
          <table:table-cell office:value-type="date" office:date-value="2016-03-01">
            <text:p>01/03/2016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PAL2000010</text:p>
          </table:table-cell>
          <table:table-cell office:value-type="date" office:date-value="2016-03-01">
            <text:p>01/03/2016</text:p>
          </table:table-cell>
          <table:table-cell office:value-type="string">
            <text:p>BLM: Obra concluída</text:p>
          </table:table-cell>
          <table:table-cell/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PAL2000013</text:p>
          </table:table-cell>
          <table:table-cell office:value-type="date" office:date-value="2016-03-01">
            <text:p>01/03/2016</text:p>
          </table:table-cell>
          <table:table-cell office:value-type="string">
            <text:p>BLM obra concluída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RJAC000009</text:p>
          </table:table-cell>
          <table:table-cell office:value-type="date" office:date-value="2016-03-01">
            <text:p>01/03/2016</text:p>
          </table:table-cell>
          <table:table-cell office:value-type="string">
            <text:p>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SCL2000002</text:p>
          </table:table-cell>
          <table:table-cell office:value-type="date" office:date-value="2016-03-01">
            <text:p>01/03/2016</text:p>
          </table:table-cell>
          <table:table-cell office:value-type="string">
            <text:p>FNS: Em viabilidade de EILD</text:p>
          </table:table-cell>
          <table:table-cell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RJL3000008</text:p>
          </table:table-cell>
          <table:table-cell office:value-type="date" office:date-value="2016-03-01">
            <text:p>01/03/2016</text:p>
          </table:table-cell>
          <table:table-cell office:value-type="string">
            <text:p>Em mobilização para início de obra .</text:p>
          </table:table-cell>
          <table:table-cell/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RJL3000009</text:p>
          </table:table-cell>
          <table:table-cell office:value-type="date" office:date-value="2016-03-01">
            <text:p>01/03/2016</text:p>
          </table:table-cell>
          <table:table-cell office:value-type="string">
            <text:p>Em mobilização para inicio obra.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RSBL000010</text:p>
          </table:table-cell>
          <table:table-cell office:value-type="date" office:date-value="2016-03-01">
            <text:p>01/03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MTL2000009</text:p>
          </table:table-cell>
          <table:table-cell office:value-type="date" office:date-value="2016-03-01">
            <text:p>01/03/2016</text:p>
          </table:table-cell>
          <table:table-cell office:value-type="string">
            <text:p>Acesso concluído em MT, DF acesso existente, pendente GERT implantar placa de 10Gbps para ativar link.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GOBL000036</text:p>
          </table:table-cell>
          <table:table-cell office:value-type="date" office:date-value="2016-03-01">
            <text:p>01/03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GOBL000037</text:p>
          </table:table-cell>
          <table:table-cell office:value-type="date" office:date-value="2016-03-01">
            <text:p>01/03/2016</text:p>
          </table:table-cell>
          <table:table-cell office:value-type="string">
            <text:p>Aguardando ativação do POP Santa Rita do Araguaia, GERT informou que atividade da GVT está programada para 0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ROL3000002</text:p>
          </table:table-cell>
          <table:table-cell office:value-type="date" office:date-value="2016-02-29">
            <text:p>29/02/2016</text:p>
          </table:table-cell>
          <table:table-cell office:value-type="string">
            <text:p>Obra concluída em 22/02, aguardando OS definitiva para fornecimento do CPE.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DFAC000052</text:p>
          </table:table-cell>
          <table:table-cell office:value-type="date" office:date-value="2016-02-29">
            <text:p>29/02/2016</text:p>
          </table:table-cell>
          <table:table-cell office:value-type="string">
            <text:p>Aguardando licenciamento, já constatado pela rede metropolitana, Eng. de Acesso solicitando prioridade para equipe da rede metropolitana.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AMTX000005</text:p>
          </table:table-cell>
          <table:table-cell office:value-type="date" office:date-value="2016-02-29">
            <text:p>29/02/2016</text:p>
          </table:table-cell>
          <table:table-cell office:value-type="string">
            <text:p>AM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PABL000023</text:p>
          </table:table-cell>
          <table:table-cell office:value-type="date" office:date-value="2016-02-29">
            <text:p>29/02/2016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MABL000043</text:p>
          </table:table-cell>
          <table:table-cell office:value-type="date" office:date-value="2016-02-27">
            <text:p>27/02/2016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ABL000018</text:p>
          </table:table-cell>
          <table:table-cell office:value-type="date" office:date-value="2016-02-26">
            <text:p>26/02/2016</text:p>
          </table:table-cell>
          <table:table-cell office:value-type="string">
            <text:p>Ampliação de 200 para 250 Mbps.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MAL2000007</text:p>
          </table:table-cell>
          <table:table-cell office:value-type="date" office:date-value="2016-02-25">
            <text:p>25/02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PABL000024</text:p>
          </table:table-cell>
          <table:table-cell office:value-type="date" office:date-value="2016-02-25">
            <text:p>25/02/2016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TOBL000033</text:p>
          </table:table-cell>
          <table:table-cell office:value-type="date" office:date-value="2016-02-25">
            <text:p>25/02/2016</text:p>
          </table:table-cell>
          <table:table-cell office:value-type="string">
            <text:p>Ampliação de banda de 200 para 260 Mbps.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GOBL000001</text:p>
          </table:table-cell>
          <table:table-cell office:value-type="date" office:date-value="2016-02-24">
            <text:p>24/02/2016</text:p>
          </table:table-cell>
          <table:table-cell office:value-type="string">
            <text:p>Solicitada a ampliação da banda de 115 para 150 Mbps.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TOBL000042</text:p>
          </table:table-cell>
          <table:table-cell office:value-type="date" office:date-value="2016-02-24">
            <text:p>24/02/2016</text:p>
          </table:table-cell>
          <table:table-cell office:value-type="string">
            <text:p>Ampliação de 30 para 80 Mbps.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OBL000041</text:p>
          </table:table-cell>
          <table:table-cell office:value-type="date" office:date-value="2016-02-23">
            <text:p>23/02/2016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GOBL000037</text:p>
          </table:table-cell>
          <table:table-cell office:value-type="date" office:date-value="2016-02-23">
            <text:p>23/02/2016</text:p>
          </table:table-cell>
          <table:table-cell office:value-type="string">
            <text:p>Aguardando ativação do POP Santa Rita do Araguaia, GERT informou que atividade da GVT está programada para 06/03. Acesso do cliente pronto, handover será executado após ativação do POP.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MABL000035</text:p>
          </table:table-cell>
          <table:table-cell office:value-type="date" office:date-value="2016-02-22">
            <text:p>22/02/2016</text:p>
          </table:table-cell>
          <table:table-cell office:value-type="string">
            <text:p>Solicitado a liberação do AS.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MABL000035</text:p>
          </table:table-cell>
          <table:table-cell office:value-type="date" office:date-value="2016-02-22">
            <text:p>22/02/2016</text:p>
          </table:table-cell>
          <table:table-cell office:value-type="string">
            <text:p>Mudança de rota estática para BGP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MGTX000037</text:p>
          </table:table-cell>
          <table:table-cell office:value-type="date" office:date-value="2016-02-19">
            <text:p>19/02/2016</text:p>
          </table:table-cell>
          <table:table-cell office:value-type="string">
            <text:p>TX ativado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GOL3000001</text:p>
          </table:table-cell>
          <table:table-cell office:value-type="date" office:date-value="2016-02-19">
            <text:p>19/02/2016</text:p>
          </table:table-cell>
          <table:table-cell office:value-type="string">
            <text:p>Alterado banda para 10Mbp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BL000007</text:p>
          </table:table-cell>
          <table:table-cell office:value-type="date" office:date-value="2016-02-18">
            <text:p>18/02/2016</text:p>
          </table:table-cell>
          <table:table-cell office:value-type="string">
            <text:p>Ampliação de 1000 para 2000 Mbps não executada. <text:s/>A interface física <text:s/>para o cliente tem apenas 1Gbps. Será necessário no mínimo um port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PABL000025</text:p>
          </table:table-cell>
          <table:table-cell office:value-type="date" office:date-value="2016-02-18">
            <text:p>18/02/2016</text:p>
          </table:table-cell>
          <table:table-cell office:value-type="string">
            <text:p>Cliente ativado. Falta o termo de aceite.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GOBL000009</text:p>
          </table:table-cell>
          <table:table-cell office:value-type="date" office:date-value="2016-02-18">
            <text:p>18/02/2016</text:p>
          </table:table-cell>
          <table:table-cell office:value-type="string">
            <text:p>Redução de banda de 170 para 100 Mbps.</text:p>
          </table:table-cell>
          <table:table-cell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DFL3000002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GOL3000001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MGL3000001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RJL3000002</text:p>
          </table:table-cell>
          <table:table-cell office:value-type="date" office:date-value="2016-02-18">
            <text:p>18/02/2016</text:p>
          </table:table-cell>
          <table:table-cell office:value-type="string">
            <text:p>Alterado banda para 10Mbps</text:p>
          </table:table-cell>
          <table:table-cell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RJL3000002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RSL3000001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SCL3000001</text:p>
          </table:table-cell>
          <table:table-cell office:value-type="date" office:date-value="2016-02-18">
            <text:p>18/02/2016</text:p>
          </table:table-cell>
          <table:table-cell office:value-type="string">
            <text:p>Alterado banda para 10Mbps</text:p>
          </table:table-cell>
          <table:table-cell/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SCL3000001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 19/01/2016</text:p>
          </table:table-cell>
          <table:table-cell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SPL3000003</text:p>
          </table:table-cell>
          <table:table-cell office:value-type="date" office:date-value="2016-02-18">
            <text:p>18/02/2016</text:p>
          </table:table-cell>
          <table:table-cell office:value-type="string">
            <text:p>Alterado banda para 10Mbps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SPL3000003</text:p>
          </table:table-cell>
          <table:table-cell office:value-type="date" office:date-value="2016-02-18">
            <text:p>18/02/2016</text:p>
          </table:table-cell>
          <table:table-cell office:value-type="string">
            <text:p>Em configuração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DFAC000049</text:p>
          </table:table-cell>
          <table:table-cell office:value-type="date" office:date-value="2016-02-18">
            <text:p>18/02/2016</text:p>
          </table:table-cell>
          <table:table-cell office:value-type="string">
            <text:p>Recebida OS de Cancelamento de Ativação</text:p>
          </table:table-cell>
          <table:table-cell/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MABL000033</text:p>
          </table:table-cell>
          <table:table-cell office:value-type="date" office:date-value="2016-02-18">
            <text:p>18/02/2016</text:p>
          </table:table-cell>
          <table:table-cell office:value-type="string">
            <text:p>Ampliação de 100 para 200 Mbps.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GOBL000040</text:p>
          </table:table-cell>
          <table:table-cell office:value-type="date" office:date-value="2016-02-17">
            <text:p>17/02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TOBL000007</text:p>
          </table:table-cell>
          <table:table-cell office:value-type="date" office:date-value="2016-02-17">
            <text:p>17/02/2016</text:p>
          </table:table-cell>
          <table:table-cell office:value-type="string">
            <text:p>Solicitado a desativação.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PECI000008</text:p>
          </table:table-cell>
          <table:table-cell office:value-type="date" office:date-value="2016-02-17">
            <text:p>17/02/2016</text:p>
          </table:table-cell>
          <table:table-cell office:value-type="string">
            <text:p>Péricles informou que o trecho de FO está pronto, porém não existe espaço para instalar um DGO dentro do Metrô em Camaragibe. Está verificando com o cliente e empreiteira.</text:p>
          </table:table-cell>
          <table:table-cell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PECI000009</text:p>
          </table:table-cell>
          <table:table-cell office:value-type="date" office:date-value="2016-02-17">
            <text:p>17/02/2016</text:p>
          </table:table-cell>
          <table:table-cell office:value-type="string">
            <text:p>Péricles informou que o trecho de FO está pronto, porém não existe espaço para instalar um DGO dentro do Metrô em Camaragibe. Está verificando com o cliente e empreiteira.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PECI000010</text:p>
          </table:table-cell>
          <table:table-cell office:value-type="date" office:date-value="2016-02-17">
            <text:p>17/02/2016</text:p>
          </table:table-cell>
          <table:table-cell office:value-type="string">
            <text:p>Péricles informou que o trecho de FO está pronto, porém não existe espaço para instalar um DGO dentro do Metrô em Camaragibe. Está verificando com o cliente e empreiteira.</text:p>
          </table:table-cell>
          <table:table-cell/>
        </table:table-row>
        <table:table-row table:style-name="ro1">
          <table:table-cell office:value-type="float" office:value="2483">
            <text:p>2483</text:p>
          </table:table-cell>
          <table:table-cell office:value-type="string">
            <text:p>MTL2000009</text:p>
          </table:table-cell>
          <table:table-cell office:value-type="date" office:date-value="2016-02-17">
            <text:p>17/02/2016</text:p>
          </table:table-cell>
          <table:table-cell office:value-type="string">
            <text:p>Encaminhadas OS e VTA para a Engenharia.</text:p>
          </table:table-cell>
          <table:table-cell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GOBL000036</text:p>
          </table:table-cell>
          <table:table-cell office:value-type="date" office:date-value="2016-02-17">
            <text:p>17/02/2016</text:p>
          </table:table-cell>
          <table:table-cell office:value-type="string">
            <text:p>Conforme email da Luisa, Em reunião realizada em 16/02, que contou também com a presença do Alcimino, o Emerson ratificou o prazo de 16 de março para liberação do trecho Rio Verde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PAL2000011</text:p>
          </table:table-cell>
          <table:table-cell office:value-type="date" office:date-value="2016-02-16">
            <text:p>16/02/2016</text:p>
          </table:table-cell>
          <table:table-cell office:value-type="string">
            <text:p>Conforme reunião com GRET (Emerson) e DC (Luiza), o circuito será cancelado porque a Telebras depende da Eletronorte para ativar o circuito.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PATX000015</text:p>
          </table:table-cell>
          <table:table-cell office:value-type="date" office:date-value="2016-02-16">
            <text:p>16/02/2016</text:p>
          </table:table-cell>
          <table:table-cell office:value-type="string">
            <text:p>Reunião com GERT e DC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GOBL000038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AMAC000002</text:p>
          </table:table-cell>
          <table:table-cell office:value-type="date" office:date-value="2016-02-16">
            <text:p>16/02/2016</text:p>
          </table:table-cell>
          <table:table-cell office:value-type="string">
            <text:p>Vistoria agendada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MAAC000004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PPI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MSAC000001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cronograma de vistoria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PAAC000007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cronograma de vistoria</text:p>
          </table:table-cell>
          <table:table-cell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RJAC000010</text:p>
          </table:table-cell>
          <table:table-cell office:value-type="date" office:date-value="2016-02-16">
            <text:p>16/02/2016</text:p>
          </table:table-cell>
          <table:table-cell office:value-type="string">
            <text:p>Em obra</text:p>
          </table:table-cell>
          <table:table-cell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RSAC000011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cronograma de vistoria</text:p>
          </table:table-cell>
          <table:table-cell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MAL2000007</text:p>
          </table:table-cell>
          <table:table-cell office:value-type="date" office:date-value="2016-02-16">
            <text:p>16/02/2016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TOBL000014</text:p>
          </table:table-cell>
          <table:table-cell office:value-type="date" office:date-value="2016-02-16">
            <text:p>16/02/2016</text:p>
          </table:table-cell>
          <table:table-cell office:value-type="string">
            <text:p>Aguardando revisão de PROA cliente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GOBL000024</text:p>
          </table:table-cell>
          <table:table-cell office:value-type="date" office:date-value="2016-02-15">
            <text:p>15/02/2016</text:p>
          </table:table-cell>
          <table:table-cell office:value-type="string">
            <text:p>Inclusão de Transito.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OBL000024</text:p>
          </table:table-cell>
          <table:table-cell office:value-type="date" office:date-value="2016-02-12">
            <text:p>12/02/2016</text:p>
          </table:table-cell>
          <table:table-cell office:value-type="string">
            <text:p>Cliente desbloqueado a pedido da área de arrecadação.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PAL2000011</text:p>
          </table:table-cell>
          <table:table-cell office:value-type="date" office:date-value="2016-02-12">
            <text:p>12/02/2016</text:p>
          </table:table-cell>
          <table:table-cell office:value-type="string">
            <text:p>POP de Santarém não existe, necessário negociação pela GROP, em seguida implantação do POP.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PBL000011</text:p>
          </table:table-cell>
          <table:table-cell office:value-type="date" office:date-value="2016-02-05">
            <text:p>05/02/2016</text:p>
          </table:table-cell>
          <table:table-cell office:value-type="string">
            <text:p>Ampliação de 100 para 120 Mbps.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GOBL000033</text:p>
          </table:table-cell>
          <table:table-cell office:value-type="date" office:date-value="2016-02-05">
            <text:p>05/02/2016</text:p>
          </table:table-cell>
          <table:table-cell office:value-type="string">
            <text:p>Mudança de Rota Estática para BGP.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BL000028</text:p>
          </table:table-cell>
          <table:table-cell office:value-type="date" office:date-value="2016-02-04">
            <text:p>04/02/2016</text:p>
          </table:table-cell>
          <table:table-cell office:value-type="string">
            <text:p>Solicitado o bloqueio a pedido da área de arrecadação.</text:p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AMTX000005</text:p>
          </table:table-cell>
          <table:table-cell office:value-type="date" office:date-value="2016-02-04">
            <text:p>04/02/2016</text:p>
          </table:table-cell>
          <table:table-cell office:value-type="string">
            <text:p>Ponta RJ: Vistoria realizada em 03/02, aguardando entrega de projeto previsto para 22/02 Ponta Manaus: Aguardando OS definitiva para contratação de EILD.</text:p>
          </table:table-cell>
          <table:table-cell/>
        </table:table-row>
        <table:table-row table:style-name="ro1">
          <table:table-cell office:value-type="float" office:value="2467">
            <text:p>2467</text:p>
          </table:table-cell>
          <table:table-cell office:value-type="string">
            <text:p>BAL2000018</text:p>
          </table:table-cell>
          <table:table-cell office:value-type="date" office:date-value="2016-02-04">
            <text:p>04/02/2016</text:p>
          </table:table-cell>
          <table:table-cell office:value-type="string">
            <text:p>Recebida OS de Cancelamento de Ativação do circuito.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MTL2000005</text:p>
          </table:table-cell>
          <table:table-cell office:value-type="date" office:date-value="2016-02-04">
            <text:p>04/02/2016</text:p>
          </table:table-cell>
          <table:table-cell office:value-type="string">
            <text:p>Recebida OS de Cancelamento de Ativação do circuito.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DFAC000052</text:p>
          </table:table-cell>
          <table:table-cell office:value-type="date" office:date-value="2016-02-03">
            <text:p>03/02/2016</text:p>
          </table:table-cell>
          <table:table-cell office:value-type="string">
            <text:p>Em agendamento de vistoria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TL3000003</text:p>
          </table:table-cell>
          <table:table-cell office:value-type="date" office:date-value="2016-02-02">
            <text:p>02/02/2016</text:p>
          </table:table-cell>
          <table:table-cell office:value-type="string">
            <text:p>Obra concluída, aguardando OS definitiva para fornecimento do CPE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RNL3000001</text:p>
          </table:table-cell>
          <table:table-cell office:value-type="date" office:date-value="2016-02-02">
            <text:p>02/02/2016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DFAC000052</text:p>
          </table:table-cell>
          <table:table-cell office:value-type="date" office:date-value="2016-02-02">
            <text:p>02/02/2016</text:p>
          </table:table-cell>
          <table:table-cell office:value-type="string">
            <text:p>Enviadas OSO e VTA para Engenharia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RSL2000008</text:p>
          </table:table-cell>
          <table:table-cell office:value-type="date" office:date-value="2016-02-02">
            <text:p>02/02/2016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RJL3000003</text:p>
          </table:table-cell>
          <table:table-cell office:value-type="date" office:date-value="2016-02-02">
            <text:p>02/02/2016</text:p>
          </table:table-cell>
          <table:table-cell office:value-type="string">
            <text:p>Em obra, previsto conclusão até 15/02.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RJL3000005</text:p>
          </table:table-cell>
          <table:table-cell office:value-type="date" office:date-value="2016-02-02">
            <text:p>02/02/2016</text:p>
          </table:table-cell>
          <table:table-cell office:value-type="string">
            <text:p>Aguardando licenciamento previsto para plenária do dia 02/02.</text:p>
          </table:table-cell>
          <table:table-cell/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RJAC000009</text:p>
          </table:table-cell>
          <table:table-cell office:value-type="date" office:date-value="2016-02-02">
            <text:p>02/02/2016</text:p>
          </table:table-cell>
          <table:table-cell office:value-type="string">
            <text:p>Aguardando retorno da Petcom sobre licenciamento em área do Jardim Botânico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RJL3000008</text:p>
          </table:table-cell>
          <table:table-cell office:value-type="date" office:date-value="2016-02-02">
            <text:p>02/02/2016</text:p>
          </table:table-cell>
          <table:table-cell office:value-type="string">
            <text:p>Em mobilização para início de obra, previsto início para 15/02 conclusão para 04/03.</text:p>
          </table:table-cell>
          <table:table-cell/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RJL3000009</text:p>
          </table:table-cell>
          <table:table-cell office:value-type="date" office:date-value="2016-02-02">
            <text:p>02/02/2016</text:p>
          </table:table-cell>
          <table:table-cell office:value-type="string">
            <text:p>Em mobilização para início de obra, previsto início para 15/02 conclusão para 04/03.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PAL2000010</text:p>
          </table:table-cell>
          <table:table-cell office:value-type="date" office:date-value="2016-02-01">
            <text:p>01/02/2016</text:p>
          </table:table-cell>
          <table:table-cell office:value-type="string">
            <text:p>Enviado OS e VT para engenharia.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PAL2000013</text:p>
          </table:table-cell>
          <table:table-cell office:value-type="date" office:date-value="2016-02-01">
            <text:p>01/02/2016</text:p>
          </table:table-cell>
          <table:table-cell office:value-type="string">
            <text:p>Enviado OS e VT para engenharia.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RJL2000011</text:p>
          </table:table-cell>
          <table:table-cell office:value-type="date" office:date-value="2016-02-01">
            <text:p>01/02/2016</text:p>
          </table:table-cell>
          <table:table-cell office:value-type="string">
            <text:p>Em negociação da contra partida com jardim botânico, para inicio da obra.</text:p>
          </table:table-cell>
          <table:table-cell/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SCL2000002</text:p>
          </table:table-cell>
          <table:table-cell office:value-type="date" office:date-value="2016-02-01">
            <text:p>01/02/2016</text:p>
          </table:table-cell>
          <table:table-cell office:value-type="string">
            <text:p>Enviado OS e VT para engenharia.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MGTX000038</text:p>
          </table:table-cell>
          <table:table-cell office:value-type="date" office:date-value="2016-01-29">
            <text:p>29/01/2016</text:p>
          </table:table-cell>
          <table:table-cell office:value-type="string">
            <text:p>TX ativado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MAL2000011</text:p>
          </table:table-cell>
          <table:table-cell office:value-type="date" office:date-value="2016-01-27">
            <text:p>27/01/2016</text:p>
          </table:table-cell>
          <table:table-cell office:value-type="string">
            <text:p>Cliente começou a utilizar o circuito. Data a ser utilizada para faturamento.</text:p>
          </table:table-cell>
          <table:table-cell/>
        </table:table-row>
        <table:table-row table:style-name="ro1">
          <table:table-cell office:value-type="float" office:value="2457">
            <text:p>2457</text:p>
          </table:table-cell>
          <table:table-cell office:value-type="string">
            <text:p>TOBL000014</text:p>
          </table:table-cell>
          <table:table-cell office:value-type="date" office:date-value="2016-01-26">
            <text:p>26/01/2016</text:p>
          </table:table-cell>
          <table:table-cell office:value-type="string">
            <text:p>Aguardando PROA cliente.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MAL2000011</text:p>
          </table:table-cell>
          <table:table-cell office:value-type="date" office:date-value="2016-01-25">
            <text:p>25/01/2016</text:p>
          </table:table-cell>
          <table:table-cell office:value-type="string">
            <text:p>Circuito entregue com configuração provisória, a pedido do cliente (entrega do serviço na mesma interface do circuito MAL2000008).</text:p>
          </table:table-cell>
          <table:table-cell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ACL3000001</text:p>
          </table:table-cell>
          <table:table-cell office:value-type="date" office:date-value="2016-01-21">
            <text:p>21/01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DFL3000008</text:p>
          </table:table-cell>
          <table:table-cell office:value-type="date" office:date-value="2016-01-21">
            <text:p>21/01/2016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GOL3000002</text:p>
          </table:table-cell>
          <table:table-cell office:value-type="date" office:date-value="2016-01-21">
            <text:p>21/01/2016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MAL3000001</text:p>
          </table:table-cell>
          <table:table-cell office:value-type="date" office:date-value="2016-01-21">
            <text:p>21/01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TL3000002</text:p>
          </table:table-cell>
          <table:table-cell office:value-type="date" office:date-value="2016-01-21">
            <text:p>21/01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RJL3000003</text:p>
          </table:table-cell>
          <table:table-cell office:value-type="date" office:date-value="2016-01-21">
            <text:p>21/01/2016</text:p>
          </table:table-cell>
          <table:table-cell office:value-type="string">
            <text:p>Em obra, previsto conclusão até 05/02.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ROL3000001</text:p>
          </table:table-cell>
          <table:table-cell office:value-type="date" office:date-value="2016-01-21">
            <text:p>21/01/2016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DFL3000007</text:p>
          </table:table-cell>
          <table:table-cell office:value-type="date" office:date-value="2016-01-20">
            <text:p>20/01/2016</text:p>
          </table:table-cell>
          <table:table-cell office:value-type="string">
            <text:p>Responsável pelo prédio só autoriza obra interna com contrato assinado entre Telebras e Min. da Justiça.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DFL3000009</text:p>
          </table:table-cell>
          <table:table-cell office:value-type="date" office:date-value="2016-01-20">
            <text:p>20/01/2016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DFL3000002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para inclusão do snmp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GOL3000001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de redução de banda de 30Mbps para 10Mbps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MGL3000001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para inclusão do snmp</text:p>
          </table:table-cell>
          <table:table-cell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RJL3000002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de redução de banda de 30Mbps para 10Mbps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RSL3000001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de redução de banda de 30Mbps para 10Mbps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SPL3000003</text:p>
          </table:table-cell>
          <table:table-cell office:value-type="date" office:date-value="2016-01-19">
            <text:p>19/01/2016</text:p>
          </table:table-cell>
          <table:table-cell office:value-type="string">
            <text:p>Recebido Os de redução de banda de 30Mbps para 10Mbps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ABL000031</text:p>
          </table:table-cell>
          <table:table-cell office:value-type="date" office:date-value="2016-01-16">
            <text:p>16/01/2016</text:p>
          </table:table-cell>
          <table:table-cell office:value-type="string">
            <text:p>Ampliação de Banda de 70 para 90 Mbps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AMTX000005</text:p>
          </table:table-cell>
          <table:table-cell office:value-type="date" office:date-value="2016-01-11">
            <text:p>11/01/2016</text:p>
          </table:table-cell>
          <table:table-cell office:value-type="string">
            <text:p>Enviadas OS e VTA para Engenharia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DFAC000010</text:p>
          </table:table-cell>
          <table:table-cell office:value-type="date" office:date-value="2016-01-11">
            <text:p>11/01/2016</text:p>
          </table:table-cell>
          <table:table-cell office:value-type="string">
            <text:p>Aguardando OS definitiva.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RSL2000010</text:p>
          </table:table-cell>
          <table:table-cell office:value-type="date" office:date-value="2015-12-24">
            <text:p>24/12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RJAC000002</text:p>
          </table:table-cell>
          <table:table-cell office:value-type="date" office:date-value="2015-12-23">
            <text:p>23/12/2015</text:p>
          </table:table-cell>
          <table:table-cell office:value-type="string">
            <text:p>Circuito ativado em 21/12. <text:s/>Enviado Welcome kit para pós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RSL2000009</text:p>
          </table:table-cell>
          <table:table-cell office:value-type="date" office:date-value="2015-12-22">
            <text:p>22/12/2015</text:p>
          </table:table-cell>
          <table:table-cell office:value-type="string">
            <text:p>Circuito ativado e atestado pelo cliente.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BAL2000014</text:p>
          </table:table-cell>
          <table:table-cell office:value-type="date" office:date-value="2015-12-18">
            <text:p>18/12/2015</text:p>
          </table:table-cell>
          <table:table-cell office:value-type="string">
            <text:p>Recebido relatório de vistoria. Necessário obra de infraestrutura externa e aumento do cabo em 30m. <text:s/>Solicitado que a Engenharia de acesso execute a atividade.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RSAC000001</text:p>
          </table:table-cell>
          <table:table-cell office:value-type="date" office:date-value="2015-12-17">
            <text:p>17/12/2015</text:p>
          </table:table-cell>
          <table:table-cell office:value-type="string">
            <text:p>Cliente ativado, funcionando a internet e a VPN. Cliente já atestou entrega do circuito. Engenharia ficou de passar configuração definitiva para arrumar a configuração do cliente.</text:p>
          </table:table-cell>
          <table:table-cell/>
        </table:table-row>
        <table:table-row table:style-name="ro1">
          <table:table-cell office:value-type="float" office:value="2578">
            <text:p>2578</text:p>
          </table:table-cell>
          <table:table-cell office:value-type="string">
            <text:p>BAL2000019</text:p>
          </table:table-cell>
          <table:table-cell office:value-type="date" office:date-value="2015-12-17">
            <text:p>17/12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DFL2000032</text:p>
          </table:table-cell>
          <table:table-cell office:value-type="date" office:date-value="2015-12-16">
            <text:p>16/12/2015</text:p>
          </table:table-cell>
          <table:table-cell office:value-type="string">
            <text:p>Aguardando OS definitiva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PABL000017</text:p>
          </table:table-cell>
          <table:table-cell office:value-type="date" office:date-value="2015-12-16">
            <text:p>16/12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RJL3000005</text:p>
          </table:table-cell>
          <table:table-cell office:value-type="date" office:date-value="2015-12-15">
            <text:p>15/12/2015</text:p>
          </table:table-cell>
          <table:table-cell office:value-type="string">
            <text:p>Aguardando licenciamento, o processo encontra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ML3000003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E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FAC000044</text:p>
          </table:table-cell>
          <table:table-cell office:value-type="date" office:date-value="2015-12-14">
            <text:p>14/12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OL3000003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BL3000002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EL3000003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I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JL3000007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licenciamento junto a prefeitura do RJ.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CL3000002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E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RJL2000015</text:p>
          </table:table-cell>
          <table:table-cell office:value-type="date" office:date-value="2015-12-14">
            <text:p>14/12/2015</text:p>
          </table:table-cell>
          <table:table-cell office:value-type="string">
            <text:p>Centro: Protocolado, aguardando emissão do licenciamento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RSL2000007</text:p>
          </table:table-cell>
          <table:table-cell office:value-type="date" office:date-value="2015-12-14">
            <text:p>14/12/2015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AC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DFAC000029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DFL3000006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DFL3000008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FL3000009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GOL3000002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MAL3000001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MTL3000002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contratação do fornecedor de EILD (Oi).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PB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PEL3000002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RJL3000003</text:p>
          </table:table-cell>
          <table:table-cell office:value-type="date" office:date-value="2015-12-14">
            <text:p>14/12/2015</text:p>
          </table:table-cell>
          <table:table-cell office:value-type="string">
            <text:p>Em obra, conclusão até 18/12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RJL3000005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licenciamento.</text:p>
          </table:table-cell>
          <table:table-cell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ROL3000001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MGL3000006</text:p>
          </table:table-cell>
          <table:table-cell office:value-type="date" office:date-value="2015-12-14">
            <text:p>14/12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MGL3000007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DFAC000010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OS definitiva, MPOG liberou par de FO para atendimento ao cliente.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BAL2000002</text:p>
          </table:table-cell>
          <table:table-cell office:value-type="date" office:date-value="2015-12-14">
            <text:p>14/12/2015</text:p>
          </table:table-cell>
          <table:table-cell office:value-type="string">
            <text:p>Cliente enviou aceite do circuito. <text:s/>Atualizado Databook. Enviado Welcome Kit para pós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BAL2000014</text:p>
          </table:table-cell>
          <table:table-cell office:value-type="date" office:date-value="2015-12-14">
            <text:p>14/12/2015</text:p>
          </table:table-cell>
          <table:table-cell office:value-type="string">
            <text:p>Realizado Vistoria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DFAC000042</text:p>
          </table:table-cell>
          <table:table-cell office:value-type="date" office:date-value="2015-12-14">
            <text:p>14/12/2015</text:p>
          </table:table-cell>
          <table:table-cell office:value-type="string">
            <text:p>BSB acesso concluído, aguardando OS definitiva.</text:p>
          </table:table-cell>
          <table:table-cell/>
        </table:table-row>
        <table:table-row table:style-name="ro1">
          <table:table-cell office:value-type="float" office:value="2145">
            <text:p>2145</text:p>
          </table:table-cell>
          <table:table-cell office:value-type="string">
            <text:p>MGAC000003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PAAC000001</text:p>
          </table:table-cell>
          <table:table-cell office:value-type="date" office:date-value="2015-12-14">
            <text:p>14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PAL2000002</text:p>
          </table:table-cell>
          <table:table-cell office:value-type="date" office:date-value="2015-12-14">
            <text:p>14/12/2015</text:p>
          </table:table-cell>
          <table:table-cell office:value-type="string">
            <text:p>BLM: 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PAL2000003</text:p>
          </table:table-cell>
          <table:table-cell office:value-type="date" office:date-value="2015-12-14">
            <text:p>14/12/2015</text:p>
          </table:table-cell>
          <table:table-cell office:value-type="string">
            <text:p>BSB Concluído aguardando OS definitiva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RJAC000009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retorno da Petcom sobre licenciamento em área do Jardim Botânico.</text:p>
          </table:table-cell>
          <table:table-cell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RJL2000011</text:p>
          </table:table-cell>
          <table:table-cell office:value-type="date" office:date-value="2015-12-14">
            <text:p>14/12/2015</text:p>
          </table:table-cell>
          <table:table-cell office:value-type="string">
            <text:p>RJ: Aguardando retorno da Petcom sobre licenciamento em área do Jardim Botânico. BH: 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RJL3000008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protocolo junto a prefeitura do RJ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RJL3000009</text:p>
          </table:table-cell>
          <table:table-cell office:value-type="date" office:date-value="2015-12-14">
            <text:p>14/12/2015</text:p>
          </table:table-cell>
          <table:table-cell office:value-type="string">
            <text:p>Aguardando protocolo junto a prefeitura do RJ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ABL000034</text:p>
          </table:table-cell>
          <table:table-cell office:value-type="date" office:date-value="2015-12-11">
            <text:p>11/12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BAL2000014</text:p>
          </table:table-cell>
          <table:table-cell office:value-type="date" office:date-value="2015-12-10">
            <text:p>10/12/2015</text:p>
          </table:table-cell>
          <table:table-cell office:value-type="string">
            <text:p>Solicitado vistoria (occorrência 13241)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RNL2000002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RNL2000003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RNL2000004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RNL2000006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RNL2000007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RNL2000008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RNL2000011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RNL2000012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RNL2000013</text:p>
          </table:table-cell>
          <table:table-cell office:value-type="date" office:date-value="2015-12-10">
            <text:p>10/12/2015</text:p>
          </table:table-cell>
          <table:table-cell office:value-type="string">
            <text:p>Realizado alteração de endereço do PoP DF para PoP RN. Atualizado Cacti e ferramentas de Gerência, de&gt;para e Controle RNP da engenharia.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PIBL000001</text:p>
          </table:table-cell>
          <table:table-cell office:value-type="date" office:date-value="2015-12-09">
            <text:p>09/12/2015</text:p>
          </table:table-cell>
          <table:table-cell office:value-type="string">
            <text:p>Transito liberado.</text:p>
          </table:table-cell>
          <table:table-cell/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RNL2000005</text:p>
          </table:table-cell>
          <table:table-cell office:value-type="date" office:date-value="2015-12-09">
            <text:p>09/12/2015</text:p>
          </table:table-cell>
          <table:table-cell office:value-type="string">
            <text:p>Realizado migração para o pop Natal.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ML3000003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E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FAC000044</text:p>
          </table:table-cell>
          <table:table-cell office:value-type="date" office:date-value="2015-12-07">
            <text:p>07/12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FL3000019</text:p>
          </table:table-cell>
          <table:table-cell office:value-type="date" office:date-value="2015-12-07">
            <text:p>07/12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GOL3000003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AL3000002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BL3000002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EL3000003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I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RJL3000007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confirmação de protocolo junto a seconserva.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CL3000002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E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RJL2000015</text:p>
          </table:table-cell>
          <table:table-cell office:value-type="date" office:date-value="2015-12-07">
            <text:p>07/12/2015</text:p>
          </table:table-cell>
          <table:table-cell office:value-type="string">
            <text:p>Centro: Protocolado, aguardando emissão do licenciamento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FL2000036</text:p>
          </table:table-cell>
          <table:table-cell office:value-type="date" office:date-value="2015-12-07">
            <text:p>07/12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RSL2000007</text:p>
          </table:table-cell>
          <table:table-cell office:value-type="date" office:date-value="2015-12-07">
            <text:p>07/12/2015</text:p>
          </table:table-cell>
          <table:table-cell office:value-type="string">
            <text:p>Pendência cliente, aguardando cliente substituir GBIC (SFP)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AC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AML3000002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DFAC000029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DFAC000031</text:p>
          </table:table-cell>
          <table:table-cell office:value-type="date" office:date-value="2015-12-07">
            <text:p>07/12/2015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DFL3000003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DFL3000005</text:p>
          </table:table-cell>
          <table:table-cell office:value-type="date" office:date-value="2015-12-07">
            <text:p>07/12/2015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DFL3000008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DFL3000009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GOL3000002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MAL3000001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MTL3000002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contratação do fornecedor de EILD (Oi)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PB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PEL3000002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RJL3000003</text:p>
          </table:table-cell>
          <table:table-cell office:value-type="date" office:date-value="2015-12-07">
            <text:p>07/12/2015</text:p>
          </table:table-cell>
          <table:table-cell office:value-type="string">
            <text:p>Em obra, conclusão até 18/12.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RJL3000004</text:p>
          </table:table-cell>
          <table:table-cell office:value-type="date" office:date-value="2015-12-07">
            <text:p>07/12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RJL3000005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licenciamento.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ROL3000001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DFL3000018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MGL3000003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MGL3000006</text:p>
          </table:table-cell>
          <table:table-cell office:value-type="date" office:date-value="2015-12-07">
            <text:p>07/12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MGL3000007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BABL000003</text:p>
          </table:table-cell>
          <table:table-cell office:value-type="date" office:date-value="2015-12-07">
            <text:p>07/12/2015</text:p>
          </table:table-cell>
          <table:table-cell office:value-type="string">
            <text:p>Confirmada a ampliação de banda pela BR Fibras. Banda de 100 Mbps.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RNL2000002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10/12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RNL2000003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10/12 27/11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RNL2000004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10/12 27/11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RNL2000005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09/12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RNL2000006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10/12 27/11</text:p>
          </table:table-cell>
          <table:table-cell/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RNL2000007</text:p>
          </table:table-cell>
          <table:table-cell office:value-type="date" office:date-value="2015-12-07">
            <text:p>07/12/2015</text:p>
          </table:table-cell>
          <table:table-cell office:value-type="string">
            <text:p>Agendado alteração da configuração para 10/12 27/11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DFAC000042</text:p>
          </table:table-cell>
          <table:table-cell office:value-type="date" office:date-value="2015-12-07">
            <text:p>07/12/2015</text:p>
          </table:table-cell>
          <table:table-cell office:value-type="string">
            <text:p>BSB acesso concluído, aguardando OS definitiva.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PAAC000001</text:p>
          </table:table-cell>
          <table:table-cell office:value-type="date" office:date-value="2015-12-07">
            <text:p>07/12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RJAC000009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retorno da Petcom sobre licenciamento em área do Jardim Botânico.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RJL2000011</text:p>
          </table:table-cell>
          <table:table-cell office:value-type="date" office:date-value="2015-12-07">
            <text:p>07/12/2015</text:p>
          </table:table-cell>
          <table:table-cell office:value-type="string">
            <text:p>RJ: Aguardando retorno da Petcom sobre licenciamento em área do Jardim Botânico. BH: 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RJL3000008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protocolo junto a prefeitura do RJ.</text:p>
          </table:table-cell>
          <table:table-cell/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RJL3000009</text:p>
          </table:table-cell>
          <table:table-cell office:value-type="date" office:date-value="2015-12-07">
            <text:p>07/12/2015</text:p>
          </table:table-cell>
          <table:table-cell office:value-type="string">
            <text:p>Aguardando protocolo do licenciamento junto a prefeitura do RJ.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RJAC000001</text:p>
          </table:table-cell>
          <table:table-cell office:value-type="date" office:date-value="2015-12-03">
            <text:p>03/12/2015</text:p>
          </table:table-cell>
          <table:table-cell office:value-type="string">
            <text:p>Tenente Santana deu OK no circuito. Informou que só pode testar a banda quando colocar o circuito em operação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AL2000007</text:p>
          </table:table-cell>
          <table:table-cell office:value-type="date" office:date-value="2015-12-03">
            <text:p>03/12/2015</text:p>
          </table:table-cell>
          <table:table-cell office:value-type="string">
            <text:p>Fusões de FO na estação Telebras agendadas para 04/12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BAL2000001</text:p>
          </table:table-cell>
          <table:table-cell office:value-type="date" office:date-value="2015-12-03">
            <text:p>03/12/2015</text:p>
          </table:table-cell>
          <table:table-cell office:value-type="string">
            <text:p>Recebido email com aceite do cliente.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RSBL000003</text:p>
          </table:table-cell>
          <table:table-cell office:value-type="date" office:date-value="2015-12-02">
            <text:p>02/12/2015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RJAC000004</text:p>
          </table:table-cell>
          <table:table-cell office:value-type="date" office:date-value="2015-12-01">
            <text:p>01/12/2015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TOBL000047</text:p>
          </table:table-cell>
          <table:table-cell office:value-type="date" office:date-value="2015-12-01">
            <text:p>01/12/2015</text:p>
          </table:table-cell>
          <table:table-cell office:value-type="string">
            <text:p>Transito de AS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BAL2000014</text:p>
          </table:table-cell>
          <table:table-cell office:value-type="date" office:date-value="2015-12-01">
            <text:p>01/12/2015</text:p>
          </table:table-cell>
          <table:table-cell office:value-type="string">
            <text:p>Recebido email Jundaí solicitando remanejar EDD de sala.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E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FAC000044</text:p>
          </table:table-cell>
          <table:table-cell office:value-type="date" office:date-value="2015-11-30">
            <text:p>30/1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FL3000019</text:p>
          </table:table-cell>
          <table:table-cell office:value-type="date" office:date-value="2015-11-30">
            <text:p>30/1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OL3000003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AL3000002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BL3000002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EL3000003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I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licenciamento junto a prefeitura, obra será executada pela equipe de rede metropolitana.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RJL3000007</text:p>
          </table:table-cell>
          <table:table-cell office:value-type="date" office:date-value="2015-11-30">
            <text:p>30/11/2015</text:p>
          </table:table-cell>
          <table:table-cell office:value-type="string">
            <text:p>Protocolo junto a SECONSERVA RJ até 04/12.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CL3000002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E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RJL2000015</text:p>
          </table:table-cell>
          <table:table-cell office:value-type="date" office:date-value="2015-11-30">
            <text:p>30/11/2015</text:p>
          </table:table-cell>
          <table:table-cell office:value-type="string">
            <text:p>Centro: Protocolado, aguardando emissão do licenciamento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FAC000021</text:p>
          </table:table-cell>
          <table:table-cell office:value-type="date" office:date-value="2015-11-30">
            <text:p>30/11/2015</text:p>
          </table:table-cell>
          <table:table-cell office:value-type="string">
            <text:p>Cliente não sabe configurar em sua rede o IPV6. Demanda finalizada.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AC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AML3000002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DFAC000029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DFAC000031</text:p>
          </table:table-cell>
          <table:table-cell office:value-type="date" office:date-value="2015-11-30">
            <text:p>30/11/2015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DFL3000003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DFL3000005</text:p>
          </table:table-cell>
          <table:table-cell office:value-type="date" office:date-value="2015-11-30">
            <text:p>30/11/2015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DFL3000008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DFL3000009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GOL3000002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MAL3000001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MTL3000002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contratação do fornecedor de EILD (Oi)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PB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PEL3000002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RJL3000003</text:p>
          </table:table-cell>
          <table:table-cell office:value-type="date" office:date-value="2015-11-30">
            <text:p>30/11/2015</text:p>
          </table:table-cell>
          <table:table-cell office:value-type="string">
            <text:p>Em obra, conclusão até 04/12.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RJL3000004</text:p>
          </table:table-cell>
          <table:table-cell office:value-type="date" office:date-value="2015-11-30">
            <text:p>30/11/2015</text:p>
          </table:table-cell>
          <table:table-cell office:value-type="string">
            <text:p>Proprietário do prédio solicitou a Telebras alugue dos dutos para lançamento do cabo até o andar do cliente</text:p>
          </table:table-cell>
          <table:table-cell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RJL3000005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licenciamento.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RO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TOL3000001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MGL3000005</text:p>
          </table:table-cell>
          <table:table-cell office:value-type="date" office:date-value="2015-11-30">
            <text:p>30/11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MGL3000006</text:p>
          </table:table-cell>
          <table:table-cell office:value-type="date" office:date-value="2015-11-30">
            <text:p>30/1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MGL3000007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DFAC000042</text:p>
          </table:table-cell>
          <table:table-cell office:value-type="date" office:date-value="2015-11-30">
            <text:p>30/11/2015</text:p>
          </table:table-cell>
          <table:table-cell office:value-type="string">
            <text:p>BSB acesso concluído, aguardando OS definitiva.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PAAC000001</text:p>
          </table:table-cell>
          <table:table-cell office:value-type="date" office:date-value="2015-11-30">
            <text:p>30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RJAC000009</text:p>
          </table:table-cell>
          <table:table-cell office:value-type="date" office:date-value="2015-11-30">
            <text:p>30/11/2015</text:p>
          </table:table-cell>
          <table:table-cell office:value-type="string">
            <text:p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RJL2000011</text:p>
          </table:table-cell>
          <table:table-cell office:value-type="date" office:date-value="2015-11-30">
            <text:p>30/11/2015</text:p>
          </table:table-cell>
          <table:table-cell office:value-type="string">
            <text:p>RJO: <text:s/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RJL3000008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protocolo junto a prefeitura do RJ.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RJL3000009</text:p>
          </table:table-cell>
          <table:table-cell office:value-type="date" office:date-value="2015-11-30">
            <text:p>30/11/2015</text:p>
          </table:table-cell>
          <table:table-cell office:value-type="string">
            <text:p>Aguardando protocolo do licenciamento junto a prefeitura do RJ.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PABL000021</text:p>
          </table:table-cell>
          <table:table-cell office:value-type="date" office:date-value="2015-11-30">
            <text:p>30/11/2015</text:p>
          </table:table-cell>
          <table:table-cell office:value-type="string">
            <text:p>Cancelamento de Ativação do Circuito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PATX000008</text:p>
          </table:table-cell>
          <table:table-cell office:value-type="date" office:date-value="2015-11-28">
            <text:p>28/11/2015</text:p>
          </table:table-cell>
          <table:table-cell office:value-type="string">
            <text:p>Aceite dado pelo Felipe da TIM. Email no Databook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PABL000006</text:p>
          </table:table-cell>
          <table:table-cell office:value-type="date" office:date-value="2015-11-27">
            <text:p>27/11/2015</text:p>
          </table:table-cell>
          <table:table-cell office:value-type="string">
            <text:p>Inclusão Bloco IPV4 no AS do Cliente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RSBL000006</text:p>
          </table:table-cell>
          <table:table-cell office:value-type="date" office:date-value="2015-11-27">
            <text:p>27/11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RNL2000002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. Projeto de Cliente OK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RNL2000005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 para o PoP Natal. Projeto de Cliente OK Engenharia já entregou o RTCE concentrador ativado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RNL2000008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 para PoP Natal. Projeto de Cliente OK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RNL2000011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 para PoP Natal. Projeto de Cliente OK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RNL2000012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 para PoP Natal. Projeto de Cliente OK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RNL2000013</text:p>
          </table:table-cell>
          <table:table-cell office:value-type="date" office:date-value="2015-11-27">
            <text:p>27/11/2015</text:p>
          </table:table-cell>
          <table:table-cell office:value-type="string">
            <text:p>Recebido OS e VT para alteração de Endereço para PoP Natal. Projeto de Cliente OK</text:p>
          </table:table-cell>
          <table:table-cell/>
        </table:table-row>
        <table:table-row table:style-name="ro1">
          <table:table-cell office:value-type="float" office:value="2601">
            <text:p>2601</text:p>
          </table:table-cell>
          <table:table-cell office:value-type="string">
            <text:p>PABL000021</text:p>
          </table:table-cell>
          <table:table-cell office:value-type="date" office:date-value="2015-11-27">
            <text:p>27/11/2015</text:p>
          </table:table-cell>
          <table:table-cell office:value-type="string">
            <text:p>Recebida OS de Cancelamento de Ativação do Circuito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ABL000019</text:p>
          </table:table-cell>
          <table:table-cell office:value-type="date" office:date-value="2015-11-25">
            <text:p>25/11/2015</text:p>
          </table:table-cell>
          <table:table-cell office:value-type="string">
            <text:p>Ampliação de banda de 120 para 200 Mbps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DFAC000021</text:p>
          </table:table-cell>
          <table:table-cell office:value-type="date" office:date-value="2015-11-25">
            <text:p>25/11/2015</text:p>
          </table:table-cell>
          <table:table-cell office:value-type="string">
            <text:p>Depois de feitos os testes, o cliente só soube configurar o IPV4. Pediu até 30/11 para poder configurar o seu IPV6.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GOBL000026</text:p>
          </table:table-cell>
          <table:table-cell office:value-type="date" office:date-value="2015-11-24">
            <text:p>24/11/2015</text:p>
          </table:table-cell>
          <table:table-cell office:value-type="string">
            <text:p>Cliente ativado. Ativação realizada pela rota backup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AL2000007</text:p>
          </table:table-cell>
          <table:table-cell office:value-type="date" office:date-value="2015-11-24">
            <text:p>24/11/2015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TOBL000014</text:p>
          </table:table-cell>
          <table:table-cell office:value-type="date" office:date-value="2015-11-24">
            <text:p>24/11/2015</text:p>
          </table:table-cell>
          <table:table-cell office:value-type="string">
            <text:p>Aguardando projeto de abordagem do cliente.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MBL000003</text:p>
          </table:table-cell>
          <table:table-cell office:value-type="date" office:date-value="2015-11-23">
            <text:p>23/11/2015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L3000003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EL3000001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FAC000044</text:p>
          </table:table-cell>
          <table:table-cell office:value-type="date" office:date-value="2015-11-23">
            <text:p>23/1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GOL3000003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BL3000002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IL3000001</text:p>
          </table:table-cell>
          <table:table-cell office:value-type="date" office:date-value="2015-11-23">
            <text:p>23/11/2015</text:p>
          </table:table-cell>
          <table:table-cell office:value-type="string">
            <text:p>Em licenciamento da obra.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JL3000007</text:p>
          </table:table-cell>
          <table:table-cell office:value-type="date" office:date-value="2015-11-23">
            <text:p>23/11/2015</text:p>
          </table:table-cell>
          <table:table-cell office:value-type="string">
            <text:p>Projeto em análise da equipe do escritório regional do RJ, em seguida será protocolado junto a prefeitura do RJ.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EL3000001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ACL3000001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DFAC000031</text:p>
          </table:table-cell>
          <table:table-cell office:value-type="date" office:date-value="2015-11-23">
            <text:p>23/11/2015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DFL3000008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GOL3000002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MTL3000002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contratação do fornecedor de EILD (Oi)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PEL3000002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RJL3000004</text:p>
          </table:table-cell>
          <table:table-cell office:value-type="date" office:date-value="2015-11-23">
            <text:p>23/11/2015</text:p>
          </table:table-cell>
          <table:table-cell office:value-type="string">
            <text:p>Proprietário do prédio solicitou a Telebras alugue dos dutos para lançamento do cabo até o andar do cliente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RJL3000005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ROL3000001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OS definitiva para instalação CPE.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DFL3000018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MGL3000003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MGL3000006</text:p>
          </table:table-cell>
          <table:table-cell office:value-type="date" office:date-value="2015-11-23">
            <text:p>23/1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MGL3000007</text:p>
          </table:table-cell>
          <table:table-cell office:value-type="date" office:date-value="2015-11-23">
            <text:p>2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RJL3000008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protocolo junto a prefeitura do RJ.</text:p>
          </table:table-cell>
          <table:table-cell/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RJL3000009</text:p>
          </table:table-cell>
          <table:table-cell office:value-type="date" office:date-value="2015-11-23">
            <text:p>23/11/2015</text:p>
          </table:table-cell>
          <table:table-cell office:value-type="string">
            <text:p>Aguardando protocolo do licenciamento junto a prefeitura do RJ.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DFAC000021</text:p>
          </table:table-cell>
          <table:table-cell office:value-type="date" office:date-value="2015-11-19">
            <text:p>19/11/2015</text:p>
          </table:table-cell>
          <table:table-cell office:value-type="string">
            <text:p>Em contato com o Lemuel foi marcado os testes, já com o roteador do cliente em funcionamento, para 25/11 as 14h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RJAC000005</text:p>
          </table:table-cell>
          <table:table-cell office:value-type="date" office:date-value="2015-11-19">
            <text:p>19/11/2015</text:p>
          </table:table-cell>
          <table:table-cell office:value-type="string">
            <text:p>Fibra lançada porém a obra do Brt arrebentou toda a FO, sendo necessário fazer toda a instalação novamente.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PIBL000001</text:p>
          </table:table-cell>
          <table:table-cell office:value-type="date" office:date-value="2015-11-19">
            <text:p>19/11/2015</text:p>
          </table:table-cell>
          <table:table-cell office:value-type="string">
            <text:p>AS a ser liberado: 263980/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SPL2000016</text:p>
          </table:table-cell>
          <table:table-cell office:value-type="date" office:date-value="2015-11-19">
            <text:p>19/11/2015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ROBL000001</text:p>
          </table:table-cell>
          <table:table-cell office:value-type="date" office:date-value="2015-11-19">
            <text:p>19/11/2015</text:p>
          </table:table-cell>
          <table:table-cell office:value-type="string">
            <text:p>Bloqueio a pedido da área de arrecadação.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ESBL000002</text:p>
          </table:table-cell>
          <table:table-cell office:value-type="date" office:date-value="2015-11-19">
            <text:p>19/11/2015</text:p>
          </table:table-cell>
          <table:table-cell office:value-type="string">
            <text:p>Ampliação executada para 300 Mbps.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TOBL000039</text:p>
          </table:table-cell>
          <table:table-cell office:value-type="date" office:date-value="2015-11-18">
            <text:p>18/11/2015</text:p>
          </table:table-cell>
          <table:table-cell office:value-type="string">
            <text:p>Ativação do BGP concluída.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TOBL000001</text:p>
          </table:table-cell>
          <table:table-cell office:value-type="date" office:date-value="2015-11-18">
            <text:p>18/11/2015</text:p>
          </table:table-cell>
          <table:table-cell office:value-type="string">
            <text:p>Email da engenharia autorizando a substituição com algumas orientações.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OBL000001</text:p>
          </table:table-cell>
          <table:table-cell office:value-type="date" office:date-value="2015-11-18">
            <text:p>18/11/2015</text:p>
          </table:table-cell>
          <table:table-cell office:value-type="string">
            <text:p>Enviada OS para Engenharia. Cliente deseja trocar o suporte e sua antena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OBL000039</text:p>
          </table:table-cell>
          <table:table-cell office:value-type="date" office:date-value="2015-11-17">
            <text:p>17/11/2015</text:p>
          </table:table-cell>
          <table:table-cell office:value-type="string">
            <text:p>Configuração Ok. Agendada a ativação do BGP.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BL000039</text:p>
          </table:table-cell>
          <table:table-cell office:value-type="date" office:date-value="2015-11-17">
            <text:p>17/11/2015</text:p>
          </table:table-cell>
          <table:table-cell office:value-type="string">
            <text:p>Liberado o AS</text:p>
          </table:table-cell>
          <table:table-cell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MAL2000007</text:p>
          </table:table-cell>
          <table:table-cell office:value-type="date" office:date-value="2015-11-17">
            <text:p>17/11/2015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TOBL000014</text:p>
          </table:table-cell>
          <table:table-cell office:value-type="date" office:date-value="2015-11-17">
            <text:p>17/11/2015</text:p>
          </table:table-cell>
          <table:table-cell office:value-type="string">
            <text:p>Aguardando projeto de abordagem do cliente.</text:p>
          </table:table-cell>
          <table:table-cell/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DFAC000047</text:p>
          </table:table-cell>
          <table:table-cell office:value-type="date" office:date-value="2015-11-17">
            <text:p>17/11/2015</text:p>
          </table:table-cell>
          <table:table-cell office:value-type="string">
            <text:p>circuito ativado pelo Rodrigo Rozario.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ML3000003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L3000001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contratar EILD, 30 dias para ativação após contratar EILD. 09/1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FAC000044</text:p>
          </table:table-cell>
          <table:table-cell office:value-type="date" office:date-value="2015-11-16">
            <text:p>16/1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OL3000003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BL3000002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EL3000003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IL3000001</text:p>
          </table:table-cell>
          <table:table-cell office:value-type="date" office:date-value="2015-11-16">
            <text:p>16/11/2015</text:p>
          </table:table-cell>
          <table:table-cell office:value-type="string">
            <text:p>Contrato em assinatura Telebras, em seguida será emitida a RC e PC.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RJL3000007</text:p>
          </table:table-cell>
          <table:table-cell office:value-type="date" office:date-value="2015-11-16">
            <text:p>16/11/2015</text:p>
          </table:table-cell>
          <table:table-cell office:value-type="string">
            <text:p>Projeto será enviado para assinatura Telebras (escritório RJ) em 18/11, em seguida será protocolado junto a prefeitura do RJ.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CL3000002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EL3000001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emissão de PC do equipamento (rádio/CPE).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JL2000015</text:p>
          </table:table-cell>
          <table:table-cell office:value-type="date" office:date-value="2015-11-16">
            <text:p>16/11/2015</text:p>
          </table:table-cell>
          <table:table-cell office:value-type="string">
            <text:p>Centro: Protocolado, aguardando emissão do licenciamento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PABL000005</text:p>
          </table:table-cell>
          <table:table-cell office:value-type="date" office:date-value="2015-11-16">
            <text:p>16/11/2015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RSL2000007</text:p>
          </table:table-cell>
          <table:table-cell office:value-type="date" office:date-value="2015-11-16">
            <text:p>16/11/2015</text:p>
          </table:table-cell>
          <table:table-cell office:value-type="string">
            <text:p>Pendência cliente, aguardando cliente substituir GBIC (SFP).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RSL2000008</text:p>
          </table:table-cell>
          <table:table-cell office:value-type="date" office:date-value="2015-11-16">
            <text:p>16/11/2015</text:p>
          </table:table-cell>
          <table:table-cell office:value-type="string">
            <text:p>OS devolvida para o comercial, sem ação pela eng. de acesso.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ACL3000001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DFAC000029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DFAC000031</text:p>
          </table:table-cell>
          <table:table-cell office:value-type="date" office:date-value="2015-11-16">
            <text:p>16/11/2015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DFL3000003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FL3000008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DFL3000009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GOL3000002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MTL3000002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contratação do fornecedor de EILD (Oi)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PBL3000001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PEL3000002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RJL3000004</text:p>
          </table:table-cell>
          <table:table-cell office:value-type="date" office:date-value="2015-11-16">
            <text:p>16/11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RJL3000005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ROL3000001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TOL3000001</text:p>
          </table:table-cell>
          <table:table-cell office:value-type="date" office:date-value="2015-11-16">
            <text:p>16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DFL3000018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MGL3000003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MGL3000005</text:p>
          </table:table-cell>
          <table:table-cell office:value-type="date" office:date-value="2015-11-16">
            <text:p>16/11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MGL3000006</text:p>
          </table:table-cell>
          <table:table-cell office:value-type="date" office:date-value="2015-11-16">
            <text:p>16/1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MGL3000007</text:p>
          </table:table-cell>
          <table:table-cell office:value-type="date" office:date-value="2015-11-16">
            <text:p>16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RJAC000009</text:p>
          </table:table-cell>
          <table:table-cell office:value-type="date" office:date-value="2015-11-16">
            <text:p>16/11/2015</text:p>
          </table:table-cell>
          <table:table-cell office:value-type="string">
            <text:p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RJL2000011</text:p>
          </table:table-cell>
          <table:table-cell office:value-type="date" office:date-value="2015-11-16">
            <text:p>16/11/2015</text:p>
          </table:table-cell>
          <table:table-cell office:value-type="string">
            <text:p>RJO: <text:s/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RJL3000008</text:p>
          </table:table-cell>
          <table:table-cell office:value-type="date" office:date-value="2015-11-16">
            <text:p>16/11/2015</text:p>
          </table:table-cell>
          <table:table-cell office:value-type="string">
            <text:p>Projeto em análise pela equipe regional do escritório do RJ, previsto retorno até 20/11</text:p>
          </table:table-cell>
          <table:table-cell/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RJL3000009</text:p>
          </table:table-cell>
          <table:table-cell office:value-type="date" office:date-value="2015-11-16">
            <text:p>16/11/2015</text:p>
          </table:table-cell>
          <table:table-cell office:value-type="string">
            <text:p>Projeto em análise pela equipe regional do escritório do RJ, previsto retorno até 20/11.</text:p>
          </table:table-cell>
          <table:table-cell/>
        </table:table-row>
        <table:table-row table:style-name="ro1">
          <table:table-cell office:value-type="float" office:value="2526">
            <text:p>2526</text:p>
          </table:table-cell>
          <table:table-cell office:value-type="string">
            <text:p>DFIT000002</text:p>
          </table:table-cell>
          <table:table-cell office:value-type="date" office:date-value="2015-11-13">
            <text:p>13/11/2015</text:p>
          </table:table-cell>
          <table:table-cell office:value-type="string">
            <text:p>Circuito ativado. Será comparilhado a porta com o circuito de teste L3 VPN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TOBL000039</text:p>
          </table:table-cell>
          <table:table-cell office:value-type="date" office:date-value="2015-11-12">
            <text:p>12/11/2015</text:p>
          </table:table-cell>
          <table:table-cell office:value-type="string">
            <text:p>Encaminhada a OS para Engenharia.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AL2000007</text:p>
          </table:table-cell>
          <table:table-cell office:value-type="date" office:date-value="2015-11-12">
            <text:p>12/11/2015</text:p>
          </table:table-cell>
          <table:table-cell office:value-type="string">
            <text:p>Aguardando PROA cliente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DFAC000021</text:p>
          </table:table-cell>
          <table:table-cell office:value-type="date" office:date-value="2015-11-11">
            <text:p>11/11/2015</text:p>
          </table:table-cell>
          <table:table-cell office:value-type="string">
            <text:p>Em virtude da pendência ser do cliente, Trajano considerou o circuito ativado, já que a Telebras executou todos os testes necessários de ativação <text:s/>Ativado em 18/09/2015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SPPW000001</text:p>
          </table:table-cell>
          <table:table-cell office:value-type="date" office:date-value="2015-11-10">
            <text:p>10/11/2015</text:p>
          </table:table-cell>
          <table:table-cell office:value-type="string">
            <text:p>Circuito ativado com acesso da Vogel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ML3000003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DFAC000044</text:p>
          </table:table-cell>
          <table:table-cell office:value-type="date" office:date-value="2015-11-09">
            <text:p>09/11/2015</text:p>
          </table:table-cell>
          <table:table-cell office:value-type="string">
            <text:p>Canalização concluída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OL3000003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BL3000002</text:p>
          </table:table-cell>
          <table:table-cell office:value-type="date" office:date-value="2015-11-09">
            <text:p>09/11/2015</text:p>
          </table:table-cell>
          <table:table-cell office:value-type="string">
            <text:p>Em negociação do valor/prazo de entrega, junto ao fornecedor de EILD (Oi).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IL3000001</text:p>
          </table:table-cell>
          <table:table-cell office:value-type="date" office:date-value="2015-11-09">
            <text:p>09/11/2015</text:p>
          </table:table-cell>
          <table:table-cell office:value-type="string">
            <text:p>Contrato em assinatura Telebras, em seguida será emitida a RC e PC.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JL3000007</text:p>
          </table:table-cell>
          <table:table-cell office:value-type="date" office:date-value="2015-11-09">
            <text:p>09/11/2015</text:p>
          </table:table-cell>
          <table:table-cell office:value-type="string">
            <text:p>Projeto será enviado para assinatura Telebras (escritório RJ) em 11/11, em seguida será protocolado junto a prefeitura do RJ.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CL3000002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EL3000001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emissão de PC do equipamento (rádio/CPE).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JL2000015</text:p>
          </table:table-cell>
          <table:table-cell office:value-type="date" office:date-value="2015-11-09">
            <text:p>09/11/2015</text:p>
          </table:table-cell>
          <table:table-cell office:value-type="string">
            <text:p>Centro: Protocolo em andamento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DFAC000029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DFAC000031</text:p>
          </table:table-cell>
          <table:table-cell office:value-type="date" office:date-value="2015-11-09">
            <text:p>09/11/2015</text:p>
          </table:table-cell>
          <table:table-cell office:value-type="string">
            <text:p>PRF não autorizou lançamento interno por não exisitir contrato assinado entre Min. da Justiça e Telebras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DFL3000009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GOL3000002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MTL3000002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contratação do fornecedor de EILD (Oi)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PBL3000001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RJL3000004</text:p>
          </table:table-cell>
          <table:table-cell office:value-type="date" office:date-value="2015-11-09">
            <text:p>09/11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ROL3000001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TOL3000001</text:p>
          </table:table-cell>
          <table:table-cell office:value-type="date" office:date-value="2015-11-09">
            <text:p>09/11/2015</text:p>
          </table:table-cell>
          <table:table-cell office:value-type="string">
            <text:p>Aguardando OS definitiva para instalação CPE e rádio.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DFL3000018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MGL3000003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MGL3000005</text:p>
          </table:table-cell>
          <table:table-cell office:value-type="date" office:date-value="2015-11-09">
            <text:p>09/11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MGL3000006</text:p>
          </table:table-cell>
          <table:table-cell office:value-type="date" office:date-value="2015-11-09">
            <text:p>09/1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MGL3000007</text:p>
          </table:table-cell>
          <table:table-cell office:value-type="date" office:date-value="2015-11-09">
            <text:p>09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DFAC000043</text:p>
          </table:table-cell>
          <table:table-cell office:value-type="date" office:date-value="2015-11-09">
            <text:p>09/11/2015</text:p>
          </table:table-cell>
          <table:table-cell office:value-type="string">
            <text:p>Enviado para pós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DFAC000042</text:p>
          </table:table-cell>
          <table:table-cell office:value-type="date" office:date-value="2015-11-09">
            <text:p>09/11/2015</text:p>
          </table:table-cell>
          <table:table-cell office:value-type="string">
            <text:p>BSB acesso concluído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RJAC000009</text:p>
          </table:table-cell>
          <table:table-cell office:value-type="date" office:date-value="2015-11-09">
            <text:p>09/11/2015</text:p>
          </table:table-cell>
          <table:table-cell office:value-type="string">
            <text:p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RJL2000011</text:p>
          </table:table-cell>
          <table:table-cell office:value-type="date" office:date-value="2015-11-09">
            <text:p>09/11/2015</text:p>
          </table:table-cell>
          <table:table-cell office:value-type="string">
            <text:p>RJO: <text:s/>Ligth negou o compartilhamento, custo do acesso aproximadamente 190mil, custo mensal do EILD 10mil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RJL3000008</text:p>
          </table:table-cell>
          <table:table-cell office:value-type="date" office:date-value="2015-11-09">
            <text:p>09/11/2015</text:p>
          </table:table-cell>
          <table:table-cell office:value-type="string">
            <text:p>Previsto entrega do projeto até 11/11.</text:p>
          </table:table-cell>
          <table:table-cell/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RJL3000009</text:p>
          </table:table-cell>
          <table:table-cell office:value-type="date" office:date-value="2015-11-09">
            <text:p>09/11/2015</text:p>
          </table:table-cell>
          <table:table-cell office:value-type="string">
            <text:p>Previsto entrega do projeto até 11/11.</text:p>
          </table:table-cell>
          <table:table-cell/>
        </table:table-row>
        <table:table-row table:style-name="ro1">
          <table:table-cell office:value-type="float" office:value="2588">
            <text:p>2588</text:p>
          </table:table-cell>
          <table:table-cell office:value-type="string">
            <text:p>MTL2000008</text:p>
          </table:table-cell>
          <table:table-cell office:value-type="date" office:date-value="2015-11-09">
            <text:p>09/11/2015</text:p>
          </table:table-cell>
          <table:table-cell office:value-type="string">
            <text:p>Encaminhado ao pós</text:p>
          </table:table-cell>
          <table:table-cell/>
        </table:table-row>
        <table:table-row table:style-name="ro1">
          <table:table-cell office:value-type="float" office:value="2589">
            <text:p>2589</text:p>
          </table:table-cell>
          <table:table-cell office:value-type="string">
            <text:p>MTL2000008</text:p>
          </table:table-cell>
          <table:table-cell office:value-type="date" office:date-value="2015-11-07">
            <text:p>07/11/2015</text:p>
          </table:table-cell>
          <table:table-cell office:value-type="string">
            <text:p>Circuito ativado e entregue ao Cliente.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ML3000003</text:p>
          </table:table-cell>
          <table:table-cell office:value-type="date" office:date-value="2015-11-03">
            <text:p>03/11/2015</text:p>
          </table:table-cell>
          <table:table-cell office:value-type="string">
            <text:p>Obra concluída, aguardando OS definitiva para instalação do CPE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OL3000003</text:p>
          </table:table-cell>
          <table:table-cell office:value-type="date" office:date-value="2015-11-03">
            <text:p>03/1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BL3000002</text:p>
          </table:table-cell>
          <table:table-cell office:value-type="date" office:date-value="2015-11-03">
            <text:p>03/11/2015</text:p>
          </table:table-cell>
          <table:table-cell office:value-type="string">
            <text:p>Em negociação do valor/prazo de entrega, junto ao fornecedor de EILD (Oi).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IL3000001</text:p>
          </table:table-cell>
          <table:table-cell office:value-type="date" office:date-value="2015-11-03">
            <text:p>03/11/2015</text:p>
          </table:table-cell>
          <table:table-cell office:value-type="string">
            <text:p>Em fechamento de contrato com fornecedor (Metropolitana) licenciamento ok. Previsto que a gestão de contratos fecha o mesmo até início de novembro, conclusão da obra final de novembro.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RJL3000007</text:p>
          </table:table-cell>
          <table:table-cell office:value-type="date" office:date-value="2015-11-03">
            <text:p>03/11/2015</text:p>
          </table:table-cell>
          <table:table-cell office:value-type="string">
            <text:p>Em revisão do projeto de acesso pelo fornecedor (Petcom) previsto retorno até 04/11.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CL3000002</text:p>
          </table:table-cell>
          <table:table-cell office:value-type="date" office:date-value="2015-11-03">
            <text:p>03/1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EL3000001</text:p>
          </table:table-cell>
          <table:table-cell office:value-type="date" office:date-value="2015-11-03">
            <text:p>03/11/2015</text:p>
          </table:table-cell>
          <table:table-cell office:value-type="string">
            <text:p>Aguardando OS definitiva para emissão de PC do equipamento (rádio/CPE).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RJL2000015</text:p>
          </table:table-cell>
          <table:table-cell office:value-type="date" office:date-value="2015-11-03">
            <text:p>03/11/2015</text:p>
          </table:table-cell>
          <table:table-cell office:value-type="string">
            <text:p>Centro: Aguardando cronograma de obra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DFL2000030</text:p>
          </table:table-cell>
          <table:table-cell office:value-type="date" office:date-value="2015-11-03">
            <text:p>03/11/2015</text:p>
          </table:table-cell>
          <table:table-cell office:value-type="string">
            <text:p>Recebido Os de Desativação. <text:s/>Solicitado ao NoC desativação do circuito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MAL3000001</text:p>
          </table:table-cell>
          <table:table-cell office:value-type="date" office:date-value="2015-11-03">
            <text:p>03/11/2015</text:p>
          </table:table-cell>
          <table:table-cell office:value-type="string">
            <text:p>Obra concluída, aguardando OS definitiva para fornecimento do CPE.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RJL3000004</text:p>
          </table:table-cell>
          <table:table-cell office:value-type="date" office:date-value="2015-11-03">
            <text:p>03/11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RJL3000005</text:p>
          </table:table-cell>
          <table:table-cell office:value-type="date" office:date-value="2015-11-03">
            <text:p>03/11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DFL3000018</text:p>
          </table:table-cell>
          <table:table-cell office:value-type="date" office:date-value="2015-11-03">
            <text:p>0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MGL3000005</text:p>
          </table:table-cell>
          <table:table-cell office:value-type="date" office:date-value="2015-11-03">
            <text:p>03/11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MGL3000006</text:p>
          </table:table-cell>
          <table:table-cell office:value-type="date" office:date-value="2015-11-03">
            <text:p>03/1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MGL3000007</text:p>
          </table:table-cell>
          <table:table-cell office:value-type="date" office:date-value="2015-11-03">
            <text:p>03/1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RJAC000009</text:p>
          </table:table-cell>
          <table:table-cell office:value-type="date" office:date-value="2015-11-03">
            <text:p>03/11/2015</text:p>
          </table:table-cell>
          <table:table-cell office:value-type="string">
            <text:p>Reunião com a Ligth em 03/11 para fechamento do projeto de compartilhamento.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RJL2000011</text:p>
          </table:table-cell>
          <table:table-cell office:value-type="date" office:date-value="2015-11-03">
            <text:p>03/11/2015</text:p>
          </table:table-cell>
          <table:table-cell office:value-type="string">
            <text:p>RJO: Reunião com a Ligth em 03/11 para fechamento do projeto de compartilhamento.BH: <text:s/>Aguardando conclusão da obra.</text:p>
          </table:table-cell>
          <table:table-cell/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DFAC000048</text:p>
          </table:table-cell>
          <table:table-cell office:value-type="date" office:date-value="2015-11-03">
            <text:p>03/11/2015</text:p>
          </table:table-cell>
          <table:table-cell office:value-type="string">
            <text:p>Recebido Os de Cancelamento. <text:s/>Será ativado somente o circuito 47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PABL000001</text:p>
          </table:table-cell>
          <table:table-cell office:value-type="date" office:date-value="2015-11-03">
            <text:p>03/11/2015</text:p>
          </table:table-cell>
          <table:table-cell office:value-type="string">
            <text:p>Recebido Os de Desativação. <text:s/>Solicitado ao NoC desativação do circuito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GBL000012</text:p>
          </table:table-cell>
          <table:table-cell office:value-type="date" office:date-value="2015-10-30">
            <text:p>30/10/2015</text:p>
          </table:table-cell>
          <table:table-cell office:value-type="string">
            <text:p>Redução de banda de 280Mbps para 250Mbps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MTBL000002</text:p>
          </table:table-cell>
          <table:table-cell office:value-type="date" office:date-value="2015-10-29">
            <text:p>29/10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RJTX000053</text:p>
          </table:table-cell>
          <table:table-cell office:value-type="date" office:date-value="2015-10-29">
            <text:p>29/10/2015</text:p>
          </table:table-cell>
          <table:table-cell office:value-type="string">
            <text:p>Enviado OS de desativação para o Felipe Marques definir o que será desfeito ou mantido na transmissão que foi modificada "temporariamente" para atender o teste do circuito</text:p>
          </table:table-cell>
          <table:table-cell/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GOBL000019</text:p>
          </table:table-cell>
          <table:table-cell office:value-type="date" office:date-value="2015-10-28">
            <text:p>28/10/2015</text:p>
          </table:table-cell>
          <table:table-cell office:value-type="string">
            <text:p>Ampliação de banda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BL3000002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aprovação do comercial para contratação de EILD OI.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IL3000001</text:p>
          </table:table-cell>
          <table:table-cell office:value-type="date" office:date-value="2015-10-26">
            <text:p>26/10/2015</text:p>
          </table:table-cell>
          <table:table-cell office:value-type="string">
            <text:p>Em fechamento de contrato com fornecedor (Metropolitana) protocolo de licenciamento até 23/10. Previsto que a gestão de contratos fecha o mesmo até início de novembro, conclusão da obra final de novembro.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RJL3000007</text:p>
          </table:table-cell>
          <table:table-cell office:value-type="date" office:date-value="2015-10-26">
            <text:p>26/10/2015</text:p>
          </table:table-cell>
          <table:table-cell office:value-type="string">
            <text:p>Em revisão do projeto para alterar rota, previsto retorno para 27/10.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CL3000002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aprovação da contratação de EILD (OPTITEL) pelo comercial Telebras.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DFL3000009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GOL3000002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MTL3000002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aprovação de EILD pelo comercial Telebras.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PBL3000001</text:p>
          </table:table-cell>
          <table:table-cell office:value-type="date" office:date-value="2015-10-26">
            <text:p>26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RJL3000004</text:p>
          </table:table-cell>
          <table:table-cell office:value-type="date" office:date-value="2015-10-26">
            <text:p>26/10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RJL3000005</text:p>
          </table:table-cell>
          <table:table-cell office:value-type="date" office:date-value="2015-10-26">
            <text:p>26/10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ROL3000001</text:p>
          </table:table-cell>
          <table:table-cell office:value-type="date" office:date-value="2015-10-26">
            <text:p>26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TOL3000001</text:p>
          </table:table-cell>
          <table:table-cell office:value-type="date" office:date-value="2015-10-26">
            <text:p>26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DFL3000018</text:p>
          </table:table-cell>
          <table:table-cell office:value-type="date" office:date-value="2015-10-26">
            <text:p>26/10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MGL3000006</text:p>
          </table:table-cell>
          <table:table-cell office:value-type="date" office:date-value="2015-10-26">
            <text:p>26/10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RJAC000009</text:p>
          </table:table-cell>
          <table:table-cell office:value-type="date" office:date-value="2015-10-26">
            <text:p>26/10/2015</text:p>
          </table:table-cell>
          <table:table-cell office:value-type="string">
            <text:p>Protocolo junto a Ligth previsto para 28/10. Em paralelo aguardando comercial aprovar cotação de EILD.</text:p>
          </table:table-cell>
          <table:table-cell/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RJL2000011</text:p>
          </table:table-cell>
          <table:table-cell office:value-type="date" office:date-value="2015-10-26">
            <text:p>26/10/2015</text:p>
          </table:table-cell>
          <table:table-cell office:value-type="string">
            <text:p>RJO: Protocolo junto a Light será em 28/10. Em paralelo aguardando comercial aprovar cotação de EILD. <text:s/>BH: Em agendamento para realizar fusões de FO.</text:p>
          </table:table-cell>
          <table:table-cell/>
        </table:table-row>
        <table:table-row table:style-name="ro1">
          <table:table-cell office:value-type="float" office:value="2399">
            <text:p>2399</text:p>
          </table:table-cell>
          <table:table-cell office:value-type="string">
            <text:p>RJL3000008</text:p>
          </table:table-cell>
          <table:table-cell office:value-type="date" office:date-value="2015-10-26">
            <text:p>26/10/2015</text:p>
          </table:table-cell>
          <table:table-cell office:value-type="string">
            <text:p>Vistoria a ser realizada ate 26/10.</text:p>
          </table:table-cell>
          <table:table-cell/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RJL3000009</text:p>
          </table:table-cell>
          <table:table-cell office:value-type="date" office:date-value="2015-10-26">
            <text:p>26/10/2015</text:p>
          </table:table-cell>
          <table:table-cell office:value-type="string">
            <text:p>Vistoria a ser realizada ate 27/10.</text:p>
          </table:table-cell>
          <table:table-cell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ABL000025</text:p>
          </table:table-cell>
          <table:table-cell office:value-type="date" office:date-value="2015-10-23">
            <text:p>23/10/2015</text:p>
          </table:table-cell>
          <table:table-cell office:value-type="string">
            <text:p>Desloqueio a pedido da área de arrecadação.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BAL2000013</text:p>
          </table:table-cell>
          <table:table-cell office:value-type="date" office:date-value="2015-10-23">
            <text:p>23/10/2015</text:p>
          </table:table-cell>
          <table:table-cell office:value-type="string">
            <text:p>Mudança realizada com sucesso em 09/10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BAL2000016</text:p>
          </table:table-cell>
          <table:table-cell office:value-type="date" office:date-value="2015-10-23">
            <text:p>23/10/2015</text:p>
          </table:table-cell>
          <table:table-cell office:value-type="string">
            <text:p>Migração ok em 09/10. <text:s/>em 13/10 enviado email para pós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RSL2000007</text:p>
          </table:table-cell>
          <table:table-cell office:value-type="date" office:date-value="2015-10-20">
            <text:p>20/10/2015</text:p>
          </table:table-cell>
          <table:table-cell office:value-type="string">
            <text:p>Problemas no gbic, cliente pede mais 30 dias para processo de aquisição.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BL3000002</text:p>
          </table:table-cell>
          <table:table-cell office:value-type="date" office:date-value="2015-10-19">
            <text:p>19/10/2015</text:p>
          </table:table-cell>
          <table:table-cell office:value-type="string">
            <text:p>Recebido proposta do fornecedor de EILD (Oi) em aprovação do comercial.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IL3000001</text:p>
          </table:table-cell>
          <table:table-cell office:value-type="date" office:date-value="2015-10-19">
            <text:p>19/10/2015</text:p>
          </table:table-cell>
          <table:table-cell office:value-type="string">
            <text:p>Em fechamento de contrato com fornecedor (Metropolitana) protocolo de licenciamento até 23/10. Previsto que a gestão de contratos fecha o mesmo até início de novembro, conclusão da obra final de novembro.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JL3000007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novo KMZ para análise da equipe do escritório regional do RJ, previsto receber o KMZ em 19/10.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CL3000002</text:p>
          </table:table-cell>
          <table:table-cell office:value-type="date" office:date-value="2015-10-19">
            <text:p>19/10/2015</text:p>
          </table:table-cell>
          <table:table-cell office:value-type="string">
            <text:p>Recebido proposta do fornecedor de EILD (Optitel) em aprovação do comercial.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JL2000015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retorno do escritório regional de RJ quanto a revisão do KMZ, previsto retorno para 20/10.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AAC000005</text:p>
          </table:table-cell>
          <table:table-cell office:value-type="date" office:date-value="2015-10-19">
            <text:p>19/10/2015</text:p>
          </table:table-cell>
          <table:table-cell office:value-type="string">
            <text:p>Efetivada a desativação do cliente</text:p>
          </table:table-cell>
          <table:table-cell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ACL3000001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AML3000002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AML3000002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FL3000008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DFL3000009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Min. da Justiça confirmar endereço.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GOL3000002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confirmação do novo endereço pelo Min. da Justiça.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MTL3000002</text:p>
          </table:table-cell>
          <table:table-cell office:value-type="date" office:date-value="2015-10-19">
            <text:p>19/10/2015</text:p>
          </table:table-cell>
          <table:table-cell office:value-type="string">
            <text:p>Recebido proposta do fornecedor de EILD (Oi) em aprovação do comercial.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PBL3000001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PEL3000002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RJL3000004</text:p>
          </table:table-cell>
          <table:table-cell office:value-type="date" office:date-value="2015-10-19">
            <text:p>19/10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RJL3000005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ROL3000001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TOL3000001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DFL3000018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MGL3000003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MGL3000005</text:p>
          </table:table-cell>
          <table:table-cell office:value-type="date" office:date-value="2015-10-19">
            <text:p>19/10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MGL3000006</text:p>
          </table:table-cell>
          <table:table-cell office:value-type="date" office:date-value="2015-10-19">
            <text:p>19/10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MGL3000007</text:p>
          </table:table-cell>
          <table:table-cell office:value-type="date" office:date-value="2015-10-19">
            <text:p>19/10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RJAC000009</text:p>
          </table:table-cell>
          <table:table-cell office:value-type="date" office:date-value="2015-10-19">
            <text:p>19/10/2015</text:p>
          </table:table-cell>
          <table:table-cell office:value-type="string">
            <text:p>Aguardando novo orçamento para trecho em MND, previsto para 20/10. Em paralelo aguardando comercial aprovar cotação de EILD.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RJL2000011</text:p>
          </table:table-cell>
          <table:table-cell office:value-type="date" office:date-value="2015-10-19">
            <text:p>19/10/2015</text:p>
          </table:table-cell>
          <table:table-cell office:value-type="string">
            <text:p>RJO: Aguardando novo orçamento para trecho em MND, previsto para 20/10. Em paralelo aguardando comercial aprovar cotação de EILD. <text:s/>BH: <text:s/>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DFAC000040</text:p>
          </table:table-cell>
          <table:table-cell office:value-type="date" office:date-value="2015-10-19">
            <text:p>19/10/2015</text:p>
          </table:table-cell>
          <table:table-cell office:value-type="string">
            <text:p>Redução de banda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RJL3000008</text:p>
          </table:table-cell>
          <table:table-cell office:value-type="date" office:date-value="2015-10-19">
            <text:p>19/10/2015</text:p>
          </table:table-cell>
          <table:table-cell office:value-type="string">
            <text:p>Vistoria a ser realizada ate 26/10.</text:p>
          </table:table-cell>
          <table:table-cell/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RJL3000009</text:p>
          </table:table-cell>
          <table:table-cell office:value-type="date" office:date-value="2015-10-19">
            <text:p>19/10/2015</text:p>
          </table:table-cell>
          <table:table-cell office:value-type="string">
            <text:p>Vistoria a ser realizada ate 26/10.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RJL3000007</text:p>
          </table:table-cell>
          <table:table-cell office:value-type="date" office:date-value="2015-10-16">
            <text:p>16/10/2015</text:p>
          </table:table-cell>
          <table:table-cell office:value-type="string">
            <text:p>Realizada nova vistoria no local. Em 16/10 será enviado novo KMZ com rota alternativa para análise.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RJL2000015</text:p>
          </table:table-cell>
          <table:table-cell office:value-type="date" office:date-value="2015-10-16">
            <text:p>16/10/2015</text:p>
          </table:table-cell>
          <table:table-cell office:value-type="string">
            <text:p>Solicitado novamente a avaliação do KMZ enviado dia 13.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AML3000002</text:p>
          </table:table-cell>
          <table:table-cell office:value-type="date" office:date-value="2015-10-16">
            <text:p>16/10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BAL2000007</text:p>
          </table:table-cell>
          <table:table-cell office:value-type="date" office:date-value="2015-10-16">
            <text:p>16/10/2015</text:p>
          </table:table-cell>
          <table:table-cell office:value-type="string">
            <text:p>enviado email para o pós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BAL2000017</text:p>
          </table:table-cell>
          <table:table-cell office:value-type="date" office:date-value="2015-10-16">
            <text:p>16/10/2015</text:p>
          </table:table-cell>
          <table:table-cell office:value-type="string">
            <text:p>enviado email para o pós</text:p>
          </table:table-cell>
          <table:table-cell/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RJAC000009</text:p>
          </table:table-cell>
          <table:table-cell office:value-type="date" office:date-value="2015-10-16">
            <text:p>16/10/2015</text:p>
          </table:table-cell>
          <table:table-cell office:value-type="string">
            <text:p>RJO: Fornecedor informou novo prazo para protocolo em 23/10.</text:p>
          </table:table-cell>
          <table:table-cell/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RJL2000011</text:p>
          </table:table-cell>
          <table:table-cell office:value-type="date" office:date-value="2015-10-16">
            <text:p>16/10/2015</text:p>
          </table:table-cell>
          <table:table-cell office:value-type="string">
            <text:p>RJO: Fornecedor informou novo prazo para protocolo em 23/10.</text:p>
          </table:table-cell>
          <table:table-cell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RJL3000008</text:p>
          </table:table-cell>
          <table:table-cell office:value-type="date" office:date-value="2015-10-16">
            <text:p>16/10/2015</text:p>
          </table:table-cell>
          <table:table-cell office:value-type="string">
            <text:p>Vistoria a ser realizada ate 23/10.</text:p>
          </table:table-cell>
          <table:table-cell/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RJL3000009</text:p>
          </table:table-cell>
          <table:table-cell office:value-type="date" office:date-value="2015-10-16">
            <text:p>16/10/2015</text:p>
          </table:table-cell>
          <table:table-cell office:value-type="string">
            <text:p>Vistoria a ser realizada ate 23/10.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MABL000001</text:p>
          </table:table-cell>
          <table:table-cell office:value-type="date" office:date-value="2015-10-15">
            <text:p>15/10/2015</text:p>
          </table:table-cell>
          <table:table-cell office:value-type="string">
            <text:p>Pendência cliente. gbic do cliente não são compatível com gbic do Datacom Telebras.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BABL000003</text:p>
          </table:table-cell>
          <table:table-cell office:value-type="date" office:date-value="2015-10-15">
            <text:p>15/10/2015</text:p>
          </table:table-cell>
          <table:table-cell office:value-type="string">
            <text:p>Cliente ativado com acesso de 20 Mbps. Trafego do cliente está limitado pela infra de acesso da BR Fibras.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BAL2000017</text:p>
          </table:table-cell>
          <table:table-cell office:value-type="date" office:date-value="2015-10-15">
            <text:p>15/10/2015</text:p>
          </table:table-cell>
          <table:table-cell office:value-type="string">
            <text:p>Migração realizada com sucesso, conforme teste do Sr. Jundai 71 98821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MATX000002</text:p>
          </table:table-cell>
          <table:table-cell office:value-type="date" office:date-value="2015-10-14">
            <text:p>14/10/2015</text:p>
          </table:table-cell>
          <table:table-cell office:value-type="string">
            <text:p>Enviado email para engenharia liberando facilidades de transmissão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IL3000001</text:p>
          </table:table-cell>
          <table:table-cell office:value-type="date" office:date-value="2015-10-13">
            <text:p>13/10/2015</text:p>
          </table:table-cell>
          <table:table-cell office:value-type="string">
            <text:p>Iniciado elaboração de contrato pela gestão de contratos, previsto conclusão da obra para fim de novembro.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RJL3000007</text:p>
          </table:table-cell>
          <table:table-cell office:value-type="date" office:date-value="2015-10-13">
            <text:p>13/10/2015</text:p>
          </table:table-cell>
          <table:table-cell office:value-type="string">
            <text:p>vistoria para readequação das modificações solicitadas no projeto será realizada em 13/10.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RJL2000015</text:p>
          </table:table-cell>
          <table:table-cell office:value-type="date" office:date-value="2015-10-13">
            <text:p>13/10/2015</text:p>
          </table:table-cell>
          <table:table-cell office:value-type="string">
            <text:p>Em revisão de projeto pelo fornecedor, previsto para 14/10.</text:p>
          </table:table-cell>
          <table:table-cell/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MGL3000006</text:p>
          </table:table-cell>
          <table:table-cell office:value-type="date" office:date-value="2015-10-13">
            <text:p>13/10/2015</text:p>
          </table:table-cell>
          <table:table-cell office:value-type="string">
            <text:p>Acesso concluído, aguardando cronograma para executar certificação das FO.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BAL2000004</text:p>
          </table:table-cell>
          <table:table-cell office:value-type="date" office:date-value="2015-10-13">
            <text:p>13/10/2015</text:p>
          </table:table-cell>
          <table:table-cell office:value-type="string">
            <text:p>Migrado circuito em 09/10. Informado ao pós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BAL2000006</text:p>
          </table:table-cell>
          <table:table-cell office:value-type="date" office:date-value="2015-10-13">
            <text:p>13/10/2015</text:p>
          </table:table-cell>
          <table:table-cell office:value-type="string">
            <text:p>Migrado circuito em 09/10. Informado ao pós</text:p>
          </table:table-cell>
          <table:table-cell/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RJAC000009</text:p>
          </table:table-cell>
          <table:table-cell office:value-type="date" office:date-value="2015-10-13">
            <text:p>13/10/2015</text:p>
          </table:table-cell>
          <table:table-cell office:value-type="string">
            <text:p>Projeto será protocolado no Ligth até 14/10.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RJL2000011</text:p>
          </table:table-cell>
          <table:table-cell office:value-type="date" office:date-value="2015-10-13">
            <text:p>13/10/2015</text:p>
          </table:table-cell>
          <table:table-cell office:value-type="string">
            <text:p>RJO protocolo de licenciamento até 13/10. BH acesso concluído, pendente fusões de FO.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RJL3000007</text:p>
          </table:table-cell>
          <table:table-cell office:value-type="date" office:date-value="2015-10-09">
            <text:p>09/10/2015</text:p>
          </table:table-cell>
          <table:table-cell office:value-type="string">
            <text:p>Vistoria para readequação das modificações solicitadas no projeto será realizada em 13/10.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BAL2000007</text:p>
          </table:table-cell>
          <table:table-cell office:value-type="date" office:date-value="2015-10-09">
            <text:p>09/10/2015</text:p>
          </table:table-cell>
          <table:table-cell office:value-type="string">
            <text:p>Migração realizada com sucesso, conforme teste do Sr. Jundai 71 98821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PECI000008</text:p>
          </table:table-cell>
          <table:table-cell office:value-type="date" office:date-value="2015-10-08">
            <text:p>08/10/2015</text:p>
          </table:table-cell>
          <table:table-cell office:value-type="string">
            <text:p>Trabalho de ampo finalizado. Esperando as built para entrega do site para operação.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PECI000009</text:p>
          </table:table-cell>
          <table:table-cell office:value-type="date" office:date-value="2015-10-08">
            <text:p>08/10/2015</text:p>
          </table:table-cell>
          <table:table-cell office:value-type="string">
            <text:p>Trabalho de ampo finalizado. Esperando as built para entrega do site para operação.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PECI000010</text:p>
          </table:table-cell>
          <table:table-cell office:value-type="date" office:date-value="2015-10-08">
            <text:p>08/10/2015</text:p>
          </table:table-cell>
          <table:table-cell office:value-type="string">
            <text:p>Trabalho de ampo finalizado. Esperando as built para entrega do site para operação.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CEBL000005</text:p>
          </table:table-cell>
          <table:table-cell office:value-type="date" office:date-value="2015-10-07">
            <text:p>07/10/2015</text:p>
          </table:table-cell>
          <table:table-cell office:value-type="string">
            <text:p>Ampliação executada.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MABL000001</text:p>
          </table:table-cell>
          <table:table-cell office:value-type="date" office:date-value="2015-10-06">
            <text:p>06/10/2015</text:p>
          </table:table-cell>
          <table:table-cell office:value-type="string">
            <text:p>Configuração não pode ser realizada por problemas do cliente.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IL3000001</text:p>
          </table:table-cell>
          <table:table-cell office:value-type="date" office:date-value="2015-10-05">
            <text:p>05/10/2015</text:p>
          </table:table-cell>
          <table:table-cell office:value-type="string">
            <text:p>Previsto início do contrato da rede metropolitana para 05/10, previsto 30 dias para emissão da OS de execução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RJL3000007</text:p>
          </table:table-cell>
          <table:table-cell office:value-type="date" office:date-value="2015-10-05">
            <text:p>05/10/2015</text:p>
          </table:table-cell>
          <table:table-cell office:value-type="string">
            <text:p>kmz da rede a ser implantada em análise do escritório regional do RJ, prev. análise até 09/1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RJL2000015</text:p>
          </table:table-cell>
          <table:table-cell office:value-type="date" office:date-value="2015-10-05">
            <text:p>05/10/2015</text:p>
          </table:table-cell>
          <table:table-cell office:value-type="string">
            <text:p>KMZ em análise do escritório regional do RJ, previsto retorno até 09/10.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CEBL000005</text:p>
          </table:table-cell>
          <table:table-cell office:value-type="date" office:date-value="2015-10-05">
            <text:p>05/10/2015</text:p>
          </table:table-cell>
          <table:table-cell office:value-type="string">
            <text:p>Ampliação de Banda para 500 Mbps</text:p>
          </table:table-cell>
          <table:table-cell/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RJAC000009</text:p>
          </table:table-cell>
          <table:table-cell office:value-type="date" office:date-value="2015-10-05">
            <text:p>05/10/2015</text:p>
          </table:table-cell>
          <table:table-cell office:value-type="string">
            <text:p>Projeto será protocolado no Ligth até 13/1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RJL3000007</text:p>
          </table:table-cell>
          <table:table-cell office:value-type="date" office:date-value="2015-10-02">
            <text:p>02/10/2015</text:p>
          </table:table-cell>
          <table:table-cell office:value-type="string">
            <text:p>Foi enviado o KMZ da área externa para análise da Soraia.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JL2000015</text:p>
          </table:table-cell>
          <table:table-cell office:value-type="date" office:date-value="2015-10-02">
            <text:p>02/10/2015</text:p>
          </table:table-cell>
          <table:table-cell office:value-type="string">
            <text:p>Petcom encaminhou o KMZ mas falta ainda da ponta URCA.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MABL000001</text:p>
          </table:table-cell>
          <table:table-cell office:value-type="date" office:date-value="2015-10-01">
            <text:p>01/10/2015</text:p>
          </table:table-cell>
          <table:table-cell office:value-type="string">
            <text:p>Handover para operação.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MABL000001</text:p>
          </table:table-cell>
          <table:table-cell office:value-type="date" office:date-value="2015-10-01">
            <text:p>01/10/2015</text:p>
          </table:table-cell>
          <table:table-cell office:value-type="string">
            <text:p>Fusões e Jumper realizados.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RJL3000008</text:p>
          </table:table-cell>
          <table:table-cell office:value-type="date" office:date-value="2015-10-01">
            <text:p>01/10/2015</text:p>
          </table:table-cell>
          <table:table-cell office:value-type="string">
            <text:p>Em emissão de PC para vistoria e projeto.</text:p>
          </table:table-cell>
          <table:table-cell/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RJL3000009</text:p>
          </table:table-cell>
          <table:table-cell office:value-type="date" office:date-value="2015-10-01">
            <text:p>01/10/2015</text:p>
          </table:table-cell>
          <table:table-cell office:value-type="string">
            <text:p>Em emissão de PC para vistoria e projeto.</text:p>
          </table:table-cell>
          <table:table-cell/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DFAC000025</text:p>
          </table:table-cell>
          <table:table-cell office:value-type="date" office:date-value="2015-09-30">
            <text:p>30/09/2015</text:p>
          </table:table-cell>
          <table:table-cell office:value-type="string">
            <text:p>O firmware do equipamento foi atualizado, sendo resolvido o problema de derrubar o IPV4.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RJL3000008</text:p>
          </table:table-cell>
          <table:table-cell office:value-type="date" office:date-value="2015-09-30">
            <text:p>30/09/2015</text:p>
          </table:table-cell>
          <table:table-cell office:value-type="string">
            <text:p>Enviadas OSO e VTA para Engenharia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RJL3000009</text:p>
          </table:table-cell>
          <table:table-cell office:value-type="date" office:date-value="2015-09-30">
            <text:p>30/09/2015</text:p>
          </table:table-cell>
          <table:table-cell office:value-type="string">
            <text:p>Enviadas OSO e VTA para Engenharia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PAC000006</text:p>
          </table:table-cell>
          <table:table-cell office:value-type="date" office:date-value="2015-09-29">
            <text:p>29/09/2015</text:p>
          </table:table-cell>
          <table:table-cell office:value-type="string">
            <text:p>Desinstalação concluída 08/09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IL3000001</text:p>
          </table:table-cell>
          <table:table-cell office:value-type="date" office:date-value="2015-09-28">
            <text:p>28/09/2015</text:p>
          </table:table-cell>
          <table:table-cell office:value-type="string">
            <text:p>Previsto início do contrato da rede metropolitana para 05/10, previsto 30 dias para emissão da OS de execução.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RJL2000015</text:p>
          </table:table-cell>
          <table:table-cell office:value-type="date" office:date-value="2015-09-28">
            <text:p>28/09/2015</text:p>
          </table:table-cell>
          <table:table-cell office:value-type="string">
            <text:p>Vistoria realizada nas duas pontas (Urca e Centro), previsto envio do Kmz para análise Telebras até 02/10.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MATX000002</text:p>
          </table:table-cell>
          <table:table-cell office:value-type="date" office:date-value="2015-09-28">
            <text:p>28/09/2015</text:p>
          </table:table-cell>
          <table:table-cell office:value-type="string">
            <text:p>Recebido OS de desativação</text:p>
          </table:table-cell>
          <table:table-cell/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RJL3000005</text:p>
          </table:table-cell>
          <table:table-cell office:value-type="date" office:date-value="2015-09-28">
            <text:p>28/09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MGL3000006</text:p>
          </table:table-cell>
          <table:table-cell office:value-type="date" office:date-value="2015-09-28">
            <text:p>28/09/2015</text:p>
          </table:table-cell>
          <table:table-cell office:value-type="string">
            <text:p>Programado início até 02/10, conclusão até 09/10.</text:p>
          </table:table-cell>
          <table:table-cell/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RJAC000009</text:p>
          </table:table-cell>
          <table:table-cell office:value-type="date" office:date-value="2015-09-28">
            <text:p>28/09/2015</text:p>
          </table:table-cell>
          <table:table-cell office:value-type="string">
            <text:p>Projeto será protocolado no Ligth até 05/10.</text:p>
          </table:table-cell>
          <table:table-cell/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RJL2000011</text:p>
          </table:table-cell>
          <table:table-cell office:value-type="date" office:date-value="2015-09-28">
            <text:p>28/09/2015</text:p>
          </table:table-cell>
          <table:table-cell office:value-type="string">
            <text:p>RJO protocolo de licenciamento até 05/10</text:p>
          </table:table-cell>
          <table:table-cell/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DFAC000025</text:p>
          </table:table-cell>
          <table:table-cell office:value-type="date" office:date-value="2015-09-25">
            <text:p>25/09/2015</text:p>
          </table:table-cell>
          <table:table-cell office:value-type="string">
            <text:p>Ao aplicar a rota do IPV6 o IPV4 Caiu. Aberto chamado na Datacom para verificar o que está ocorrendo. Rodrigo Rozario acompanhando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JL3000007</text:p>
          </table:table-cell>
          <table:table-cell office:value-type="date" office:date-value="2015-09-24">
            <text:p>24/09/2015</text:p>
          </table:table-cell>
          <table:table-cell office:value-type="string">
            <text:p>Vistoria foi realizada hoje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RJL2000015</text:p>
          </table:table-cell>
          <table:table-cell office:value-type="date" office:date-value="2015-09-24">
            <text:p>24/09/2015</text:p>
          </table:table-cell>
          <table:table-cell office:value-type="string">
            <text:p>Uma das vistorias (Centro) foi realizada <text:s/>e a outra foi agendada para o dia 23, porém não conseguimos contato com a empreiteira para confirmar a realização.</text:p>
          </table:table-cell>
          <table:table-cell/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MGL3000006</text:p>
          </table:table-cell>
          <table:table-cell office:value-type="date" office:date-value="2015-09-24">
            <text:p>24/09/2015</text:p>
          </table:table-cell>
          <table:table-cell office:value-type="string">
            <text:p>Execução será iniciada até 01/10. (previsão)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RJAC000009</text:p>
          </table:table-cell>
          <table:table-cell office:value-type="date" office:date-value="2015-09-24">
            <text:p>24/09/2015</text:p>
          </table:table-cell>
          <table:table-cell office:value-type="string">
            <text:p>A empreiteira ainda não deu retorno sobre esse protocolo.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MABL000001</text:p>
          </table:table-cell>
          <table:table-cell office:value-type="date" office:date-value="2015-09-23">
            <text:p>23/09/2015</text:p>
          </table:table-cell>
          <table:table-cell office:value-type="string">
            <text:p>Aguardando cliente realizar fusões de FO na caixa de emenda óptica Telebras.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DFAC000025</text:p>
          </table:table-cell>
          <table:table-cell office:value-type="date" office:date-value="2015-09-23">
            <text:p>23/09/2015</text:p>
          </table:table-cell>
          <table:table-cell office:value-type="string">
            <text:p>Recebido OS solicitando inclusão de bloco IPV6 na rota estática. <text:s/>Solicitado projeto para Engenharia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IL3000001</text:p>
          </table:table-cell>
          <table:table-cell office:value-type="date" office:date-value="2015-09-21">
            <text:p>21/09/2015</text:p>
          </table:table-cell>
          <table:table-cell office:value-type="string">
            <text:p>Aguardando entrega do projeto previsto para 25/09 após o orçamento será elaborado contrato de execução entre TB e Fornecedor (Rede Metropolitana) aproximadamente 30 dias para assinar o contrato em seguida 20 dias para execução.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RJL2000015</text:p>
          </table:table-cell>
          <table:table-cell office:value-type="date" office:date-value="2015-09-21">
            <text:p>21/09/2015</text:p>
          </table:table-cell>
          <table:table-cell office:value-type="string">
            <text:p>Vistoria no centro realizada em 21/09, vistoria na URCA agendada para 23/09.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MGL3000006</text:p>
          </table:table-cell>
          <table:table-cell office:value-type="date" office:date-value="2015-09-21">
            <text:p>21/09/2015</text:p>
          </table:table-cell>
          <table:table-cell office:value-type="string">
            <text:p>Em abertura do PC de execução.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BAL2000004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BAL2000004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BAL2000006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BAL2000007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BAL2000013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BAL2000016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BAL2000017</text:p>
          </table:table-cell>
          <table:table-cell office:value-type="date" office:date-value="2015-09-21">
            <text:p>21/09/2015</text:p>
          </table:table-cell>
          <table:table-cell office:value-type="string">
            <text:p>Agendado alteração para 24/09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RJL2000011</text:p>
          </table:table-cell>
          <table:table-cell office:value-type="date" office:date-value="2015-09-21">
            <text:p>21/09/2015</text:p>
          </table:table-cell>
          <table:table-cell office:value-type="string">
            <text:p>RJO protocolo de licenciamento até 23/09.BH aguardando cronograma de execução do fornecedor.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RSBL000001</text:p>
          </table:table-cell>
          <table:table-cell office:value-type="date" office:date-value="2015-09-18">
            <text:p>18/09/2015</text:p>
          </table:table-cell>
          <table:table-cell office:value-type="string">
            <text:p>Liberado bloco IPV4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TTX000009</text:p>
          </table:table-cell>
          <table:table-cell office:value-type="date" office:date-value="2015-09-18">
            <text:p>18/09/2015</text:p>
          </table:table-cell>
          <table:table-cell office:value-type="string">
            <text:p>Enviado email para o cliente informando conclusão dos testes de ativação e welcomekit para o comercial encaminhar ao cliente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MGAC000005</text:p>
          </table:table-cell>
          <table:table-cell office:value-type="date" office:date-value="2015-09-18">
            <text:p>18/09/2015</text:p>
          </table:table-cell>
          <table:table-cell office:value-type="string">
            <text:p>Recebida OS de Cancelamento de Ativação da Comercial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ABL000014</text:p>
          </table:table-cell>
          <table:table-cell office:value-type="date" office:date-value="2015-09-18">
            <text:p>18/09/2015</text:p>
          </table:table-cell>
          <table:table-cell office:value-type="string">
            <text:p>Cliente desbloqueado a pedido da área de arrecadação.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BAL2000004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BAL2000006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BAL2000007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BAL2000013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BAL2000016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BAL2000017</text:p>
          </table:table-cell>
          <table:table-cell office:value-type="date" office:date-value="2015-09-18">
            <text:p>18/09/2015</text:p>
          </table:table-cell>
          <table:table-cell office:value-type="string">
            <text:p>Recebido OS alterando endereço de entrega para o PoP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DFAC000041</text:p>
          </table:table-cell>
          <table:table-cell office:value-type="date" office:date-value="2015-09-18">
            <text:p>18/09/2015</text:p>
          </table:table-cell>
          <table:table-cell office:value-type="string">
            <text:p>Cliente ativado. Cliente deu aceite. Email no databook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TTX000009</text:p>
          </table:table-cell>
          <table:table-cell office:value-type="date" office:date-value="2015-09-17">
            <text:p>17/09/2015</text:p>
          </table:table-cell>
          <table:table-cell office:value-type="string">
            <text:p>Realizado testes com sucesso, feito testes com equipamento da Eletronorte em BSA e Loop em Barra do Peixe, testes validados pela equipe Eletronorte (Sr Robson).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ALL2000003</text:p>
          </table:table-cell>
          <table:table-cell office:value-type="date" office:date-value="2015-09-15">
            <text:p>15/09/2015</text:p>
          </table:table-cell>
          <table:table-cell office:value-type="string">
            <text:p>Remanejamento realizado com sucesso. Email do fornecedor no databook</text:p>
          </table:table-cell>
          <table:table-cell/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MABL000009</text:p>
          </table:table-cell>
          <table:table-cell office:value-type="date" office:date-value="2015-09-15">
            <text:p>15/09/2015</text:p>
          </table:table-cell>
          <table:table-cell office:value-type="string">
            <text:p>Inclusão dos blocos IPV4 e IPV6 concluída.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IL3000001</text:p>
          </table:table-cell>
          <table:table-cell office:value-type="date" office:date-value="2015-09-14">
            <text:p>14/09/2015</text:p>
          </table:table-cell>
          <table:table-cell office:value-type="string">
            <text:p>Aguardando entrega do projeto previsto para 25/09 após o Orçamento será elaborado contrato de execução entre TB e Fornecedor (Rede Metropolitana) aproximadamente 45 dias para assinar o contrato em seguida 20 dias para execução.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RJL3000007</text:p>
          </table:table-cell>
          <table:table-cell office:value-type="date" office:date-value="2015-09-14">
            <text:p>14/09/2015</text:p>
          </table:table-cell>
          <table:table-cell office:value-type="string">
            <text:p>Em agendamento de vistoria, previsto até 25/09.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DFL3000003</text:p>
          </table:table-cell>
          <table:table-cell office:value-type="date" office:date-value="2015-09-14">
            <text:p>14/09/2015</text:p>
          </table:table-cell>
          <table:table-cell office:value-type="string">
            <text:p>Equipamento Existente, aguardando OS definitiva ativação do ccto.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DFL3000008</text:p>
          </table:table-cell>
          <table:table-cell office:value-type="date" office:date-value="2015-09-14">
            <text:p>14/09/2015</text:p>
          </table:table-cell>
          <table:table-cell office:value-type="string">
            <text:p>Aguardando OS definitiva para instalação do CPE e ativação do ccto.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RJL3000005</text:p>
          </table:table-cell>
          <table:table-cell office:value-type="date" office:date-value="2015-09-14">
            <text:p>14/09/2015</text:p>
          </table:table-cell>
          <table:table-cell office:value-type="string">
            <text:p>Aguardando licenciamento junto a PM do RJ (já solicitado apoio para assessoria do Presidente TB).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MGL3000006</text:p>
          </table:table-cell>
          <table:table-cell office:value-type="date" office:date-value="2015-09-14">
            <text:p>14/09/2015</text:p>
          </table:table-cell>
          <table:table-cell office:value-type="string">
            <text:p>Projeto aprovado aguardando orçamento e licenciamento, previsto obtermos cronogramas do orçamento e licenciamento até 18/09.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DFAC000043</text:p>
          </table:table-cell>
          <table:table-cell office:value-type="date" office:date-value="2015-09-14">
            <text:p>14/09/2015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RJAC000009</text:p>
          </table:table-cell>
          <table:table-cell office:value-type="date" office:date-value="2015-09-14">
            <text:p>14/09/2015</text:p>
          </table:table-cell>
          <table:table-cell office:value-type="string">
            <text:p>Projeto será protocolado no Ligth até 23/09.</text:p>
          </table:table-cell>
          <table:table-cell/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RJL2000011</text:p>
          </table:table-cell>
          <table:table-cell office:value-type="date" office:date-value="2015-09-14">
            <text:p>14/09/2015</text:p>
          </table:table-cell>
          <table:table-cell office:value-type="string">
            <text:p>RJO: Projeto será protocolado no Ligth até 23/09. BHE: Aguardando cronograma de execução do fornecedor previsto para até 18/09.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AAC000005</text:p>
          </table:table-cell>
          <table:table-cell office:value-type="date" office:date-value="2015-09-10">
            <text:p>10/09/2015</text:p>
          </table:table-cell>
          <table:table-cell office:value-type="string">
            <text:p>Recebida OS de desativação do cliente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BAAC000005</text:p>
          </table:table-cell>
          <table:table-cell office:value-type="date" office:date-value="2015-09-09">
            <text:p>09/09/2015</text:p>
          </table:table-cell>
          <table:table-cell office:value-type="string">
            <text:p>efetuado regularização do PW backup</text:p>
          </table:table-cell>
          <table:table-cell/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ESBL000003</text:p>
          </table:table-cell>
          <table:table-cell office:value-type="date" office:date-value="2015-09-08">
            <text:p>08/09/2015</text:p>
          </table:table-cell>
          <table:table-cell office:value-type="string">
            <text:p>Comercial encaminhou OS de Cancelamento.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MABL000032</text:p>
          </table:table-cell>
          <table:table-cell office:value-type="date" office:date-value="2015-09-02">
            <text:p>02/09/2015</text:p>
          </table:table-cell>
          <table:table-cell office:value-type="string">
            <text:p>Em operação.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IL3000001</text:p>
          </table:table-cell>
          <table:table-cell office:value-type="date" office:date-value="2015-09-01">
            <text:p>01/09/2015</text:p>
          </table:table-cell>
          <table:table-cell office:value-type="string">
            <text:p>Em emissão de OS de vistoria e projeto, cronograma até 08/09.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JL3000007</text:p>
          </table:table-cell>
          <table:table-cell office:value-type="date" office:date-value="2015-09-01">
            <text:p>01/09/2015</text:p>
          </table:table-cell>
          <table:table-cell office:value-type="string">
            <text:p>Em emissão de OS de vistoria e projeto, cronograma até 08/09.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RJL2000015</text:p>
          </table:table-cell>
          <table:table-cell office:value-type="date" office:date-value="2015-09-01">
            <text:p>01/09/2015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RSBL000001</text:p>
          </table:table-cell>
          <table:table-cell office:value-type="date" office:date-value="2015-09-01">
            <text:p>01/09/2015</text:p>
          </table:table-cell>
          <table:table-cell office:value-type="string">
            <text:p>Inclusão de bloco IPV4 no AS do Cliente (138.185.232/22).</text:p>
          </table:table-cell>
          <table:table-cell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PECI000008</text:p>
          </table:table-cell>
          <table:table-cell office:value-type="date" office:date-value="2015-09-01">
            <text:p>01/09/2015</text:p>
          </table:table-cell>
          <table:table-cell office:value-type="string">
            <text:p>Previsão da finalização dos trabalhos de campo em 10/09/2015. Previsão de entrega para operação em 30/09/2015.</text:p>
          </table:table-cell>
          <table:table-cell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PECI000009</text:p>
          </table:table-cell>
          <table:table-cell office:value-type="date" office:date-value="2015-09-01">
            <text:p>01/09/2015</text:p>
          </table:table-cell>
          <table:table-cell office:value-type="string">
            <text:p>Previsão da finalização dos trabalhos de campo em 10/09/2015. Previsão de entrega para operação em 30/09/2015.</text:p>
          </table:table-cell>
          <table:table-cell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PECI000010</text:p>
          </table:table-cell>
          <table:table-cell office:value-type="date" office:date-value="2015-09-01">
            <text:p>01/09/2015</text:p>
          </table:table-cell>
          <table:table-cell office:value-type="string">
            <text:p>Previsão da finalização dos trabalhos de campo em 10/09/2015. Previsão de entrega para operação em 30/09/2015.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PBL3000001</text:p>
          </table:table-cell>
          <table:table-cell office:value-type="date" office:date-value="2015-09-01">
            <text:p>01/09/2015</text:p>
          </table:table-cell>
          <table:table-cell office:value-type="string">
            <text:p>Projeto aprovado, aguardando OS definitiva para emissão de PC de rádio e infra.</text:p>
          </table:table-cell>
          <table:table-cell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RJL3000005</text:p>
          </table:table-cell>
          <table:table-cell office:value-type="date" office:date-value="2015-09-01">
            <text:p>01/09/2015</text:p>
          </table:table-cell>
          <table:table-cell office:value-type="string">
            <text:p>Já protocolado, aguardando licenciamento.</text:p>
          </table:table-cell>
          <table:table-cell/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ROL3000001</text:p>
          </table:table-cell>
          <table:table-cell office:value-type="date" office:date-value="2015-09-01">
            <text:p>01/09/2015</text:p>
          </table:table-cell>
          <table:table-cell office:value-type="string">
            <text:p>Projeto aprovado, aguardando OS definitiva para emissão de PC de rádio e infra.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TOL3000001</text:p>
          </table:table-cell>
          <table:table-cell office:value-type="date" office:date-value="2015-09-01">
            <text:p>01/09/2015</text:p>
          </table:table-cell>
          <table:table-cell office:value-type="string">
            <text:p>Projeto aprovado, aguardando OS definitiva para emissão de PC de rádio e infra.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MABL000009</text:p>
          </table:table-cell>
          <table:table-cell office:value-type="date" office:date-value="2015-08-31">
            <text:p>31/08/2015</text:p>
          </table:table-cell>
          <table:table-cell office:value-type="string">
            <text:p>Inclusão de blocos IPV4 e <text:s/>IPV6 no AS do Cliente: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PECI000008</text:p>
          </table:table-cell>
          <table:table-cell office:value-type="date" office:date-value="2015-08-28">
            <text:p>28/08/2015</text:p>
          </table:table-cell>
          <table:table-cell office:value-type="string">
            <text:p>Previsão da entrega da obra 30/09/2015</text:p>
          </table:table-cell>
          <table:table-cell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PECI000009</text:p>
          </table:table-cell>
          <table:table-cell office:value-type="date" office:date-value="2015-08-28">
            <text:p>28/08/2015</text:p>
          </table:table-cell>
          <table:table-cell office:value-type="string">
            <text:p>Previsão da entrega da obra 30/09/2015</text:p>
          </table:table-cell>
          <table:table-cell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PECI000010</text:p>
          </table:table-cell>
          <table:table-cell office:value-type="date" office:date-value="2015-08-28">
            <text:p>28/08/2015</text:p>
          </table:table-cell>
          <table:table-cell office:value-type="string">
            <text:p>Previsão da entrega da obra 30/09/2015</text:p>
          </table:table-cell>
          <table:table-cell/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MGBL000009</text:p>
          </table:table-cell>
          <table:table-cell office:value-type="date" office:date-value="2015-08-28">
            <text:p>28/08/2015</text:p>
          </table:table-cell>
          <table:table-cell office:value-type="string">
            <text:p>Banda ampliada de 300 para 400 Mbps.</text:p>
          </table:table-cell>
          <table:table-cell/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PACI000004</text:p>
          </table:table-cell>
          <table:table-cell office:value-type="date" office:date-value="2015-08-28">
            <text:p>28/08/2015</text:p>
          </table:table-cell>
          <table:table-cell office:value-type="string">
            <text:p>Cliente tomou a fibra em Santa Maria. Esperando a Eletronorte aprovar o projeto do cliente em Belém.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GOBL000016</text:p>
          </table:table-cell>
          <table:table-cell office:value-type="date" office:date-value="2015-08-27">
            <text:p>27/08/2015</text:p>
          </table:table-cell>
          <table:table-cell office:value-type="string">
            <text:p>Transito liberado.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ALL2000003</text:p>
          </table:table-cell>
          <table:table-cell office:value-type="date" office:date-value="2015-08-27">
            <text:p>27/08/2015</text:p>
          </table:table-cell>
          <table:table-cell office:value-type="string">
            <text:p>PSG realizou vistoria e repassou para a Engenharia de Acesso. Luiz Geraldo está responsável por este remanejamento. Aguardando data agendada com o cliente.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TOBL000032</text:p>
          </table:table-cell>
          <table:table-cell office:value-type="date" office:date-value="2015-08-26">
            <text:p>26/08/2015</text:p>
          </table:table-cell>
          <table:table-cell office:value-type="string">
            <text:p>Processo de desativação concluído.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IL3000001</text:p>
          </table:table-cell>
          <table:table-cell office:value-type="date" office:date-value="2015-08-25">
            <text:p>25/08/2015</text:p>
          </table:table-cell>
          <table:table-cell office:value-type="string">
            <text:p>Em emissão de OS elaboração de cronograma de vistoria para elaboração de projeto.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RJL3000007</text:p>
          </table:table-cell>
          <table:table-cell office:value-type="date" office:date-value="2015-08-25">
            <text:p>25/08/2015</text:p>
          </table:table-cell>
          <table:table-cell office:value-type="string">
            <text:p>Em emissão de OS elaboração de cronograma de vistoria para elaboração de projeto.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FL3000003</text:p>
          </table:table-cell>
          <table:table-cell office:value-type="date" office:date-value="2015-08-25">
            <text:p>25/08/2015</text:p>
          </table:table-cell>
          <table:table-cell office:value-type="string">
            <text:p>Acesso concluído aguardando OS definitiva para ativação do ccto.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RJL3000005</text:p>
          </table:table-cell>
          <table:table-cell office:value-type="date" office:date-value="2015-08-25">
            <text:p>25/08/2015</text:p>
          </table:table-cell>
          <table:table-cell office:value-type="string">
            <text:p>Em revisão de projeto para definição do trajeto da rede óptica, previsto revisão para 26/08.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MGL3000006</text:p>
          </table:table-cell>
          <table:table-cell office:value-type="date" office:date-value="2015-08-25">
            <text:p>25/08/2015</text:p>
          </table:table-cell>
          <table:table-cell office:value-type="string">
            <text:p>Vistoria realizada, aguardando projeto previsto para até 04/09.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AMCI000003</text:p>
          </table:table-cell>
          <table:table-cell office:value-type="date" office:date-value="2015-08-25">
            <text:p>25/08/2015</text:p>
          </table:table-cell>
          <table:table-cell office:value-type="string">
            <text:p>Custo do acesso não informado pela engenharia de backbone, pois trata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AMCI000004</text:p>
          </table:table-cell>
          <table:table-cell office:value-type="date" office:date-value="2015-08-25">
            <text:p>25/08/2015</text:p>
          </table:table-cell>
          <table:table-cell office:value-type="string">
            <text:p>Custo do acesso não informado pela engenharia de backbone, pois trata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AMCI000007</text:p>
          </table:table-cell>
          <table:table-cell office:value-type="date" office:date-value="2015-08-25">
            <text:p>25/08/2015</text:p>
          </table:table-cell>
          <table:table-cell office:value-type="string">
            <text:p>Custo do acesso não informado pela engenharia de backbone, pois trata</text:p>
          </table:table-cell>
          <table:table-cell/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RJAC000009</text:p>
          </table:table-cell>
          <table:table-cell office:value-type="date" office:date-value="2015-08-25">
            <text:p>25/08/2015</text:p>
          </table:table-cell>
          <table:table-cell office:value-type="string">
            <text:p>Vistoria realizada em 21/08, em protocolo junto a prefeitura do RJ até 04/09.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RJL2000011</text:p>
          </table:table-cell>
          <table:table-cell office:value-type="date" office:date-value="2015-08-25">
            <text:p>25/08/2015</text:p>
          </table:table-cell>
          <table:table-cell office:value-type="string">
            <text:p>Vistoria no RJ realizada em 21/08, protocolo junto a prefeitura do RJ até 04/09, vistoria em BH realizada, projeto até 04/09.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AMAC000001</text:p>
          </table:table-cell>
          <table:table-cell office:value-type="date" office:date-value="2015-08-24">
            <text:p>24/08/2015</text:p>
          </table:table-cell>
          <table:table-cell office:value-type="string">
            <text:p>Concluída as atividades de desativação.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IL3000001</text:p>
          </table:table-cell>
          <table:table-cell office:value-type="date" office:date-value="2015-08-19">
            <text:p>19/08/2015</text:p>
          </table:table-cell>
          <table:table-cell office:value-type="string">
            <text:p>Enviado OSO e VTA para Engenharia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RJL3000007</text:p>
          </table:table-cell>
          <table:table-cell office:value-type="date" office:date-value="2015-08-19">
            <text:p>19/08/2015</text:p>
          </table:table-cell>
          <table:table-cell office:value-type="string">
            <text:p>Enviado OSO e VTA para Engenharia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GOBL000016</text:p>
          </table:table-cell>
          <table:table-cell office:value-type="date" office:date-value="2015-08-19">
            <text:p>19/08/2015</text:p>
          </table:table-cell>
          <table:table-cell office:value-type="string">
            <text:p>Transito 263937 Blocos: IPV4:138.219.20/22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TOBL000032</text:p>
          </table:table-cell>
          <table:table-cell office:value-type="date" office:date-value="2015-08-18">
            <text:p>18/08/2015</text:p>
          </table:table-cell>
          <table:table-cell office:value-type="string">
            <text:p>Cliente em processo de desativação.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RJL3000005</text:p>
          </table:table-cell>
          <table:table-cell office:value-type="date" office:date-value="2015-08-18">
            <text:p>18/08/2015</text:p>
          </table:table-cell>
          <table:table-cell office:value-type="string">
            <text:p>Aguardando protocolo.</text:p>
          </table:table-cell>
          <table:table-cell/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RJL3000006</text:p>
          </table:table-cell>
          <table:table-cell office:value-type="date" office:date-value="2015-08-18">
            <text:p>18/08/2015</text:p>
          </table:table-cell>
          <table:table-cell office:value-type="string">
            <text:p>Recebido OS de cancelamento da instalação.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MTBL000003</text:p>
          </table:table-cell>
          <table:table-cell office:value-type="date" office:date-value="2015-08-17">
            <text:p>17/08/2015</text:p>
          </table:table-cell>
          <table:table-cell office:value-type="string">
            <text:p>Cliente ativado somente no PW secundário. Avisar o NOC quando o primário estiver pronto para ativar.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PAAC000006</text:p>
          </table:table-cell>
          <table:table-cell office:value-type="date" office:date-value="2015-08-17">
            <text:p>17/08/2015</text:p>
          </table:table-cell>
          <table:table-cell office:value-type="string">
            <text:p>Cliente desbloqueio a pedido da área de arrecadação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AMAC000001</text:p>
          </table:table-cell>
          <table:table-cell office:value-type="date" office:date-value="2015-08-17">
            <text:p>17/08/2015</text:p>
          </table:table-cell>
          <table:table-cell office:value-type="string">
            <text:p>Cliente em desativação.</text:p>
          </table:table-cell>
          <table:table-cell/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RJAC000009</text:p>
          </table:table-cell>
          <table:table-cell office:value-type="date" office:date-value="2015-08-17">
            <text:p>17/08/2015</text:p>
          </table:table-cell>
          <table:table-cell office:value-type="string">
            <text:p>Vistoria agendada para 21/08.</text:p>
          </table:table-cell>
          <table:table-cell/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RJL2000011</text:p>
          </table:table-cell>
          <table:table-cell office:value-type="date" office:date-value="2015-08-17">
            <text:p>17/08/2015</text:p>
          </table:table-cell>
          <table:table-cell office:value-type="string">
            <text:p>Vistoria RJ e BH agendada para 21/08.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FBL000014</text:p>
          </table:table-cell>
          <table:table-cell office:value-type="date" office:date-value="2015-08-14">
            <text:p>14/08/2015</text:p>
          </table:table-cell>
          <table:table-cell office:value-type="string">
            <text:p>Cliente bloqueado a pedido da área de arrecadação.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MABL000001</text:p>
          </table:table-cell>
          <table:table-cell office:value-type="date" office:date-value="2015-08-14">
            <text:p>14/08/2015</text:p>
          </table:table-cell>
          <table:table-cell office:value-type="string">
            <text:p>Solicitado projeto de abordagem do cliente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MABL000001</text:p>
          </table:table-cell>
          <table:table-cell office:value-type="date" office:date-value="2015-08-14">
            <text:p>14/08/2015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RJL3000005</text:p>
          </table:table-cell>
          <table:table-cell office:value-type="date" office:date-value="2015-08-11">
            <text:p>11/08/2015</text:p>
          </table:table-cell>
          <table:table-cell office:value-type="string">
            <text:p>Confirmação de protocolo do fornecedor até 14/08.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RJAC000003</text:p>
          </table:table-cell>
          <table:table-cell office:value-type="date" office:date-value="2015-08-11">
            <text:p>11/08/2015</text:p>
          </table:table-cell>
          <table:table-cell office:value-type="string">
            <text:p>Cliente desativado</text:p>
          </table:table-cell>
          <table:table-cell office:value-type="string">
            <text:p><text:s/>Relatório de desativação preenchido e anexado na ocorrência. Equipamento entregue no escritório do RJ.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MGBL000018</text:p>
          </table:table-cell>
          <table:table-cell office:value-type="date" office:date-value="2015-08-10">
            <text:p>10/08/2015</text:p>
          </table:table-cell>
          <table:table-cell office:value-type="string">
            <text:p>Upgrade realizado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MGBL000018</text:p>
          </table:table-cell>
          <table:table-cell office:value-type="date" office:date-value="2015-08-10">
            <text:p>10/08/2015</text:p>
          </table:table-cell>
          <table:table-cell office:value-type="string">
            <text:p>OS e VTA recebida pela Comercial</text:p>
          </table:table-cell>
          <table:table-cell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PECI000008</text:p>
          </table:table-cell>
          <table:table-cell office:value-type="date" office:date-value="2015-08-10">
            <text:p>10/08/2015</text:p>
          </table:table-cell>
          <table:table-cell office:value-type="string">
            <text:p>Cadastro da obra no SAP para compra de Material.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PECI000009</text:p>
          </table:table-cell>
          <table:table-cell office:value-type="date" office:date-value="2015-08-10">
            <text:p>10/08/2015</text:p>
          </table:table-cell>
          <table:table-cell office:value-type="string">
            <text:p>Cadastro da obra no SAP para compra de Material.</text:p>
          </table:table-cell>
          <table:table-cell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PECI000010</text:p>
          </table:table-cell>
          <table:table-cell office:value-type="date" office:date-value="2015-08-10">
            <text:p>10/08/2015</text:p>
          </table:table-cell>
          <table:table-cell office:value-type="string">
            <text:p>Cadastro da obra no SAP para compra de Material.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MGBL000020</text:p>
          </table:table-cell>
          <table:table-cell office:value-type="date" office:date-value="2015-08-07">
            <text:p>07/08/2015</text:p>
          </table:table-cell>
          <table:table-cell office:value-type="string">
            <text:p>Upgrade realizado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MGBL000020</text:p>
          </table:table-cell>
          <table:table-cell office:value-type="date" office:date-value="2015-08-07">
            <text:p>07/08/2015</text:p>
          </table:table-cell>
          <table:table-cell office:value-type="string">
            <text:p>OS recebida pela Comercial</text:p>
          </table:table-cell>
          <table:table-cell/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RJL3000005</text:p>
          </table:table-cell>
          <table:table-cell office:value-type="date" office:date-value="2015-08-05">
            <text:p>05/08/2015</text:p>
          </table:table-cell>
          <table:table-cell office:value-type="string">
            <text:p>Projeto em análise do escritório regional do RJ para ser protocolado junto a prefeitura do RJ, já aprovado pela eng. de acesso.</text:p>
          </table:table-cell>
          <table:table-cell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MGL3000006</text:p>
          </table:table-cell>
          <table:table-cell office:value-type="date" office:date-value="2015-08-05">
            <text:p>05/08/2015</text:p>
          </table:table-cell>
          <table:table-cell office:value-type="string">
            <text:p>Vistoria em conjunto com a Prodabel em agendamento, previsto conclusão até 14/08.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RJAC000009</text:p>
          </table:table-cell>
          <table:table-cell office:value-type="date" office:date-value="2015-08-05">
            <text:p>05/08/2015</text:p>
          </table:table-cell>
          <table:table-cell office:value-type="string">
            <text:p>Em emissão da OS <text:s/>para o fornecedor, emissão até 07/08.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RJL2000011</text:p>
          </table:table-cell>
          <table:table-cell office:value-type="date" office:date-value="2015-08-05">
            <text:p>05/08/2015</text:p>
          </table:table-cell>
          <table:table-cell office:value-type="string">
            <text:p>Em emissão da OS <text:s/>para o fornecedor, emissão até 07/08.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DFBL000018</text:p>
          </table:table-cell>
          <table:table-cell office:value-type="date" office:date-value="2015-08-04">
            <text:p>04/08/2015</text:p>
          </table:table-cell>
          <table:table-cell office:value-type="string">
            <text:p>Ampliação executada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DFBL000018</text:p>
          </table:table-cell>
          <table:table-cell office:value-type="date" office:date-value="2015-08-04">
            <text:p>04/08/2015</text:p>
          </table:table-cell>
          <table:table-cell office:value-type="string">
            <text:p>Recebida OS da Comercial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DFAC000030</text:p>
          </table:table-cell>
          <table:table-cell office:value-type="date" office:date-value="2015-07-30">
            <text:p>30/07/2015</text:p>
          </table:table-cell>
          <table:table-cell office:value-type="string">
            <text:p>SFP inserida e testada pelo Augusto do NOC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SPBL000005</text:p>
          </table:table-cell>
          <table:table-cell office:value-type="date" office:date-value="2015-07-30">
            <text:p>30/07/2015</text:p>
          </table:table-cell>
          <table:table-cell office:value-type="string">
            <text:p>Cliente desativado.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ALL2000003</text:p>
          </table:table-cell>
          <table:table-cell office:value-type="date" office:date-value="2015-07-30">
            <text:p>30/07/2015</text:p>
          </table:table-cell>
          <table:table-cell office:value-type="string">
            <text:p>Realizado vistoria pela psg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DFAC000030</text:p>
          </table:table-cell>
          <table:table-cell office:value-type="date" office:date-value="2015-07-28">
            <text:p>28/07/2015</text:p>
          </table:table-cell>
          <table:table-cell office:value-type="string">
            <text:p>Recebido OS para inclusão de nova SFP no equipamento dos Correios. <text:s/>Encaminhado solicitação para a equipe da Engenharia de Acesso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DFL3000003</text:p>
          </table:table-cell>
          <table:table-cell office:value-type="date" office:date-value="2015-07-28">
            <text:p>28/07/2015</text:p>
          </table:table-cell>
          <table:table-cell office:value-type="string">
            <text:p>Em reunião com o comercial em 21/07, foi orientado pelo gerente de contas que após fecharmos o contrato será disponibilizado o responsável local que irá informar em qual equipamento iremos realizar jumper, iremos utilizar equipamento Telebras já existente.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RJL3000005</text:p>
          </table:table-cell>
          <table:table-cell office:value-type="date" office:date-value="2015-07-28">
            <text:p>28/07/2015</text:p>
          </table:table-cell>
          <table:table-cell office:value-type="string">
            <text:p>Projeto em análise do escritório regional do RJ para ser protocolado junto a prefeitura do RJ, já aprovado pela eng. de acesso.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ALL2000003</text:p>
          </table:table-cell>
          <table:table-cell office:value-type="date" office:date-value="2015-07-27">
            <text:p>27/07/2015</text:p>
          </table:table-cell>
          <table:table-cell office:value-type="string">
            <text:p>Trata</text:p>
          </table:table-cell>
          <table:table-cell/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RJAC000009</text:p>
          </table:table-cell>
          <table:table-cell office:value-type="date" office:date-value="2015-07-27">
            <text:p>27/07/2015</text:p>
          </table:table-cell>
          <table:table-cell office:value-type="string">
            <text:p>Em emissão de PC para execução de vistoria.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RJAC000009</text:p>
          </table:table-cell>
          <table:table-cell office:value-type="date" office:date-value="2015-07-27">
            <text:p>27/07/2015</text:p>
          </table:table-cell>
          <table:table-cell office:value-type="string">
            <text:p>Recebida VTA da Comercial.</text:p>
          </table:table-cell>
          <table:table-cell/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RJL2000011</text:p>
          </table:table-cell>
          <table:table-cell office:value-type="date" office:date-value="2015-07-27">
            <text:p>27/07/2015</text:p>
          </table:table-cell>
          <table:table-cell office:value-type="string">
            <text:p>Em emissão de PC para execução de vistoria.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RJL2000011</text:p>
          </table:table-cell>
          <table:table-cell office:value-type="date" office:date-value="2015-07-27">
            <text:p>27/07/2015</text:p>
          </table:table-cell>
          <table:table-cell office:value-type="string">
            <text:p>Recebida VTA pela Comercial.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BAAC000005</text:p>
          </table:table-cell>
          <table:table-cell office:value-type="date" office:date-value="2015-07-24">
            <text:p>24/07/2015</text:p>
          </table:table-cell>
          <table:table-cell office:value-type="string">
            <text:p>Pendente PW backup. Solicitado engenharia regularização da pendência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DFL3000003</text:p>
          </table:table-cell>
          <table:table-cell office:value-type="date" office:date-value="2015-07-21">
            <text:p>21/07/2015</text:p>
          </table:table-cell>
          <table:table-cell office:value-type="string">
            <text:p>Vistoria realizada em 13/07, vistoria teve acompanhamento do Ten Amaral. Equipe do CITEX não soube informar em qual equipamento irão receber o link, iremos utilizar equipamento Telebras existente na mesma sala</text:p>
          </table:table-cell>
          <table:table-cell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RJL3000005</text:p>
          </table:table-cell>
          <table:table-cell office:value-type="date" office:date-value="2015-07-21">
            <text:p>21/07/2015</text:p>
          </table:table-cell>
          <table:table-cell office:value-type="string">
            <text:p>Projeto em análise do escritório regional do RJ para ser protocolado junto a prefeitura do RJ, já aprovado pela eng. de acesso.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MGL3000006</text:p>
          </table:table-cell>
          <table:table-cell office:value-type="date" office:date-value="2015-07-21">
            <text:p>21/07/2015</text:p>
          </table:table-cell>
          <table:table-cell office:value-type="string">
            <text:p>Levantando informações com a Prodabel para agendar vistoria, técnico Prodabel responsável em férias, vistoria até 31/07.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MABL000013</text:p>
          </table:table-cell>
          <table:table-cell office:value-type="date" office:date-value="2015-07-20">
            <text:p>20/07/2015</text:p>
          </table:table-cell>
          <table:table-cell office:value-type="string">
            <text:p>Cliente bloqueado a pedido da GFO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RJAC000009</text:p>
          </table:table-cell>
          <table:table-cell office:value-type="date" office:date-value="2015-07-20">
            <text:p>20/07/2015</text:p>
          </table:table-cell>
          <table:table-cell office:value-type="string">
            <text:p>Enviada OS para Engenharia. Pendente envio de VTA (Comercial)</text:p>
          </table:table-cell>
          <table:table-cell/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RJL2000011</text:p>
          </table:table-cell>
          <table:table-cell office:value-type="date" office:date-value="2015-07-20">
            <text:p>20/07/2015</text:p>
          </table:table-cell>
          <table:table-cell office:value-type="string">
            <text:p>Enviada OS para Engenharia. Pendente envio de VTA (Comercial).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ALL2000001</text:p>
          </table:table-cell>
          <table:table-cell office:value-type="date" office:date-value="2015-07-17">
            <text:p>17/07/2015</text:p>
          </table:table-cell>
          <table:table-cell office:value-type="string">
            <text:p>Recebido email de aceite do cliente. Rodrygo Cordoba.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MTTX000003</text:p>
          </table:table-cell>
          <table:table-cell office:value-type="date" office:date-value="2015-07-16">
            <text:p>16/07/2015</text:p>
          </table:table-cell>
          <table:table-cell office:value-type="string">
            <text:p>Mudança de protocolo de rede para 10Gbps LAN nas duas pontas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DFAC000032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DFAC000033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DFAC000034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DFAC000035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DFAC000036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DFAC000037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DFL3000012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DFL3000013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DFL3000016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DFL3000017</text:p>
          </table:table-cell>
          <table:table-cell office:value-type="date" office:date-value="2015-07-16">
            <text:p>16/07/2015</text:p>
          </table:table-cell>
          <table:table-cell office:value-type="string">
            <text:p>Recebido OS de Cancelamento de Ativação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AL3000002</text:p>
          </table:table-cell>
          <table:table-cell office:value-type="date" office:date-value="2015-07-14">
            <text:p>14/07/2015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DFL3000003</text:p>
          </table:table-cell>
          <table:table-cell office:value-type="date" office:date-value="2015-07-14">
            <text:p>14/07/2015</text:p>
          </table:table-cell>
          <table:table-cell office:value-type="string">
            <text:p>Vistoria realizada em 13/07, vistoria teve acompanhamento do Ten Amaral. Equipe do CITEX não soube informar em qual equipamento irão receber o link, iremos utilizar equipamento Telebras existente na mesma sala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RJL3000005</text:p>
          </table:table-cell>
          <table:table-cell office:value-type="date" office:date-value="2015-07-14">
            <text:p>14/07/2015</text:p>
          </table:table-cell>
          <table:table-cell office:value-type="string">
            <text:p>Vistoria realizada em 13/07, projeto será entregue pelo fornecedor até 24/07.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MGL3000006</text:p>
          </table:table-cell>
          <table:table-cell office:value-type="date" office:date-value="2015-07-14">
            <text:p>14/07/2015</text:p>
          </table:table-cell>
          <table:table-cell office:value-type="string">
            <text:p>Vistoria agendada para 24/07.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DFBL000012</text:p>
          </table:table-cell>
          <table:table-cell office:value-type="date" office:date-value="2015-07-09">
            <text:p>09/07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RJAC000008</text:p>
          </table:table-cell>
          <table:table-cell office:value-type="date" office:date-value="2015-07-08">
            <text:p>08/07/2015</text:p>
          </table:table-cell>
          <table:table-cell office:value-type="string">
            <text:p>Desativação do Circuito do Cliente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RJL2000006</text:p>
          </table:table-cell>
          <table:table-cell office:value-type="date" office:date-value="2015-07-08">
            <text:p>08/07/2015</text:p>
          </table:table-cell>
          <table:table-cell office:value-type="string">
            <text:p>Desativação do Circuito do Cliente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RJAC000003</text:p>
          </table:table-cell>
          <table:table-cell office:value-type="date" office:date-value="2015-07-08">
            <text:p>08/07/2015</text:p>
          </table:table-cell>
          <table:table-cell office:value-type="string">
            <text:p>Circuito em processo de desativação.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RJL3000005</text:p>
          </table:table-cell>
          <table:table-cell office:value-type="date" office:date-value="2015-07-07">
            <text:p>07/07/2015</text:p>
          </table:table-cell>
          <table:table-cell office:value-type="string">
            <text:p>Vistoria para elaboração de projeto agendada para 13/07.</text:p>
          </table:table-cell>
          <table:table-cell/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MGL3000006</text:p>
          </table:table-cell>
          <table:table-cell office:value-type="date" office:date-value="2015-07-07">
            <text:p>07/07/2015</text:p>
          </table:table-cell>
          <table:table-cell office:value-type="string">
            <text:p>Agendamento de vistoria até 17/07.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SPBL000001</text:p>
          </table:table-cell>
          <table:table-cell office:value-type="date" office:date-value="2015-07-03">
            <text:p>03/07/2015</text:p>
          </table:table-cell>
          <table:table-cell office:value-type="string">
            <text:p>Ampliação para 100 Mbps após troca do rádio do cliente.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MABL000028</text:p>
          </table:table-cell>
          <table:table-cell office:value-type="date" office:date-value="2015-07-01">
            <text:p>01/07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MGBL000011</text:p>
          </table:table-cell>
          <table:table-cell office:value-type="date" office:date-value="2015-07-01">
            <text:p>01/07/2015</text:p>
          </table:table-cell>
          <table:table-cell office:value-type="string">
            <text:p>Cliente bloqueado a pedido da área de arrecadação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FBL000005</text:p>
          </table:table-cell>
          <table:table-cell office:value-type="date" office:date-value="2015-07-01">
            <text:p>01/07/2015</text:p>
          </table:table-cell>
          <table:table-cell office:value-type="string">
            <text:p>Cliente bloqueado a pedido da área de arrecadação</text:p>
          </table:table-cell>
          <table:table-cell/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MABL000021</text:p>
          </table:table-cell>
          <table:table-cell office:value-type="date" office:date-value="2015-07-01">
            <text:p>01/07/2015</text:p>
          </table:table-cell>
          <table:table-cell office:value-type="string">
            <text:p>Cliente bloqueado a pedido da área de arrecadação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PECI000008</text:p>
          </table:table-cell>
          <table:table-cell office:value-type="date" office:date-value="2015-06-30">
            <text:p>30/06/2015</text:p>
          </table:table-cell>
          <table:table-cell office:value-type="string">
            <text:p>Engenharia negociando solução com o fornecedor.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PECI000009</text:p>
          </table:table-cell>
          <table:table-cell office:value-type="date" office:date-value="2015-06-30">
            <text:p>30/06/2015</text:p>
          </table:table-cell>
          <table:table-cell office:value-type="string">
            <text:p>Engenharia negociando solução com o fornecedor.</text:p>
          </table:table-cell>
          <table:table-cell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PECI000010</text:p>
          </table:table-cell>
          <table:table-cell office:value-type="date" office:date-value="2015-06-30">
            <text:p>30/06/2015</text:p>
          </table:table-cell>
          <table:table-cell office:value-type="string">
            <text:p>Engenharia negociando solução com o fornecedor.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MGL3000006</text:p>
          </table:table-cell>
          <table:table-cell office:value-type="date" office:date-value="2015-06-30">
            <text:p>30/06/2015</text:p>
          </table:table-cell>
          <table:table-cell office:value-type="string">
            <text:p>Em emissão de PC para agendamento de vistoria.</text:p>
          </table:table-cell>
          <table:table-cell/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MGL3000006</text:p>
          </table:table-cell>
          <table:table-cell office:value-type="date" office:date-value="2015-06-26">
            <text:p>26/06/2015</text:p>
          </table:table-cell>
          <table:table-cell office:value-type="string">
            <text:p>Em alocação de verba para emissão de PC de projeto.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MGL3000006</text:p>
          </table:table-cell>
          <table:table-cell office:value-type="date" office:date-value="2015-06-26">
            <text:p>26/06/2015</text:p>
          </table:table-cell>
          <table:table-cell office:value-type="string">
            <text:p>Enviada OS e VTA para Engenharia.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SPBL000005</text:p>
          </table:table-cell>
          <table:table-cell office:value-type="date" office:date-value="2015-06-26">
            <text:p>26/06/2015</text:p>
          </table:table-cell>
          <table:table-cell office:value-type="string">
            <text:p>enviado para o NOC Ocorrência de desativação</text:p>
          </table:table-cell>
          <table:table-cell/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DFAC000025</text:p>
          </table:table-cell>
          <table:table-cell office:value-type="date" office:date-value="2015-06-24">
            <text:p>24/06/2015</text:p>
          </table:table-cell>
          <table:table-cell office:value-type="string">
            <text:p>Projeto de Cliente OK. agendado para 25/09</text:p>
          </table:table-cell>
          <table:table-cell/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MGL3000006</text:p>
          </table:table-cell>
          <table:table-cell office:value-type="date" office:date-value="2015-06-24">
            <text:p>24/06/2015</text:p>
          </table:table-cell>
          <table:table-cell office:value-type="string">
            <text:p>Recebido OS e VTA.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SPBL000005</text:p>
          </table:table-cell>
          <table:table-cell office:value-type="date" office:date-value="2015-06-24">
            <text:p>24/06/2015</text:p>
          </table:table-cell>
          <table:table-cell office:value-type="string">
            <text:p>Recebido Os de Desativação.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PAC000004</text:p>
          </table:table-cell>
          <table:table-cell office:value-type="date" office:date-value="2015-06-22">
            <text:p>22/06/2015</text:p>
          </table:table-cell>
          <table:table-cell office:value-type="string">
            <text:p>Recebido OS de cancelamento da ativação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PAC000005</text:p>
          </table:table-cell>
          <table:table-cell office:value-type="date" office:date-value="2015-06-22">
            <text:p>22/06/2015</text:p>
          </table:table-cell>
          <table:table-cell office:value-type="string">
            <text:p>Recebido OS de cancelamento da ativação</text:p>
          </table:table-cell>
          <table:table-cell/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MATX000006</text:p>
          </table:table-cell>
          <table:table-cell office:value-type="date" office:date-value="2015-06-22">
            <text:p>22/06/2015</text:p>
          </table:table-cell>
          <table:table-cell office:value-type="string">
            <text:p>Email do cliente dando OK no circuito. Encaminhado Welcome kit para o pós</text:p>
          </table:table-cell>
          <table:table-cell/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GOBL000023</text:p>
          </table:table-cell>
          <table:table-cell office:value-type="date" office:date-value="2015-06-19">
            <text:p>19/06/2015</text:p>
          </table:table-cell>
          <table:table-cell office:value-type="string">
            <text:p>Banda ampliada. Informado ao cliente e pós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GOBL000030</text:p>
          </table:table-cell>
          <table:table-cell office:value-type="date" office:date-value="2015-06-19">
            <text:p>19/06/2015</text:p>
          </table:table-cell>
          <table:table-cell office:value-type="string">
            <text:p>Recebido OS de cancelamento da ativação. Cliente optou por alterar a velocidade do atual circuito GOBL000023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RJL3000005</text:p>
          </table:table-cell>
          <table:table-cell office:value-type="date" office:date-value="2015-06-16">
            <text:p>16/06/2015</text:p>
          </table:table-cell>
          <table:table-cell office:value-type="string">
            <text:p>Emissão de OS para elaboração de projeto cronograma de vistoria até 22/06</text:p>
          </table:table-cell>
          <table:table-cell/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RJL3000005</text:p>
          </table:table-cell>
          <table:table-cell office:value-type="date" office:date-value="2015-06-16">
            <text:p>16/06/2015</text:p>
          </table:table-cell>
          <table:table-cell office:value-type="string">
            <text:p>Emissão de OS para elaboração de projeto.</text:p>
          </table:table-cell>
          <table:table-cell/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PATX000006</text:p>
          </table:table-cell>
          <table:table-cell office:value-type="date" office:date-value="2015-06-16">
            <text:p>16/06/2015</text:p>
          </table:table-cell>
          <table:table-cell office:value-type="string">
            <text:p>enviado welcome kit para pós</text:p>
          </table:table-cell>
          <table:table-cell/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RJL3000005</text:p>
          </table:table-cell>
          <table:table-cell office:value-type="date" office:date-value="2015-06-15">
            <text:p>15/06/2015</text:p>
          </table:table-cell>
          <table:table-cell office:value-type="string">
            <text:p>Recebido OS de Oportunidade e VT. Encaminhado para Engenharia de acesso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RSAC000003</text:p>
          </table:table-cell>
          <table:table-cell office:value-type="date" office:date-value="2015-06-15">
            <text:p>15/06/2015</text:p>
          </table:table-cell>
          <table:table-cell office:value-type="string">
            <text:p>Solicitado cadastro no Peak Flow e Registro.br</text:p>
          </table:table-cell>
          <table:table-cell/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PATX000006</text:p>
          </table:table-cell>
          <table:table-cell office:value-type="date" office:date-value="2015-06-15">
            <text:p>15/06/2015</text:p>
          </table:table-cell>
          <table:table-cell office:value-type="string">
            <text:p>Em 29/04 foi feito teste ponto a ponto pela TIM, trocado os cordões e o circuito ficou Operacional desde esta data.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DFAC000003</text:p>
          </table:table-cell>
          <table:table-cell office:value-type="date" office:date-value="2015-06-11">
            <text:p>11/06/2015</text:p>
          </table:table-cell>
          <table:table-cell office:value-type="string">
            <text:p>Alteração de banda executada e informado ao comercial.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RSAC000003</text:p>
          </table:table-cell>
          <table:table-cell office:value-type="date" office:date-value="2015-06-11">
            <text:p>11/06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RJAC000005</text:p>
          </table:table-cell>
          <table:table-cell office:value-type="date" office:date-value="2015-06-09">
            <text:p>09/06/2015</text:p>
          </table:table-cell>
          <table:table-cell office:value-type="string">
            <text:p>Devido aos diversos rompimentos da FO devido a obra do BrT no RJ em um dos pontos foi construído uma rodoviária em cima do trajeto do duto. <text:s/>Terceirizada verificando a melhor forma de repassar a FO para atendimento. Pendente ainda projeto.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PBL2000003</text:p>
          </table:table-cell>
          <table:table-cell office:value-type="date" office:date-value="2015-06-03">
            <text:p>03/06/2015</text:p>
          </table:table-cell>
          <table:table-cell office:value-type="string">
            <text:p>Agendado alteração de PoP para 05/06. Circuito sairá do PoP BSA e será configurado no PoP de PB</text:p>
          </table:table-cell>
          <table:table-cell/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PBL2000004</text:p>
          </table:table-cell>
          <table:table-cell office:value-type="date" office:date-value="2015-06-03">
            <text:p>03/06/2015</text:p>
          </table:table-cell>
          <table:table-cell office:value-type="string">
            <text:p>Agendado alteração de PoP para 05/06. Circuito sairá do PoP BSA e será configurado no PoP de PB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PBL2000005</text:p>
          </table:table-cell>
          <table:table-cell office:value-type="date" office:date-value="2015-06-03">
            <text:p>03/06/2015</text:p>
          </table:table-cell>
          <table:table-cell office:value-type="string">
            <text:p>Agendado alteração de PoP para 05/06. Circuito sairá do PoP BSA e será configurado no PoP de PB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PBL2000007</text:p>
          </table:table-cell>
          <table:table-cell office:value-type="date" office:date-value="2015-06-03">
            <text:p>03/06/2015</text:p>
          </table:table-cell>
          <table:table-cell office:value-type="string">
            <text:p>Agendado alteração de PoP para 05/06. Circuito sairá do PoP BSA e será configurado no PoP de PB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PBL2000008</text:p>
          </table:table-cell>
          <table:table-cell office:value-type="date" office:date-value="2015-06-03">
            <text:p>03/06/2015</text:p>
          </table:table-cell>
          <table:table-cell office:value-type="string">
            <text:p>Agendado alteração de PoP para 05/06. Circuito sairá do PoP BSA e será configurado no PoP de PB</text:p>
          </table:table-cell>
          <table:table-cell/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MGL3000002</text:p>
          </table:table-cell>
          <table:table-cell office:value-type="date" office:date-value="2015-06-01">
            <text:p>01/06/2015</text:p>
          </table:table-cell>
          <table:table-cell office:value-type="string">
            <text:p>Recebido email do pós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AML2000001</text:p>
          </table:table-cell>
          <table:table-cell office:value-type="date" office:date-value="2015-05-28">
            <text:p>28/05/2015</text:p>
          </table:table-cell>
          <table:table-cell office:value-type="string">
            <text:p>Recebido OS de cancelamento. Enviado para Engenharia de Acesso informando cancelamento do circuito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BL000036</text:p>
          </table:table-cell>
          <table:table-cell office:value-type="date" office:date-value="2015-05-26">
            <text:p>26/05/2015</text:p>
          </table:table-cell>
          <table:table-cell office:value-type="string">
            <text:p>Recebido OS de cancelamento. Solicitado desconfiguração do circuito, liberação dos filtros BGP e retirada do rádio do cliente do PoP de Araguaína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TOBL000027</text:p>
          </table:table-cell>
          <table:table-cell office:value-type="date" office:date-value="2015-05-26">
            <text:p>26/05/2015</text:p>
          </table:table-cell>
          <table:table-cell office:value-type="string">
            <text:p>Recebido OS de cancelamento. <text:s/>Enviado à Engenharia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PBL000006</text:p>
          </table:table-cell>
          <table:table-cell office:value-type="date" office:date-value="2015-05-26">
            <text:p>26/05/2015</text:p>
          </table:table-cell>
          <table:table-cell office:value-type="string">
            <text:p>Recebido OS de cancelamento</text:p>
          </table:table-cell>
          <table:table-cell/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BATX000016</text:p>
          </table:table-cell>
          <table:table-cell office:value-type="date" office:date-value="2015-05-26">
            <text:p>26/05/2015</text:p>
          </table:table-cell>
          <table:table-cell office:value-type="string">
            <text:p>Enviado welcome kit para o comercial encaminhar ao cliente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BATX000016</text:p>
          </table:table-cell>
          <table:table-cell office:value-type="date" office:date-value="2015-05-25">
            <text:p>25/05/2015</text:p>
          </table:table-cell>
          <table:table-cell office:value-type="string">
            <text:p>Recebido email com aceite do cliente</text:p>
          </table:table-cell>
          <table:table-cell/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PATX000013</text:p>
          </table:table-cell>
          <table:table-cell office:value-type="date" office:date-value="2015-05-22">
            <text:p>22/05/2015</text:p>
          </table:table-cell>
          <table:table-cell office:value-type="string">
            <text:p>Circuito entregue testado para TIM. Encaminhado email para Comercial junto com o welcome kit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CEL2000001</text:p>
          </table:table-cell>
          <table:table-cell office:value-type="date" office:date-value="2015-05-21">
            <text:p>21/05/2015</text:p>
          </table:table-cell>
          <table:table-cell office:value-type="string">
            <text:p>Circuito ativado com o cliente Nilton.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MGAC000006</text:p>
          </table:table-cell>
          <table:table-cell office:value-type="date" office:date-value="2015-05-15">
            <text:p>15/05/2015</text:p>
          </table:table-cell>
          <table:table-cell office:value-type="string">
            <text:p>Encaminhado para Engenharia DT_Eng_Dados, a solicitação de canelamento da ativação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RJAC000006</text:p>
          </table:table-cell>
          <table:table-cell office:value-type="date" office:date-value="2015-05-15">
            <text:p>15/05/2015</text:p>
          </table:table-cell>
          <table:table-cell office:value-type="string">
            <text:p>Recebido OS de cancelamento da Ativação. <text:s/>Encaminhado OS para Engenharia desativar o PM.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GBL000013</text:p>
          </table:table-cell>
          <table:table-cell office:value-type="date" office:date-value="2015-05-14">
            <text:p>14/05/2015</text:p>
          </table:table-cell>
          <table:table-cell office:value-type="string">
            <text:p>Alterado banda com sucesso. <text:s/>Enviado email para pós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MGAC000006</text:p>
          </table:table-cell>
          <table:table-cell office:value-type="date" office:date-value="2015-05-14">
            <text:p>14/05/2015</text:p>
          </table:table-cell>
          <table:table-cell office:value-type="string">
            <text:p>Recebido do comercial OS de Cancelamento da ativação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PETX000030</text:p>
          </table:table-cell>
          <table:table-cell office:value-type="date" office:date-value="2015-05-12">
            <text:p>12/05/2015</text:p>
          </table:table-cell>
          <table:table-cell office:value-type="string">
            <text:p>Cliente deu aceite no Circuito. Email salvo no Databook. <text:s/>Encaminhado Welcome Kit para pós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FBL000009</text:p>
          </table:table-cell>
          <table:table-cell office:value-type="date" office:date-value="2015-05-11">
            <text:p>11/05/2015</text:p>
          </table:table-cell>
          <table:table-cell office:value-type="string">
            <text:p>Recebido OS de Desativação. <text:s/>foi aberto ocorrência solicitando a desconfiguração do circuito, liberação do AS e retirada do rádio acesso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GOBL000022</text:p>
          </table:table-cell>
          <table:table-cell office:value-type="date" office:date-value="2015-05-11">
            <text:p>11/05/2015</text:p>
          </table:table-cell>
          <table:table-cell office:value-type="string">
            <text:p>Aberto ocorrência para desconfiguar o circuito, retirar da monitoração e liberar as facilidades de rede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RJL3000012</text:p>
          </table:table-cell>
          <table:table-cell office:value-type="date" office:date-value="2015-05-11">
            <text:p>11/05/2015</text:p>
          </table:table-cell>
          <table:table-cell office:value-type="string">
            <text:p>Protocolo Licenciamento 26/322.554/2016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RJL3000013</text:p>
          </table:table-cell>
          <table:table-cell office:value-type="date" office:date-value="2015-05-11">
            <text:p>11/05/2015</text:p>
          </table:table-cell>
          <table:table-cell office:value-type="string">
            <text:p>Protocolo de licenciamento 26/322.555/2016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PIBL000005</text:p>
          </table:table-cell>
          <table:table-cell office:value-type="date" office:date-value="2015-05-11">
            <text:p>11/05/2015</text:p>
          </table:table-cell>
          <table:table-cell office:value-type="string">
            <text:p>Cliente não aceitou a ativação com rota estática.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EBL000002</text:p>
          </table:table-cell>
          <table:table-cell office:value-type="date" office:date-value="2015-05-08">
            <text:p>08/05/2015</text:p>
          </table:table-cell>
          <table:table-cell office:value-type="string">
            <text:p>Retirado o jumper do DIO de rua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GOBL000022</text:p>
          </table:table-cell>
          <table:table-cell office:value-type="date" office:date-value="2015-05-08">
            <text:p>08/05/2015</text:p>
          </table:table-cell>
          <table:table-cell office:value-type="string">
            <text:p>Recebido OS de Desativação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EBL000002</text:p>
          </table:table-cell>
          <table:table-cell office:value-type="date" office:date-value="2015-04-28">
            <text:p>28/04/2015</text:p>
          </table:table-cell>
          <table:table-cell office:value-type="string">
            <text:p>Desativado circuit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AC000005</text:p>
          </table:table-cell>
          <table:table-cell office:value-type="date" office:date-value="2015-04-27">
            <text:p>27/04/2015</text:p>
          </table:table-cell>
          <table:table-cell office:value-type="string">
            <text:p>Agendado alteração de Bloco IP da Telebras junto ao cliente para o dia 29/04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EAC000003</text:p>
          </table:table-cell>
          <table:table-cell office:value-type="date" office:date-value="2015-04-27">
            <text:p>27/04/2015</text:p>
          </table:table-cell>
          <table:table-cell office:value-type="string">
            <text:p>Agendado alteração de Bloco IP da Telebras junto ao cliente para o dia 06/05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RJAC000005</text:p>
          </table:table-cell>
          <table:table-cell office:value-type="date" office:date-value="2015-04-22">
            <text:p>22/04/2015</text:p>
          </table:table-cell>
          <table:table-cell office:value-type="string">
            <text:p>Joel informou que haverá uma reunião com Infraero em 29/04 para definir os pontos pendentes. Paralelamente engenharia está trabalhando em outro trecho da fibra que está rompido prev. 30/04 e irá entregar o circuito até 30/05</text:p>
          </table:table-cell>
          <table:table-cell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PECI000008</text:p>
          </table:table-cell>
          <table:table-cell office:value-type="date" office:date-value="2015-04-22">
            <text:p>22/04/2015</text:p>
          </table:table-cell>
          <table:table-cell office:value-type="string">
            <text:p>Emerson informou foi agendada vistoria para 22/04 para definir uma solução para instalar novo rack e DGO</text:p>
          </table:table-cell>
          <table:table-cell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PECI000009</text:p>
          </table:table-cell>
          <table:table-cell office:value-type="date" office:date-value="2015-04-22">
            <text:p>22/04/2015</text:p>
          </table:table-cell>
          <table:table-cell office:value-type="string">
            <text:p>Emerson informou foi agendada vistoria para 22/04 para definir uma solução para instalar novo rack e DGO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PECI000010</text:p>
          </table:table-cell>
          <table:table-cell office:value-type="date" office:date-value="2015-04-22">
            <text:p>22/04/2015</text:p>
          </table:table-cell>
          <table:table-cell office:value-type="string">
            <text:p>Emerson informou foi agendada vistoria para 22/04 para definir uma solução para instalar novo rack e DGO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ABL000002</text:p>
          </table:table-cell>
          <table:table-cell office:value-type="date" office:date-value="2015-04-22">
            <text:p>22/04/2015</text:p>
          </table:table-cell>
          <table:table-cell office:value-type="string">
            <text:p>Circuito desconfigurado</text:p>
          </table:table-cell>
          <table:table-cell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PACI000004</text:p>
          </table:table-cell>
          <table:table-cell office:value-type="date" office:date-value="2015-04-22">
            <text:p>22/04/2015</text:p>
          </table:table-cell>
          <table:table-cell office:value-type="string">
            <text:p>Emerson Baumgarten tratando diretamente com a TIM para resolver a questão dos dois DGOs instalados indevidamente no site e no rack da Telebras em Santa Maria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DFAC000008</text:p>
          </table:table-cell>
          <table:table-cell office:value-type="date" office:date-value="2015-04-20">
            <text:p>20/04/2015</text:p>
          </table:table-cell>
          <table:table-cell office:value-type="string">
            <text:p>Enviado Welcome kit para comercial</text:p>
          </table:table-cell>
          <table:table-cell/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RNTX000003</text:p>
          </table:table-cell>
          <table:table-cell office:value-type="date" office:date-value="2015-04-20">
            <text:p>20/04/2015</text:p>
          </table:table-cell>
          <table:table-cell office:value-type="string">
            <text:p>Enviado Welcome kit para a área de Pós Vendas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DFAC000008</text:p>
          </table:table-cell>
          <table:table-cell office:value-type="date" office:date-value="2015-04-15">
            <text:p>15/04/2015</text:p>
          </table:table-cell>
          <table:table-cell office:value-type="string">
            <text:p>Ativado. Tenente Zonzini, fez os testes e validou a ativação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RJAC000005</text:p>
          </table:table-cell>
          <table:table-cell office:value-type="date" office:date-value="2015-04-15">
            <text:p>15/04/2015</text:p>
          </table:table-cell>
          <table:table-cell office:value-type="string">
            <text:p>Trecho de FO parcialmente recuperado. Engenharia pediu apoio para a área de Operações para identificar o defeito. Previsão final de maio ativar o circuito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PECI000008</text:p>
          </table:table-cell>
          <table:table-cell office:value-type="date" office:date-value="2015-04-15">
            <text:p>15/04/2015</text:p>
          </table:table-cell>
          <table:table-cell office:value-type="string">
            <text:p>Sem espaço no rack para instalar os DGO. engenharia verificando que solução será dada.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PECI000009</text:p>
          </table:table-cell>
          <table:table-cell office:value-type="date" office:date-value="2015-04-15">
            <text:p>15/04/2015</text:p>
          </table:table-cell>
          <table:table-cell office:value-type="string">
            <text:p>Sem espaço no rack para instalar os DGO. engenharia verificando que solução será dada.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PECI000010</text:p>
          </table:table-cell>
          <table:table-cell office:value-type="date" office:date-value="2015-04-15">
            <text:p>15/04/2015</text:p>
          </table:table-cell>
          <table:table-cell office:value-type="string">
            <text:p>Sem espaço no rack para instalar os DGO. engenharia verificando que solução será dada.</text:p>
          </table:table-cell>
          <table:table-cell/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PACI000004</text:p>
          </table:table-cell>
          <table:table-cell office:value-type="date" office:date-value="2015-04-15">
            <text:p>15/04/2015</text:p>
          </table:table-cell>
          <table:table-cell office:value-type="string">
            <text:p>Após vistoria foi constatado que a TIM instalou um DGO sem autorização no rack da Telebras. Aguardando TIM retirar o DGO e fazer fusão na caixa R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PECI000001</text:p>
          </table:table-cell>
          <table:table-cell office:value-type="date" office:date-value="2015-04-13">
            <text:p>13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PECI000002</text:p>
          </table:table-cell>
          <table:table-cell office:value-type="date" office:date-value="2015-04-13">
            <text:p>13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PECI000003</text:p>
          </table:table-cell>
          <table:table-cell office:value-type="date" office:date-value="2015-04-13">
            <text:p>13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PECI000004</text:p>
          </table:table-cell>
          <table:table-cell office:value-type="date" office:date-value="2015-04-13">
            <text:p>13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PECI000005</text:p>
          </table:table-cell>
          <table:table-cell office:value-type="date" office:date-value="2015-04-13">
            <text:p>13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ECI000006</text:p>
          </table:table-cell>
          <table:table-cell office:value-type="date" office:date-value="2015-04-10">
            <text:p>10/04/2015</text:p>
          </table:table-cell>
          <table:table-cell office:value-type="string">
            <text:p>Enviado documentos de ativação para Comercial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ECI000007</text:p>
          </table:table-cell>
          <table:table-cell office:value-type="date" office:date-value="2015-04-10">
            <text:p>10/04/2015</text:p>
          </table:table-cell>
          <table:table-cell office:value-type="string">
            <text:p>Enviado documentos de ativação para Comercial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ECI000011</text:p>
          </table:table-cell>
          <table:table-cell office:value-type="date" office:date-value="2015-04-10">
            <text:p>10/04/2015</text:p>
          </table:table-cell>
          <table:table-cell office:value-type="string">
            <text:p>Encaminhado para Comercial documentação de ativação e projeto de FO e posição de DGO para que a METROREC faça os jumperes de passagem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PECI000012</text:p>
          </table:table-cell>
          <table:table-cell office:value-type="date" office:date-value="2015-04-10">
            <text:p>10/04/2015</text:p>
          </table:table-cell>
          <table:table-cell office:value-type="string">
            <text:p>Encaminhado para Comercial documentação de ativação e projeto de FO e posição de DGO para que a METROREC faça os jumperes de passagem</text:p>
          </table:table-cell>
          <table:table-cell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PECI000013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PECI000014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PECI000015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PECI000016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PECI000017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PECI000018</text:p>
          </table:table-cell>
          <table:table-cell office:value-type="date" office:date-value="2015-04-10">
            <text:p>10/04/2015</text:p>
          </table:table-cell>
          <table:table-cell office:value-type="string">
            <text:p>Enviado email para Comercial entregando o circuito. OBS.: Circuitos foram entregues sem jumper de passagem porque a Telebras entendeu que o jumper é de responsabilidade do cliente.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RSL2000001</text:p>
          </table:table-cell>
          <table:table-cell office:value-type="date" office:date-value="2015-04-07">
            <text:p>07/04/2015</text:p>
          </table:table-cell>
          <table:table-cell office:value-type="string">
            <text:p>Aceite dado pelo cliente, salvo email no databook</text:p>
          </table:table-cell>
          <table:table-cell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TOBL000044</text:p>
          </table:table-cell>
          <table:table-cell office:value-type="date" office:date-value="2015-04-06">
            <text:p>06/04/2015</text:p>
          </table:table-cell>
          <table:table-cell office:value-type="string">
            <text:p>Ampliação da banda de 20 para 50 Mbps.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PABL000010</text:p>
          </table:table-cell>
          <table:table-cell office:value-type="date" office:date-value="2015-04-01">
            <text:p>01/04/2015</text:p>
          </table:table-cell>
          <table:table-cell office:value-type="string">
            <text:p>Cliente Cancelado</text:p>
          </table:table-cell>
          <table:table-cell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MABL000026</text:p>
          </table:table-cell>
          <table:table-cell office:value-type="date" office:date-value="2015-04-01">
            <text:p>01/04/2015</text:p>
          </table:table-cell>
          <table:table-cell office:value-type="string">
            <text:p>OS de Cancelamento</text:p>
          </table:table-cell>
          <table:table-cell/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PACI000004</text:p>
          </table:table-cell>
          <table:table-cell office:value-type="date" office:date-value="2015-03-30">
            <text:p>30/03/2015</text:p>
          </table:table-cell>
          <table:table-cell office:value-type="string">
            <text:p>Cliente está perdido. Não tem FO disponível em Guamá. Será agendado uma vistoria em Santa Maria para identificar se cliente instalou ou não um DGO porque ele não tem certeza.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DFAC000011</text:p>
          </table:table-cell>
          <table:table-cell office:value-type="date" office:date-value="2015-03-28">
            <text:p>28/03/2015</text:p>
          </table:table-cell>
          <table:table-cell office:value-type="string">
            <text:p>Ativado BGP. Rota estática continua ativada até a PR pedir para desativar (Orientações do comercial)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DFAC000011</text:p>
          </table:table-cell>
          <table:table-cell office:value-type="date" office:date-value="2015-03-27">
            <text:p>27/03/2015</text:p>
          </table:table-cell>
          <table:table-cell office:value-type="string">
            <text:p>Confirmado agendamento com o cliente para 28/03 às 08:30hs. Adriano já conseguiu dar reset na senha do equipamento.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DFAC000011</text:p>
          </table:table-cell>
          <table:table-cell office:value-type="date" office:date-value="2015-03-26">
            <text:p>26/03/2015</text:p>
          </table:table-cell>
          <table:table-cell office:value-type="string">
            <text:p>Circuito configurado e deixado com as portas donw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RJL2000014</text:p>
          </table:table-cell>
          <table:table-cell office:value-type="date" office:date-value="2015-03-24">
            <text:p>24/03/2015</text:p>
          </table:table-cell>
          <table:table-cell office:value-type="string">
            <text:p>Foi contratado EILD da MTEL (Acesso via rádio) para substituir temporariamente o acesso FO que está rompido devido às obras da Av. Brasil (VLT)</text:p>
          </table:table-cell>
          <table:table-cell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PECI000008</text:p>
          </table:table-cell>
          <table:table-cell office:value-type="date" office:date-value="2015-03-23">
            <text:p>23/03/2015</text:p>
          </table:table-cell>
          <table:table-cell office:value-type="string">
            <text:p>Falta instalar DGO nas estações de Camaragibe e Cosme Damião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PECI000009</text:p>
          </table:table-cell>
          <table:table-cell office:value-type="date" office:date-value="2015-03-23">
            <text:p>23/03/2015</text:p>
          </table:table-cell>
          <table:table-cell office:value-type="string">
            <text:p>Falta instalar DGO nas estações de Camaragibe e Cosme Damião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ECI000010</text:p>
          </table:table-cell>
          <table:table-cell office:value-type="date" office:date-value="2015-03-23">
            <text:p>23/03/2015</text:p>
          </table:table-cell>
          <table:table-cell office:value-type="string">
            <text:p>Falta instalar DGO nas estações de Camaragibe e Cosme Damião</text:p>
          </table:table-cell>
          <table:table-cell/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MTL3000001</text:p>
          </table:table-cell>
          <table:table-cell office:value-type="date" office:date-value="2015-03-16">
            <text:p>16/03/2015</text:p>
          </table:table-cell>
          <table:table-cell office:value-type="string">
            <text:p>Circuito ativado e testado sem taxa de erro em 20/01/2016. <text:s/>Foi alterado a banda de 30Mbps para 10Mbps em 18/02/2016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PACI000004</text:p>
          </table:table-cell>
          <table:table-cell office:value-type="date" office:date-value="2015-03-16">
            <text:p>16/03/2015</text:p>
          </table:table-cell>
          <table:table-cell office:value-type="string">
            <text:p>Aguardando jumper da TIM em Guamá e Santa Maria do Pará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RNTX000003</text:p>
          </table:table-cell>
          <table:table-cell office:value-type="date" office:date-value="2015-02-26">
            <text:p>26/02/2015</text:p>
          </table:table-cell>
          <table:table-cell office:value-type="string">
            <text:p>Ativado após testes. <text:s/>Circuito Operacional e entregue OK para TIM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RJAC000005</text:p>
          </table:table-cell>
          <table:table-cell office:value-type="date" office:date-value="2015-02-25">
            <text:p>25/02/2015</text:p>
          </table:table-cell>
          <table:table-cell office:value-type="string">
            <text:p>Aguardando liberação da OS no SAP para a empreiteira iniciar obra.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AMCI000003</text:p>
          </table:table-cell>
          <table:table-cell office:value-type="date" office:date-value="2015-02-25">
            <text:p>25/02/2015</text:p>
          </table:table-cell>
          <table:table-cell office:value-type="string">
            <text:p>Devido às fortes chuvas na região estamos impossibilitados de continuar a construção da FO metropolitana. Previsão de conclusão até 09/04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AMCI000004</text:p>
          </table:table-cell>
          <table:table-cell office:value-type="date" office:date-value="2015-02-25">
            <text:p>25/02/2015</text:p>
          </table:table-cell>
          <table:table-cell office:value-type="string">
            <text:p>Devido às fortes chuvas na região estamos impossibilitados de continuar a construção da FO metropolitana. Previsão de conclusão até 09/04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AMCI000007</text:p>
          </table:table-cell>
          <table:table-cell office:value-type="date" office:date-value="2015-02-25">
            <text:p>25/02/2015</text:p>
          </table:table-cell>
          <table:table-cell office:value-type="string">
            <text:p>Devido às fortes chuvas na região estamos impossibilitados de continuar a construção da FO metropolitana. Previsão de conclusão até 09/04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ROBL000003</text:p>
          </table:table-cell>
          <table:table-cell office:value-type="date" office:date-value="2015-02-15">
            <text:p>15/02/2015</text:p>
          </table:table-cell>
          <table:table-cell office:value-type="string">
            <text:p>Luiza informou que cliente não tem mais interesse no upgrade (o cliente buscou outra solução junto à outra operadora. A OS de cancelamento da ampliação de banda do Cliente já arquivada no databook. O Cliente possui acesso em rádio da Telebras de 144 Mbps e não permite o aumento da banda solicitada. Será necessário a troca do rádio ( 2 rádios Ericsson + 2 antenas de 0,60 m de diametro). Encaminhar para a Engenharia.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PABL000026</text:p>
          </table:table-cell>
          <table:table-cell office:value-type="date" office:date-value="2015-02-12">
            <text:p>12/02/2015</text:p>
          </table:table-cell>
          <table:table-cell office:value-type="string">
            <text:p>Recebida OS de Cancelamento de Ativação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GOBL000034</text:p>
          </table:table-cell>
          <table:table-cell office:value-type="date" office:date-value="2015-02-12">
            <text:p>12/02/2015</text:p>
          </table:table-cell>
          <table:table-cell office:value-type="string">
            <text:p>Recebida OS de Cancelamento de Ativação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SPL2000001</text:p>
          </table:table-cell>
          <table:table-cell office:value-type="date" office:date-value="2015-02-05">
            <text:p>05/02/2015</text:p>
          </table:table-cell>
          <table:table-cell office:value-type="string">
            <text:p>Enviado OS e VT para engenharia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AL2000007</text:p>
          </table:table-cell>
          <table:table-cell office:value-type="date" office:date-value="2015-02-04">
            <text:p>04/02/2015</text:p>
          </table:table-cell>
          <table:table-cell office:value-type="string">
            <text:p>Pendente PROA cliente para ponta de Porto Franco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TOBL000046</text:p>
          </table:table-cell>
          <table:table-cell office:value-type="date" office:date-value="2015-02-04">
            <text:p>04/02/2015</text:p>
          </table:table-cell>
          <table:table-cell office:value-type="string">
            <text:p>Redução de 500 para 200 Mbps.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RNAC000005</text:p>
          </table:table-cell>
          <table:table-cell office:value-type="date" office:date-value="2015-02-03">
            <text:p>03/02/2015</text:p>
          </table:table-cell>
          <table:table-cell office:value-type="string">
            <text:p>Circuito cancelado. Solicitado liberação de facilidades. Engenharia de Acesso (Bruno Souza) irá retirar o rádio Ericsson instalado.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IL3000001</text:p>
          </table:table-cell>
          <table:table-cell office:value-type="date" office:date-value="2015-02-02">
            <text:p>02/02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RJL3000007</text:p>
          </table:table-cell>
          <table:table-cell office:value-type="date" office:date-value="2015-02-02">
            <text:p>02/02/2015</text:p>
          </table:table-cell>
          <table:table-cell office:value-type="string">
            <text:p>Aguardando licenciamento junto a prefeitura do RJ. (Marlise)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RJL2000015</text:p>
          </table:table-cell>
          <table:table-cell office:value-type="date" office:date-value="2015-02-02">
            <text:p>02/02/2015</text:p>
          </table:table-cell>
          <table:table-cell office:value-type="string">
            <text:p>Centro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PBTX000001</text:p>
          </table:table-cell>
          <table:table-cell office:value-type="date" office:date-value="2015-02-02">
            <text:p>02/02/2015</text:p>
          </table:table-cell>
          <table:table-cell office:value-type="string">
            <text:p>Cancelado ativação do circuito por tempo indeterminado devido o cliente não ter previsão para instalar os acessos. <text:s/>Quando o cliente solicitar novamente a rota, será reutilizado a mesma designação e será encaminhado uma nova OS de ativação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PETX000035</text:p>
          </table:table-cell>
          <table:table-cell office:value-type="date" office:date-value="2015-02-02">
            <text:p>02/02/2015</text:p>
          </table:table-cell>
          <table:table-cell office:value-type="string">
            <text:p>Cancelado ativação do circuito por tempo indeterminado devido o cliente não ter previsão para instalar os acessos. <text:s/>Quando o cliente solicitar novamente a rota, será reutilizado a mesma designação e será encaminhado uma nova OS de ativação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RNTX000002</text:p>
          </table:table-cell>
          <table:table-cell office:value-type="date" office:date-value="2015-02-02">
            <text:p>02/02/2015</text:p>
          </table:table-cell>
          <table:table-cell office:value-type="string">
            <text:p>Cancelado ativação do circuito por tempo indeterminado devido o cliente não ter previsão para instalar os acessos. <text:s/>Quando o cliente solicitar novamente a rota, será reutilizado a mesma designação e será encaminhado uma nova OS de ativação</text:p>
          </table:table-cell>
          <table:table-cell/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MGL3000006</text:p>
          </table:table-cell>
          <table:table-cell office:value-type="date" office:date-value="2015-02-02">
            <text:p>02/02/2015</text:p>
          </table:table-cell>
          <table:table-cell office:value-type="string">
            <text:p>Obra concluída, em negociação de parceria para última milha.</text:p>
          </table:table-cell>
          <table:table-cell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GOBL000005</text:p>
          </table:table-cell>
          <table:table-cell office:value-type="date" office:date-value="2015-02-02">
            <text:p>02/02/2015</text:p>
          </table:table-cell>
          <table:table-cell office:value-type="string">
            <text:p>Transito liberado.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DFAC000038</text:p>
          </table:table-cell>
          <table:table-cell office:value-type="date" office:date-value="2015-02-02">
            <text:p>02/02/2015</text:p>
          </table:table-cell>
          <table:table-cell office:value-type="string">
            <text:p>Solicitação de desbloqueio.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PABL000020</text:p>
          </table:table-cell>
          <table:table-cell office:value-type="date" office:date-value="2015-02-01">
            <text:p>01/02/2015</text:p>
          </table:table-cell>
          <table:table-cell office:value-type="string">
            <text:p>Ampliação executada.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PAC000001</text:p>
          </table:table-cell>
          <table:table-cell office:value-type="date" office:date-value="2015-02-01">
            <text:p>01/02/2015</text:p>
          </table:table-cell>
          <table:table-cell office:value-type="string">
            <text:p>Recebido OS de desativação do circuito eventual. <text:s/>Enviado para Engenharia de Dados a/c Marcus Yuri para desconfigurar o circuito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PABL000020</text:p>
          </table:table-cell>
          <table:table-cell office:value-type="date" office:date-value="2015-01-29">
            <text:p>29/01/2015</text:p>
          </table:table-cell>
          <table:table-cell office:value-type="string">
            <text:p>Ampliação de 50 para 100 Mbps.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GOBL000010</text:p>
          </table:table-cell>
          <table:table-cell office:value-type="date" office:date-value="2015-01-29">
            <text:p>29/01/2015</text:p>
          </table:table-cell>
          <table:table-cell office:value-type="string">
            <text:p>Redução de 200 para 150 Mbps.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RSL2000002</text:p>
          </table:table-cell>
          <table:table-cell office:value-type="date" office:date-value="2015-01-28">
            <text:p>28/01/2015</text:p>
          </table:table-cell>
          <table:table-cell office:value-type="string">
            <text:p>Nosso técnico esteve nas estações: PRODEPA e PROCERGS, porém o ciente não concluiu instalação dos seus equipamentos, estamos aguardando o cliente, previsto para 23/02.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RSL2000002</text:p>
          </table:table-cell>
          <table:table-cell office:value-type="date" office:date-value="2015-01-27">
            <text:p>27/01/2015</text:p>
          </table:table-cell>
          <table:table-cell office:value-type="string">
            <text:p>Agendado cliente realizar jumper para o dia 29/01.</text:p>
          </table:table-cell>
          <table:table-cell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MGL2000021</text:p>
          </table:table-cell>
          <table:table-cell office:value-type="date" office:date-value="2015-01-27">
            <text:p>27/01/2015</text:p>
          </table:table-cell>
          <table:table-cell office:value-type="string">
            <text:p>Ativação concluída.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MABL000002</text:p>
          </table:table-cell>
          <table:table-cell office:value-type="date" office:date-value="2015-01-26">
            <text:p>26/01/2015</text:p>
          </table:table-cell>
          <table:table-cell office:value-type="string">
            <text:p>Desativação em andamento.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MAL2000007</text:p>
          </table:table-cell>
          <table:table-cell office:value-type="date" office:date-value="2015-01-26">
            <text:p>26/01/2015</text:p>
          </table:table-cell>
          <table:table-cell office:value-type="string">
            <text:p>Aguardando PROA da ponta de Porto Franco, necessário nova fusão e jumper em São Luis.</text:p>
          </table:table-cell>
          <table:table-cell/>
        </table:table-row>
        <table:table-row table:style-name="ro1">
          <table:table-cell office:value-type="float" office:value="2611">
            <text:p>2611</text:p>
          </table:table-cell>
          <table:table-cell office:value-type="string">
            <text:p>RSBL000002</text:p>
          </table:table-cell>
          <table:table-cell office:value-type="date" office:date-value="2015-01-26">
            <text:p>26/01/2015</text:p>
          </table:table-cell>
          <table:table-cell office:value-type="string">
            <text:p>Cliente ativado.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ML3000003</text:p>
          </table:table-cell>
          <table:table-cell office:value-type="date" office:date-value="2015-01-25">
            <text:p>25/0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EL3000001</text:p>
          </table:table-cell>
          <table:table-cell office:value-type="date" office:date-value="2015-01-25">
            <text:p>25/0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FAC000044</text:p>
          </table:table-cell>
          <table:table-cell office:value-type="date" office:date-value="2015-01-25">
            <text:p>25/0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FL3000019</text:p>
          </table:table-cell>
          <table:table-cell office:value-type="date" office:date-value="2015-01-25">
            <text:p>25/0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GOL3000003</text:p>
          </table:table-cell>
          <table:table-cell office:value-type="date" office:date-value="2015-01-25">
            <text:p>25/0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AL3000002</text:p>
          </table:table-cell>
          <table:table-cell office:value-type="date" office:date-value="2015-01-25">
            <text:p>25/01/2015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BL3000002</text:p>
          </table:table-cell>
          <table:table-cell office:value-type="date" office:date-value="2015-01-25">
            <text:p>25/01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EL3000003</text:p>
          </table:table-cell>
          <table:table-cell office:value-type="date" office:date-value="2015-01-25">
            <text:p>25/01/2015</text:p>
          </table:table-cell>
          <table:table-cell office:value-type="string">
            <text:p>Obra concluída, aguardando OS definitiva para instalação de CPE.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IL3000001</text:p>
          </table:table-cell>
          <table:table-cell office:value-type="date" office:date-value="2015-01-25">
            <text:p>25/01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RJL3000007</text:p>
          </table:table-cell>
          <table:table-cell office:value-type="date" office:date-value="2015-01-25">
            <text:p>25/01/2015</text:p>
          </table:table-cell>
          <table:table-cell office:value-type="string">
            <text:p>Em mobilização para início de obra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CL3000002</text:p>
          </table:table-cell>
          <table:table-cell office:value-type="date" office:date-value="2015-01-25">
            <text:p>25/0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EL3000001</text:p>
          </table:table-cell>
          <table:table-cell office:value-type="date" office:date-value="2015-01-25">
            <text:p>25/01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RJL2000015</text:p>
          </table:table-cell>
          <table:table-cell office:value-type="date" office:date-value="2015-01-25">
            <text:p>25/01/2015</text:p>
          </table:table-cell>
          <table:table-cell office:value-type="string">
            <text:p>Centro: Em obra, previsto conclusão da infra para 29/01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MTL2000003</text:p>
          </table:table-cell>
          <table:table-cell office:value-type="date" office:date-value="2015-01-22">
            <text:p>22/01/2015</text:p>
          </table:table-cell>
          <table:table-cell office:value-type="string">
            <text:p>Ocorrência executada com pendência. Não foi possível retirar EDD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ML3000003</text:p>
          </table:table-cell>
          <table:table-cell office:value-type="date" office:date-value="2015-01-21">
            <text:p>21/01/2015</text:p>
          </table:table-cell>
          <table:table-cell office:value-type="string">
            <text:p>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AML3000002</text:p>
          </table:table-cell>
          <table:table-cell office:value-type="date" office:date-value="2015-01-21">
            <text:p>21/01/2015</text:p>
          </table:table-cell>
          <table:table-cell office:value-type="string">
            <text:p>Obra concluída, aguardando OS definitiva para instalação CPE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DFAC000031</text:p>
          </table:table-cell>
          <table:table-cell office:value-type="date" office:date-value="2015-01-21">
            <text:p>21/01/2015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PEL3000002</text:p>
          </table:table-cell>
          <table:table-cell office:value-type="date" office:date-value="2015-01-21">
            <text:p>21/01/2015</text:p>
          </table:table-cell>
          <table:table-cell office:value-type="string">
            <text:p>Obra concluída, aguardando OS definitiva para instalação CPE.</text:p>
          </table:table-cell>
          <table:table-cell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RJL3000005</text:p>
          </table:table-cell>
          <table:table-cell office:value-type="date" office:date-value="2015-01-21">
            <text:p>21/01/2015</text:p>
          </table:table-cell>
          <table:table-cell office:value-type="string">
            <text:p>Em exigência da SECONSERVA, será sanada as solicitações para ir a nova plenária.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EL3000001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OS definitiva para contratar EILD, 30 dias para ativação após contratar EILD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FAC000044</text:p>
          </table:table-cell>
          <table:table-cell office:value-type="date" office:date-value="2015-01-20">
            <text:p>20/0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FL3000019</text:p>
          </table:table-cell>
          <table:table-cell office:value-type="date" office:date-value="2015-01-20">
            <text:p>20/01/2015</text:p>
          </table:table-cell>
          <table:table-cell office:value-type="string">
            <text:p>Lançamento de dutos concluído, cliente só autoriza conclusão após contrato assinado entre Telebras e Anatel.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GOL3000003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OS definitiva para contratar EILD, 30 dias para ativação após contratar EILD.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AL3000002</text:p>
          </table:table-cell>
          <table:table-cell office:value-type="date" office:date-value="2015-01-20">
            <text:p>20/01/2015</text:p>
          </table:table-cell>
          <table:table-cell office:value-type="string">
            <text:p>Obra concluída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BL3000002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OS definitiva para contratação do fornecedor de EILD.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EL3000003</text:p>
          </table:table-cell>
          <table:table-cell office:value-type="date" office:date-value="2015-01-20">
            <text:p>20/01/2015</text:p>
          </table:table-cell>
          <table:table-cell office:value-type="string">
            <text:p>Obra concluída, aguardando OS definitiva para instalação de CPE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IL3000001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RJL3000007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licenciamento junto a prefeitura do RJ. (Marlise)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CL3000002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OS definitiva para contratar fornecedor de EILD, já aprovado custos pelo Comercial.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EL3000001</text:p>
          </table:table-cell>
          <table:table-cell office:value-type="date" office:date-value="2015-01-20">
            <text:p>20/01/2015</text:p>
          </table:table-cell>
          <table:table-cell office:value-type="string">
            <text:p>Aguardando OS definitiva para contratar fornecedor de EILD.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JL2000015</text:p>
          </table:table-cell>
          <table:table-cell office:value-type="date" office:date-value="2015-01-20">
            <text:p>20/01/2015</text:p>
          </table:table-cell>
          <table:table-cell office:value-type="string">
            <text:p>Centro: Em obra, previsto conclusão da infra para 29/01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RSBL000005</text:p>
          </table:table-cell>
          <table:table-cell office:value-type="date" office:date-value="2015-01-20">
            <text:p>20/01/2015</text:p>
          </table:table-cell>
          <table:table-cell office:value-type="string">
            <text:p>Circuito ativado e testado pelo cliente.</text:p>
          </table:table-cell>
          <table:table-cell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DFAC000029</text:p>
          </table:table-cell>
          <table:table-cell office:value-type="date" office:date-value="2015-01-20">
            <text:p>20/01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DFL3000003</text:p>
          </table:table-cell>
          <table:table-cell office:value-type="date" office:date-value="2015-01-20">
            <text:p>20/01/2015</text:p>
          </table:table-cell>
          <table:table-cell office:value-type="string">
            <text:p>Obra concluída, aguardando OS definitiva para ativação do ccto.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DFL3000005</text:p>
          </table:table-cell>
          <table:table-cell office:value-type="date" office:date-value="2015-01-20">
            <text:p>20/01/2015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DFL3000006</text:p>
          </table:table-cell>
          <table:table-cell office:value-type="date" office:date-value="2015-01-20">
            <text:p>20/01/2015</text:p>
          </table:table-cell>
          <table:table-cell office:value-type="string">
            <text:p>Obra concluída, aguardando OS definitiva.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RJL3000004</text:p>
          </table:table-cell>
          <table:table-cell office:value-type="date" office:date-value="2015-01-20">
            <text:p>20/01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GOBL000005</text:p>
          </table:table-cell>
          <table:table-cell office:value-type="date" office:date-value="2015-01-20">
            <text:p>20/01/2015</text:p>
          </table:table-cell>
          <table:table-cell office:value-type="string">
            <text:p>Transito: AS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AL2000007</text:p>
          </table:table-cell>
          <table:table-cell office:value-type="date" office:date-value="2015-01-19">
            <text:p>19/01/2015</text:p>
          </table:table-cell>
          <table:table-cell office:value-type="string">
            <text:p>Aguardando PROA da ponta de Porto Franco.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PABL000022</text:p>
          </table:table-cell>
          <table:table-cell office:value-type="date" office:date-value="2015-01-18">
            <text:p>18/01/2015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MGL2000020</text:p>
          </table:table-cell>
          <table:table-cell office:value-type="date" office:date-value="2015-01-15">
            <text:p>15/01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RSCI000002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RSCI000004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RSCI000005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RSCI000006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RSCI000007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RSCI000009</text:p>
          </table:table-cell>
          <table:table-cell office:value-type="date" office:date-value="2015-01-15">
            <text:p>15/01/2015</text:p>
          </table:table-cell>
          <table:table-cell office:value-type="string">
            <text:p>Circuito entregue e ativado junto ao cliente em 13/11/2015.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RSL2000012</text:p>
          </table:table-cell>
          <table:table-cell office:value-type="date" office:date-value="2015-01-15">
            <text:p>15/01/2015</text:p>
          </table:table-cell>
          <table:table-cell office:value-type="string">
            <text:p>Enviada OS e VTA para Engenharia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PABL000018</text:p>
          </table:table-cell>
          <table:table-cell office:value-type="date" office:date-value="2015-01-13">
            <text:p>13/01/2015</text:p>
          </table:table-cell>
          <table:table-cell office:value-type="string">
            <text:p>Cliente ativado</text:p>
          </table:table-cell>
          <table:table-cell/>
        </table:table-row>
        <table:table-row table:style-name="ro1">
          <table:table-cell office:value-type="float" office:value="2577">
            <text:p>2577</text:p>
          </table:table-cell>
          <table:table-cell office:value-type="string">
            <text:p>MABL000003</text:p>
          </table:table-cell>
          <table:table-cell office:value-type="date" office:date-value="2015-01-12">
            <text:p>12/01/2015</text:p>
          </table:table-cell>
          <table:table-cell office:value-type="string">
            <text:p>Redução de banda de 100 para 75 Mbps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IL3000001</text:p>
          </table:table-cell>
          <table:table-cell office:value-type="date" office:date-value="2015-01-11">
            <text:p>11/01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RJL3000007</text:p>
          </table:table-cell>
          <table:table-cell office:value-type="date" office:date-value="2015-01-11">
            <text:p>11/01/2015</text:p>
          </table:table-cell>
          <table:table-cell office:value-type="string">
            <text:p>Aguardando licenciamento junto a prefeitura do RJ. (Marlise)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RJL2000015</text:p>
          </table:table-cell>
          <table:table-cell office:value-type="date" office:date-value="2015-01-11">
            <text:p>11/01/2015</text:p>
          </table:table-cell>
          <table:table-cell office:value-type="string">
            <text:p>Centro: Protocolado, aguardando emissão do licenciamento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DFAC000031</text:p>
          </table:table-cell>
          <table:table-cell office:value-type="date" office:date-value="2015-01-11">
            <text:p>11/01/2015</text:p>
          </table:table-cell>
          <table:table-cell office:value-type="string">
            <text:p>PRF não autorizou lançamento interno por não existir contrato assinado entre Min. da Justiça e Telebras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DFL3000005</text:p>
          </table:table-cell>
          <table:table-cell office:value-type="date" office:date-value="2015-01-11">
            <text:p>11/01/2015</text:p>
          </table:table-cell>
          <table:table-cell office:value-type="string">
            <text:p>Responsável local solicitou ofício do MJ para autorizar início da obras no lado do cliente, estamos aguardando OS definitiva para seguir com a obra.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RJL3000004</text:p>
          </table:table-cell>
          <table:table-cell office:value-type="date" office:date-value="2015-01-11">
            <text:p>11/01/2015</text:p>
          </table:table-cell>
          <table:table-cell office:value-type="string">
            <text:p>Proprietário do prédio solicitou a Telebras aluguel dos dutos para lançamento do cabo até o andar do cliente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RJL3000005</text:p>
          </table:table-cell>
          <table:table-cell office:value-type="date" office:date-value="2015-01-11">
            <text:p>11/01/2015</text:p>
          </table:table-cell>
          <table:table-cell office:value-type="string">
            <text:p>A primeira solicitação foi analisada e devolvida para adequações. Adequações concluídas, aguardando nova análise para aprovação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MGL3000005</text:p>
          </table:table-cell>
          <table:table-cell office:value-type="date" office:date-value="2015-01-11">
            <text:p>11/01/2015</text:p>
          </table:table-cell>
          <table:table-cell office:value-type="string">
            <text:p>Atendimento via rádio, aguardando OS definitiva para instalação do equipamento.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RJAC000009</text:p>
          </table:table-cell>
          <table:table-cell office:value-type="date" office:date-value="2015-01-11">
            <text:p>11/01/2015</text:p>
          </table:table-cell>
          <table:table-cell office:value-type="string">
            <text:p>Aguardando retorno da Petcom sobre licenciamento em área do Jardim Botânico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RJL2000011</text:p>
          </table:table-cell>
          <table:table-cell office:value-type="date" office:date-value="2015-01-11">
            <text:p>11/01/2015</text:p>
          </table:table-cell>
          <table:table-cell office:value-type="string">
            <text:p>RJ: Aguardando retorno da Petcom sobre licenciamento em área do Jardim Botânico. BH: 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RJL3000008</text:p>
          </table:table-cell>
          <table:table-cell office:value-type="date" office:date-value="2015-01-11">
            <text:p>11/01/2015</text:p>
          </table:table-cell>
          <table:table-cell office:value-type="string">
            <text:p>Aguardando licenciamento, sem previsão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RJL3000009</text:p>
          </table:table-cell>
          <table:table-cell office:value-type="date" office:date-value="2015-01-11">
            <text:p>11/01/2015</text:p>
          </table:table-cell>
          <table:table-cell office:value-type="string">
            <text:p>Aguardando licenciamento,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PRL2000014</text:p>
          </table:table-cell>
          <table:table-cell office:value-type="date" office:date-value="2015-01-08">
            <text:p>08/01/2015</text:p>
          </table:table-cell>
          <table:table-cell office:value-type="string">
            <text:p>Esperando ser realizado jumper pela Eletrosul, para posteriormente ser configurado <text:s/>circuito por uma nova rota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IL3000001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licenciamento junto a prefeitura, obra será executada pela equipe de rede metropolitana (Péricles)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RJL3000007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licenciamento junto a prefeitura do RJ.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DFL3000007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OS definitiva para realizar a infra interna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DFL3000009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Min. da Justiça confirmar endereço. Conflitos na determinação do local correto de instalação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GOL3000002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confirmação do novo endereço pelo Min. da Justiça. A informação é o Min. Just. irá mudar de endereço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RJL3000003</text:p>
          </table:table-cell>
          <table:table-cell office:value-type="date" office:date-value="2015-01-06">
            <text:p>06/01/2015</text:p>
          </table:table-cell>
          <table:table-cell office:value-type="string">
            <text:p>Em obra, previsão para conclusão do acesso em 16/01.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MGL3000006</text:p>
          </table:table-cell>
          <table:table-cell office:value-type="date" office:date-value="2015-01-06">
            <text:p>06/01/2015</text:p>
          </table:table-cell>
          <table:table-cell office:value-type="string">
            <text:p>Acesso concluído, aguardando definição do parceiro para utilização do cabo óptica última milha (Cemig</text:p>
          </table:table-cell>
          <table:table-cell/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RJAC000009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retorno da Petcom sobre licenciamento em área do Jardim Botânico.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RJL2000011</text:p>
          </table:table-cell>
          <table:table-cell office:value-type="date" office:date-value="2015-01-06">
            <text:p>06/01/2015</text:p>
          </table:table-cell>
          <table:table-cell office:value-type="string">
            <text:p>RJ: Aguardando retorno da Petcom sobre licenciamento em área do Jardim Botânico. BH: Obra concluída, aguardando OS definitiva para instalação do CPE.</text:p>
          </table:table-cell>
          <table:table-cell/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RJL3000008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licenciamento, sem previsão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RJL3000009</text:p>
          </table:table-cell>
          <table:table-cell office:value-type="date" office:date-value="2015-01-06">
            <text:p>06/01/2015</text:p>
          </table:table-cell>
          <table:table-cell office:value-type="string">
            <text:p>Aguardando licenciamento, sem previsão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MAAC000001</text:p>
          </table:table-cell>
          <table:table-cell office:value-type="date" office:date-value="2015-01-06">
            <text:p>06/01/2015</text:p>
          </table:table-cell>
          <table:table-cell office:value-type="string">
            <text:p>Redução de banda de 2 para 1 Gbps</text:p>
          </table:table-cell>
          <table:table-cell/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AMAC000003</text:p>
          </table:table-cell>
          <table:table-cell office:value-type="date" office:date-value="2015-01-05">
            <text:p>05/01/2015</text:p>
          </table:table-cell>
          <table:table-cell office:value-type="string">
            <text:p>Desativação de Circuito. Será mantida a infra e conexões, para ativação de outro circuito L2 (Brasília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DFAC000001</text:p>
          </table:table-cell>
          <table:table-cell office:value-type="date" office:date-value="2015-01-05">
            <text:p>05/01/2015</text:p>
          </table:table-cell>
          <table:table-cell office:value-type="string">
            <text:p>Desativação de Circuito. Será mantida a infra e conexões, para ativação de outro circuito L2 (Brasília</text:p>
          </table:table-cell>
          <table:table-cell/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BAAC000002</text:p>
          </table:table-cell>
          <table:table-cell office:value-type="date" office:date-value="2015-01-04">
            <text:p>04/01/2015</text:p>
          </table:table-cell>
          <table:table-cell office:value-type="string">
            <text:p>Redução de banda de 2 para 0,5 Gbps</text:p>
          </table:table-cell>
          <table:table-cell/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RNAC000003</text:p>
          </table:table-cell>
          <table:table-cell office:value-type="date" office:date-value="2015-01-04">
            <text:p>04/01/2015</text:p>
          </table:table-cell>
          <table:table-cell office:value-type="string">
            <text:p>Redução de banda de 2,5 para 1 Gbps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SEL2000001</text:p>
          </table:table-cell>
          <table:table-cell office:value-type="date" office:date-value="2014-04-16">
            <text:p>16/04/2014</text:p>
          </table:table-cell>
          <table:table-cell office:value-type="string">
            <text:p>Realizado tete RFC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ALAC000001</text:p>
          </table:table-cell>
          <table:table-cell office:value-type="date" office:date-value="2013-05-16">
            <text:p>16/05/2013</text:p>
          </table:table-cell>
          <table:table-cell office:value-type="string">
            <text:p>Agendado teste de ativação para 19/05</text:p>
          </table:table-cell>
          <table:table-cell/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CEAC000001</text:p>
          </table:table-cell>
          <table:table-cell office:value-type="date" office:date-value="2013-05-16">
            <text:p>16/05/2013</text:p>
          </table:table-cell>
          <table:table-cell office:value-type="string">
            <text:p>Circuito agendado para 17/05 às 9h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PEAC000005</text:p>
          </table:table-cell>
          <table:table-cell office:value-type="date" office:date-value="2013-05-16">
            <text:p>16/05/2013</text:p>
          </table:table-cell>
          <table:table-cell office:value-type="string">
            <text:p>Circuito reagendado para 16/05/16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PIAC000005</text:p>
          </table:table-cell>
          <table:table-cell office:value-type="date" office:date-value="2013-05-16">
            <text:p>16/05/2013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MAAC000004</text:p>
          </table:table-cell>
          <table:table-cell office:value-type="date" office:date-value="2013-03-10">
            <text:p>10/03/2013</text:p>
          </table:table-cell>
          <table:table-cell office:value-type="string">
            <text:p>Em mobilização para início de obra</text:p>
          </table:table-cell>
          <table:table-cell/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BAAC000006</text:p>
          </table:table-cell>
          <table:table-cell office:value-type="date" office:date-value="2012-05-16">
            <text:p>16/05/2012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ESAC000005</text:p>
          </table:table-cell>
          <table:table-cell office:value-type="date" office:date-value="2012-05-16">
            <text:p>16/05/2012</text:p>
          </table:table-cell>
          <table:table-cell office:value-type="string">
            <text:p>Enviado documento orientativo para abertura de chamados.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GOAC000001</text:p>
          </table:table-cell>
          <table:table-cell office:value-type="date" office:date-value="2012-05-16">
            <text:p>16/05/2012</text:p>
          </table:table-cell>
          <table:table-cell office:value-type="string">
            <text:p>Efetuado testes de aceitação das configurações de segurança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PBAC000001</text:p>
          </table:table-cell>
          <table:table-cell office:value-type="date" office:date-value="2012-05-16">
            <text:p>16/05/2012</text:p>
          </table:table-cell>
          <table:table-cell office:value-type="string">
            <text:p>Enviado documento de abertura de chamados para o cliente.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RNAC000006</text:p>
          </table:table-cell>
          <table:table-cell office:value-type="date" office:date-value="2012-05-16">
            <text:p>16/05/2012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RSL2000011</text:p>
          </table:table-cell>
          <table:table-cell office:value-type="date" office:date-value="2012-04-16">
            <text:p>16/04/2012</text:p>
          </table:table-cell>
          <table:table-cell office:value-type="string">
            <text:p>Aguardando revisão de OS pelo Comercial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ESAC000005</text:p>
          </table:table-cell>
          <table:table-cell office:value-type="date" office:date-value="2011-05-16">
            <text:p>16/05/2011</text:p>
          </table:table-cell>
          <table:table-cell office:value-type="string">
            <text:p>Circuito ativado em 11/05/16</text:p>
          </table:table-cell>
          <table:table-cell/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GOAC000001</text:p>
          </table:table-cell>
          <table:table-cell office:value-type="date" office:date-value="2011-05-16">
            <text:p>16/05/2011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PBAC000001</text:p>
          </table:table-cell>
          <table:table-cell office:value-type="date" office:date-value="2011-05-16">
            <text:p>16/05/2011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PECI000008</text:p>
          </table:table-cell>
          <table:table-cell office:value-type="date" office:date-value="2011-04-16">
            <text:p>16/04/2011</text:p>
          </table:table-cell>
          <table:table-cell office:value-type="string">
            <text:p>Aguardando GERT entregar trecho de FO instalado.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PEAC000005</text:p>
          </table:table-cell>
          <table:table-cell office:value-type="date" office:date-value="2009-05-16">
            <text:p>16/05/2009</text:p>
          </table:table-cell>
          <table:table-cell office:value-type="string">
            <text:p>Agendado teste para 12/02/16</text:p>
          </table:table-cell>
          <table:table-cell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DFAC000050</text:p>
          </table:table-cell>
          <table:table-cell office:value-type="date" office:date-value="2006-05-16">
            <text:p>16/05/2006</text:p>
          </table:table-cell>
          <table:table-cell office:value-type="string">
            <text:p>Testes de Segurança <text:s/>(SSH, ICMP e SNMP) validados com o cliente.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DFTX000040</text:p>
          </table:table-cell>
          <table:table-cell office:value-type="date" office:date-value="2005-05-16">
            <text:p>16/05/2005</text:p>
          </table:table-cell>
          <table:table-cell office:value-type="string">
            <text:p>Recebido e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RJL2000017</text:p>
          </table:table-cell>
          <table:table-cell office:value-type="date" office:date-value="2004-05-16">
            <text:p>16/05/2004</text:p>
          </table:table-cell>
          <table:table-cell office:value-type="string">
            <text:p>Circuito ativado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DFL3000020</text:p>
          </table:table-cell>
          <table:table-cell office:value-type="date" office:date-value="2004-04-16">
            <text:p>16/04/2004</text:p>
          </table:table-cell>
          <table:table-cell office:value-type="string">
            <text:p>EDD apresentou problemas na aceitação. Aberto nova ocorrência para aceitação do EDD. Configuração ainda pendente.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FL3000021</text:p>
          </table:table-cell>
          <table:table-cell office:value-type="date" office:date-value="2004-04-16">
            <text:p>16/04/2004</text:p>
          </table:table-cell>
          <table:table-cell office:value-type="string">
            <text:p>circuito configurado OK. Aguardando a configuração dos demais circuitos para agendar os testes de ativação.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DFL3000022</text:p>
          </table:table-cell>
          <table:table-cell office:value-type="date" office:date-value="2004-04-16">
            <text:p>16/04/2004</text:p>
          </table:table-cell>
          <table:table-cell office:value-type="string">
            <text:p>Solicitado novamente a configuração do circuito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BL000027</text:p>
          </table:table-cell>
          <table:table-cell office:value-type="date" office:date-value="2004-04-16">
            <text:p>16/04/2004</text:p>
          </table:table-cell>
          <table:table-cell office:value-type="string">
            <text:p>Cliente informa que possivelmente a rede estará pronta na quarta feira dia 06/04 e o mesmo executara testes na quinta feira 07/04 e pede retorno no dia 08/04 para ativar o circuito se tudo estiver certo.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MABL000005</text:p>
          </table:table-cell>
          <table:table-cell office:value-type="date" office:date-value="2004-02-16">
            <text:p>16/02/2004</text:p>
          </table:table-cell>
          <table:table-cell office:value-type="string">
            <text:p>Bruno Souza da engenharia informou que está providenciando a instalação de um rádio Ericsson para atender o contrato de 200M. Atualmente a interligação entre ETR e PoP já é via FO.</text:p>
          </table:table-cell>
          <table:table-cell/>
        </table:table-row>
        <table:table-row table:style-name="ro1">
          <table:table-cell office:value-type="float" office:value="2525">
            <text:p>2525</text:p>
          </table:table-cell>
          <table:table-cell office:value-type="string">
            <text:p>DFBL000024</text:p>
          </table:table-cell>
          <table:table-cell office:value-type="date" office:date-value="2003-05-16">
            <text:p>16/05/2003</text:p>
          </table:table-cell>
          <table:table-cell office:value-type="string">
            <text:p>Efetuado testes de ativação com o Marcelo da Advanta. <text:s/>Tudo ok e validado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DFTX000040</text:p>
          </table:table-cell>
          <table:table-cell office:value-type="date" office:date-value="2002-05-16">
            <text:p>16/05/2002</text:p>
          </table:table-cell>
          <table:table-cell office:value-type="string">
            <text:p>Enviado ao Pós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PEL2000001</text:p>
          </table:table-cell>
          <table:table-cell office:value-type="date" office:date-value="2002-05-16">
            <text:p>16/05/2002</text:p>
          </table:table-cell>
          <table:table-cell office:value-type="string">
            <text:p>Feito cobrança do aceite, porém cliente informou que ainda não concluiu os testes de validação do circuito. Não apresentou data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SEL2000001</text:p>
          </table:table-cell>
          <table:table-cell office:value-type="date" office:date-value="2002-05-16">
            <text:p>16/05/2002</text:p>
          </table:table-cell>
          <table:table-cell office:value-type="string">
            <text:p>Feito cobrança referente ao aceite do circuito. ainda sem retorno do cliente</text:p>
          </table:table-cell>
          <table:table-cell/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DFAC000059</text:p>
          </table:table-cell>
          <table:table-cell office:value-type="date" office:date-value="2001-04-16">
            <text:p>16/04/2001</text:p>
          </table:table-cell>
          <table:table-cell office:value-type="string">
            <text:p>Aplicado configuração de SNMP e testado com o cliente. Aguardando OK do cliente.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PRAC000005</text:p>
          </table:table-cell>
          <table:table-cell office:value-type="date" office:date-value="206-02-18">
            <text:p>18/02/206</text:p>
          </table:table-cell>
          <table:table-cell office:value-type="string">
            <text:p>Recebida OS de Cancelamento de Ativação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RSBL000008</text:p>
          </table:table-cell>
          <table:table-cell office:value-type="date" office:date-value="106-04-19">
            <text:p>20/04/106</text:p>
          </table:table-cell>
          <table:table-cell office:value-type="string">
            <text:p>Em ativação.</text:p>
          </table:table-cell>
          <table:table-cell/>
        </table:table-row>
        <table:table-row table:style-name="ro1" table:number-rows-repeated="1045963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name="__Anonymous_Sheet_DB__1" table:target-range-address="Planilha1.A1:Planilha1.D2612" table:display-filter-buttons="true"/>
        <table:database-range table:target-range-address="Planilha1.A1:Planilha1.E261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/05/2016</text:date>, <text:time>14:0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4:03:10.73</dc:date>
    <dc:creator>Wagner Röse</dc:creator>
    <meta:generator>OpenOffice/4.1.2$Win32 OpenOffice.org_project/412m3$Build-9782</meta:generator>
    <meta:editing-duration>PT3M17S</meta:editing-duration>
    <meta:editing-cycles>1</meta:editing-cycles>
    <meta:document-statistic meta:table-count="1" meta:cell-count="10449" meta:object-count="0"/>
  </office:meta>
</office:document-meta>
</file>